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81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ff" fo:font-weight="bold" style:font-weight-asian="bold" style:font-weight-complex="bold"/>
    </style:style>
    <style:style style:name="ce3" style:family="table-cell" style:parent-style-name="Default">
      <style:text-properties fo:color="#ff9900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color="#ff420e"/>
    </style:style>
    <style:style style:name="ce6" style:family="table-cell" style:parent-style-name="Normal_20_6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Normal_20_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Normal_20_6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20_6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Normal_20_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Normal_20_6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Normal_20_6" style:data-style-name="N122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Normal_20_6" style:data-style-name="N122">
      <style:table-cell-properties style:glyph-orientation-vertical="0" fo:background-color="#ff99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20_6" style:data-style-name="N122">
      <style:table-cell-properties style:glyph-orientation-vertical="0" fo:background-color="#3399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Normal_20_6" style:data-style-name="N122">
      <style:table-cell-properties style:glyph-orientation-vertical="0" fo:background-color="#cc99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Normal_20_2_20_2_20_2" style:data-style-name="N61">
      <style:table-cell-properties style:glyph-orientation-vertical="0" fo:background-color="#339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Normal_20_2_20_2_20_2" style:data-style-name="N61">
      <style:table-cell-properties style:glyph-orientation-vertical="0"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Normal_20_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Normal_20_2_20_2_20_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Normal_20_2_20_2_20_2">
      <style:table-cell-properties style:glyph-orientation-vertical="0" fo:background-color="#3399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Normal_20_2_20_2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Normal_20_2_20_2_20_2">
      <style:table-cell-properties style:glyph-orientation-vertical="0" fo:background-color="#cc99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Normal_20_2_20_2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Normal_20_2_20_2_20_2" style:data-style-name="N2">
      <style:table-cell-properties style:glyph-orientation-vertical="0" fo:background-color="#339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Normal_20_2_20_2_20_2" style:data-style-name="N2">
      <style:table-cell-properties style:glyph-orientation-vertical="0"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Normal_20_2_20_2_20_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Normal_20_2_20_2_20_2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Normal_20_6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Normal_20_6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k</text:p>
          </table:table-cell>
          <table:table-cell table:style-name="ce1" office:value-type="string">
            <text:p>rmi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3]*LN(2)/LN([.B3]-1)" office:value-type="float" office:value="2.5">
            <text:p>2.5</text:p>
          </table:table-cell>
          <table:table-cell table:formula="of:=ROUND([.C3]+0.499)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4]*LN(2)/LN([.B4]-1)" office:value-type="float" office:value="2.58405934844036">
            <text:p>2.5840593484</text:p>
          </table:table-cell>
          <table:table-cell table:formula="of:=ROUND([.C4]+0.499)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5]*LN(2)/LN([.B5]-1)" office:value-type="float" office:value="2.70796965064179">
            <text:p>2.7079696506</text:p>
          </table:table-cell>
          <table:table-cell table:formula="of:=ROUND([.C5]+0.499)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B6]*LN(2)/LN([.B6]-1)" office:value-type="float" office:value="2.84965749686418">
            <text:p>2.8496574969</text:p>
          </table:table-cell>
          <table:table-cell table:formula="of:=ROUND([.C6]+0.499)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B7]*LN(2)/LN([.B7]-1)" office:value-type="float" office:value="3">
            <text:p>3</text:p>
          </table:table-cell>
          <table:table-cell table:formula="of:=ROUND([.C7]+0.499)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8]*LN(2)/LN([.B8]-1)" office:value-type="float" office:value="3.15464876785729">
            <text:p>3.1546487679</text:p>
          </table:table-cell>
          <table:table-cell table:formula="of:=ROUND([.C8]+0.499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B9]*LN(2)/LN([.B9]-1)" office:value-type="float" office:value="3.31132995230379">
            <text:p>3.3113299523</text:p>
          </table:table-cell>
          <table:table-cell table:formula="of:=ROUND([.C9]+0.499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10]*LN(2)/LN([.B10]-1)" office:value-type="float" office:value="3.46877791581465">
            <text:p>3.4687779158</text:p>
          </table:table-cell>
          <table:table-cell table:formula="of:=ROUND([.C10]+0.499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B11]*LN(2)/LN([.B11]-1)" office:value-type="float" office:value="3.62625829346469">
            <text:p>3.6262582935</text:p>
          </table:table-cell>
          <table:table-cell table:formula="of:=ROUND([.C11]+0.499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B12]*LN(2)/LN([.B12]-1)" office:value-type="float" office:value="3.78333416198248">
            <text:p>3.783334162</text:p>
          </table:table-cell>
          <table:table-cell table:formula="of:=ROUND([.C12]+0.499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13]*LN(2)/LN([.B13]-1)" office:value-type="float" office:value="3.9397430255579">
            <text:p>3.9397430256</text:p>
          </table:table-cell>
          <table:table-cell table:formula="of:=ROUND([.C13]+0.499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B14]*LN(2)/LN([.B14]-1)" office:value-type="float" office:value="4.09532839695705">
            <text:p>4.095328397</text:p>
          </table:table-cell>
          <table:table-cell table:formula="of:=ROUND([.C14]+0.499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B15]*LN(2)/LN([.B15]-1)" office:value-type="float" office:value="4.25">
            <text:p>4.25</text:p>
          </table:table-cell>
          <table:table-cell table:formula="of:=ROUND([.C15]+0.499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16]*LN(2)/LN([.B16]-1)" office:value-type="float" office:value="4.40370975812807">
            <text:p>4.4037097581</text:p>
          </table:table-cell>
          <table:table-cell table:formula="of:=ROUND([.C16]+0.499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B17]*LN(2)/LN([.B17]-1)" office:value-type="float" office:value="4.5564368647945">
            <text:p>4.5564368648</text:p>
          </table:table-cell>
          <table:table-cell table:formula="of:=ROUND([.C17]+0.499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18]*LN(2)/LN([.B18]-1)" office:value-type="float" office:value="4.70817826733277">
            <text:p>4.7081782673</text:p>
          </table:table-cell>
          <table:table-cell table:formula="of:=ROUND([.C18]+0.499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B19]*LN(2)/LN([.B19]-1)" office:value-type="float" office:value="4.85894247635494">
            <text:p>4.8589424764</text:p>
          </table:table-cell>
          <table:table-cell table:formula="of:=ROUND([.C19]+0.499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B20]*LN(2)/LN([.B20]-1)" office:value-type="float" office:value="5.00874547133297">
            <text:p>5.0087454713</text:p>
          </table:table-cell>
          <table:table-cell table:formula="of:=ROUND([.C20]+0.499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B21]*LN(2)/LN([.B21]-1)" office:value-type="float" office:value="5.15760795700423">
            <text:p>5.157607957</text:p>
          </table:table-cell>
          <table:table-cell table:formula="of:=ROUND([.C21]+0.499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B22]*LN(2)/LN([.B22]-1)" office:value-type="float" office:value="5.30555350698009">
            <text:p>5.305553507</text:p>
          </table:table-cell>
          <table:table-cell table:formula="of:=ROUND([.C22]+0.499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B23]*LN(2)/LN([.B23]-1)" office:value-type="float" office:value="5.45260729963829">
            <text:p>5.4526072996</text:p>
          </table:table-cell>
          <table:table-cell table:formula="of:=ROUND([.C23]+0.499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B24]*LN(2)/LN([.B24]-1)" office:value-type="float" office:value="5.59879525495411">
            <text:p>5.598795255</text:p>
          </table:table-cell>
          <table:table-cell table:formula="of:=ROUND([.C24]+0.499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B25]*LN(2)/LN([.B25]-1)" office:value-type="float" office:value="5.74414344594081">
            <text:p>5.7441434459</text:p>
          </table:table-cell>
          <table:table-cell table:formula="of:=ROUND([.C25]+0.499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B26]*LN(2)/LN([.B26]-1)" office:value-type="float" office:value="5.88867770000027">
            <text:p>5.8886777</text:p>
          </table:table-cell>
          <table:table-cell table:formula="of:=ROUND([.C26]+0.499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B27]*LN(2)/LN([.B27]-1)" office:value-type="float" office:value="6.03242333261878">
            <text:p>6.0324233326</text:p>
          </table:table-cell>
          <table:table-cell table:formula="of:=ROUND([.C27]+0.499)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28]*LN(2)/LN([.B28]-1)" office:value-type="float" office:value="6.17540497381303">
            <text:p>6.1754049738</text:p>
          </table:table-cell>
          <table:table-cell table:formula="of:=ROUND([.C28]+0.499)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B29]*LN(2)/LN([.B29]-1)" office:value-type="float" office:value="6.31764645980569">
            <text:p>6.3176464598</text:p>
          </table:table-cell>
          <table:table-cell table:formula="of:=ROUND([.C29]+0.499)" office:value-type="float" office:value="7">
            <text:p>7</text:p>
          </table:table-cell>
        </table:table-row>
        <table:named-expressions>
          <table:named-range table:name="Excel_BuiltIn__FilterDatabase" table:base-cell-address="$Sheet1.$A$1" table:cell-range-address="$Sheet1.$B$2:.$F$2"/>
          <table:named-expression table:name="T_Gentilly" table:base-cell-address="$Sheet1.$A$1" table:expression="[$#REF!.$#REF!$#REF!]"/>
          <table:named-range table:name="Excel_BuiltIn__FilterDatabase" table:base-cell-address="$Sheet1.$A$1" table:cell-range-address="$Sheet1.$B$2:.$F$2"/>
        </table:named-expressions>
      </table:table>
      <table:table table:name="Sheet2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8" table:default-cell-style-name="Default"/>
        <table:table-column table:style-name="co7" table:default-cell-style-name="Default"/>
        <table:table-column table:style-name="co1" table:number-columns-repeated="996" table:default-cell-style-name="Default"/>
        <table:table-row table:style-name="ro1">
          <table:table-cell table:style-name="Default"/>
          <table:table-cell table:style-name="ce3" table:formula="of:=2^[.B2]" office:value-type="float" office:value="32">
            <text:p>32</text:p>
          </table:table-cell>
          <table:table-cell table:style-name="ce3" table:formula="of:=2^[.C2]" office:value-type="float" office:value="64">
            <text:p>64</text:p>
          </table:table-cell>
          <table:table-cell table:style-name="ce3" table:formula="of:=2^[.D2]" office:value-type="float" office:value="128">
            <text:p>128</text:p>
          </table:table-cell>
          <table:table-cell table:style-name="ce3" table:formula="of:=2^[.E2]" office:value-type="float" office:value="256">
            <text:p>256</text:p>
          </table:table-cell>
          <table:table-cell table:style-name="ce3" table:formula="of:=2^[.F2]" office:value-type="float" office:value="512">
            <text:p>512</text:p>
          </table:table-cell>
          <table:table-cell table:style-name="ce3" table:formula="of:=2^[.G2]" office:value-type="float" office:value="1024">
            <text:p>1024</text:p>
          </table:table-cell>
          <table:table-cell table:style-name="ce3" table:formula="of:=2^[.H2]" office:value-type="float" office:value="2048">
            <text:p>2048</text:p>
          </table:table-cell>
          <table:table-cell table:style-name="ce3" table:formula="of:=2^[.I2]" office:value-type="float" office:value="4096">
            <text:p>4096</text:p>
          </table:table-cell>
          <table:table-cell table:style-name="ce3" table:formula="of:=2^[.J2]" office:value-type="float" office:value="8192">
            <text:p>8192</text:p>
          </table:table-cell>
          <table:table-cell table:style-name="ce3" table:formula="of:=2^[.K2]" office:value-type="float" office:value="16384">
            <text:p>16384</text:p>
          </table:table-cell>
          <table:table-cell table:style-name="ce3" table:formula="of:=2^[.L2]" office:value-type="float" office:value="32768">
            <text:p>32768</text:p>
          </table:table-cell>
          <table:table-cell table:style-name="ce3" table:formula="of:=2^[.M2]" office:value-type="float" office:value="65536">
            <text:p>65536</text:p>
          </table:table-cell>
          <table:table-cell table:style-name="ce3" table:formula="of:=2^[.N2]" office:value-type="float" office:value="131072">
            <text:p>131072</text:p>
          </table:table-cell>
          <table:table-cell table:style-name="ce3" table:formula="of:=2^[.O2]" office:value-type="float" office:value="262144">
            <text:p>262144</text:p>
          </table:table-cell>
          <table:table-cell table:style-name="ce3" table:formula="of:=2^[.P2]" office:value-type="float" office:value="524288">
            <text:p>524288</text:p>
          </table:table-cell>
          <table:table-cell table:style-name="ce3" table:formula="of:=2^[.Q2]" office:value-type="float" office:value="1048576">
            <text:p>1048576</text:p>
          </table:table-cell>
          <table:table-cell table:style-name="ce3" table:formula="of:=2^[.R2]" office:value-type="float" office:value="2097152">
            <text:p>2097152</text:p>
          </table:table-cell>
          <table:table-cell table:style-name="ce3" table:formula="of:=2^[.S2]" office:value-type="float" office:value="4194304">
            <text:p>4194304</text:p>
          </table:table-cell>
          <table:table-cell table:style-name="ce3" table:formula="of:=2^[.T2]" office:value-type="float" office:value="8388608">
            <text:p>8388608</text:p>
          </table:table-cell>
          <table:table-cell table:style-name="ce3" table:formula="of:=2^[.U2]" office:value-type="float" office:value="16777216">
            <text:p>16777216</text:p>
          </table:table-cell>
          <table:table-cell table:style-name="ce3" table:formula="of:=2^[.V2]" office:value-type="float" office:value="33554432">
            <text:p>33554432</text:p>
          </table:table-cell>
          <table:table-cell table:style-name="ce3" table:formula="of:=2^[.W2]" office:value-type="float" office:value="67108864">
            <text:p>67108864</text:p>
          </table:table-cell>
          <table:table-cell table:style-name="ce3" table:formula="of:=2^[.X2]" office:value-type="float" office:value="134217728">
            <text:p>134217728</text:p>
          </table:table-cell>
          <table:table-cell table:style-name="ce3" table:formula="of:=2^[.Y2]" office:value-type="float" office:value="268435456">
            <text:p>268435456</text:p>
          </table:table-cell>
          <table:table-cell table:style-name="ce3" table:formula="of:=2^[.Z2]" office:value-type="float" office:value="536870912">
            <text:p>536870912</text:p>
          </table:table-cell>
          <table:table-cell table:style-name="ce3" table:formula="of:=2^[.AA2]" office:value-type="float" office:value="1073741824">
            <text:p>1073741824</text:p>
          </table:table-cell>
          <table:table-cell table:style-name="ce3" table:formula="of:=2^[.AB2]" office:value-type="float" office:value="2147483648">
            <text:p>2147483648</text:p>
          </table:table-cell>
          <table:table-cell table:number-columns-repeated="996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996"/>
        </table:table-row>
        <table:table-row table:style-name="ro1">
          <table:table-cell office:value-type="float" office:value="2">
            <text:p>2</text:p>
          </table:table-cell>
          <table:table-cell table:formula="of:=4*[.$A3] + ([.B$2] - 3)^[.$A3]" office:value-type="float" office:value="12">
            <text:p>12</text:p>
          </table:table-cell>
          <table:table-cell table:formula="of:=4*[.$A3] + ([.C$2] - 3)^[.$A3]" office:value-type="float" office:value="17">
            <text:p>17</text:p>
          </table:table-cell>
          <table:table-cell table:formula="of:=4*[.$A3] + ([.D$2] - 3)^[.$A3]" office:value-type="float" office:value="24">
            <text:p>24</text:p>
          </table:table-cell>
          <table:table-cell table:formula="of:=4*[.$A3] + ([.E$2] - 3)^[.$A3]" office:value-type="float" office:value="33">
            <text:p>33</text:p>
          </table:table-cell>
          <table:table-cell table:formula="of:=4*[.$A3] + ([.F$2] - 3)^[.$A3]" office:value-type="float" office:value="44">
            <text:p>44</text:p>
          </table:table-cell>
          <table:table-cell table:formula="of:=4*[.$A3] + ([.G$2] - 3)^[.$A3]" office:value-type="float" office:value="57">
            <text:p>57</text:p>
          </table:table-cell>
          <table:table-cell table:formula="of:=4*[.$A3] + ([.H$2] - 3)^[.$A3]" office:value-type="float" office:value="72">
            <text:p>72</text:p>
          </table:table-cell>
          <table:table-cell table:formula="of:=4*[.$A3] + ([.I$2] - 3)^[.$A3]" office:value-type="float" office:value="89">
            <text:p>89</text:p>
          </table:table-cell>
          <table:table-cell table:formula="of:=4*[.$A3] + ([.J$2] - 3)^[.$A3]" office:value-type="float" office:value="108">
            <text:p>108</text:p>
          </table:table-cell>
          <table:table-cell table:formula="of:=4*[.$A3] + ([.K$2] - 3)^[.$A3]" office:value-type="float" office:value="129">
            <text:p>129</text:p>
          </table:table-cell>
          <table:table-cell table:formula="of:=4*[.$A3] + ([.L$2] - 3)^[.$A3]" office:value-type="float" office:value="152">
            <text:p>152</text:p>
          </table:table-cell>
          <table:table-cell table:formula="of:=4*[.$A3] + ([.M$2] - 3)^[.$A3]" office:value-type="float" office:value="177">
            <text:p>177</text:p>
          </table:table-cell>
          <table:table-cell table:formula="of:=4*[.$A3] + ([.N$2] - 3)^[.$A3]" office:value-type="float" office:value="204">
            <text:p>204</text:p>
          </table:table-cell>
          <table:table-cell table:formula="of:=4*[.$A3] + ([.O$2] - 3)^[.$A3]" office:value-type="float" office:value="233">
            <text:p>233</text:p>
          </table:table-cell>
          <table:table-cell table:formula="of:=4*[.$A3] + ([.P$2] - 3)^[.$A3]" office:value-type="float" office:value="264">
            <text:p>264</text:p>
          </table:table-cell>
          <table:table-cell table:formula="of:=4*[.$A3] + ([.Q$2] - 3)^[.$A3]" office:value-type="float" office:value="297">
            <text:p>297</text:p>
          </table:table-cell>
          <table:table-cell table:formula="of:=4*[.$A3] + ([.R$2] - 3)^[.$A3]" office:value-type="float" office:value="332">
            <text:p>332</text:p>
          </table:table-cell>
          <table:table-cell table:formula="of:=4*[.$A3] + ([.S$2] - 3)^[.$A3]" office:value-type="float" office:value="369">
            <text:p>369</text:p>
          </table:table-cell>
          <table:table-cell table:formula="of:=4*[.$A3] + ([.T$2] - 3)^[.$A3]" office:value-type="float" office:value="408">
            <text:p>408</text:p>
          </table:table-cell>
          <table:table-cell table:formula="of:=4*[.$A3] + ([.U$2] - 3)^[.$A3]" office:value-type="float" office:value="449">
            <text:p>449</text:p>
          </table:table-cell>
          <table:table-cell table:formula="of:=4*[.$A3] + ([.V$2] - 3)^[.$A3]" office:value-type="float" office:value="492">
            <text:p>492</text:p>
          </table:table-cell>
          <table:table-cell table:formula="of:=4*[.$A3] + ([.W$2] - 3)^[.$A3]" office:value-type="float" office:value="537">
            <text:p>537</text:p>
          </table:table-cell>
          <table:table-cell table:formula="of:=4*[.$A3] + ([.X$2] - 3)^[.$A3]" office:value-type="float" office:value="584">
            <text:p>584</text:p>
          </table:table-cell>
          <table:table-cell table:formula="of:=4*[.$A3] + ([.Y$2] - 3)^[.$A3]" office:value-type="float" office:value="633">
            <text:p>633</text:p>
          </table:table-cell>
          <table:table-cell table:formula="of:=4*[.$A3] + ([.Z$2] - 3)^[.$A3]" office:value-type="float" office:value="684">
            <text:p>684</text:p>
          </table:table-cell>
          <table:table-cell table:formula="of:=4*[.$A3] + ([.AA$2] - 3)^[.$A3]" office:value-type="float" office:value="737">
            <text:p>737</text:p>
          </table:table-cell>
          <table:table-cell table:formula="of:=4*[.$A3] + ([.AB$2] - 3)^[.$A3]" office:value-type="float" office:value="792">
            <text:p>792</text:p>
          </table:table-cell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table:formula="of:=4*[.$A4] + ([.B$2] - 3)^[.$A4]" office:value-type="float" office:value="20">
            <text:p>20</text:p>
          </table:table-cell>
          <table:table-cell table:formula="of:=4*[.$A4] + ([.C$2] - 3)^[.$A4]" office:value-type="float" office:value="39">
            <text:p>39</text:p>
          </table:table-cell>
          <table:table-cell table:formula="of:=4*[.$A4] + ([.D$2] - 3)^[.$A4]" office:value-type="float" office:value="76">
            <text:p>76</text:p>
          </table:table-cell>
          <table:table-cell table:formula="of:=4*[.$A4] + ([.E$2] - 3)^[.$A4]" office:value-type="float" office:value="137">
            <text:p>137</text:p>
          </table:table-cell>
          <table:table-cell table:formula="of:=4*[.$A4] + ([.F$2] - 3)^[.$A4]" office:value-type="float" office:value="228">
            <text:p>228</text:p>
          </table:table-cell>
          <table:table-cell table:formula="of:=4*[.$A4] + ([.G$2] - 3)^[.$A4]" office:value-type="float" office:value="355">
            <text:p>355</text:p>
          </table:table-cell>
          <table:table-cell table:formula="of:=4*[.$A4] + ([.H$2] - 3)^[.$A4]" office:value-type="float" office:value="524">
            <text:p>524</text:p>
          </table:table-cell>
          <table:table-cell table:formula="of:=4*[.$A4] + ([.I$2] - 3)^[.$A4]" office:value-type="float" office:value="741">
            <text:p>741</text:p>
          </table:table-cell>
          <table:table-cell table:formula="of:=4*[.$A4] + ([.J$2] - 3)^[.$A4]" office:value-type="float" office:value="1012">
            <text:p>1012</text:p>
          </table:table-cell>
          <table:table-cell table:formula="of:=4*[.$A4] + ([.K$2] - 3)^[.$A4]" office:value-type="float" office:value="1343">
            <text:p>1343</text:p>
          </table:table-cell>
          <table:table-cell table:formula="of:=4*[.$A4] + ([.L$2] - 3)^[.$A4]" office:value-type="float" office:value="1740">
            <text:p>1740</text:p>
          </table:table-cell>
          <table:table-cell table:formula="of:=4*[.$A4] + ([.M$2] - 3)^[.$A4]" office:value-type="float" office:value="2209">
            <text:p>2209</text:p>
          </table:table-cell>
          <table:table-cell table:formula="of:=4*[.$A4] + ([.N$2] - 3)^[.$A4]" office:value-type="float" office:value="2756">
            <text:p>2756</text:p>
          </table:table-cell>
          <table:table-cell table:formula="of:=4*[.$A4] + ([.O$2] - 3)^[.$A4]" office:value-type="float" office:value="3387">
            <text:p>3387</text:p>
          </table:table-cell>
          <table:table-cell table:formula="of:=4*[.$A4] + ([.P$2] - 3)^[.$A4]" office:value-type="float" office:value="4108">
            <text:p>4108</text:p>
          </table:table-cell>
          <table:table-cell table:formula="of:=4*[.$A4] + ([.Q$2] - 3)^[.$A4]" office:value-type="float" office:value="4925">
            <text:p>4925</text:p>
          </table:table-cell>
          <table:table-cell table:formula="of:=4*[.$A4] + ([.R$2] - 3)^[.$A4]" office:value-type="float" office:value="5844">
            <text:p>5844</text:p>
          </table:table-cell>
          <table:table-cell table:formula="of:=4*[.$A4] + ([.S$2] - 3)^[.$A4]" office:value-type="float" office:value="6871">
            <text:p>6871</text:p>
          </table:table-cell>
          <table:table-cell table:formula="of:=4*[.$A4] + ([.T$2] - 3)^[.$A4]" office:value-type="float" office:value="8012">
            <text:p>8012</text:p>
          </table:table-cell>
          <table:table-cell table:formula="of:=4*[.$A4] + ([.U$2] - 3)^[.$A4]" office:value-type="float" office:value="9273">
            <text:p>9273</text:p>
          </table:table-cell>
          <table:table-cell table:formula="of:=4*[.$A4] + ([.V$2] - 3)^[.$A4]" office:value-type="float" office:value="10660">
            <text:p>10660</text:p>
          </table:table-cell>
          <table:table-cell table:formula="of:=4*[.$A4] + ([.W$2] - 3)^[.$A4]" office:value-type="float" office:value="12179">
            <text:p>12179</text:p>
          </table:table-cell>
          <table:table-cell table:formula="of:=4*[.$A4] + ([.X$2] - 3)^[.$A4]" office:value-type="float" office:value="13836">
            <text:p>13836</text:p>
          </table:table-cell>
          <table:table-cell table:formula="of:=4*[.$A4] + ([.Y$2] - 3)^[.$A4]" office:value-type="float" office:value="15637">
            <text:p>15637</text:p>
          </table:table-cell>
          <table:table-cell table:formula="of:=4*[.$A4] + ([.Z$2] - 3)^[.$A4]" office:value-type="float" office:value="17588">
            <text:p>17588</text:p>
          </table:table-cell>
          <table:table-cell table:formula="of:=4*[.$A4] + ([.AA$2] - 3)^[.$A4]" office:value-type="float" office:value="19695">
            <text:p>19695</text:p>
          </table:table-cell>
          <table:table-cell table:formula="of:=4*[.$A4] + ([.AB$2] - 3)^[.$A4]" office:value-type="float" office:value="21964">
            <text:p>21964</text:p>
          </table:table-cell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 table:formula="of:=4*[.$A5] + ([.B$2] - 3)^[.$A5]" office:value-type="float" office:value="32">
            <text:p>32</text:p>
          </table:table-cell>
          <table:table-cell table:formula="of:=4*[.$A5] + ([.C$2] - 3)^[.$A5]" office:value-type="float" office:value="97">
            <text:p>97</text:p>
          </table:table-cell>
          <table:table-cell table:formula="of:=4*[.$A5] + ([.D$2] - 3)^[.$A5]" office:value-type="float" office:value="272">
            <text:p>272</text:p>
          </table:table-cell>
          <table:table-cell table:formula="of:=4*[.$A5] + ([.E$2] - 3)^[.$A5]" office:value-type="float" office:value="641">
            <text:p>641</text:p>
          </table:table-cell>
          <table:table-cell table:formula="of:=4*[.$A5] + ([.F$2] - 3)^[.$A5]" office:value-type="float" office:value="1312">
            <text:p>1312</text:p>
          </table:table-cell>
          <table:table-cell table:formula="of:=4*[.$A5] + ([.G$2] - 3)^[.$A5]" office:value-type="float" office:value="2417">
            <text:p>2417</text:p>
          </table:table-cell>
          <table:table-cell table:formula="of:=4*[.$A5] + ([.H$2] - 3)^[.$A5]" office:value-type="float" office:value="4112">
            <text:p>4112</text:p>
          </table:table-cell>
          <table:table-cell table:formula="of:=4*[.$A5] + ([.I$2] - 3)^[.$A5]" office:value-type="float" office:value="6577">
            <text:p>6577</text:p>
          </table:table-cell>
          <table:table-cell table:formula="of:=4*[.$A5] + ([.J$2] - 3)^[.$A5]" office:value-type="float" office:value="10016">
            <text:p>10016</text:p>
          </table:table-cell>
          <table:table-cell table:formula="of:=4*[.$A5] + ([.K$2] - 3)^[.$A5]" office:value-type="float" office:value="14657">
            <text:p>14657</text:p>
          </table:table-cell>
          <table:table-cell table:formula="of:=4*[.$A5] + ([.L$2] - 3)^[.$A5]" office:value-type="float" office:value="20752">
            <text:p>20752</text:p>
          </table:table-cell>
          <table:table-cell table:formula="of:=4*[.$A5] + ([.M$2] - 3)^[.$A5]" office:value-type="float" office:value="28577">
            <text:p>28577</text:p>
          </table:table-cell>
          <table:table-cell table:formula="of:=4*[.$A5] + ([.N$2] - 3)^[.$A5]" office:value-type="float" office:value="38432">
            <text:p>38432</text:p>
          </table:table-cell>
          <table:table-cell table:formula="of:=4*[.$A5] + ([.O$2] - 3)^[.$A5]" office:value-type="float" office:value="50641">
            <text:p>50641</text:p>
          </table:table-cell>
          <table:table-cell table:formula="of:=4*[.$A5] + ([.P$2] - 3)^[.$A5]" office:value-type="float" office:value="65552">
            <text:p>65552</text:p>
          </table:table-cell>
          <table:table-cell table:formula="of:=4*[.$A5] + ([.Q$2] - 3)^[.$A5]" office:value-type="float" office:value="83537">
            <text:p>83537</text:p>
          </table:table-cell>
          <table:table-cell table:formula="of:=4*[.$A5] + ([.R$2] - 3)^[.$A5]" office:value-type="float" office:value="104992">
            <text:p>104992</text:p>
          </table:table-cell>
          <table:table-cell table:formula="of:=4*[.$A5] + ([.S$2] - 3)^[.$A5]" office:value-type="float" office:value="130337">
            <text:p>130337</text:p>
          </table:table-cell>
          <table:table-cell table:formula="of:=4*[.$A5] + ([.T$2] - 3)^[.$A5]" office:value-type="float" office:value="160016">
            <text:p>160016</text:p>
          </table:table-cell>
          <table:table-cell table:formula="of:=4*[.$A5] + ([.U$2] - 3)^[.$A5]" office:value-type="float" office:value="194497">
            <text:p>194497</text:p>
          </table:table-cell>
          <table:table-cell table:formula="of:=4*[.$A5] + ([.V$2] - 3)^[.$A5]" office:value-type="float" office:value="234272">
            <text:p>234272</text:p>
          </table:table-cell>
          <table:table-cell table:formula="of:=4*[.$A5] + ([.W$2] - 3)^[.$A5]" office:value-type="float" office:value="279857">
            <text:p>279857</text:p>
          </table:table-cell>
          <table:table-cell table:formula="of:=4*[.$A5] + ([.X$2] - 3)^[.$A5]" office:value-type="float" office:value="331792">
            <text:p>331792</text:p>
          </table:table-cell>
          <table:table-cell table:formula="of:=4*[.$A5] + ([.Y$2] - 3)^[.$A5]" office:value-type="float" office:value="390641">
            <text:p>390641</text:p>
          </table:table-cell>
          <table:table-cell table:formula="of:=4*[.$A5] + ([.Z$2] - 3)^[.$A5]" office:value-type="float" office:value="456992">
            <text:p>456992</text:p>
          </table:table-cell>
          <table:table-cell table:formula="of:=4*[.$A5] + ([.AA$2] - 3)^[.$A5]" office:value-type="float" office:value="531457">
            <text:p>531457</text:p>
          </table:table-cell>
          <table:table-cell table:formula="of:=4*[.$A5] + ([.AB$2] - 3)^[.$A5]" office:value-type="float" office:value="614672">
            <text:p>614672</text:p>
          </table:table-cell>
          <table:table-cell table:number-columns-repeated="996"/>
        </table:table-row>
        <table:table-row table:style-name="ro1">
          <table:table-cell office:value-type="float" office:value="5">
            <text:p>5</text:p>
          </table:table-cell>
          <table:table-cell table:formula="of:=4*[.$A6] + ([.B$2] - 3)^[.$A6]" office:value-type="float" office:value="52">
            <text:p>52</text:p>
          </table:table-cell>
          <table:table-cell table:formula="of:=4*[.$A6] + ([.C$2] - 3)^[.$A6]" office:value-type="float" office:value="263">
            <text:p>263</text:p>
          </table:table-cell>
          <table:table-cell table:formula="of:=4*[.$A6] + ([.D$2] - 3)^[.$A6]" office:value-type="float" office:value="1044">
            <text:p>1044</text:p>
          </table:table-cell>
          <table:table-cell table:formula="of:=4*[.$A6] + ([.E$2] - 3)^[.$A6]" office:value-type="float" office:value="3145">
            <text:p>3145</text:p>
          </table:table-cell>
          <table:table-cell table:formula="of:=4*[.$A6] + ([.F$2] - 3)^[.$A6]" office:value-type="float" office:value="7796">
            <text:p>7796</text:p>
          </table:table-cell>
          <table:table-cell table:formula="of:=4*[.$A6] + ([.G$2] - 3)^[.$A6]" office:value-type="float" office:value="16827">
            <text:p>16827</text:p>
          </table:table-cell>
          <table:table-cell table:formula="of:=4*[.$A6] + ([.H$2] - 3)^[.$A6]" office:value-type="float" office:value="32788">
            <text:p>32788</text:p>
          </table:table-cell>
          <table:table-cell table:formula="of:=4*[.$A6] + ([.I$2] - 3)^[.$A6]" office:value-type="float" office:value="59069">
            <text:p>59069</text:p>
          </table:table-cell>
          <table:table-cell table:formula="of:=4*[.$A6] + ([.J$2] - 3)^[.$A6]" office:value-type="float" office:value="100020">
            <text:p>100020</text:p>
          </table:table-cell>
          <table:table-cell table:formula="of:=4*[.$A6] + ([.K$2] - 3)^[.$A6]" office:value-type="float" office:value="161071">
            <text:p>161071</text:p>
          </table:table-cell>
          <table:table-cell table:formula="of:=4*[.$A6] + ([.L$2] - 3)^[.$A6]" office:value-type="float" office:value="248852">
            <text:p>248852</text:p>
          </table:table-cell>
          <table:table-cell table:formula="of:=4*[.$A6] + ([.M$2] - 3)^[.$A6]" office:value-type="float" office:value="371313">
            <text:p>371313</text:p>
          </table:table-cell>
          <table:table-cell table:formula="of:=4*[.$A6] + ([.N$2] - 3)^[.$A6]" office:value-type="float" office:value="537844">
            <text:p>537844</text:p>
          </table:table-cell>
          <table:table-cell table:formula="of:=4*[.$A6] + ([.O$2] - 3)^[.$A6]" office:value-type="float" office:value="759395">
            <text:p>759395</text:p>
          </table:table-cell>
          <table:table-cell table:formula="of:=4*[.$A6] + ([.P$2] - 3)^[.$A6]" office:value-type="float" office:value="1048596">
            <text:p>1048596</text:p>
          </table:table-cell>
          <table:table-cell table:formula="of:=4*[.$A6] + ([.Q$2] - 3)^[.$A6]" office:value-type="float" office:value="1419877">
            <text:p>1419877</text:p>
          </table:table-cell>
          <table:table-cell table:formula="of:=4*[.$A6] + ([.R$2] - 3)^[.$A6]" office:value-type="float" office:value="1889588">
            <text:p>1889588</text:p>
          </table:table-cell>
          <table:table-cell table:formula="of:=4*[.$A6] + ([.S$2] - 3)^[.$A6]" office:value-type="float" office:value="2476119">
            <text:p>2476119</text:p>
          </table:table-cell>
          <table:table-cell table:formula="of:=4*[.$A6] + ([.T$2] - 3)^[.$A6]" office:value-type="float" office:value="3200020">
            <text:p>3200020</text:p>
          </table:table-cell>
          <table:table-cell table:formula="of:=4*[.$A6] + ([.U$2] - 3)^[.$A6]" office:value-type="float" office:value="4084121">
            <text:p>4084121</text:p>
          </table:table-cell>
          <table:table-cell table:formula="of:=4*[.$A6] + ([.V$2] - 3)^[.$A6]" office:value-type="float" office:value="5153652">
            <text:p>5153652</text:p>
          </table:table-cell>
          <table:table-cell table:formula="of:=4*[.$A6] + ([.W$2] - 3)^[.$A6]" office:value-type="float" office:value="6436363">
            <text:p>6436363</text:p>
          </table:table-cell>
          <table:table-cell table:formula="of:=4*[.$A6] + ([.X$2] - 3)^[.$A6]" office:value-type="float" office:value="7962644">
            <text:p>7962644</text:p>
          </table:table-cell>
          <table:table-cell table:formula="of:=4*[.$A6] + ([.Y$2] - 3)^[.$A6]" office:value-type="float" office:value="9765645">
            <text:p>9765645</text:p>
          </table:table-cell>
          <table:table-cell table:formula="of:=4*[.$A6] + ([.Z$2] - 3)^[.$A6]" office:value-type="float" office:value="11881396">
            <text:p>11881396</text:p>
          </table:table-cell>
          <table:table-cell table:formula="of:=4*[.$A6] + ([.AA$2] - 3)^[.$A6]" office:value-type="float" office:value="14348927">
            <text:p>14348927</text:p>
          </table:table-cell>
          <table:table-cell table:formula="of:=4*[.$A6] + ([.AB$2] - 3)^[.$A6]" office:value-type="float" office:value="17210388">
            <text:p>17210388</text:p>
          </table:table-cell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table:formula="of:=4*[.$A7] + ([.B$2] - 3)^[.$A7]" office:value-type="float" office:value="88">
            <text:p>88</text:p>
          </table:table-cell>
          <table:table-cell table:formula="of:=4*[.$A7] + ([.C$2] - 3)^[.$A7]" office:value-type="float" office:value="753">
            <text:p>753</text:p>
          </table:table-cell>
          <table:table-cell table:formula="of:=4*[.$A7] + ([.D$2] - 3)^[.$A7]" office:value-type="float" office:value="4120">
            <text:p>4120</text:p>
          </table:table-cell>
          <table:table-cell table:formula="of:=4*[.$A7] + ([.E$2] - 3)^[.$A7]" office:value-type="float" office:value="15649">
            <text:p>15649</text:p>
          </table:table-cell>
          <table:table-cell table:formula="of:=4*[.$A7] + ([.F$2] - 3)^[.$A7]" office:value-type="float" office:value="46680">
            <text:p>46680</text:p>
          </table:table-cell>
          <table:table-cell table:formula="of:=4*[.$A7] + ([.G$2] - 3)^[.$A7]" office:value-type="float" office:value="117673">
            <text:p>117673</text:p>
          </table:table-cell>
          <table:table-cell table:formula="of:=4*[.$A7] + ([.H$2] - 3)^[.$A7]" office:value-type="float" office:value="262168">
            <text:p>262168</text:p>
          </table:table-cell>
          <table:table-cell table:formula="of:=4*[.$A7] + ([.I$2] - 3)^[.$A7]" office:value-type="float" office:value="531465">
            <text:p>531465</text:p>
          </table:table-cell>
          <table:table-cell table:formula="of:=4*[.$A7] + ([.J$2] - 3)^[.$A7]" office:value-type="float" office:value="1000024">
            <text:p>1000024</text:p>
          </table:table-cell>
          <table:table-cell table:formula="of:=4*[.$A7] + ([.K$2] - 3)^[.$A7]" office:value-type="float" office:value="1771585">
            <text:p>1771585</text:p>
          </table:table-cell>
          <table:table-cell table:formula="of:=4*[.$A7] + ([.L$2] - 3)^[.$A7]" office:value-type="float" office:value="2986008">
            <text:p>2986008</text:p>
          </table:table-cell>
          <table:table-cell table:formula="of:=4*[.$A7] + ([.M$2] - 3)^[.$A7]" office:value-type="float" office:value="4826833">
            <text:p>4826833</text:p>
          </table:table-cell>
          <table:table-cell table:formula="of:=4*[.$A7] + ([.N$2] - 3)^[.$A7]" office:value-type="float" office:value="7529560">
            <text:p>7529560</text:p>
          </table:table-cell>
          <table:table-cell table:formula="of:=4*[.$A7] + ([.O$2] - 3)^[.$A7]" office:value-type="float" office:value="11390649">
            <text:p>11390649</text:p>
          </table:table-cell>
          <table:table-cell table:formula="of:=4*[.$A7] + ([.P$2] - 3)^[.$A7]" office:value-type="float" office:value="16777240">
            <text:p>16777240</text:p>
          </table:table-cell>
          <table:table-cell table:formula="of:=4*[.$A7] + ([.Q$2] - 3)^[.$A7]" office:value-type="float" office:value="24137593">
            <text:p>24137593</text:p>
          </table:table-cell>
          <table:table-cell table:formula="of:=4*[.$A7] + ([.R$2] - 3)^[.$A7]" office:value-type="float" office:value="34012248">
            <text:p>34012248</text:p>
          </table:table-cell>
          <table:table-cell table:formula="of:=4*[.$A7] + ([.S$2] - 3)^[.$A7]" office:value-type="float" office:value="47045905">
            <text:p>47045905</text:p>
          </table:table-cell>
          <table:table-cell table:formula="of:=4*[.$A7] + ([.T$2] - 3)^[.$A7]" office:value-type="float" office:value="64000024">
            <text:p>64000024</text:p>
          </table:table-cell>
          <table:table-cell table:formula="of:=4*[.$A7] + ([.U$2] - 3)^[.$A7]" office:value-type="float" office:value="85766145">
            <text:p>85766145</text:p>
          </table:table-cell>
          <table:table-cell table:formula="of:=4*[.$A7] + ([.V$2] - 3)^[.$A7]" office:value-type="float" office:value="113379928">
            <text:p>113379928</text:p>
          </table:table-cell>
          <table:table-cell table:formula="of:=4*[.$A7] + ([.W$2] - 3)^[.$A7]" office:value-type="float" office:value="148035913">
            <text:p>148035913</text:p>
          </table:table-cell>
          <table:table-cell table:formula="of:=4*[.$A7] + ([.X$2] - 3)^[.$A7]" office:value-type="float" office:value="191103000">
            <text:p>191103000</text:p>
          </table:table-cell>
          <table:table-cell table:formula="of:=4*[.$A7] + ([.Y$2] - 3)^[.$A7]" office:value-type="float" office:value="244140649">
            <text:p>244140649</text:p>
          </table:table-cell>
          <table:table-cell table:formula="of:=4*[.$A7] + ([.Z$2] - 3)^[.$A7]" office:value-type="float" office:value="308915800">
            <text:p>308915800</text:p>
          </table:table-cell>
          <table:table-cell table:formula="of:=4*[.$A7] + ([.AA$2] - 3)^[.$A7]" office:value-type="float" office:value="387420513">
            <text:p>387420513</text:p>
          </table:table-cell>
          <table:table-cell table:formula="of:=4*[.$A7] + ([.AB$2] - 3)^[.$A7]" office:value-type="float" office:value="481890328">
            <text:p>481890328</text:p>
          </table:table-cell>
          <table:table-cell table:number-columns-repeated="996"/>
        </table:table-row>
        <table:table-row table:style-name="ro1">
          <table:table-cell office:value-type="float" office:value="7">
            <text:p>7</text:p>
          </table:table-cell>
          <table:table-cell table:formula="of:=4*[.$A8] + ([.B$2] - 3)^[.$A8]" office:value-type="float" office:value="156">
            <text:p>156</text:p>
          </table:table-cell>
          <table:table-cell table:formula="of:=4*[.$A8] + ([.C$2] - 3)^[.$A8]" office:value-type="float" office:value="2215">
            <text:p>2215</text:p>
          </table:table-cell>
          <table:table-cell table:formula="of:=4*[.$A8] + ([.D$2] - 3)^[.$A8]" office:value-type="float" office:value="16412">
            <text:p>16412</text:p>
          </table:table-cell>
          <table:table-cell table:formula="of:=4*[.$A8] + ([.E$2] - 3)^[.$A8]" office:value-type="float" office:value="78153">
            <text:p>78153</text:p>
          </table:table-cell>
          <table:table-cell table:formula="of:=4*[.$A8] + ([.F$2] - 3)^[.$A8]" office:value-type="float" office:value="279964">
            <text:p>279964</text:p>
          </table:table-cell>
          <table:table-cell table:formula="of:=4*[.$A8] + ([.G$2] - 3)^[.$A8]" office:value-type="float" office:value="823571">
            <text:p>823571</text:p>
          </table:table-cell>
          <table:table-cell table:formula="of:=4*[.$A8] + ([.H$2] - 3)^[.$A8]" office:value-type="float" office:value="2097180">
            <text:p>2097180</text:p>
          </table:table-cell>
          <table:table-cell table:formula="of:=4*[.$A8] + ([.I$2] - 3)^[.$A8]" office:value-type="float" office:value="4782997">
            <text:p>4782997</text:p>
          </table:table-cell>
          <table:table-cell table:formula="of:=4*[.$A8] + ([.J$2] - 3)^[.$A8]" office:value-type="float" office:value="10000028">
            <text:p>10000028</text:p>
          </table:table-cell>
          <table:table-cell table:formula="of:=4*[.$A8] + ([.K$2] - 3)^[.$A8]" office:value-type="float" office:value="19487199">
            <text:p>19487199</text:p>
          </table:table-cell>
          <table:table-cell table:formula="of:=4*[.$A8] + ([.L$2] - 3)^[.$A8]" office:value-type="float" office:value="35831836">
            <text:p>35831836</text:p>
          </table:table-cell>
          <table:table-cell table:formula="of:=4*[.$A8] + ([.M$2] - 3)^[.$A8]" office:value-type="float" office:value="62748545">
            <text:p>62748545</text:p>
          </table:table-cell>
          <table:table-cell table:formula="of:=4*[.$A8] + ([.N$2] - 3)^[.$A8]" office:value-type="float" office:value="105413532">
            <text:p>105413532</text:p>
          </table:table-cell>
          <table:table-cell table:formula="of:=4*[.$A8] + ([.O$2] - 3)^[.$A8]" office:value-type="float" office:value="170859403">
            <text:p>170859403</text:p>
          </table:table-cell>
          <table:table-cell table:formula="of:=4*[.$A8] + ([.P$2] - 3)^[.$A8]" office:value-type="float" office:value="268435484">
            <text:p>268435484</text:p>
          </table:table-cell>
          <table:table-cell table:formula="of:=4*[.$A8] + ([.Q$2] - 3)^[.$A8]" office:value-type="float" office:value="410338701">
            <text:p>410338701</text:p>
          </table:table-cell>
          <table:table-cell table:formula="of:=4*[.$A8] + ([.R$2] - 3)^[.$A8]" office:value-type="float" office:value="612220060">
            <text:p>612220060</text:p>
          </table:table-cell>
          <table:table-cell table:formula="of:=4*[.$A8] + ([.S$2] - 3)^[.$A8]" office:value-type="float" office:value="893871767">
            <text:p>893871767</text:p>
          </table:table-cell>
          <table:table-cell table:formula="of:=4*[.$A8] + ([.T$2] - 3)^[.$A8]" office:value-type="float" office:value="1280000028">
            <text:p>1280000028</text:p>
          </table:table-cell>
          <table:table-cell table:formula="of:=4*[.$A8] + ([.U$2] - 3)^[.$A8]" office:value-type="float" office:value="1801088569">
            <text:p>1801088569</text:p>
          </table:table-cell>
          <table:table-cell table:formula="of:=4*[.$A8] + ([.V$2] - 3)^[.$A8]" office:value-type="float" office:value="2494357916">
            <text:p>2494357916</text:p>
          </table:table-cell>
          <table:table-cell table:formula="of:=4*[.$A8] + ([.W$2] - 3)^[.$A8]" office:value-type="float" office:value="3404825475">
            <text:p>3404825475</text:p>
          </table:table-cell>
          <table:table-cell table:formula="of:=4*[.$A8] + ([.X$2] - 3)^[.$A8]" office:value-type="float" office:value="4586471452">
            <text:p>4586471452</text:p>
          </table:table-cell>
          <table:table-cell table:formula="of:=4*[.$A8] + ([.Y$2] - 3)^[.$A8]" office:value-type="float" office:value="6103515653">
            <text:p>6103515653</text:p>
          </table:table-cell>
          <table:table-cell table:formula="of:=4*[.$A8] + ([.Z$2] - 3)^[.$A8]" office:value-type="float" office:value="8031810204">
            <text:p>8031810204</text:p>
          </table:table-cell>
          <table:table-cell table:formula="of:=4*[.$A8] + ([.AA$2] - 3)^[.$A8]" office:value-type="float" office:value="10460353231">
            <text:p>10460353231</text:p>
          </table:table-cell>
          <table:table-cell table:formula="of:=4*[.$A8] + ([.AB$2] - 3)^[.$A8]" office:value-type="float" office:value="13492928540">
            <text:p>13492928540</text:p>
          </table:table-cell>
          <table:table-cell table:number-columns-repeated="996"/>
        </table:table-row>
        <table:table-row table:style-name="ro1">
          <table:table-cell office:value-type="float" office:value="8">
            <text:p>8</text:p>
          </table:table-cell>
          <table:table-cell table:formula="of:=4*[.$A9] + ([.B$2] - 3)^[.$A9]" office:value-type="float" office:value="288">
            <text:p>288</text:p>
          </table:table-cell>
          <table:table-cell table:formula="of:=4*[.$A9] + ([.C$2] - 3)^[.$A9]" office:value-type="float" office:value="6593">
            <text:p>6593</text:p>
          </table:table-cell>
          <table:table-cell table:formula="of:=4*[.$A9] + ([.D$2] - 3)^[.$A9]" office:value-type="float" office:value="65568">
            <text:p>65568</text:p>
          </table:table-cell>
          <table:table-cell table:formula="of:=4*[.$A9] + ([.E$2] - 3)^[.$A9]" office:value-type="float" office:value="390657">
            <text:p>390657</text:p>
          </table:table-cell>
          <table:table-cell table:formula="of:=4*[.$A9] + ([.F$2] - 3)^[.$A9]" office:value-type="float" office:value="1679648">
            <text:p>1679648</text:p>
          </table:table-cell>
          <table:table-cell table:formula="of:=4*[.$A9] + ([.G$2] - 3)^[.$A9]" office:value-type="float" office:value="5764833">
            <text:p>5764833</text:p>
          </table:table-cell>
          <table:table-cell table:formula="of:=4*[.$A9] + ([.H$2] - 3)^[.$A9]" office:value-type="float" office:value="16777248">
            <text:p>16777248</text:p>
          </table:table-cell>
          <table:table-cell table:formula="of:=4*[.$A9] + ([.I$2] - 3)^[.$A9]" office:value-type="float" office:value="43046753">
            <text:p>43046753</text:p>
          </table:table-cell>
          <table:table-cell table:formula="of:=4*[.$A9] + ([.J$2] - 3)^[.$A9]" office:value-type="float" office:value="100000032">
            <text:p>100000032</text:p>
          </table:table-cell>
          <table:table-cell table:formula="of:=4*[.$A9] + ([.K$2] - 3)^[.$A9]" office:value-type="float" office:value="214358913">
            <text:p>214358913</text:p>
          </table:table-cell>
          <table:table-cell table:formula="of:=4*[.$A9] + ([.L$2] - 3)^[.$A9]" office:value-type="float" office:value="429981728">
            <text:p>429981728</text:p>
          </table:table-cell>
          <table:table-cell table:formula="of:=4*[.$A9] + ([.M$2] - 3)^[.$A9]" office:value-type="float" office:value="815730753">
            <text:p>815730753</text:p>
          </table:table-cell>
          <table:table-cell table:formula="of:=4*[.$A9] + ([.N$2] - 3)^[.$A9]" office:value-type="float" office:value="1475789088">
            <text:p>1475789088</text:p>
          </table:table-cell>
          <table:table-cell table:formula="of:=4*[.$A9] + ([.O$2] - 3)^[.$A9]" office:value-type="float" office:value="2562890657">
            <text:p>2562890657</text:p>
          </table:table-cell>
          <table:table-cell table:formula="of:=4*[.$A9] + ([.P$2] - 3)^[.$A9]" office:value-type="float" office:value="4294967328">
            <text:p>4294967328</text:p>
          </table:table-cell>
          <table:table-cell table:formula="of:=4*[.$A9] + ([.Q$2] - 3)^[.$A9]" office:value-type="float" office:value="6975757473">
            <text:p>6975757473</text:p>
          </table:table-cell>
          <table:table-cell table:formula="of:=4*[.$A9] + ([.R$2] - 3)^[.$A9]" office:value-type="float" office:value="11019960608">
            <text:p>11019960608</text:p>
          </table:table-cell>
          <table:table-cell table:formula="of:=4*[.$A9] + ([.S$2] - 3)^[.$A9]" office:value-type="float" office:value="16983563073">
            <text:p>16983563073</text:p>
          </table:table-cell>
          <table:table-cell table:formula="of:=4*[.$A9] + ([.T$2] - 3)^[.$A9]" office:value-type="float" office:value="25600000032">
            <text:p>25600000032</text:p>
          </table:table-cell>
          <table:table-cell table:formula="of:=4*[.$A9] + ([.U$2] - 3)^[.$A9]" office:value-type="float" office:value="37822859393">
            <text:p>37822859393</text:p>
          </table:table-cell>
          <table:table-cell table:formula="of:=4*[.$A9] + ([.V$2] - 3)^[.$A9]" office:value-type="float" office:value="54875873568">
            <text:p>54875873568</text:p>
          </table:table-cell>
          <table:table-cell table:formula="of:=4*[.$A9] + ([.W$2] - 3)^[.$A9]" office:value-type="float" office:value="78310985313">
            <text:p>78310985313</text:p>
          </table:table-cell>
          <table:table-cell table:formula="of:=4*[.$A9] + ([.X$2] - 3)^[.$A9]" office:value-type="float" office:value="110075314208">
            <text:p>110075314208</text:p>
          </table:table-cell>
          <table:table-cell table:formula="of:=4*[.$A9] + ([.Y$2] - 3)^[.$A9]" office:value-type="float" office:value="152587890657">
            <text:p>152587890657</text:p>
          </table:table-cell>
          <table:table-cell table:formula="of:=4*[.$A9] + ([.Z$2] - 3)^[.$A9]" office:value-type="float" office:value="208827064608">
            <text:p>208827064608</text:p>
          </table:table-cell>
          <table:table-cell table:formula="of:=4*[.$A9] + ([.AA$2] - 3)^[.$A9]" office:value-type="float" office:value="282429536513">
            <text:p>282429536513</text:p>
          </table:table-cell>
          <table:table-cell table:formula="of:=4*[.$A9] + ([.AB$2] - 3)^[.$A9]" office:value-type="float" office:value="377801998368">
            <text:p>377801998368</text:p>
          </table:table-cell>
          <table:table-cell table:number-columns-repeated="996"/>
        </table:table-row>
        <table:table-row table:style-name="ro1">
          <table:table-cell office:value-type="float" office:value="9">
            <text:p>9</text:p>
          </table:table-cell>
          <table:table-cell table:formula="of:=4*[.$A10] + ([.B$2] - 3)^[.$A10]" office:value-type="float" office:value="548">
            <text:p>548</text:p>
          </table:table-cell>
          <table:table-cell table:formula="of:=4*[.$A10] + ([.C$2] - 3)^[.$A10]" office:value-type="float" office:value="19719">
            <text:p>19719</text:p>
          </table:table-cell>
          <table:table-cell table:formula="of:=4*[.$A10] + ([.D$2] - 3)^[.$A10]" office:value-type="float" office:value="262180">
            <text:p>262180</text:p>
          </table:table-cell>
          <table:table-cell table:formula="of:=4*[.$A10] + ([.E$2] - 3)^[.$A10]" office:value-type="float" office:value="1953161">
            <text:p>1953161</text:p>
          </table:table-cell>
          <table:table-cell table:formula="of:=4*[.$A10] + ([.F$2] - 3)^[.$A10]" office:value-type="float" office:value="10077732">
            <text:p>10077732</text:p>
          </table:table-cell>
          <table:table-cell table:formula="of:=4*[.$A10] + ([.G$2] - 3)^[.$A10]" office:value-type="float" office:value="40353643">
            <text:p>40353643</text:p>
          </table:table-cell>
          <table:table-cell table:formula="of:=4*[.$A10] + ([.H$2] - 3)^[.$A10]" office:value-type="float" office:value="134217764">
            <text:p>134217764</text:p>
          </table:table-cell>
          <table:table-cell table:formula="of:=4*[.$A10] + ([.I$2] - 3)^[.$A10]" office:value-type="float" office:value="387420525">
            <text:p>387420525</text:p>
          </table:table-cell>
          <table:table-cell table:formula="of:=4*[.$A10] + ([.J$2] - 3)^[.$A10]" office:value-type="float" office:value="1000000036">
            <text:p>1000000036</text:p>
          </table:table-cell>
          <table:table-cell table:formula="of:=4*[.$A10] + ([.K$2] - 3)^[.$A10]" office:value-type="float" office:value="2357947727">
            <text:p>2357947727</text:p>
          </table:table-cell>
          <table:table-cell table:formula="of:=4*[.$A10] + ([.L$2] - 3)^[.$A10]" office:value-type="float" office:value="5159780388">
            <text:p>5159780388</text:p>
          </table:table-cell>
          <table:table-cell table:formula="of:=4*[.$A10] + ([.M$2] - 3)^[.$A10]" office:value-type="float" office:value="10604499409">
            <text:p>10604499409</text:p>
          </table:table-cell>
          <table:table-cell table:formula="of:=4*[.$A10] + ([.N$2] - 3)^[.$A10]" office:value-type="float" office:value="20661046820">
            <text:p>20661046820</text:p>
          </table:table-cell>
          <table:table-cell table:formula="of:=4*[.$A10] + ([.O$2] - 3)^[.$A10]" office:value-type="float" office:value="38443359411">
            <text:p>38443359411</text:p>
          </table:table-cell>
          <table:table-cell table:formula="of:=4*[.$A10] + ([.P$2] - 3)^[.$A10]" office:value-type="float" office:value="68719476772">
            <text:p>68719476772</text:p>
          </table:table-cell>
          <table:table-cell table:formula="of:=4*[.$A10] + ([.Q$2] - 3)^[.$A10]" office:value-type="float" office:value="118587876533">
            <text:p>118587876533</text:p>
          </table:table-cell>
          <table:table-cell table:formula="of:=4*[.$A10] + ([.R$2] - 3)^[.$A10]" office:value-type="float" office:value="198359290404">
            <text:p>198359290404</text:p>
          </table:table-cell>
          <table:table-cell table:formula="of:=4*[.$A10] + ([.S$2] - 3)^[.$A10]" office:value-type="float" office:value="322687697815">
            <text:p>322687697815</text:p>
          </table:table-cell>
          <table:table-cell table:formula="of:=4*[.$A10] + ([.T$2] - 3)^[.$A10]" office:value-type="float" office:value="512000000036">
            <text:p>512000000036</text:p>
          </table:table-cell>
          <table:table-cell table:formula="of:=4*[.$A10] + ([.U$2] - 3)^[.$A10]" office:value-type="float" office:value="794280046617">
            <text:p>794280046617</text:p>
          </table:table-cell>
          <table:table-cell table:formula="of:=4*[.$A10] + ([.V$2] - 3)^[.$A10]" office:value-type="float" office:value="1207269217828">
            <text:p>1207269217828</text:p>
          </table:table-cell>
          <table:table-cell table:formula="of:=4*[.$A10] + ([.W$2] - 3)^[.$A10]" office:value-type="float" office:value="1801152661499">
            <text:p>1801152661499</text:p>
          </table:table-cell>
          <table:table-cell table:formula="of:=4*[.$A10] + ([.X$2] - 3)^[.$A10]" office:value-type="float" office:value="2641807540260">
            <text:p>2641807540260</text:p>
          </table:table-cell>
          <table:table-cell table:formula="of:=4*[.$A10] + ([.Y$2] - 3)^[.$A10]" office:value-type="float" office:value="3814697265661">
            <text:p>3814697265661</text:p>
          </table:table-cell>
          <table:table-cell table:formula="of:=4*[.$A10] + ([.Z$2] - 3)^[.$A10]" office:value-type="float" office:value="5429503679012">
            <text:p>5429503679012</text:p>
          </table:table-cell>
          <table:table-cell table:formula="of:=4*[.$A10] + ([.AA$2] - 3)^[.$A10]" office:value-type="float" office:value="7625597485023">
            <text:p>7625597485023</text:p>
          </table:table-cell>
          <table:table-cell table:formula="of:=4*[.$A10] + ([.AB$2] - 3)^[.$A10]" office:value-type="float" office:value="10578455953444">
            <text:p>10578455953444</text:p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table:formula="of:=4*[.$A11] + ([.B$2] - 3)^[.$A11]" office:value-type="float" office:value="1064">
            <text:p>1064</text:p>
          </table:table-cell>
          <table:table-cell table:formula="of:=4*[.$A11] + ([.C$2] - 3)^[.$A11]" office:value-type="float" office:value="59089">
            <text:p>59089</text:p>
          </table:table-cell>
          <table:table-cell table:formula="of:=4*[.$A11] + ([.D$2] - 3)^[.$A11]" office:value-type="float" office:value="1048616">
            <text:p>1048616</text:p>
          </table:table-cell>
          <table:table-cell table:formula="of:=4*[.$A11] + ([.E$2] - 3)^[.$A11]" office:value-type="float" office:value="9765665">
            <text:p>9765665</text:p>
          </table:table-cell>
          <table:table-cell table:formula="of:=4*[.$A11] + ([.F$2] - 3)^[.$A11]" office:value-type="float" office:value="60466216">
            <text:p>60466216</text:p>
          </table:table-cell>
          <table:table-cell table:formula="of:=4*[.$A11] + ([.G$2] - 3)^[.$A11]" office:value-type="float" office:value="282475289">
            <text:p>282475289</text:p>
          </table:table-cell>
          <table:table-cell table:formula="of:=4*[.$A11] + ([.H$2] - 3)^[.$A11]" office:value-type="float" office:value="1073741864">
            <text:p>1073741864</text:p>
          </table:table-cell>
          <table:table-cell table:formula="of:=4*[.$A11] + ([.I$2] - 3)^[.$A11]" office:value-type="float" office:value="3486784441">
            <text:p>3486784441</text:p>
          </table:table-cell>
          <table:table-cell table:formula="of:=4*[.$A11] + ([.J$2] - 3)^[.$A11]" office:value-type="float" office:value="10000000040">
            <text:p>10000000040</text:p>
          </table:table-cell>
          <table:table-cell table:formula="of:=4*[.$A11] + ([.K$2] - 3)^[.$A11]" office:value-type="float" office:value="25937424641">
            <text:p>25937424641</text:p>
          </table:table-cell>
          <table:table-cell table:formula="of:=4*[.$A11] + ([.L$2] - 3)^[.$A11]" office:value-type="float" office:value="61917364264">
            <text:p>61917364264</text:p>
          </table:table-cell>
          <table:table-cell table:formula="of:=4*[.$A11] + ([.M$2] - 3)^[.$A11]" office:value-type="float" office:value="137858491889">
            <text:p>137858491889</text:p>
          </table:table-cell>
          <table:table-cell table:formula="of:=4*[.$A11] + ([.N$2] - 3)^[.$A11]" office:value-type="float" office:value="289254655016">
            <text:p>289254655016</text:p>
          </table:table-cell>
          <table:table-cell table:formula="of:=4*[.$A11] + ([.O$2] - 3)^[.$A11]" office:value-type="float" office:value="576650390665">
            <text:p>576650390665</text:p>
          </table:table-cell>
          <table:table-cell table:formula="of:=4*[.$A11] + ([.P$2] - 3)^[.$A11]" office:value-type="float" office:value="1099511627816">
            <text:p>1099511627816</text:p>
          </table:table-cell>
          <table:table-cell table:formula="of:=4*[.$A11] + ([.Q$2] - 3)^[.$A11]" office:value-type="float" office:value="2015993900489">
            <text:p>2015993900489</text:p>
          </table:table-cell>
          <table:table-cell table:formula="of:=4*[.$A11] + ([.R$2] - 3)^[.$A11]" office:value-type="float" office:value="3570467226664">
            <text:p>3570467226664</text:p>
          </table:table-cell>
          <table:table-cell table:formula="of:=4*[.$A11] + ([.S$2] - 3)^[.$A11]" office:value-type="float" office:value="6131066257841">
            <text:p>6131066257841</text:p>
          </table:table-cell>
          <table:table-cell table:formula="of:=4*[.$A11] + ([.T$2] - 3)^[.$A11]" office:value-type="float" office:value="10240000000040">
            <text:p>10240000000040</text:p>
          </table:table-cell>
          <table:table-cell table:formula="of:=4*[.$A11] + ([.U$2] - 3)^[.$A11]" office:value-type="float" office:value="16679880978241">
            <text:p>16679880978241</text:p>
          </table:table-cell>
          <table:table-cell table:formula="of:=4*[.$A11] + ([.V$2] - 3)^[.$A11]" office:value-type="float" office:value="26559922791464">
            <text:p>26559922791464</text:p>
          </table:table-cell>
          <table:table-cell table:formula="of:=4*[.$A11] + ([.W$2] - 3)^[.$A11]" office:value-type="float" office:value="41426511213689">
            <text:p>41426511213689</text:p>
          </table:table-cell>
          <table:table-cell table:formula="of:=4*[.$A11] + ([.X$2] - 3)^[.$A11]" office:value-type="float" office:value="63403380965416">
            <text:p>63403380965416</text:p>
          </table:table-cell>
          <table:table-cell table:formula="of:=4*[.$A11] + ([.Y$2] - 3)^[.$A11]" office:value-type="float" office:value="95367431640665">
            <text:p>95367431640665</text:p>
          </table:table-cell>
          <table:table-cell table:formula="of:=4*[.$A11] + ([.Z$2] - 3)^[.$A11]" office:value-type="float" office:value="141167095653416">
            <text:p>141167095653416</text:p>
          </table:table-cell>
          <table:table-cell table:formula="of:=4*[.$A11] + ([.AA$2] - 3)^[.$A11]" office:value-type="float" office:value="205891132094689">
            <text:p>205891132094689</text:p>
          </table:table-cell>
          <table:table-cell table:formula="of:=4*[.$A11] + ([.AB$2] - 3)^[.$A11]" office:value-type="float" office:value="296196766695464">
            <text:p>296196766695464</text:p>
          </table:table-cell>
          <table:table-cell table:number-columns-repeated="996"/>
        </table:table-row>
        <table:table-row table:style-name="ro1">
          <table:table-cell office:value-type="float" office:value="11">
            <text:p>11</text:p>
          </table:table-cell>
          <table:table-cell table:formula="of:=4*[.$A12] + ([.B$2] - 3)^[.$A12]" office:value-type="float" office:value="2092">
            <text:p>2092</text:p>
          </table:table-cell>
          <table:table-cell table:formula="of:=4*[.$A12] + ([.C$2] - 3)^[.$A12]" office:value-type="float" office:value="177191">
            <text:p>177191</text:p>
          </table:table-cell>
          <table:table-cell table:formula="of:=4*[.$A12] + ([.D$2] - 3)^[.$A12]" office:value-type="float" office:value="4194348">
            <text:p>4194348</text:p>
          </table:table-cell>
          <table:table-cell table:formula="of:=4*[.$A12] + ([.E$2] - 3)^[.$A12]" office:value-type="float" office:value="48828169">
            <text:p>48828169</text:p>
          </table:table-cell>
          <table:table-cell table:formula="of:=4*[.$A12] + ([.F$2] - 3)^[.$A12]" office:value-type="float" office:value="362797100">
            <text:p>362797100</text:p>
          </table:table-cell>
          <table:table-cell table:formula="of:=4*[.$A12] + ([.G$2] - 3)^[.$A12]" office:value-type="float" office:value="1977326787">
            <text:p>1977326787</text:p>
          </table:table-cell>
          <table:table-cell table:formula="of:=4*[.$A12] + ([.H$2] - 3)^[.$A12]" office:value-type="float" office:value="8589934636">
            <text:p>8589934636</text:p>
          </table:table-cell>
          <table:table-cell table:formula="of:=4*[.$A12] + ([.I$2] - 3)^[.$A12]" office:value-type="float" office:value="31381059653">
            <text:p>31381059653</text:p>
          </table:table-cell>
          <table:table-cell table:formula="of:=4*[.$A12] + ([.J$2] - 3)^[.$A12]" office:value-type="float" office:value="100000000044">
            <text:p>100000000044</text:p>
          </table:table-cell>
          <table:table-cell table:formula="of:=4*[.$A12] + ([.K$2] - 3)^[.$A12]" office:value-type="float" office:value="285311670655">
            <text:p>285311670655</text:p>
          </table:table-cell>
          <table:table-cell table:formula="of:=4*[.$A12] + ([.L$2] - 3)^[.$A12]" office:value-type="float" office:value="743008370732">
            <text:p>743008370732</text:p>
          </table:table-cell>
          <table:table-cell table:formula="of:=4*[.$A12] + ([.M$2] - 3)^[.$A12]" office:value-type="float" office:value="1792160394081">
            <text:p>1792160394081</text:p>
          </table:table-cell>
          <table:table-cell table:formula="of:=4*[.$A12] + ([.N$2] - 3)^[.$A12]" office:value-type="float" office:value="4049565169708">
            <text:p>4049565169708</text:p>
          </table:table-cell>
          <table:table-cell table:formula="of:=4*[.$A12] + ([.O$2] - 3)^[.$A12]" office:value-type="float" office:value="8649755859419">
            <text:p>8649755859419</text:p>
          </table:table-cell>
          <table:table-cell table:formula="of:=4*[.$A12] + ([.P$2] - 3)^[.$A12]" office:value-type="float" office:value="17592186044460">
            <text:p>17592186044460</text:p>
          </table:table-cell>
          <table:table-cell table:formula="of:=4*[.$A12] + ([.Q$2] - 3)^[.$A12]" office:value-type="float" office:value="34271896307677">
            <text:p>34271896307677</text:p>
          </table:table-cell>
          <table:table-cell table:formula="of:=4*[.$A12] + ([.R$2] - 3)^[.$A12]" office:value-type="float" office:value="64268410079276">
            <text:p>64268410079276</text:p>
          </table:table-cell>
          <table:table-cell table:formula="of:=4*[.$A12] + ([.S$2] - 3)^[.$A12]" office:value-type="float" office:value="116490258898263">
            <text:p>116490258898263</text:p>
          </table:table-cell>
          <table:table-cell table:formula="of:=4*[.$A12] + ([.T$2] - 3)^[.$A12]" office:value-type="float" office:value="204800000000044">
            <text:p>204800000000044</text:p>
          </table:table-cell>
          <table:table-cell table:formula="of:=4*[.$A12] + ([.U$2] - 3)^[.$A12]" office:value-type="float" office:value="350277500542265">
            <text:p>350277500542265</text:p>
          </table:table-cell>
          <table:table-cell table:formula="of:=4*[.$A12] + ([.V$2] - 3)^[.$A12]" office:value-type="float" office:value="584318301411372">
            <text:p>584318301411372</text:p>
          </table:table-cell>
          <table:table-cell table:formula="of:=4*[.$A12] + ([.W$2] - 3)^[.$A12]" office:value-type="float" office:value="952809757913971">
            <text:p>952809757913971</text:p>
          </table:table-cell>
          <table:table-cell table:formula="of:=4*[.$A12] + ([.X$2] - 3)^[.$A12]" office:value-type="float" office:value="1.52168114316907E+015">
            <text:p>1521681143169070</text:p>
          </table:table-cell>
          <table:table-cell table:formula="of:=4*[.$A12] + ([.Y$2] - 3)^[.$A12]" office:value-type="float" office:value="2.38418579101567E+015">
            <text:p>2384185791015670</text:p>
          </table:table-cell>
          <table:table-cell table:formula="of:=4*[.$A12] + ([.Z$2] - 3)^[.$A12]" office:value-type="float" office:value="3.67034448698782E+015">
            <text:p>3670344486987820</text:p>
          </table:table-cell>
          <table:table-cell table:formula="of:=4*[.$A12] + ([.AA$2] - 3)^[.$A12]" office:value-type="float" office:value="5.55906056655557E+015">
            <text:p>5559060566555570</text:p>
          </table:table-cell>
          <table:table-cell table:formula="of:=4*[.$A12] + ([.AB$2] - 3)^[.$A12]" office:value-type="float" office:value="8.29350946747192E+015">
            <text:p>8293509467471920</text:p>
          </table:table-cell>
          <table:table-cell table:number-columns-repeated="996"/>
        </table:table-row>
        <table:table-row table:style-name="ro1">
          <table:table-cell office:value-type="float" office:value="12">
            <text:p>12</text:p>
          </table:table-cell>
          <table:table-cell table:formula="of:=4*[.$A13] + ([.B$2] - 3)^[.$A13]" office:value-type="float" office:value="4144">
            <text:p>4144</text:p>
          </table:table-cell>
          <table:table-cell table:formula="of:=4*[.$A13] + ([.C$2] - 3)^[.$A13]" office:value-type="float" office:value="531489">
            <text:p>531489</text:p>
          </table:table-cell>
          <table:table-cell table:formula="of:=4*[.$A13] + ([.D$2] - 3)^[.$A13]" office:value-type="float" office:value="16777264">
            <text:p>16777264</text:p>
          </table:table-cell>
          <table:table-cell table:formula="of:=4*[.$A13] + ([.E$2] - 3)^[.$A13]" office:value-type="float" office:value="244140673">
            <text:p>244140673</text:p>
          </table:table-cell>
          <table:table-cell table:formula="of:=4*[.$A13] + ([.F$2] - 3)^[.$A13]" office:value-type="float" office:value="2176782384">
            <text:p>2176782384</text:p>
          </table:table-cell>
          <table:table-cell table:formula="of:=4*[.$A13] + ([.G$2] - 3)^[.$A13]" office:value-type="float" office:value="13841287249">
            <text:p>13841287249</text:p>
          </table:table-cell>
          <table:table-cell table:formula="of:=4*[.$A13] + ([.H$2] - 3)^[.$A13]" office:value-type="float" office:value="68719476784">
            <text:p>68719476784</text:p>
          </table:table-cell>
          <table:table-cell table:formula="of:=4*[.$A13] + ([.I$2] - 3)^[.$A13]" office:value-type="float" office:value="282429536529">
            <text:p>282429536529</text:p>
          </table:table-cell>
          <table:table-cell table:formula="of:=4*[.$A13] + ([.J$2] - 3)^[.$A13]" office:value-type="float" office:value="1000000000048">
            <text:p>1000000000048</text:p>
          </table:table-cell>
          <table:table-cell table:formula="of:=4*[.$A13] + ([.K$2] - 3)^[.$A13]" office:value-type="float" office:value="3138428376769">
            <text:p>3138428376769</text:p>
          </table:table-cell>
          <table:table-cell table:formula="of:=4*[.$A13] + ([.L$2] - 3)^[.$A13]" office:value-type="float" office:value="8916100448304">
            <text:p>8916100448304</text:p>
          </table:table-cell>
          <table:table-cell table:formula="of:=4*[.$A13] + ([.M$2] - 3)^[.$A13]" office:value-type="float" office:value="23298085122529">
            <text:p>23298085122529</text:p>
          </table:table-cell>
          <table:table-cell table:formula="of:=4*[.$A13] + ([.N$2] - 3)^[.$A13]" office:value-type="float" office:value="56693912375344">
            <text:p>56693912375344</text:p>
          </table:table-cell>
          <table:table-cell table:formula="of:=4*[.$A13] + ([.O$2] - 3)^[.$A13]" office:value-type="float" office:value="129746337890673">
            <text:p>129746337890673</text:p>
          </table:table-cell>
          <table:table-cell table:formula="of:=4*[.$A13] + ([.P$2] - 3)^[.$A13]" office:value-type="float" office:value="281474976710704">
            <text:p>281474976710704</text:p>
          </table:table-cell>
          <table:table-cell table:formula="of:=4*[.$A13] + ([.Q$2] - 3)^[.$A13]" office:value-type="float" office:value="582622237229809">
            <text:p>582622237229809</text:p>
          </table:table-cell>
          <table:table-cell table:formula="of:=4*[.$A13] + ([.R$2] - 3)^[.$A13]" office:value-type="float" office:value="1.15683138142622E+015">
            <text:p>1156831381426220</text:p>
          </table:table-cell>
          <table:table-cell table:formula="of:=4*[.$A13] + ([.S$2] - 3)^[.$A13]" office:value-type="float" office:value="2.21331491906621E+015">
            <text:p>2213314919066210</text:p>
          </table:table-cell>
          <table:table-cell table:formula="of:=4*[.$A13] + ([.T$2] - 3)^[.$A13]" office:value-type="float" office:value="4.09600000000005E+015">
            <text:p>4096000000000050</text:p>
          </table:table-cell>
          <table:table-cell table:formula="of:=4*[.$A13] + ([.U$2] - 3)^[.$A13]" office:value-type="float" office:value="7.35582751138669E+015">
            <text:p>7355827511386690</text:p>
          </table:table-cell>
          <table:table-cell table:formula="of:=4*[.$A13] + ([.V$2] - 3)^[.$A13]" office:value-type="float" office:value="1.28550026310493E+016">
            <text:p>12855002631049300</text:p>
          </table:table-cell>
          <table:table-cell table:formula="of:=4*[.$A13] + ([.W$2] - 3)^[.$A13]" office:value-type="float" office:value="2.19146244320204E+016">
            <text:p>21914624432020400</text:p>
          </table:table-cell>
          <table:table-cell table:formula="of:=4*[.$A13] + ([.X$2] - 3)^[.$A13]" office:value-type="float" office:value="3.65203474360566E+016">
            <text:p>36520347436056600</text:p>
          </table:table-cell>
          <table:table-cell table:formula="of:=4*[.$A13] + ([.Y$2] - 3)^[.$A13]" office:value-type="float" office:value="5.96046447753907E+016">
            <text:p>59604644775390700</text:p>
          </table:table-cell>
          <table:table-cell table:formula="of:=4*[.$A13] + ([.Z$2] - 3)^[.$A13]" office:value-type="float" office:value="9.54289566616822E+016">
            <text:p>95428956661682200</text:p>
          </table:table-cell>
          <table:table-cell table:formula="of:=4*[.$A13] + ([.AA$2] - 3)^[.$A13]" office:value-type="float" office:value="1.50094635296999E+017">
            <text:p>150094635296999000</text:p>
          </table:table-cell>
          <table:table-cell table:formula="of:=4*[.$A13] + ([.AB$2] - 3)^[.$A13]" office:value-type="float" office:value="2.32218265089212E+017">
            <text:p>232218265089212000</text:p>
          </table:table-cell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 table:formula="of:=4*[.$A14] + ([.B$2] - 3)^[.$A14]" office:value-type="float" office:value="8244">
            <text:p>8244</text:p>
          </table:table-cell>
          <table:table-cell table:formula="of:=4*[.$A14] + ([.C$2] - 3)^[.$A14]" office:value-type="float" office:value="1594375">
            <text:p>1594375</text:p>
          </table:table-cell>
          <table:table-cell table:formula="of:=4*[.$A14] + ([.D$2] - 3)^[.$A14]" office:value-type="float" office:value="67108916">
            <text:p>67108916</text:p>
          </table:table-cell>
          <table:table-cell table:formula="of:=4*[.$A14] + ([.E$2] - 3)^[.$A14]" office:value-type="float" office:value="1220703177">
            <text:p>1220703177</text:p>
          </table:table-cell>
          <table:table-cell table:formula="of:=4*[.$A14] + ([.F$2] - 3)^[.$A14]" office:value-type="float" office:value="13060694068">
            <text:p>13060694068</text:p>
          </table:table-cell>
          <table:table-cell table:formula="of:=4*[.$A14] + ([.G$2] - 3)^[.$A14]" office:value-type="float" office:value="96889010459">
            <text:p>96889010459</text:p>
          </table:table-cell>
          <table:table-cell table:formula="of:=4*[.$A14] + ([.H$2] - 3)^[.$A14]" office:value-type="float" office:value="549755813940">
            <text:p>549755813940</text:p>
          </table:table-cell>
          <table:table-cell table:formula="of:=4*[.$A14] + ([.I$2] - 3)^[.$A14]" office:value-type="float" office:value="2541865828381">
            <text:p>2541865828381</text:p>
          </table:table-cell>
          <table:table-cell table:formula="of:=4*[.$A14] + ([.J$2] - 3)^[.$A14]" office:value-type="float" office:value="10000000000052">
            <text:p>10000000000052</text:p>
          </table:table-cell>
          <table:table-cell table:formula="of:=4*[.$A14] + ([.K$2] - 3)^[.$A14]" office:value-type="float" office:value="34522712143983">
            <text:p>34522712143983</text:p>
          </table:table-cell>
          <table:table-cell table:formula="of:=4*[.$A14] + ([.L$2] - 3)^[.$A14]" office:value-type="float" office:value="106993205379124">
            <text:p>106993205379124</text:p>
          </table:table-cell>
          <table:table-cell table:formula="of:=4*[.$A14] + ([.M$2] - 3)^[.$A14]" office:value-type="float" office:value="302875106592305">
            <text:p>302875106592305</text:p>
          </table:table-cell>
          <table:table-cell table:formula="of:=4*[.$A14] + ([.N$2] - 3)^[.$A14]" office:value-type="float" office:value="793714773254196">
            <text:p>793714773254196</text:p>
          </table:table-cell>
          <table:table-cell table:formula="of:=4*[.$A14] + ([.O$2] - 3)^[.$A14]" office:value-type="float" office:value="1.94619506835943E+015">
            <text:p>1946195068359430</text:p>
          </table:table-cell>
          <table:table-cell table:formula="of:=4*[.$A14] + ([.P$2] - 3)^[.$A14]" office:value-type="float" office:value="4.50359962737055E+015">
            <text:p>4503599627370550</text:p>
          </table:table-cell>
          <table:table-cell table:formula="of:=4*[.$A14] + ([.Q$2] - 3)^[.$A14]" office:value-type="float" office:value="9.90457803290599E+015">
            <text:p>9904578032905990</text:p>
          </table:table-cell>
          <table:table-cell table:formula="of:=4*[.$A14] + ([.R$2] - 3)^[.$A14]" office:value-type="float" office:value="2.08229648656712E+016">
            <text:p>20822964865671200</text:p>
          </table:table-cell>
          <table:table-cell table:formula="of:=4*[.$A14] + ([.S$2] - 3)^[.$A14]" office:value-type="float" office:value="4.20529834622571E+016">
            <text:p>42052983462257100</text:p>
          </table:table-cell>
          <table:table-cell table:formula="of:=4*[.$A14] + ([.T$2] - 3)^[.$A14]" office:value-type="float" office:value="8.19200000000001E+016">
            <text:p>81920000000000100</text:p>
          </table:table-cell>
          <table:table-cell table:formula="of:=4*[.$A14] + ([.U$2] - 3)^[.$A14]" office:value-type="float" office:value="1.5447237773912E+017">
            <text:p>154472377739120000</text:p>
          </table:table-cell>
          <table:table-cell table:formula="of:=4*[.$A14] + ([.V$2] - 3)^[.$A14]" office:value-type="float" office:value="2.82810057883083E+017">
            <text:p>282810057883083000</text:p>
          </table:table-cell>
          <table:table-cell table:formula="of:=4*[.$A14] + ([.W$2] - 3)^[.$A14]" office:value-type="float" office:value="5.04036361936467E+017">
            <text:p>504036361936467000</text:p>
          </table:table-cell>
          <table:table-cell table:formula="of:=4*[.$A14] + ([.X$2] - 3)^[.$A14]" office:value-type="float" office:value="8.76488338465358E+017">
            <text:p>876488338465358000</text:p>
          </table:table-cell>
          <table:table-cell table:formula="of:=4*[.$A14] + ([.Y$2] - 3)^[.$A14]" office:value-type="float" office:value="1.49011611938477E+018">
            <text:p>1490116119384770000</text:p>
          </table:table-cell>
          <table:table-cell table:formula="of:=4*[.$A14] + ([.Z$2] - 3)^[.$A14]" office:value-type="float" office:value="2.48115287320374E+018">
            <text:p>2481152873203740000</text:p>
          </table:table-cell>
          <table:table-cell table:formula="of:=4*[.$A14] + ([.AA$2] - 3)^[.$A14]" office:value-type="float" office:value="4.05255515301898E+018">
            <text:p>4052555153018980000</text:p>
          </table:table-cell>
          <table:table-cell table:formula="of:=4*[.$A14] + ([.AB$2] - 3)^[.$A14]" office:value-type="float" office:value="6.50211142249795E+018">
            <text:p>6502111422497950000</text:p>
          </table:table-cell>
          <table:table-cell table:number-columns-repeated="996"/>
        </table:table-row>
        <table:table-row table:style-name="ro1">
          <table:table-cell office:value-type="float" office:value="14">
            <text:p>14</text:p>
          </table:table-cell>
          <table:table-cell table:formula="of:=4*[.$A15] + ([.B$2] - 3)^[.$A15]" office:value-type="float" office:value="16440">
            <text:p>16440</text:p>
          </table:table-cell>
          <table:table-cell table:formula="of:=4*[.$A15] + ([.C$2] - 3)^[.$A15]" office:value-type="float" office:value="4783025">
            <text:p>4783025</text:p>
          </table:table-cell>
          <table:table-cell table:formula="of:=4*[.$A15] + ([.D$2] - 3)^[.$A15]" office:value-type="float" office:value="268435512">
            <text:p>268435512</text:p>
          </table:table-cell>
          <table:table-cell table:formula="of:=4*[.$A15] + ([.E$2] - 3)^[.$A15]" office:value-type="float" office:value="6103515681">
            <text:p>6103515681</text:p>
          </table:table-cell>
          <table:table-cell table:formula="of:=4*[.$A15] + ([.F$2] - 3)^[.$A15]" office:value-type="float" office:value="78364164152">
            <text:p>78364164152</text:p>
          </table:table-cell>
          <table:table-cell table:formula="of:=4*[.$A15] + ([.G$2] - 3)^[.$A15]" office:value-type="float" office:value="678223072905">
            <text:p>678223072905</text:p>
          </table:table-cell>
          <table:table-cell table:formula="of:=4*[.$A15] + ([.H$2] - 3)^[.$A15]" office:value-type="float" office:value="4398046511160">
            <text:p>4398046511160</text:p>
          </table:table-cell>
          <table:table-cell table:formula="of:=4*[.$A15] + ([.I$2] - 3)^[.$A15]" office:value-type="float" office:value="22876792455017">
            <text:p>22876792455017</text:p>
          </table:table-cell>
          <table:table-cell table:formula="of:=4*[.$A15] + ([.J$2] - 3)^[.$A15]" office:value-type="float" office:value="100000000000056">
            <text:p>100000000000056</text:p>
          </table:table-cell>
          <table:table-cell table:formula="of:=4*[.$A15] + ([.K$2] - 3)^[.$A15]" office:value-type="float" office:value="379749833583297">
            <text:p>379749833583297</text:p>
          </table:table-cell>
          <table:table-cell table:formula="of:=4*[.$A15] + ([.L$2] - 3)^[.$A15]" office:value-type="float" office:value="1.28391846454892E+015">
            <text:p>1283918464548920</text:p>
          </table:table-cell>
          <table:table-cell table:formula="of:=4*[.$A15] + ([.M$2] - 3)^[.$A15]" office:value-type="float" office:value="3.93737638569934E+015">
            <text:p>3937376385699340</text:p>
          </table:table-cell>
          <table:table-cell table:formula="of:=4*[.$A15] + ([.N$2] - 3)^[.$A15]" office:value-type="float" office:value="1.11120068255581E+016">
            <text:p>11112006825558100</text:p>
          </table:table-cell>
          <table:table-cell table:formula="of:=4*[.$A15] + ([.O$2] - 3)^[.$A15]" office:value-type="float" office:value="2.91929260253907E+016">
            <text:p>29192926025390700</text:p>
          </table:table-cell>
          <table:table-cell table:formula="of:=4*[.$A15] + ([.P$2] - 3)^[.$A15]" office:value-type="float" office:value="7.2057594037928E+016">
            <text:p>72057594037928000</text:p>
          </table:table-cell>
          <table:table-cell table:formula="of:=4*[.$A15] + ([.Q$2] - 3)^[.$A15]" office:value-type="float" office:value="1.68377826559401E+017">
            <text:p>168377826559401000</text:p>
          </table:table-cell>
          <table:table-cell table:formula="of:=4*[.$A15] + ([.R$2] - 3)^[.$A15]" office:value-type="float" office:value="3.74813367582081E+017">
            <text:p>374813367582081000</text:p>
          </table:table-cell>
          <table:table-cell table:formula="of:=4*[.$A15] + ([.S$2] - 3)^[.$A15]" office:value-type="float" office:value="7.99006685782884E+017">
            <text:p>799006685782884000</text:p>
          </table:table-cell>
          <table:table-cell table:formula="of:=4*[.$A15] + ([.T$2] - 3)^[.$A15]" office:value-type="float" office:value="1.6384E+018">
            <text:p>1638400000000000000</text:p>
          </table:table-cell>
          <table:table-cell table:formula="of:=4*[.$A15] + ([.U$2] - 3)^[.$A15]" office:value-type="float" office:value="3.24391993252151E+018">
            <text:p>3243919932521510000</text:p>
          </table:table-cell>
          <table:table-cell table:formula="of:=4*[.$A15] + ([.V$2] - 3)^[.$A15]" office:value-type="float" office:value="6.22182127342782E+018">
            <text:p>6221821273427820000</text:p>
          </table:table-cell>
          <table:table-cell table:formula="of:=4*[.$A15] + ([.W$2] - 3)^[.$A15]" office:value-type="float" office:value="1.15928363245387E+019">
            <text:p>11592836324538700000</text:p>
          </table:table-cell>
          <table:table-cell table:formula="of:=4*[.$A15] + ([.X$2] - 3)^[.$A15]" office:value-type="float" office:value="2.10357201231686E+019">
            <text:p>21035720123168600000</text:p>
          </table:table-cell>
          <table:table-cell table:formula="of:=4*[.$A15] + ([.Y$2] - 3)^[.$A15]" office:value-type="float" office:value="3.72529029846191E+019">
            <text:p>37252902984619100000</text:p>
          </table:table-cell>
          <table:table-cell table:formula="of:=4*[.$A15] + ([.Z$2] - 3)^[.$A15]" office:value-type="float" office:value="6.45099747032972E+019">
            <text:p>64509974703297200000</text:p>
          </table:table-cell>
          <table:table-cell table:formula="of:=4*[.$A15] + ([.AA$2] - 3)^[.$A15]" office:value-type="float" office:value="1.09418989131512E+020">
            <text:p>109418989131512000000</text:p>
          </table:table-cell>
          <table:table-cell table:formula="of:=4*[.$A15] + ([.AB$2] - 3)^[.$A15]" office:value-type="float" office:value="1.82059119829943E+020">
            <text:p>182059119829943000000</text:p>
          </table:table-cell>
          <table:table-cell table:number-columns-repeated="996"/>
        </table:table-row>
        <table:table-row table:style-name="ro1">
          <table:table-cell office:value-type="float" office:value="15">
            <text:p>15</text:p>
          </table:table-cell>
          <table:table-cell table:formula="of:=4*[.$A16] + ([.B$2] - 3)^[.$A16]" office:value-type="float" office:value="32828">
            <text:p>32828</text:p>
          </table:table-cell>
          <table:table-cell table:formula="of:=4*[.$A16] + ([.C$2] - 3)^[.$A16]" office:value-type="float" office:value="14348967">
            <text:p>14348967</text:p>
          </table:table-cell>
          <table:table-cell table:formula="of:=4*[.$A16] + ([.D$2] - 3)^[.$A16]" office:value-type="float" office:value="1073741884">
            <text:p>1073741884</text:p>
          </table:table-cell>
          <table:table-cell table:formula="of:=4*[.$A16] + ([.E$2] - 3)^[.$A16]" office:value-type="float" office:value="30517578185">
            <text:p>30517578185</text:p>
          </table:table-cell>
          <table:table-cell table:formula="of:=4*[.$A16] + ([.F$2] - 3)^[.$A16]" office:value-type="float" office:value="470184984636">
            <text:p>470184984636</text:p>
          </table:table-cell>
          <table:table-cell table:formula="of:=4*[.$A16] + ([.G$2] - 3)^[.$A16]" office:value-type="float" office:value="4747561510003">
            <text:p>4747561510003</text:p>
          </table:table-cell>
          <table:table-cell table:formula="of:=4*[.$A16] + ([.H$2] - 3)^[.$A16]" office:value-type="float" office:value="35184372088892">
            <text:p>35184372088892</text:p>
          </table:table-cell>
          <table:table-cell table:formula="of:=4*[.$A16] + ([.I$2] - 3)^[.$A16]" office:value-type="float" office:value="205891132094709">
            <text:p>205891132094709</text:p>
          </table:table-cell>
          <table:table-cell table:formula="of:=4*[.$A16] + ([.J$2] - 3)^[.$A16]" office:value-type="float" office:value="1.00000000000006E+015">
            <text:p>1000000000000060</text:p>
          </table:table-cell>
          <table:table-cell table:formula="of:=4*[.$A16] + ([.K$2] - 3)^[.$A16]" office:value-type="float" office:value="4.17724816941571E+015">
            <text:p>4177248169415710</text:p>
          </table:table-cell>
          <table:table-cell table:formula="of:=4*[.$A16] + ([.L$2] - 3)^[.$A16]" office:value-type="float" office:value="1.54070215745864E+016">
            <text:p>15407021574586400</text:p>
          </table:table-cell>
          <table:table-cell table:formula="of:=4*[.$A16] + ([.M$2] - 3)^[.$A16]" office:value-type="float" office:value="5.11858930140908E+016">
            <text:p>51185893014090800</text:p>
          </table:table-cell>
          <table:table-cell table:formula="of:=4*[.$A16] + ([.N$2] - 3)^[.$A16]" office:value-type="float" office:value="1.55568095557812E+017">
            <text:p>155568095557812000</text:p>
          </table:table-cell>
          <table:table-cell table:formula="of:=4*[.$A16] + ([.O$2] - 3)^[.$A16]" office:value-type="float" office:value="4.3789389038086E+017">
            <text:p>437893890380860000</text:p>
          </table:table-cell>
          <table:table-cell table:formula="of:=4*[.$A16] + ([.P$2] - 3)^[.$A16]" office:value-type="float" office:value="1.15292150460685E+018">
            <text:p>1152921504606850000</text:p>
          </table:table-cell>
          <table:table-cell table:formula="of:=4*[.$A16] + ([.Q$2] - 3)^[.$A16]" office:value-type="float" office:value="2.86242305150982E+018">
            <text:p>2862423051509820000</text:p>
          </table:table-cell>
          <table:table-cell table:formula="of:=4*[.$A16] + ([.R$2] - 3)^[.$A16]" office:value-type="float" office:value="6.74664061647746E+018">
            <text:p>6746640616477460000</text:p>
          </table:table-cell>
          <table:table-cell table:formula="of:=4*[.$A16] + ([.S$2] - 3)^[.$A16]" office:value-type="float" office:value="1.51811270298748E+019">
            <text:p>15181127029874800000</text:p>
          </table:table-cell>
          <table:table-cell table:formula="of:=4*[.$A16] + ([.T$2] - 3)^[.$A16]" office:value-type="float" office:value="3.2768E+019">
            <text:p>32768000000000000000</text:p>
          </table:table-cell>
          <table:table-cell table:formula="of:=4*[.$A16] + ([.U$2] - 3)^[.$A16]" office:value-type="float" office:value="6.81223185829517E+019">
            <text:p>68122318582951700000</text:p>
          </table:table-cell>
          <table:table-cell table:formula="of:=4*[.$A16] + ([.V$2] - 3)^[.$A16]" office:value-type="float" office:value="1.36880068015412E+020">
            <text:p>136880068015412000000</text:p>
          </table:table-cell>
          <table:table-cell table:formula="of:=4*[.$A16] + ([.W$2] - 3)^[.$A16]" office:value-type="float" office:value="2.66635235464391E+020">
            <text:p>266635235464391000000</text:p>
          </table:table-cell>
          <table:table-cell table:formula="of:=4*[.$A16] + ([.X$2] - 3)^[.$A16]" office:value-type="float" office:value="5.04857282956046E+020">
            <text:p>504857282956046000000</text:p>
          </table:table-cell>
          <table:table-cell table:formula="of:=4*[.$A16] + ([.Y$2] - 3)^[.$A16]" office:value-type="float" office:value="9.31322574615479E+020">
            <text:p>931322574615479000000</text:p>
          </table:table-cell>
          <table:table-cell table:formula="of:=4*[.$A16] + ([.Z$2] - 3)^[.$A16]" office:value-type="float" office:value="1.67725934228573E+021">
            <text:p>1677259342285730000000</text:p>
          </table:table-cell>
          <table:table-cell table:formula="of:=4*[.$A16] + ([.AA$2] - 3)^[.$A16]" office:value-type="float" office:value="2.95431270655083E+021">
            <text:p>2954312706550830000000</text:p>
          </table:table-cell>
          <table:table-cell table:formula="of:=4*[.$A16] + ([.AB$2] - 3)^[.$A16]" office:value-type="float" office:value="5.09765535523839E+021">
            <text:p>5097655355238390000000</text:p>
          </table:table-cell>
          <table:table-cell table:number-columns-repeated="996"/>
        </table:table-row>
        <table:table-row table:style-name="ro1">
          <table:table-cell office:value-type="float" office:value="16">
            <text:p>16</text:p>
          </table:table-cell>
          <table:table-cell table:formula="of:=4*[.$A17] + ([.B$2] - 3)^[.$A17]" office:value-type="float" office:value="65600">
            <text:p>65600</text:p>
          </table:table-cell>
          <table:table-cell table:formula="of:=4*[.$A17] + ([.C$2] - 3)^[.$A17]" office:value-type="float" office:value="43046785">
            <text:p>43046785</text:p>
          </table:table-cell>
          <table:table-cell table:formula="of:=4*[.$A17] + ([.D$2] - 3)^[.$A17]" office:value-type="float" office:value="4294967360">
            <text:p>4294967360</text:p>
          </table:table-cell>
          <table:table-cell table:formula="of:=4*[.$A17] + ([.E$2] - 3)^[.$A17]" office:value-type="float" office:value="152587890689">
            <text:p>152587890689</text:p>
          </table:table-cell>
          <table:table-cell table:formula="of:=4*[.$A17] + ([.F$2] - 3)^[.$A17]" office:value-type="float" office:value="2821109907520">
            <text:p>2821109907520</text:p>
          </table:table-cell>
          <table:table-cell table:formula="of:=4*[.$A17] + ([.G$2] - 3)^[.$A17]" office:value-type="float" office:value="33232930569665">
            <text:p>33232930569665</text:p>
          </table:table-cell>
          <table:table-cell table:formula="of:=4*[.$A17] + ([.H$2] - 3)^[.$A17]" office:value-type="float" office:value="281474976710720">
            <text:p>281474976710720</text:p>
          </table:table-cell>
          <table:table-cell table:formula="of:=4*[.$A17] + ([.I$2] - 3)^[.$A17]" office:value-type="float" office:value="1.8530201888519E+015">
            <text:p>1853020188851900</text:p>
          </table:table-cell>
          <table:table-cell table:formula="of:=4*[.$A17] + ([.J$2] - 3)^[.$A17]" office:value-type="float" office:value="1.00000000000001E+016">
            <text:p>10000000000000100</text:p>
          </table:table-cell>
          <table:table-cell table:formula="of:=4*[.$A17] + ([.K$2] - 3)^[.$A17]" office:value-type="float" office:value="4.59497298635722E+016">
            <text:p>45949729863572200</text:p>
          </table:table-cell>
          <table:table-cell table:formula="of:=4*[.$A17] + ([.L$2] - 3)^[.$A17]" office:value-type="float" office:value="1.84884258895036E+017">
            <text:p>184884258895036000</text:p>
          </table:table-cell>
          <table:table-cell table:formula="of:=4*[.$A17] + ([.M$2] - 3)^[.$A17]" office:value-type="float" office:value="6.6541660918318E+017">
            <text:p>665416609183180000</text:p>
          </table:table-cell>
          <table:table-cell table:formula="of:=4*[.$A17] + ([.N$2] - 3)^[.$A17]" office:value-type="float" office:value="2.17795333780937E+018">
            <text:p>2177953337809370000</text:p>
          </table:table-cell>
          <table:table-cell table:formula="of:=4*[.$A17] + ([.O$2] - 3)^[.$A17]" office:value-type="float" office:value="6.56840835571289E+018">
            <text:p>6568408355712890000</text:p>
          </table:table-cell>
          <table:table-cell table:formula="of:=4*[.$A17] + ([.P$2] - 3)^[.$A17]" office:value-type="float" office:value="1.84467440737096E+019">
            <text:p>18446744073709600000</text:p>
          </table:table-cell>
          <table:table-cell table:formula="of:=4*[.$A17] + ([.Q$2] - 3)^[.$A17]" office:value-type="float" office:value="4.86611918756669E+019">
            <text:p>48661191875666900000</text:p>
          </table:table-cell>
          <table:table-cell table:formula="of:=4*[.$A17] + ([.R$2] - 3)^[.$A17]" office:value-type="float" office:value="1.21439531096594E+020">
            <text:p>121439531096594000000</text:p>
          </table:table-cell>
          <table:table-cell table:formula="of:=4*[.$A17] + ([.S$2] - 3)^[.$A17]" office:value-type="float" office:value="2.88441413567621E+020">
            <text:p>288441413567621000000</text:p>
          </table:table-cell>
          <table:table-cell table:formula="of:=4*[.$A17] + ([.T$2] - 3)^[.$A17]" office:value-type="float" office:value="6.5536E+020">
            <text:p>655360000000000000000</text:p>
          </table:table-cell>
          <table:table-cell table:formula="of:=4*[.$A17] + ([.U$2] - 3)^[.$A17]" office:value-type="float" office:value="1.43056869024199E+021">
            <text:p>1430568690241990000000</text:p>
          </table:table-cell>
          <table:table-cell table:formula="of:=4*[.$A17] + ([.V$2] - 3)^[.$A17]" office:value-type="float" office:value="3.01136149633906E+021">
            <text:p>3011361496339060000000</text:p>
          </table:table-cell>
          <table:table-cell table:formula="of:=4*[.$A17] + ([.W$2] - 3)^[.$A17]" office:value-type="float" office:value="6.132610415681E+021">
            <text:p>6132610415681000000000</text:p>
          </table:table-cell>
          <table:table-cell table:formula="of:=4*[.$A17] + ([.X$2] - 3)^[.$A17]" office:value-type="float" office:value="1.21165747909451E+022">
            <text:p>12116574790945100000000</text:p>
          </table:table-cell>
          <table:table-cell table:formula="of:=4*[.$A17] + ([.Y$2] - 3)^[.$A17]" office:value-type="float" office:value="2.3283064365387E+022">
            <text:p>23283064365387000000000</text:p>
          </table:table-cell>
          <table:table-cell table:formula="of:=4*[.$A17] + ([.Z$2] - 3)^[.$A17]" office:value-type="float" office:value="4.36087428994289E+022">
            <text:p>43608742899428900000000</text:p>
          </table:table-cell>
          <table:table-cell table:formula="of:=4*[.$A17] + ([.AA$2] - 3)^[.$A17]" office:value-type="float" office:value="7.97664430768725E+022">
            <text:p>79766443076872500000000</text:p>
          </table:table-cell>
          <table:table-cell table:formula="of:=4*[.$A17] + ([.AB$2] - 3)^[.$A17]" office:value-type="float" office:value="1.42734349946675E+023">
            <text:p>142734349946675000000000</text:p>
          </table:table-cell>
          <table:table-cell table:number-columns-repeated="996"/>
        </table:table-row>
        <table:table-row table:style-name="ro1">
          <table:table-cell office:value-type="float" office:value="17">
            <text:p>17</text:p>
          </table:table-cell>
          <table:table-cell table:formula="of:=4*[.$A18] + ([.B$2] - 3)^[.$A18]" office:value-type="float" office:value="131140">
            <text:p>131140</text:p>
          </table:table-cell>
          <table:table-cell table:formula="of:=4*[.$A18] + ([.C$2] - 3)^[.$A18]" office:value-type="float" office:value="129140231">
            <text:p>129140231</text:p>
          </table:table-cell>
          <table:table-cell table:formula="of:=4*[.$A18] + ([.D$2] - 3)^[.$A18]" office:value-type="float" office:value="17179869252">
            <text:p>17179869252</text:p>
          </table:table-cell>
          <table:table-cell table:formula="of:=4*[.$A18] + ([.E$2] - 3)^[.$A18]" office:value-type="float" office:value="762939453193">
            <text:p>762939453193</text:p>
          </table:table-cell>
          <table:table-cell table:formula="of:=4*[.$A18] + ([.F$2] - 3)^[.$A18]" office:value-type="float" office:value="16926659444804">
            <text:p>16926659444804</text:p>
          </table:table-cell>
          <table:table-cell table:formula="of:=4*[.$A18] + ([.G$2] - 3)^[.$A18]" office:value-type="float" office:value="232630513987275">
            <text:p>232630513987275</text:p>
          </table:table-cell>
          <table:table-cell table:formula="of:=4*[.$A18] + ([.H$2] - 3)^[.$A18]" office:value-type="float" office:value="2.25179981368532E+015">
            <text:p>2251799813685320</text:p>
          </table:table-cell>
          <table:table-cell table:formula="of:=4*[.$A18] + ([.I$2] - 3)^[.$A18]" office:value-type="float" office:value="1.66771816996666E+016">
            <text:p>16677181699666600</text:p>
          </table:table-cell>
          <table:table-cell table:formula="of:=4*[.$A18] + ([.J$2] - 3)^[.$A18]" office:value-type="float" office:value="1E+017">
            <text:p>100000000000000000</text:p>
          </table:table-cell>
          <table:table-cell table:formula="of:=4*[.$A18] + ([.K$2] - 3)^[.$A18]" office:value-type="float" office:value="5.05447028499294E+017">
            <text:p>505447028499294000</text:p>
          </table:table-cell>
          <table:table-cell table:formula="of:=4*[.$A18] + ([.L$2] - 3)^[.$A18]" office:value-type="float" office:value="2.21861110674044E+018">
            <text:p>2218611106740440000</text:p>
          </table:table-cell>
          <table:table-cell table:formula="of:=4*[.$A18] + ([.M$2] - 3)^[.$A18]" office:value-type="float" office:value="8.65041591938134E+018">
            <text:p>8650415919381340000</text:p>
          </table:table-cell>
          <table:table-cell table:formula="of:=4*[.$A18] + ([.N$2] - 3)^[.$A18]" office:value-type="float" office:value="3.04913467293312E+019">
            <text:p>30491346729331200000</text:p>
          </table:table-cell>
          <table:table-cell table:formula="of:=4*[.$A18] + ([.O$2] - 3)^[.$A18]" office:value-type="float" office:value="9.85261253356934E+019">
            <text:p>98526125335693400000</text:p>
          </table:table-cell>
          <table:table-cell table:formula="of:=4*[.$A18] + ([.P$2] - 3)^[.$A18]" office:value-type="float" office:value="2.95147905179353E+020">
            <text:p>295147905179353000000</text:p>
          </table:table-cell>
          <table:table-cell table:formula="of:=4*[.$A18] + ([.Q$2] - 3)^[.$A18]" office:value-type="float" office:value="8.27240261886337E+020">
            <text:p>827240261886337000000</text:p>
          </table:table-cell>
          <table:table-cell table:formula="of:=4*[.$A18] + ([.R$2] - 3)^[.$A18]" office:value-type="float" office:value="2.1859115597387E+021">
            <text:p>2185911559738700000000</text:p>
          </table:table-cell>
          <table:table-cell table:formula="of:=4*[.$A18] + ([.S$2] - 3)^[.$A18]" office:value-type="float" office:value="5.4803868577848E+021">
            <text:p>5480386857784800000000</text:p>
          </table:table-cell>
          <table:table-cell table:formula="of:=4*[.$A18] + ([.T$2] - 3)^[.$A18]" office:value-type="float" office:value="1.31072E+022">
            <text:p>13107200000000000000000</text:p>
          </table:table-cell>
          <table:table-cell table:formula="of:=4*[.$A18] + ([.U$2] - 3)^[.$A18]" office:value-type="float" office:value="3.00419424950817E+022">
            <text:p>30041942495081700000000</text:p>
          </table:table-cell>
          <table:table-cell table:formula="of:=4*[.$A18] + ([.V$2] - 3)^[.$A18]" office:value-type="float" office:value="6.62499529194594E+022">
            <text:p>66249952919459400000000</text:p>
          </table:table-cell>
          <table:table-cell table:formula="of:=4*[.$A18] + ([.W$2] - 3)^[.$A18]" office:value-type="float" office:value="1.41050039560663E+023">
            <text:p>141050039560663000000000</text:p>
          </table:table-cell>
          <table:table-cell table:formula="of:=4*[.$A18] + ([.X$2] - 3)^[.$A18]" office:value-type="float" office:value="2.90797794982683E+023">
            <text:p>290797794982683000000000</text:p>
          </table:table-cell>
          <table:table-cell table:formula="of:=4*[.$A18] + ([.Y$2] - 3)^[.$A18]" office:value-type="float" office:value="5.82076609134674E+023">
            <text:p>582076609134674000000000</text:p>
          </table:table-cell>
          <table:table-cell table:formula="of:=4*[.$A18] + ([.Z$2] - 3)^[.$A18]" office:value-type="float" office:value="1.13382731538515E+024">
            <text:p>1133827315385150000000000</text:p>
          </table:table-cell>
          <table:table-cell table:formula="of:=4*[.$A18] + ([.AA$2] - 3)^[.$A18]" office:value-type="float" office:value="2.15369396307556E+024">
            <text:p>2153693963075560000000000</text:p>
          </table:table-cell>
          <table:table-cell table:formula="of:=4*[.$A18] + ([.AB$2] - 3)^[.$A18]" office:value-type="float" office:value="3.9965617985069E+024">
            <text:p>3996561798506900000000000</text:p>
          </table:table-cell>
          <table:table-cell table:number-columns-repeated="996"/>
        </table:table-row>
        <table:table-row table:style-name="ro1">
          <table:table-cell office:value-type="float" office:value="18">
            <text:p>18</text:p>
          </table:table-cell>
          <table:table-cell table:formula="of:=4*[.$A19] + ([.B$2] - 3)^[.$A19]" office:value-type="float" office:value="262216">
            <text:p>262216</text:p>
          </table:table-cell>
          <table:table-cell table:formula="of:=4*[.$A19] + ([.C$2] - 3)^[.$A19]" office:value-type="float" office:value="387420561">
            <text:p>387420561</text:p>
          </table:table-cell>
          <table:table-cell table:formula="of:=4*[.$A19] + ([.D$2] - 3)^[.$A19]" office:value-type="float" office:value="68719476808">
            <text:p>68719476808</text:p>
          </table:table-cell>
          <table:table-cell table:formula="of:=4*[.$A19] + ([.E$2] - 3)^[.$A19]" office:value-type="float" office:value="3814697265697">
            <text:p>3814697265697</text:p>
          </table:table-cell>
          <table:table-cell table:formula="of:=4*[.$A19] + ([.F$2] - 3)^[.$A19]" office:value-type="float" office:value="101559956668488">
            <text:p>101559956668488</text:p>
          </table:table-cell>
          <table:table-cell table:formula="of:=4*[.$A19] + ([.G$2] - 3)^[.$A19]" office:value-type="float" office:value="1.62841359791052E+015">
            <text:p>1628413597910520</text:p>
          </table:table-cell>
          <table:table-cell table:formula="of:=4*[.$A19] + ([.H$2] - 3)^[.$A19]" office:value-type="float" office:value="1.80143985094821E+016">
            <text:p>18014398509482100</text:p>
          </table:table-cell>
          <table:table-cell table:formula="of:=4*[.$A19] + ([.I$2] - 3)^[.$A19]" office:value-type="float" office:value="1.50094635296999E+017">
            <text:p>150094635296999000</text:p>
          </table:table-cell>
          <table:table-cell table:formula="of:=4*[.$A19] + ([.J$2] - 3)^[.$A19]" office:value-type="float" office:value="1E+018">
            <text:p>1000000000000000000</text:p>
          </table:table-cell>
          <table:table-cell table:formula="of:=4*[.$A19] + ([.K$2] - 3)^[.$A19]" office:value-type="float" office:value="5.55991731349223E+018">
            <text:p>5559917313492230000</text:p>
          </table:table-cell>
          <table:table-cell table:formula="of:=4*[.$A19] + ([.L$2] - 3)^[.$A19]" office:value-type="float" office:value="2.66233332808852E+019">
            <text:p>26623333280885200000</text:p>
          </table:table-cell>
          <table:table-cell table:formula="of:=4*[.$A19] + ([.M$2] - 3)^[.$A19]" office:value-type="float" office:value="1.12455406951957E+020">
            <text:p>112455406951957000000</text:p>
          </table:table-cell>
          <table:table-cell table:formula="of:=4*[.$A19] + ([.N$2] - 3)^[.$A19]" office:value-type="float" office:value="4.26878854210637E+020">
            <text:p>426878854210637000000</text:p>
          </table:table-cell>
          <table:table-cell table:formula="of:=4*[.$A19] + ([.O$2] - 3)^[.$A19]" office:value-type="float" office:value="1.4778918800354E+021">
            <text:p>1477891880035400000000</text:p>
          </table:table-cell>
          <table:table-cell table:formula="of:=4*[.$A19] + ([.P$2] - 3)^[.$A19]" office:value-type="float" office:value="4.72236648286965E+021">
            <text:p>4722366482869650000000</text:p>
          </table:table-cell>
          <table:table-cell table:formula="of:=4*[.$A19] + ([.Q$2] - 3)^[.$A19]" office:value-type="float" office:value="1.40630844520677E+022">
            <text:p>14063084452067700000000</text:p>
          </table:table-cell>
          <table:table-cell table:formula="of:=4*[.$A19] + ([.R$2] - 3)^[.$A19]" office:value-type="float" office:value="3.93464080752965E+022">
            <text:p>39346408075296500000000</text:p>
          </table:table-cell>
          <table:table-cell table:formula="of:=4*[.$A19] + ([.S$2] - 3)^[.$A19]" office:value-type="float" office:value="1.04127350297911E+023">
            <text:p>104127350297911000000000</text:p>
          </table:table-cell>
          <table:table-cell table:formula="of:=4*[.$A19] + ([.T$2] - 3)^[.$A19]" office:value-type="float" office:value="2.62144E+023">
            <text:p>262144000000000000000000</text:p>
          </table:table-cell>
          <table:table-cell table:formula="of:=4*[.$A19] + ([.U$2] - 3)^[.$A19]" office:value-type="float" office:value="6.30880792396716E+023">
            <text:p>630880792396716000000000</text:p>
          </table:table-cell>
          <table:table-cell table:formula="of:=4*[.$A19] + ([.V$2] - 3)^[.$A19]" office:value-type="float" office:value="1.45749896422811E+024">
            <text:p>1457498964228110000000000</text:p>
          </table:table-cell>
          <table:table-cell table:formula="of:=4*[.$A19] + ([.W$2] - 3)^[.$A19]" office:value-type="float" office:value="3.24415090989525E+024">
            <text:p>3244150909895250000000000</text:p>
          </table:table-cell>
          <table:table-cell table:formula="of:=4*[.$A19] + ([.X$2] - 3)^[.$A19]" office:value-type="float" office:value="6.97914707958438E+024">
            <text:p>6979147079584380000000000</text:p>
          </table:table-cell>
          <table:table-cell table:formula="of:=4*[.$A19] + ([.Y$2] - 3)^[.$A19]" office:value-type="float" office:value="1.45519152283669E+025">
            <text:p>14551915228366900000000000</text:p>
          </table:table-cell>
          <table:table-cell table:formula="of:=4*[.$A19] + ([.Z$2] - 3)^[.$A19]" office:value-type="float" office:value="2.94795102000139E+025">
            <text:p>29479510200013900000000000</text:p>
          </table:table-cell>
          <table:table-cell table:formula="of:=4*[.$A19] + ([.AA$2] - 3)^[.$A19]" office:value-type="float" office:value="5.81497370030401E+025">
            <text:p>58149737003040100000000000</text:p>
          </table:table-cell>
          <table:table-cell table:formula="of:=4*[.$A19] + ([.AB$2] - 3)^[.$A19]" office:value-type="float" office:value="1.11903730358193E+026">
            <text:p>111903730358193000000000000</text:p>
          </table:table-cell>
          <table:table-cell table:number-columns-repeated="996"/>
        </table:table-row>
        <table:table-row table:style-name="ro1">
          <table:table-cell office:value-type="float" office:value="19">
            <text:p>19</text:p>
          </table:table-cell>
          <table:table-cell table:formula="of:=4*[.$A20] + ([.B$2] - 3)^[.$A20]" office:value-type="float" office:value="524364">
            <text:p>524364</text:p>
          </table:table-cell>
          <table:table-cell table:formula="of:=4*[.$A20] + ([.C$2] - 3)^[.$A20]" office:value-type="float" office:value="1162261543">
            <text:p>1162261543</text:p>
          </table:table-cell>
          <table:table-cell table:formula="of:=4*[.$A20] + ([.D$2] - 3)^[.$A20]" office:value-type="float" office:value="274877907020">
            <text:p>274877907020</text:p>
          </table:table-cell>
          <table:table-cell table:formula="of:=4*[.$A20] + ([.E$2] - 3)^[.$A20]" office:value-type="float" office:value="19073486328201">
            <text:p>19073486328201</text:p>
          </table:table-cell>
          <table:table-cell table:formula="of:=4*[.$A20] + ([.F$2] - 3)^[.$A20]" office:value-type="float" office:value="609359740010572">
            <text:p>609359740010572</text:p>
          </table:table-cell>
          <table:table-cell table:formula="of:=4*[.$A20] + ([.G$2] - 3)^[.$A20]" office:value-type="float" office:value="1.13988951853732E+016">
            <text:p>11398895185373200</text:p>
          </table:table-cell>
          <table:table-cell table:formula="of:=4*[.$A20] + ([.H$2] - 3)^[.$A20]" office:value-type="float" office:value="1.44115188075856E+017">
            <text:p>144115188075856000</text:p>
          </table:table-cell>
          <table:table-cell table:formula="of:=4*[.$A20] + ([.I$2] - 3)^[.$A20]" office:value-type="float" office:value="1.35085171767299E+018">
            <text:p>1350851717672990000</text:p>
          </table:table-cell>
          <table:table-cell table:formula="of:=4*[.$A20] + ([.J$2] - 3)^[.$A20]" office:value-type="float" office:value="1E+019">
            <text:p>10000000000000000000</text:p>
          </table:table-cell>
          <table:table-cell table:formula="of:=4*[.$A20] + ([.K$2] - 3)^[.$A20]" office:value-type="float" office:value="6.11590904484145E+019">
            <text:p>61159090448414500000</text:p>
          </table:table-cell>
          <table:table-cell table:formula="of:=4*[.$A20] + ([.L$2] - 3)^[.$A20]" office:value-type="float" office:value="3.19479999370623E+020">
            <text:p>319479999370623000000</text:p>
          </table:table-cell>
          <table:table-cell table:formula="of:=4*[.$A20] + ([.M$2] - 3)^[.$A20]" office:value-type="float" office:value="1.46192029037545E+021">
            <text:p>1461920290375450000000</text:p>
          </table:table-cell>
          <table:table-cell table:formula="of:=4*[.$A20] + ([.N$2] - 3)^[.$A20]" office:value-type="float" office:value="5.97630395894891E+021">
            <text:p>5976303958948910000000</text:p>
          </table:table-cell>
          <table:table-cell table:formula="of:=4*[.$A20] + ([.O$2] - 3)^[.$A20]" office:value-type="float" office:value="2.2168378200531E+022">
            <text:p>22168378200531000000000</text:p>
          </table:table-cell>
          <table:table-cell table:formula="of:=4*[.$A20] + ([.P$2] - 3)^[.$A20]" office:value-type="float" office:value="7.55578637259143E+022">
            <text:p>75557863725914300000000</text:p>
          </table:table-cell>
          <table:table-cell table:formula="of:=4*[.$A20] + ([.Q$2] - 3)^[.$A20]" office:value-type="float" office:value="2.39072435685151E+023">
            <text:p>239072435685151000000000</text:p>
          </table:table-cell>
          <table:table-cell table:formula="of:=4*[.$A20] + ([.R$2] - 3)^[.$A20]" office:value-type="float" office:value="7.08235345355338E+023">
            <text:p>708235345355338000000000</text:p>
          </table:table-cell>
          <table:table-cell table:formula="of:=4*[.$A20] + ([.S$2] - 3)^[.$A20]" office:value-type="float" office:value="1.97841965566031E+024">
            <text:p>1978419655660310000000000</text:p>
          </table:table-cell>
          <table:table-cell table:formula="of:=4*[.$A20] + ([.T$2] - 3)^[.$A20]" office:value-type="float" office:value="5.24288E+024">
            <text:p>5242880000000000000000000</text:p>
          </table:table-cell>
          <table:table-cell table:formula="of:=4*[.$A20] + ([.U$2] - 3)^[.$A20]" office:value-type="float" office:value="1.3248496640331E+025">
            <text:p>13248496640331000000000000</text:p>
          </table:table-cell>
          <table:table-cell table:formula="of:=4*[.$A20] + ([.V$2] - 3)^[.$A20]" office:value-type="float" office:value="3.20649772130184E+025">
            <text:p>32064977213018400000000000</text:p>
          </table:table-cell>
          <table:table-cell table:formula="of:=4*[.$A20] + ([.W$2] - 3)^[.$A20]" office:value-type="float" office:value="7.46154709275907E+025">
            <text:p>74615470927590700000000000</text:p>
          </table:table-cell>
          <table:table-cell table:formula="of:=4*[.$A20] + ([.X$2] - 3)^[.$A20]" office:value-type="float" office:value="1.67499529910025E+026">
            <text:p>167499529910025000000000000</text:p>
          </table:table-cell>
          <table:table-cell table:formula="of:=4*[.$A20] + ([.Y$2] - 3)^[.$A20]" office:value-type="float" office:value="3.63797880709171E+026">
            <text:p>363797880709171000000000000</text:p>
          </table:table-cell>
          <table:table-cell table:formula="of:=4*[.$A20] + ([.Z$2] - 3)^[.$A20]" office:value-type="float" office:value="7.66467265200362E+026">
            <text:p>766467265200362000000000000</text:p>
          </table:table-cell>
          <table:table-cell table:formula="of:=4*[.$A20] + ([.AA$2] - 3)^[.$A20]" office:value-type="float" office:value="1.57004289908208E+027">
            <text:p>1570042899082080000000000000</text:p>
          </table:table-cell>
          <table:table-cell table:formula="of:=4*[.$A20] + ([.AB$2] - 3)^[.$A20]" office:value-type="float" office:value="3.13330445002941E+027">
            <text:p>3133304450029410000000000000</text:p>
          </table:table-cell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 table:formula="of:=4*[.$A21] + ([.B$2] - 3)^[.$A21]" office:value-type="float" office:value="1048656">
            <text:p>1048656</text:p>
          </table:table-cell>
          <table:table-cell table:formula="of:=4*[.$A21] + ([.C$2] - 3)^[.$A21]" office:value-type="float" office:value="3486784481">
            <text:p>3486784481</text:p>
          </table:table-cell>
          <table:table-cell table:formula="of:=4*[.$A21] + ([.D$2] - 3)^[.$A21]" office:value-type="float" office:value="1099511627856">
            <text:p>1099511627856</text:p>
          </table:table-cell>
          <table:table-cell table:formula="of:=4*[.$A21] + ([.E$2] - 3)^[.$A21]" office:value-type="float" office:value="95367431640705">
            <text:p>95367431640705</text:p>
          </table:table-cell>
          <table:table-cell table:formula="of:=4*[.$A21] + ([.F$2] - 3)^[.$A21]" office:value-type="float" office:value="3.65615844006306E+015">
            <text:p>3656158440063060</text:p>
          </table:table-cell>
          <table:table-cell table:formula="of:=4*[.$A21] + ([.G$2] - 3)^[.$A21]" office:value-type="float" office:value="7.97922662976121E+016">
            <text:p>79792266297612100</text:p>
          </table:table-cell>
          <table:table-cell table:formula="of:=4*[.$A21] + ([.H$2] - 3)^[.$A21]" office:value-type="float" office:value="1.15292150460685E+018">
            <text:p>1152921504606850000</text:p>
          </table:table-cell>
          <table:table-cell table:formula="of:=4*[.$A21] + ([.I$2] - 3)^[.$A21]" office:value-type="float" office:value="1.21576654590569E+019">
            <text:p>12157665459056900000</text:p>
          </table:table-cell>
          <table:table-cell table:formula="of:=4*[.$A21] + ([.J$2] - 3)^[.$A21]" office:value-type="float" office:value="1E+020">
            <text:p>100000000000000000000</text:p>
          </table:table-cell>
          <table:table-cell table:formula="of:=4*[.$A21] + ([.K$2] - 3)^[.$A21]" office:value-type="float" office:value="6.7274999493256E+020">
            <text:p>672749994932560000000</text:p>
          </table:table-cell>
          <table:table-cell table:formula="of:=4*[.$A21] + ([.L$2] - 3)^[.$A21]" office:value-type="float" office:value="3.83375999244747E+021">
            <text:p>3833759992447470000000</text:p>
          </table:table-cell>
          <table:table-cell table:formula="of:=4*[.$A21] + ([.M$2] - 3)^[.$A21]" office:value-type="float" office:value="1.90049637748808E+022">
            <text:p>19004963774880800000000</text:p>
          </table:table-cell>
          <table:table-cell table:formula="of:=4*[.$A21] + ([.N$2] - 3)^[.$A21]" office:value-type="float" office:value="8.36682554252848E+022">
            <text:p>83668255425284800000000</text:p>
          </table:table-cell>
          <table:table-cell table:formula="of:=4*[.$A21] + ([.O$2] - 3)^[.$A21]" office:value-type="float" office:value="3.32525673007965E+023">
            <text:p>332525673007965000000000</text:p>
          </table:table-cell>
          <table:table-cell table:formula="of:=4*[.$A21] + ([.P$2] - 3)^[.$A21]" office:value-type="float" office:value="1.20892581961463E+024">
            <text:p>1208925819614630000000000</text:p>
          </table:table-cell>
          <table:table-cell table:formula="of:=4*[.$A21] + ([.Q$2] - 3)^[.$A21]" office:value-type="float" office:value="4.06423140664757E+024">
            <text:p>4064231406647570000000000</text:p>
          </table:table-cell>
          <table:table-cell table:formula="of:=4*[.$A21] + ([.R$2] - 3)^[.$A21]" office:value-type="float" office:value="1.27482362163961E+025">
            <text:p>12748236216396100000000000</text:p>
          </table:table-cell>
          <table:table-cell table:formula="of:=4*[.$A21] + ([.S$2] - 3)^[.$A21]" office:value-type="float" office:value="3.7589973457546E+025">
            <text:p>37589973457546000000000000</text:p>
          </table:table-cell>
          <table:table-cell table:formula="of:=4*[.$A21] + ([.T$2] - 3)^[.$A21]" office:value-type="float" office:value="1.048576E+026">
            <text:p>104857600000000000000000000</text:p>
          </table:table-cell>
          <table:table-cell table:formula="of:=4*[.$A21] + ([.U$2] - 3)^[.$A21]" office:value-type="float" office:value="2.78218429446952E+026">
            <text:p>278218429446952000000000000</text:p>
          </table:table-cell>
          <table:table-cell table:formula="of:=4*[.$A21] + ([.V$2] - 3)^[.$A21]" office:value-type="float" office:value="7.05429498686404E+026">
            <text:p>705429498686404000000000000</text:p>
          </table:table-cell>
          <table:table-cell table:formula="of:=4*[.$A21] + ([.W$2] - 3)^[.$A21]" office:value-type="float" office:value="1.71615583133459E+027">
            <text:p>1716155831334590000000000000</text:p>
          </table:table-cell>
          <table:table-cell table:formula="of:=4*[.$A21] + ([.X$2] - 3)^[.$A21]" office:value-type="float" office:value="4.0199887178406E+027">
            <text:p>4019988717840600000000000000</text:p>
          </table:table-cell>
          <table:table-cell table:formula="of:=4*[.$A21] + ([.Y$2] - 3)^[.$A21]" office:value-type="float" office:value="9.09494701772928E+027">
            <text:p>9094947017729280000000000000</text:p>
          </table:table-cell>
          <table:table-cell table:formula="of:=4*[.$A21] + ([.Z$2] - 3)^[.$A21]" office:value-type="float" office:value="1.99281488952094E+028">
            <text:p>19928148895209400000000000000</text:p>
          </table:table-cell>
          <table:table-cell table:formula="of:=4*[.$A21] + ([.AA$2] - 3)^[.$A21]" office:value-type="float" office:value="4.23911582752162E+028">
            <text:p>42391158275216200000000000000</text:p>
          </table:table-cell>
          <table:table-cell table:formula="of:=4*[.$A21] + ([.AB$2] - 3)^[.$A21]" office:value-type="float" office:value="8.77325246008234E+028">
            <text:p>87732524600823400000000000000</text:p>
          </table:table-cell>
          <table:table-cell table:number-columns-repeated="996"/>
        </table:table-row>
        <table:table-row table:style-name="ro1">
          <table:table-cell office:value-type="float" office:value="21">
            <text:p>21</text:p>
          </table:table-cell>
          <table:table-cell table:formula="of:=4*[.$A22] + ([.B$2] - 3)^[.$A22]" office:value-type="float" office:value="2097236">
            <text:p>2097236</text:p>
          </table:table-cell>
          <table:table-cell table:formula="of:=4*[.$A22] + ([.C$2] - 3)^[.$A22]" office:value-type="float" office:value="10460353287">
            <text:p>10460353287</text:p>
          </table:table-cell>
          <table:table-cell table:formula="of:=4*[.$A22] + ([.D$2] - 3)^[.$A22]" office:value-type="float" office:value="4398046511188">
            <text:p>4398046511188</text:p>
          </table:table-cell>
          <table:table-cell table:formula="of:=4*[.$A22] + ([.E$2] - 3)^[.$A22]" office:value-type="float" office:value="476837158203209">
            <text:p>476837158203209</text:p>
          </table:table-cell>
          <table:table-cell table:formula="of:=4*[.$A22] + ([.F$2] - 3)^[.$A22]" office:value-type="float" office:value="2.19369506403779E+016">
            <text:p>21936950640377900</text:p>
          </table:table-cell>
          <table:table-cell table:formula="of:=4*[.$A22] + ([.G$2] - 3)^[.$A22]" office:value-type="float" office:value="5.58545864083284E+017">
            <text:p>558545864083284000</text:p>
          </table:table-cell>
          <table:table-cell table:formula="of:=4*[.$A22] + ([.H$2] - 3)^[.$A22]" office:value-type="float" office:value="9.22337203685478E+018">
            <text:p>9223372036854780000</text:p>
          </table:table-cell>
          <table:table-cell table:formula="of:=4*[.$A22] + ([.I$2] - 3)^[.$A22]" office:value-type="float" office:value="1.09418989131512E+020">
            <text:p>109418989131512000000</text:p>
          </table:table-cell>
          <table:table-cell table:formula="of:=4*[.$A22] + ([.J$2] - 3)^[.$A22]" office:value-type="float" office:value="1E+021">
            <text:p>1000000000000000000000</text:p>
          </table:table-cell>
          <table:table-cell table:formula="of:=4*[.$A22] + ([.K$2] - 3)^[.$A22]" office:value-type="float" office:value="7.40024994425816E+021">
            <text:p>7400249944258160000000</text:p>
          </table:table-cell>
          <table:table-cell table:formula="of:=4*[.$A22] + ([.L$2] - 3)^[.$A22]" office:value-type="float" office:value="4.60051199093697E+022">
            <text:p>46005119909369700000000</text:p>
          </table:table-cell>
          <table:table-cell table:formula="of:=4*[.$A22] + ([.M$2] - 3)^[.$A22]" office:value-type="float" office:value="2.4706452907345E+023">
            <text:p>247064529073450000000000</text:p>
          </table:table-cell>
          <table:table-cell table:formula="of:=4*[.$A22] + ([.N$2] - 3)^[.$A22]" office:value-type="float" office:value="1.17135557595399E+024">
            <text:p>1171355575953990000000000</text:p>
          </table:table-cell>
          <table:table-cell table:formula="of:=4*[.$A22] + ([.O$2] - 3)^[.$A22]" office:value-type="float" office:value="4.98788509511948E+024">
            <text:p>4987885095119480000000000</text:p>
          </table:table-cell>
          <table:table-cell table:formula="of:=4*[.$A22] + ([.P$2] - 3)^[.$A22]" office:value-type="float" office:value="1.93428131138341E+025">
            <text:p>19342813113834100000000000</text:p>
          </table:table-cell>
          <table:table-cell table:formula="of:=4*[.$A22] + ([.Q$2] - 3)^[.$A22]" office:value-type="float" office:value="6.90919339130087E+025">
            <text:p>69091933913008700000000000</text:p>
          </table:table-cell>
          <table:table-cell table:formula="of:=4*[.$A22] + ([.R$2] - 3)^[.$A22]" office:value-type="float" office:value="2.29468251895129E+026">
            <text:p>229468251895129000000000000</text:p>
          </table:table-cell>
          <table:table-cell table:formula="of:=4*[.$A22] + ([.S$2] - 3)^[.$A22]" office:value-type="float" office:value="7.14209495693373E+026">
            <text:p>714209495693373000000000000</text:p>
          </table:table-cell>
          <table:table-cell table:formula="of:=4*[.$A22] + ([.T$2] - 3)^[.$A22]" office:value-type="float" office:value="2.097152E+027">
            <text:p>2097152000000000000000000000</text:p>
          </table:table-cell>
          <table:table-cell table:formula="of:=4*[.$A22] + ([.U$2] - 3)^[.$A22]" office:value-type="float" office:value="5.84258701838598E+027">
            <text:p>5842587018385980000000000000</text:p>
          </table:table-cell>
          <table:table-cell table:formula="of:=4*[.$A22] + ([.V$2] - 3)^[.$A22]" office:value-type="float" office:value="1.55194489711009E+028">
            <text:p>15519448971100900000000000000</text:p>
          </table:table-cell>
          <table:table-cell table:formula="of:=4*[.$A22] + ([.W$2] - 3)^[.$A22]" office:value-type="float" office:value="3.94715841206955E+028">
            <text:p>39471584120695500000000000000</text:p>
          </table:table-cell>
          <table:table-cell table:formula="of:=4*[.$A22] + ([.X$2] - 3)^[.$A22]" office:value-type="float" office:value="9.64797292281745E+028">
            <text:p>96479729228174500000000000000</text:p>
          </table:table-cell>
          <table:table-cell table:formula="of:=4*[.$A22] + ([.Y$2] - 3)^[.$A22]" office:value-type="float" office:value="2.27373675443232E+029">
            <text:p>227373675443232000000000000000</text:p>
          </table:table-cell>
          <table:table-cell table:formula="of:=4*[.$A22] + ([.Z$2] - 3)^[.$A22]" office:value-type="float" office:value="5.18131871275445E+029">
            <text:p>518131871275445000000000000000</text:p>
          </table:table-cell>
          <table:table-cell table:formula="of:=4*[.$A22] + ([.AA$2] - 3)^[.$A22]" office:value-type="float" office:value="1.14456127343084E+030">
            <text:p>1144561273430840000000000000000</text:p>
          </table:table-cell>
          <table:table-cell table:formula="of:=4*[.$A22] + ([.AB$2] - 3)^[.$A22]" office:value-type="float" office:value="2.45651068882306E+030">
            <text:p>2456510688823060000000000000000</text:p>
          </table:table-cell>
          <table:table-cell table:number-columns-repeated="996"/>
        </table:table-row>
        <table:table-row table:style-name="ro1">
          <table:table-cell office:value-type="float" office:value="22">
            <text:p>22</text:p>
          </table:table-cell>
          <table:table-cell table:formula="of:=4*[.$A23] + ([.B$2] - 3)^[.$A23]" office:value-type="float" office:value="4194392">
            <text:p>4194392</text:p>
          </table:table-cell>
          <table:table-cell table:formula="of:=4*[.$A23] + ([.C$2] - 3)^[.$A23]" office:value-type="float" office:value="31381059697">
            <text:p>31381059697</text:p>
          </table:table-cell>
          <table:table-cell table:formula="of:=4*[.$A23] + ([.D$2] - 3)^[.$A23]" office:value-type="float" office:value="17592186044504">
            <text:p>17592186044504</text:p>
          </table:table-cell>
          <table:table-cell table:formula="of:=4*[.$A23] + ([.E$2] - 3)^[.$A23]" office:value-type="float" office:value="2.38418579101571E+015">
            <text:p>2384185791015710</text:p>
          </table:table-cell>
          <table:table-cell table:formula="of:=4*[.$A23] + ([.F$2] - 3)^[.$A23]" office:value-type="float" office:value="1.31621703842267E+017">
            <text:p>131621703842267000</text:p>
          </table:table-cell>
          <table:table-cell table:formula="of:=4*[.$A23] + ([.G$2] - 3)^[.$A23]" office:value-type="float" office:value="3.90982104858299E+018">
            <text:p>3909821048582990000</text:p>
          </table:table-cell>
          <table:table-cell table:formula="of:=4*[.$A23] + ([.H$2] - 3)^[.$A23]" office:value-type="float" office:value="7.37869762948382E+019">
            <text:p>73786976294838200000</text:p>
          </table:table-cell>
          <table:table-cell table:formula="of:=4*[.$A23] + ([.I$2] - 3)^[.$A23]" office:value-type="float" office:value="9.84770902183611E+020">
            <text:p>984770902183611000000</text:p>
          </table:table-cell>
          <table:table-cell table:formula="of:=4*[.$A23] + ([.J$2] - 3)^[.$A23]" office:value-type="float" office:value="1E+022">
            <text:p>10000000000000000000000</text:p>
          </table:table-cell>
          <table:table-cell table:formula="of:=4*[.$A23] + ([.K$2] - 3)^[.$A23]" office:value-type="float" office:value="8.14027493868398E+022">
            <text:p>81402749386839800000000</text:p>
          </table:table-cell>
          <table:table-cell table:formula="of:=4*[.$A23] + ([.L$2] - 3)^[.$A23]" office:value-type="float" office:value="5.52061438912437E+023">
            <text:p>552061438912437000000000</text:p>
          </table:table-cell>
          <table:table-cell table:formula="of:=4*[.$A23] + ([.M$2] - 3)^[.$A23]" office:value-type="float" office:value="3.21183887795486E+024">
            <text:p>3211838877954860000000000</text:p>
          </table:table-cell>
          <table:table-cell table:formula="of:=4*[.$A23] + ([.N$2] - 3)^[.$A23]" office:value-type="float" office:value="1.63989780633558E+025">
            <text:p>16398978063355800000000000</text:p>
          </table:table-cell>
          <table:table-cell table:formula="of:=4*[.$A23] + ([.O$2] - 3)^[.$A23]" office:value-type="float" office:value="7.48182764267921E+025">
            <text:p>74818276426792100000000000</text:p>
          </table:table-cell>
          <table:table-cell table:formula="of:=4*[.$A23] + ([.P$2] - 3)^[.$A23]" office:value-type="float" office:value="3.09485009821345E+026">
            <text:p>309485009821345000000000000</text:p>
          </table:table-cell>
          <table:table-cell table:formula="of:=4*[.$A23] + ([.Q$2] - 3)^[.$A23]" office:value-type="float" office:value="1.17456287652115E+027">
            <text:p>1174562876521150000000000000</text:p>
          </table:table-cell>
          <table:table-cell table:formula="of:=4*[.$A23] + ([.R$2] - 3)^[.$A23]" office:value-type="float" office:value="4.13042853411233E+027">
            <text:p>4130428534112330000000000000</text:p>
          </table:table-cell>
          <table:table-cell table:formula="of:=4*[.$A23] + ([.S$2] - 3)^[.$A23]" office:value-type="float" office:value="1.35699804181741E+028">
            <text:p>13569980418174100000000000000</text:p>
          </table:table-cell>
          <table:table-cell table:formula="of:=4*[.$A23] + ([.T$2] - 3)^[.$A23]" office:value-type="float" office:value="4.194304E+028">
            <text:p>41943040000000000000000000000</text:p>
          </table:table-cell>
          <table:table-cell table:formula="of:=4*[.$A23] + ([.U$2] - 3)^[.$A23]" office:value-type="float" office:value="1.22694327386106E+029">
            <text:p>122694327386106000000000000000</text:p>
          </table:table-cell>
          <table:table-cell table:formula="of:=4*[.$A23] + ([.V$2] - 3)^[.$A23]" office:value-type="float" office:value="3.4142787736422E+029">
            <text:p>341427877364220000000000000000</text:p>
          </table:table-cell>
          <table:table-cell table:formula="of:=4*[.$A23] + ([.W$2] - 3)^[.$A23]" office:value-type="float" office:value="9.07846434775996E+029">
            <text:p>907846434775996000000000000000</text:p>
          </table:table-cell>
          <table:table-cell table:formula="of:=4*[.$A23] + ([.X$2] - 3)^[.$A23]" office:value-type="float" office:value="2.31551350147619E+030">
            <text:p>2315513501476190000000000000000</text:p>
          </table:table-cell>
          <table:table-cell table:formula="of:=4*[.$A23] + ([.Y$2] - 3)^[.$A23]" office:value-type="float" office:value="5.6843418860808E+030">
            <text:p>5684341886080800000000000000000</text:p>
          </table:table-cell>
          <table:table-cell table:formula="of:=4*[.$A23] + ([.Z$2] - 3)^[.$A23]" office:value-type="float" office:value="1.34714286531616E+031">
            <text:p>13471428653161600000000000000000</text:p>
          </table:table-cell>
          <table:table-cell table:formula="of:=4*[.$A23] + ([.AA$2] - 3)^[.$A23]" office:value-type="float" office:value="3.09031543826326E+031">
            <text:p>30903154382632600000000000000000</text:p>
          </table:table-cell>
          <table:table-cell table:formula="of:=4*[.$A23] + ([.AB$2] - 3)^[.$A23]" office:value-type="float" office:value="6.87822992870456E+031">
            <text:p>68782299287045600000000000000000</text:p>
          </table:table-cell>
          <table:table-cell table:number-columns-repeated="996"/>
        </table:table-row>
        <table:table-row table:style-name="ro1">
          <table:table-cell office:value-type="float" office:value="23">
            <text:p>23</text:p>
          </table:table-cell>
          <table:table-cell table:formula="of:=4*[.$A24] + ([.B$2] - 3)^[.$A24]" office:value-type="float" office:value="8388700">
            <text:p>8388700</text:p>
          </table:table-cell>
          <table:table-cell table:formula="of:=4*[.$A24] + ([.C$2] - 3)^[.$A24]" office:value-type="float" office:value="94143178919">
            <text:p>94143178919</text:p>
          </table:table-cell>
          <table:table-cell table:formula="of:=4*[.$A24] + ([.D$2] - 3)^[.$A24]" office:value-type="float" office:value="70368744177756">
            <text:p>70368744177756</text:p>
          </table:table-cell>
          <table:table-cell table:formula="of:=4*[.$A24] + ([.E$2] - 3)^[.$A24]" office:value-type="float" office:value="1.19209289550782E+016">
            <text:p>11920928955078200</text:p>
          </table:table-cell>
          <table:table-cell table:formula="of:=4*[.$A24] + ([.F$2] - 3)^[.$A24]" office:value-type="float" office:value="7.89730223053603E+017">
            <text:p>789730223053603000</text:p>
          </table:table-cell>
          <table:table-cell table:formula="of:=4*[.$A24] + ([.G$2] - 3)^[.$A24]" office:value-type="float" office:value="2.73687473400809E+019">
            <text:p>27368747340080900000</text:p>
          </table:table-cell>
          <table:table-cell table:formula="of:=4*[.$A24] + ([.H$2] - 3)^[.$A24]" office:value-type="float" office:value="5.90295810358706E+020">
            <text:p>590295810358706000000</text:p>
          </table:table-cell>
          <table:table-cell table:formula="of:=4*[.$A24] + ([.I$2] - 3)^[.$A24]" office:value-type="float" office:value="8.8629381196525E+021">
            <text:p>8862938119652500000000</text:p>
          </table:table-cell>
          <table:table-cell table:formula="of:=4*[.$A24] + ([.J$2] - 3)^[.$A24]" office:value-type="float" office:value="1E+023">
            <text:p>100000000000000000000000</text:p>
          </table:table-cell>
          <table:table-cell table:formula="of:=4*[.$A24] + ([.K$2] - 3)^[.$A24]" office:value-type="float" office:value="8.95430243255237E+023">
            <text:p>895430243255237000000000</text:p>
          </table:table-cell>
          <table:table-cell table:formula="of:=4*[.$A24] + ([.L$2] - 3)^[.$A24]" office:value-type="float" office:value="6.62473726694924E+024">
            <text:p>6624737266949240000000000</text:p>
          </table:table-cell>
          <table:table-cell table:formula="of:=4*[.$A24] + ([.M$2] - 3)^[.$A24]" office:value-type="float" office:value="4.17539054134131E+025">
            <text:p>41753905413413100000000000</text:p>
          </table:table-cell>
          <table:table-cell table:formula="of:=4*[.$A24] + ([.N$2] - 3)^[.$A24]" office:value-type="float" office:value="2.29585692886981E+026">
            <text:p>229585692886981000000000000</text:p>
          </table:table-cell>
          <table:table-cell table:formula="of:=4*[.$A24] + ([.O$2] - 3)^[.$A24]" office:value-type="float" office:value="1.12227414640188E+027">
            <text:p>1122274146401880000000000000</text:p>
          </table:table-cell>
          <table:table-cell table:formula="of:=4*[.$A24] + ([.P$2] - 3)^[.$A24]" office:value-type="float" office:value="4.95176015714152E+027">
            <text:p>4951760157141520000000000000</text:p>
          </table:table-cell>
          <table:table-cell table:formula="of:=4*[.$A24] + ([.Q$2] - 3)^[.$A24]" office:value-type="float" office:value="1.99675689008595E+028">
            <text:p>19967568900859500000000000000</text:p>
          </table:table-cell>
          <table:table-cell table:formula="of:=4*[.$A24] + ([.R$2] - 3)^[.$A24]" office:value-type="float" office:value="7.43477136140219E+028">
            <text:p>74347713614021900000000000000</text:p>
          </table:table-cell>
          <table:table-cell table:formula="of:=4*[.$A24] + ([.S$2] - 3)^[.$A24]" office:value-type="float" office:value="2.57829627945308E+029">
            <text:p>257829627945308000000000000000</text:p>
          </table:table-cell>
          <table:table-cell table:formula="of:=4*[.$A24] + ([.T$2] - 3)^[.$A24]" office:value-type="float" office:value="8.388608E+029">
            <text:p>838860800000000000000000000000</text:p>
          </table:table-cell>
          <table:table-cell table:formula="of:=4*[.$A24] + ([.U$2] - 3)^[.$A24]" office:value-type="float" office:value="2.57658087510822E+030">
            <text:p>2576580875108220000000000000000</text:p>
          </table:table-cell>
          <table:table-cell table:formula="of:=4*[.$A24] + ([.V$2] - 3)^[.$A24]" office:value-type="float" office:value="7.51141330201283E+030">
            <text:p>7511413302012830000000000000000</text:p>
          </table:table-cell>
          <table:table-cell table:formula="of:=4*[.$A24] + ([.W$2] - 3)^[.$A24]" office:value-type="float" office:value="2.08804679998479E+031">
            <text:p>20880467999847900000000000000000</text:p>
          </table:table-cell>
          <table:table-cell table:formula="of:=4*[.$A24] + ([.X$2] - 3)^[.$A24]" office:value-type="float" office:value="5.55723240354285E+031">
            <text:p>55572324035428500000000000000000</text:p>
          </table:table-cell>
          <table:table-cell table:formula="of:=4*[.$A24] + ([.Y$2] - 3)^[.$A24]" office:value-type="float" office:value="1.4210854715202E+032">
            <text:p>142108547152020000000000000000000</text:p>
          </table:table-cell>
          <table:table-cell table:formula="of:=4*[.$A24] + ([.Z$2] - 3)^[.$A24]" office:value-type="float" office:value="3.50257144982201E+032">
            <text:p>350257144982201000000000000000000</text:p>
          </table:table-cell>
          <table:table-cell table:formula="of:=4*[.$A24] + ([.AA$2] - 3)^[.$A24]" office:value-type="float" office:value="8.3438516833108E+032">
            <text:p>834385168331080000000000000000000</text:p>
          </table:table-cell>
          <table:table-cell table:formula="of:=4*[.$A24] + ([.AB$2] - 3)^[.$A24]" office:value-type="float" office:value="1.92590438003728E+033">
            <text:p>1925904380037280000000000000000000</text:p>
          </table:table-cell>
          <table:table-cell table:number-columns-repeated="996"/>
        </table:table-row>
        <table:table-row table:style-name="ro1">
          <table:table-cell office:value-type="float" office:value="24">
            <text:p>24</text:p>
          </table:table-cell>
          <table:table-cell table:formula="of:=4*[.$A25] + ([.B$2] - 3)^[.$A25]" office:value-type="float" office:value="16777312">
            <text:p>16777312</text:p>
          </table:table-cell>
          <table:table-cell table:formula="of:=4*[.$A25] + ([.C$2] - 3)^[.$A25]" office:value-type="float" office:value="282429536577">
            <text:p>282429536577</text:p>
          </table:table-cell>
          <table:table-cell table:formula="of:=4*[.$A25] + ([.D$2] - 3)^[.$A25]" office:value-type="float" office:value="281474976710752">
            <text:p>281474976710752</text:p>
          </table:table-cell>
          <table:table-cell table:formula="of:=4*[.$A25] + ([.E$2] - 3)^[.$A25]" office:value-type="float" office:value="5.96046447753907E+016">
            <text:p>59604644775390700</text:p>
          </table:table-cell>
          <table:table-cell table:formula="of:=4*[.$A25] + ([.F$2] - 3)^[.$A25]" office:value-type="float" office:value="4.73838133832162E+018">
            <text:p>4738381338321620000</text:p>
          </table:table-cell>
          <table:table-cell table:formula="of:=4*[.$A25] + ([.G$2] - 3)^[.$A25]" office:value-type="float" office:value="1.91581231380566E+020">
            <text:p>191581231380566000000</text:p>
          </table:table-cell>
          <table:table-cell table:formula="of:=4*[.$A25] + ([.H$2] - 3)^[.$A25]" office:value-type="float" office:value="4.72236648286965E+021">
            <text:p>4722366482869650000000</text:p>
          </table:table-cell>
          <table:table-cell table:formula="of:=4*[.$A25] + ([.I$2] - 3)^[.$A25]" office:value-type="float" office:value="7.97664430768725E+022">
            <text:p>79766443076872500000000</text:p>
          </table:table-cell>
          <table:table-cell table:formula="of:=4*[.$A25] + ([.J$2] - 3)^[.$A25]" office:value-type="float" office:value="1E+024">
            <text:p>1000000000000000000000000</text:p>
          </table:table-cell>
          <table:table-cell table:formula="of:=4*[.$A25] + ([.K$2] - 3)^[.$A25]" office:value-type="float" office:value="9.84973267580761E+024">
            <text:p>9849732675807610000000000</text:p>
          </table:table-cell>
          <table:table-cell table:formula="of:=4*[.$A25] + ([.L$2] - 3)^[.$A25]" office:value-type="float" office:value="7.94968472033908E+025">
            <text:p>79496847203390800000000000</text:p>
          </table:table-cell>
          <table:table-cell table:formula="of:=4*[.$A25] + ([.M$2] - 3)^[.$A25]" office:value-type="float" office:value="5.42800770374371E+026">
            <text:p>542800770374371000000000000</text:p>
          </table:table-cell>
          <table:table-cell table:formula="of:=4*[.$A25] + ([.N$2] - 3)^[.$A25]" office:value-type="float" office:value="3.21419970041774E+027">
            <text:p>3214199700417740000000000000</text:p>
          </table:table-cell>
          <table:table-cell table:formula="of:=4*[.$A25] + ([.O$2] - 3)^[.$A25]" office:value-type="float" office:value="1.68341121960282E+028">
            <text:p>16834112196028200000000000000</text:p>
          </table:table-cell>
          <table:table-cell table:formula="of:=4*[.$A25] + ([.P$2] - 3)^[.$A25]" office:value-type="float" office:value="7.92281625142643E+028">
            <text:p>79228162514264300000000000000</text:p>
          </table:table-cell>
          <table:table-cell table:formula="of:=4*[.$A25] + ([.Q$2] - 3)^[.$A25]" office:value-type="float" office:value="3.39448671314612E+029">
            <text:p>339448671314612000000000000000</text:p>
          </table:table-cell>
          <table:table-cell table:formula="of:=4*[.$A25] + ([.R$2] - 3)^[.$A25]" office:value-type="float" office:value="1.33825884505239E+030">
            <text:p>1338258845052390000000000000000</text:p>
          </table:table-cell>
          <table:table-cell table:formula="of:=4*[.$A25] + ([.S$2] - 3)^[.$A25]" office:value-type="float" office:value="4.89876293096085E+030">
            <text:p>4898762930960850000000000000000</text:p>
          </table:table-cell>
          <table:table-cell table:formula="of:=4*[.$A25] + ([.T$2] - 3)^[.$A25]" office:value-type="float" office:value="1.6777216E+031">
            <text:p>16777216000000000000000000000000</text:p>
          </table:table-cell>
          <table:table-cell table:formula="of:=4*[.$A25] + ([.U$2] - 3)^[.$A25]" office:value-type="float" office:value="5.41081983772726E+031">
            <text:p>54108198377272600000000000000000</text:p>
          </table:table-cell>
          <table:table-cell table:formula="of:=4*[.$A25] + ([.V$2] - 3)^[.$A25]" office:value-type="float" office:value="1.65251092644282E+032">
            <text:p>165251092644282000000000000000000</text:p>
          </table:table-cell>
          <table:table-cell table:formula="of:=4*[.$A25] + ([.W$2] - 3)^[.$A25]" office:value-type="float" office:value="4.80250763996502E+032">
            <text:p>480250763996502000000000000000000</text:p>
          </table:table-cell>
          <table:table-cell table:formula="of:=4*[.$A25] + ([.X$2] - 3)^[.$A25]" office:value-type="float" office:value="1.33373577685028E+033">
            <text:p>1333735776850280000000000000000000</text:p>
          </table:table-cell>
          <table:table-cell table:formula="of:=4*[.$A25] + ([.Y$2] - 3)^[.$A25]" office:value-type="float" office:value="3.5527136788005E+033">
            <text:p>3552713678800500000000000000000000</text:p>
          </table:table-cell>
          <table:table-cell table:formula="of:=4*[.$A25] + ([.Z$2] - 3)^[.$A25]" office:value-type="float" office:value="9.10668576953722E+033">
            <text:p>9106685769537220000000000000000000</text:p>
          </table:table-cell>
          <table:table-cell table:formula="of:=4*[.$A25] + ([.AA$2] - 3)^[.$A25]" office:value-type="float" office:value="2.25283995449392E+034">
            <text:p>22528399544939200000000000000000000</text:p>
          </table:table-cell>
          <table:table-cell table:formula="of:=4*[.$A25] + ([.AB$2] - 3)^[.$A25]" office:value-type="float" office:value="5.39253226410437E+034">
            <text:p>53925322641043700000000000000000000</text:p>
          </table:table-cell>
          <table:table-cell table:number-columns-repeated="996"/>
        </table:table-row>
        <table:table-row table:style-name="ro1">
          <table:table-cell office:value-type="float" office:value="25">
            <text:p>25</text:p>
          </table:table-cell>
          <table:table-cell table:formula="of:=4*[.$A26] + ([.B$2] - 3)^[.$A26]" office:value-type="float" office:value="33554532">
            <text:p>33554532</text:p>
          </table:table-cell>
          <table:table-cell table:formula="of:=4*[.$A26] + ([.C$2] - 3)^[.$A26]" office:value-type="float" office:value="847288609543">
            <text:p>847288609543</text:p>
          </table:table-cell>
          <table:table-cell table:formula="of:=4*[.$A26] + ([.D$2] - 3)^[.$A26]" office:value-type="float" office:value="1.12589990684272E+015">
            <text:p>1125899906842720</text:p>
          </table:table-cell>
          <table:table-cell table:formula="of:=4*[.$A26] + ([.E$2] - 3)^[.$A26]" office:value-type="float" office:value="2.98023223876953E+017">
            <text:p>298023223876953000</text:p>
          </table:table-cell>
          <table:table-cell table:formula="of:=4*[.$A26] + ([.F$2] - 3)^[.$A26]" office:value-type="float" office:value="2.84302880299297E+019">
            <text:p>28430288029929700000</text:p>
          </table:table-cell>
          <table:table-cell table:formula="of:=4*[.$A26] + ([.G$2] - 3)^[.$A26]" office:value-type="float" office:value="1.34106861966397E+021">
            <text:p>1341068619663970000000</text:p>
          </table:table-cell>
          <table:table-cell table:formula="of:=4*[.$A26] + ([.H$2] - 3)^[.$A26]" office:value-type="float" office:value="3.77789318629572E+022">
            <text:p>37778931862957200000000</text:p>
          </table:table-cell>
          <table:table-cell table:formula="of:=4*[.$A26] + ([.I$2] - 3)^[.$A26]" office:value-type="float" office:value="7.17897987691853E+023">
            <text:p>717897987691853000000000</text:p>
          </table:table-cell>
          <table:table-cell table:formula="of:=4*[.$A26] + ([.J$2] - 3)^[.$A26]" office:value-type="float" office:value="1E+025">
            <text:p>10000000000000000000000000</text:p>
          </table:table-cell>
          <table:table-cell table:formula="of:=4*[.$A26] + ([.K$2] - 3)^[.$A26]" office:value-type="float" office:value="1.08347059433884E+026">
            <text:p>108347059433884000000000000</text:p>
          </table:table-cell>
          <table:table-cell table:formula="of:=4*[.$A26] + ([.L$2] - 3)^[.$A26]" office:value-type="float" office:value="9.5396216644069E+026">
            <text:p>953962166440690000000000000</text:p>
          </table:table-cell>
          <table:table-cell table:formula="of:=4*[.$A26] + ([.M$2] - 3)^[.$A26]" office:value-type="float" office:value="7.05641001486682E+027">
            <text:p>7056410014866820000000000000</text:p>
          </table:table-cell>
          <table:table-cell table:formula="of:=4*[.$A26] + ([.N$2] - 3)^[.$A26]" office:value-type="float" office:value="4.49987958058484E+028">
            <text:p>44998795805848400000000000000</text:p>
          </table:table-cell>
          <table:table-cell table:formula="of:=4*[.$A26] + ([.O$2] - 3)^[.$A26]" office:value-type="float" office:value="2.52511682940424E+029">
            <text:p>252511682940424000000000000000</text:p>
          </table:table-cell>
          <table:table-cell table:formula="of:=4*[.$A26] + ([.P$2] - 3)^[.$A26]" office:value-type="float" office:value="1.26765060022823E+030">
            <text:p>1267650600228230000000000000000</text:p>
          </table:table-cell>
          <table:table-cell table:formula="of:=4*[.$A26] + ([.Q$2] - 3)^[.$A26]" office:value-type="float" office:value="5.7706274123484E+030">
            <text:p>5770627412348400000000000000000</text:p>
          </table:table-cell>
          <table:table-cell table:formula="of:=4*[.$A26] + ([.R$2] - 3)^[.$A26]" office:value-type="float" office:value="2.40886592109431E+031">
            <text:p>24088659210943100000000000000000</text:p>
          </table:table-cell>
          <table:table-cell table:formula="of:=4*[.$A26] + ([.S$2] - 3)^[.$A26]" office:value-type="float" office:value="9.30764956882561E+031">
            <text:p>93076495688256100000000000000000</text:p>
          </table:table-cell>
          <table:table-cell table:formula="of:=4*[.$A26] + ([.T$2] - 3)^[.$A26]" office:value-type="float" office:value="3.3554432E+032">
            <text:p>335544320000000000000000000000000</text:p>
          </table:table-cell>
          <table:table-cell table:formula="of:=4*[.$A26] + ([.U$2] - 3)^[.$A26]" office:value-type="float" office:value="1.13627216592272E+033">
            <text:p>1136272165922720000000000000000000</text:p>
          </table:table-cell>
          <table:table-cell table:formula="of:=4*[.$A26] + ([.V$2] - 3)^[.$A26]" office:value-type="float" office:value="3.63552403817421E+033">
            <text:p>3635524038174210000000000000000000</text:p>
          </table:table-cell>
          <table:table-cell table:formula="of:=4*[.$A26] + ([.W$2] - 3)^[.$A26]" office:value-type="float" office:value="1.10457675719195E+034">
            <text:p>11045767571919500000000000000000000</text:p>
          </table:table-cell>
          <table:table-cell table:formula="of:=4*[.$A26] + ([.X$2] - 3)^[.$A26]" office:value-type="float" office:value="3.20096586444068E+034">
            <text:p>32009658644406800000000000000000000</text:p>
          </table:table-cell>
          <table:table-cell table:formula="of:=4*[.$A26] + ([.Y$2] - 3)^[.$A26]" office:value-type="float" office:value="8.88178419700125E+034">
            <text:p>88817841970012500000000000000000000</text:p>
          </table:table-cell>
          <table:table-cell table:formula="of:=4*[.$A26] + ([.Z$2] - 3)^[.$A26]" office:value-type="float" office:value="2.36773830007968E+035">
            <text:p>236773830007968000000000000000000000</text:p>
          </table:table-cell>
          <table:table-cell table:formula="of:=4*[.$A26] + ([.AA$2] - 3)^[.$A26]" office:value-type="float" office:value="6.08266787713358E+035">
            <text:p>608266787713358000000000000000000000</text:p>
          </table:table-cell>
          <table:table-cell table:formula="of:=4*[.$A26] + ([.AB$2] - 3)^[.$A26]" office:value-type="float" office:value="1.50990903394922E+036">
            <text:p>1509909033949220000000000000000000000</text:p>
          </table:table-cell>
          <table:table-cell table:number-columns-repeated="996"/>
        </table:table-row>
        <table:table-row table:style-name="ro1">
          <table:table-cell office:value-type="float" office:value="26">
            <text:p>26</text:p>
          </table:table-cell>
          <table:table-cell table:formula="of:=4*[.$A27] + ([.B$2] - 3)^[.$A27]" office:value-type="float" office:value="67108968">
            <text:p>67108968</text:p>
          </table:table-cell>
          <table:table-cell table:formula="of:=4*[.$A27] + ([.C$2] - 3)^[.$A27]" office:value-type="float" office:value="2541865828433">
            <text:p>2541865828433</text:p>
          </table:table-cell>
          <table:table-cell table:formula="of:=4*[.$A27] + ([.D$2] - 3)^[.$A27]" office:value-type="float" office:value="4.5035996273706E+015">
            <text:p>4503599627370600</text:p>
          </table:table-cell>
          <table:table-cell table:formula="of:=4*[.$A27] + ([.E$2] - 3)^[.$A27]" office:value-type="float" office:value="1.49011611938477E+018">
            <text:p>1490116119384770000</text:p>
          </table:table-cell>
          <table:table-cell table:formula="of:=4*[.$A27] + ([.F$2] - 3)^[.$A27]" office:value-type="float" office:value="1.70581728179578E+020">
            <text:p>170581728179578000000</text:p>
          </table:table-cell>
          <table:table-cell table:formula="of:=4*[.$A27] + ([.G$2] - 3)^[.$A27]" office:value-type="float" office:value="9.38748033764776E+021">
            <text:p>9387480337647760000000</text:p>
          </table:table-cell>
          <table:table-cell table:formula="of:=4*[.$A27] + ([.H$2] - 3)^[.$A27]" office:value-type="float" office:value="3.02231454903657E+023">
            <text:p>302231454903657000000000</text:p>
          </table:table-cell>
          <table:table-cell table:formula="of:=4*[.$A27] + ([.I$2] - 3)^[.$A27]" office:value-type="float" office:value="6.46108188922667E+024">
            <text:p>6461081889226670000000000</text:p>
          </table:table-cell>
          <table:table-cell table:formula="of:=4*[.$A27] + ([.J$2] - 3)^[.$A27]" office:value-type="float" office:value="1E+026">
            <text:p>100000000000000000000000000</text:p>
          </table:table-cell>
          <table:table-cell table:formula="of:=4*[.$A27] + ([.K$2] - 3)^[.$A27]" office:value-type="float" office:value="1.19181765377272E+027">
            <text:p>1191817653772720000000000000</text:p>
          </table:table-cell>
          <table:table-cell table:formula="of:=4*[.$A27] + ([.L$2] - 3)^[.$A27]" office:value-type="float" office:value="1.14475459972883E+028">
            <text:p>11447545997288300000000000000</text:p>
          </table:table-cell>
          <table:table-cell table:formula="of:=4*[.$A27] + ([.M$2] - 3)^[.$A27]" office:value-type="float" office:value="9.17333301932686E+028">
            <text:p>91733330193268600000000000000</text:p>
          </table:table-cell>
          <table:table-cell table:formula="of:=4*[.$A27] + ([.N$2] - 3)^[.$A27]" office:value-type="float" office:value="6.29983141281877E+029">
            <text:p>629983141281877000000000000000</text:p>
          </table:table-cell>
          <table:table-cell table:formula="of:=4*[.$A27] + ([.O$2] - 3)^[.$A27]" office:value-type="float" office:value="3.78767524410635E+030">
            <text:p>3787675244106350000000000000000</text:p>
          </table:table-cell>
          <table:table-cell table:formula="of:=4*[.$A27] + ([.P$2] - 3)^[.$A27]" office:value-type="float" office:value="2.02824096036517E+031">
            <text:p>20282409603651700000000000000000</text:p>
          </table:table-cell>
          <table:table-cell table:formula="of:=4*[.$A27] + ([.Q$2] - 3)^[.$A27]" office:value-type="float" office:value="9.81006660099228E+031">
            <text:p>98100666009922800000000000000000</text:p>
          </table:table-cell>
          <table:table-cell table:formula="of:=4*[.$A27] + ([.R$2] - 3)^[.$A27]" office:value-type="float" office:value="4.33595865796976E+032">
            <text:p>433595865796976000000000000000000</text:p>
          </table:table-cell>
          <table:table-cell table:formula="of:=4*[.$A27] + ([.S$2] - 3)^[.$A27]" office:value-type="float" office:value="1.76845341807687E+033">
            <text:p>1768453418076870000000000000000000</text:p>
          </table:table-cell>
          <table:table-cell table:formula="of:=4*[.$A27] + ([.T$2] - 3)^[.$A27]" office:value-type="float" office:value="6.7108864E+033">
            <text:p>6710886400000000000000000000000000</text:p>
          </table:table-cell>
          <table:table-cell table:formula="of:=4*[.$A27] + ([.U$2] - 3)^[.$A27]" office:value-type="float" office:value="2.38617154843772E+034">
            <text:p>23861715484377200000000000000000000</text:p>
          </table:table-cell>
          <table:table-cell table:formula="of:=4*[.$A27] + ([.V$2] - 3)^[.$A27]" office:value-type="float" office:value="7.99815288398326E+034">
            <text:p>79981528839832600000000000000000000</text:p>
          </table:table-cell>
          <table:table-cell table:formula="of:=4*[.$A27] + ([.W$2] - 3)^[.$A27]" office:value-type="float" office:value="2.5405265415415E+035">
            <text:p>254052654154150000000000000000000000</text:p>
          </table:table-cell>
          <table:table-cell table:formula="of:=4*[.$A27] + ([.X$2] - 3)^[.$A27]" office:value-type="float" office:value="7.68231807465764E+035">
            <text:p>768231807465764000000000000000000000</text:p>
          </table:table-cell>
          <table:table-cell table:formula="of:=4*[.$A27] + ([.Y$2] - 3)^[.$A27]" office:value-type="float" office:value="2.22044604925031E+036">
            <text:p>2220446049250310000000000000000000000</text:p>
          </table:table-cell>
          <table:table-cell table:formula="of:=4*[.$A27] + ([.Z$2] - 3)^[.$A27]" office:value-type="float" office:value="6.15611958020716E+036">
            <text:p>6156119580207160000000000000000000000</text:p>
          </table:table-cell>
          <table:table-cell table:formula="of:=4*[.$A27] + ([.AA$2] - 3)^[.$A27]" office:value-type="float" office:value="1.64232032682607E+037">
            <text:p>16423203268260700000000000000000000000</text:p>
          </table:table-cell>
          <table:table-cell table:formula="of:=4*[.$A27] + ([.AB$2] - 3)^[.$A27]" office:value-type="float" office:value="4.22774529505783E+037">
            <text:p>42277452950578300000000000000000000000</text:p>
          </table:table-cell>
          <table:table-cell table:number-columns-repeated="996"/>
        </table:table-row>
        <table:table-row table:style-name="ro1">
          <table:table-cell office:value-type="float" office:value="27">
            <text:p>27</text:p>
          </table:table-cell>
          <table:table-cell table:formula="of:=4*[.$A28] + ([.B$2] - 3)^[.$A28]" office:value-type="float" office:value="134217836">
            <text:p>134217836</text:p>
          </table:table-cell>
          <table:table-cell table:formula="of:=4*[.$A28] + ([.C$2] - 3)^[.$A28]" office:value-type="float" office:value="7625597485095">
            <text:p>7625597485095</text:p>
          </table:table-cell>
          <table:table-cell table:formula="of:=4*[.$A28] + ([.D$2] - 3)^[.$A28]" office:value-type="float" office:value="1.80143985094821E+016">
            <text:p>18014398509482100</text:p>
          </table:table-cell>
          <table:table-cell table:formula="of:=4*[.$A28] + ([.E$2] - 3)^[.$A28]" office:value-type="float" office:value="7.45058059692383E+018">
            <text:p>7450580596923830000</text:p>
          </table:table-cell>
          <table:table-cell table:formula="of:=4*[.$A28] + ([.F$2] - 3)^[.$A28]" office:value-type="float" office:value="1.02349036907747E+021">
            <text:p>1023490369077470000000</text:p>
          </table:table-cell>
          <table:table-cell table:formula="of:=4*[.$A28] + ([.G$2] - 3)^[.$A28]" office:value-type="float" office:value="6.57123623635343E+022">
            <text:p>65712362363534300000000</text:p>
          </table:table-cell>
          <table:table-cell table:formula="of:=4*[.$A28] + ([.H$2] - 3)^[.$A28]" office:value-type="float" office:value="2.41785163922926E+024">
            <text:p>2417851639229260000000000</text:p>
          </table:table-cell>
          <table:table-cell table:formula="of:=4*[.$A28] + ([.I$2] - 3)^[.$A28]" office:value-type="float" office:value="5.81497370030401E+025">
            <text:p>58149737003040100000000000</text:p>
          </table:table-cell>
          <table:table-cell table:formula="of:=4*[.$A28] + ([.J$2] - 3)^[.$A28]" office:value-type="float" office:value="1E+027">
            <text:p>1000000000000000000000000000</text:p>
          </table:table-cell>
          <table:table-cell table:formula="of:=4*[.$A28] + ([.K$2] - 3)^[.$A28]" office:value-type="float" office:value="1.31099941914999E+028">
            <text:p>13109994191499900000000000000</text:p>
          </table:table-cell>
          <table:table-cell table:formula="of:=4*[.$A28] + ([.L$2] - 3)^[.$A28]" office:value-type="float" office:value="1.37370551967459E+029">
            <text:p>137370551967459000000000000000</text:p>
          </table:table-cell>
          <table:table-cell table:formula="of:=4*[.$A28] + ([.M$2] - 3)^[.$A28]" office:value-type="float" office:value="1.19253329251249E+030">
            <text:p>1192533292512490000000000000000</text:p>
          </table:table-cell>
          <table:table-cell table:formula="of:=4*[.$A28] + ([.N$2] - 3)^[.$A28]" office:value-type="float" office:value="8.81976397794628E+030">
            <text:p>8819763977946280000000000000000</text:p>
          </table:table-cell>
          <table:table-cell table:formula="of:=4*[.$A28] + ([.O$2] - 3)^[.$A28]" office:value-type="float" office:value="5.68151286615953E+031">
            <text:p>56815128661595300000000000000000</text:p>
          </table:table-cell>
          <table:table-cell table:formula="of:=4*[.$A28] + ([.P$2] - 3)^[.$A28]" office:value-type="float" office:value="3.24518553658427E+032">
            <text:p>324518553658427000000000000000000</text:p>
          </table:table-cell>
          <table:table-cell table:formula="of:=4*[.$A28] + ([.Q$2] - 3)^[.$A28]" office:value-type="float" office:value="1.66771132216869E+033">
            <text:p>1667711322168690000000000000000000</text:p>
          </table:table-cell>
          <table:table-cell table:formula="of:=4*[.$A28] + ([.R$2] - 3)^[.$A28]" office:value-type="float" office:value="7.80472558434557E+033">
            <text:p>7804725584345570000000000000000000</text:p>
          </table:table-cell>
          <table:table-cell table:formula="of:=4*[.$A28] + ([.S$2] - 3)^[.$A28]" office:value-type="float" office:value="3.36006149434605E+034">
            <text:p>33600614943460500000000000000000000</text:p>
          </table:table-cell>
          <table:table-cell table:formula="of:=4*[.$A28] + ([.T$2] - 3)^[.$A28]" office:value-type="float" office:value="1.34217728E+035">
            <text:p>134217728000000000000000000000000000</text:p>
          </table:table-cell>
          <table:table-cell table:formula="of:=4*[.$A28] + ([.U$2] - 3)^[.$A28]" office:value-type="float" office:value="5.01096025171921E+035">
            <text:p>501096025171921000000000000000000000</text:p>
          </table:table-cell>
          <table:table-cell table:formula="of:=4*[.$A28] + ([.V$2] - 3)^[.$A28]" office:value-type="float" office:value="1.75959363447632E+036">
            <text:p>1759593634476320000000000000000000000</text:p>
          </table:table-cell>
          <table:table-cell table:formula="of:=4*[.$A28] + ([.W$2] - 3)^[.$A28]" office:value-type="float" office:value="5.84321104554544E+036">
            <text:p>5843211045545440000000000000000000000</text:p>
          </table:table-cell>
          <table:table-cell table:formula="of:=4*[.$A28] + ([.X$2] - 3)^[.$A28]" office:value-type="float" office:value="1.84375633791783E+037">
            <text:p>18437563379178300000000000000000000000</text:p>
          </table:table-cell>
          <table:table-cell table:formula="of:=4*[.$A28] + ([.Y$2] - 3)^[.$A28]" office:value-type="float" office:value="5.55111512312578E+037">
            <text:p>55511151231257800000000000000000000000</text:p>
          </table:table-cell>
          <table:table-cell table:formula="of:=4*[.$A28] + ([.Z$2] - 3)^[.$A28]" office:value-type="float" office:value="1.60059109085386E+038">
            <text:p>160059109085386000000000000000000000000</text:p>
          </table:table-cell>
          <table:table-cell table:formula="of:=4*[.$A28] + ([.AA$2] - 3)^[.$A28]" office:value-type="float" office:value="4.43426488243038E+038">
            <text:p>443426488243038000000000000000000000000</text:p>
          </table:table-cell>
          <table:table-cell table:formula="of:=4*[.$A28] + ([.AB$2] - 3)^[.$A28]" office:value-type="float" office:value="1.18376868261619E+039">
            <text:p>1183768682616190000000000000000000000000</text:p>
          </table:table-cell>
          <table:table-cell table:number-columns-repeated="996"/>
        </table:table-row>
        <table:table-row table:style-name="ro1">
          <table:table-cell office:value-type="float" office:value="28">
            <text:p>28</text:p>
          </table:table-cell>
          <table:table-cell table:formula="of:=4*[.$A29] + ([.B$2] - 3)^[.$A29]" office:value-type="float" office:value="268435568">
            <text:p>268435568</text:p>
          </table:table-cell>
          <table:table-cell table:formula="of:=4*[.$A29] + ([.C$2] - 3)^[.$A29]" office:value-type="float" office:value="22876792455073">
            <text:p>22876792455073</text:p>
          </table:table-cell>
          <table:table-cell table:formula="of:=4*[.$A29] + ([.D$2] - 3)^[.$A29]" office:value-type="float" office:value="7.20575940379281E+016">
            <text:p>72057594037928100</text:p>
          </table:table-cell>
          <table:table-cell table:formula="of:=4*[.$A29] + ([.E$2] - 3)^[.$A29]" office:value-type="float" office:value="3.72529029846191E+019">
            <text:p>37252902984619100000</text:p>
          </table:table-cell>
          <table:table-cell table:formula="of:=4*[.$A29] + ([.F$2] - 3)^[.$A29]" office:value-type="float" office:value="6.14094221446482E+021">
            <text:p>6140942214464820000000</text:p>
          </table:table-cell>
          <table:table-cell table:formula="of:=4*[.$A29] + ([.G$2] - 3)^[.$A29]" office:value-type="float" office:value="4.5998653654474E+023">
            <text:p>459986536544740000000000</text:p>
          </table:table-cell>
          <table:table-cell table:formula="of:=4*[.$A29] + ([.H$2] - 3)^[.$A29]" office:value-type="float" office:value="1.93428131138341E+025">
            <text:p>19342813113834100000000000</text:p>
          </table:table-cell>
          <table:table-cell table:formula="of:=4*[.$A29] + ([.I$2] - 3)^[.$A29]" office:value-type="float" office:value="5.23347633027361E+026">
            <text:p>523347633027361000000000000</text:p>
          </table:table-cell>
          <table:table-cell table:formula="of:=4*[.$A29] + ([.J$2] - 3)^[.$A29]" office:value-type="float" office:value="1E+028">
            <text:p>10000000000000000000000000000</text:p>
          </table:table-cell>
          <table:table-cell table:formula="of:=4*[.$A29] + ([.K$2] - 3)^[.$A29]" office:value-type="float" office:value="1.44209936106499E+029">
            <text:p>144209936106499000000000000000</text:p>
          </table:table-cell>
          <table:table-cell table:formula="of:=4*[.$A29] + ([.L$2] - 3)^[.$A29]" office:value-type="float" office:value="1.64844662360951E+030">
            <text:p>1648446623609510000000000000000</text:p>
          </table:table-cell>
          <table:table-cell table:formula="of:=4*[.$A29] + ([.M$2] - 3)^[.$A29]" office:value-type="float" office:value="1.55029328026624E+031">
            <text:p>15502932802662400000000000000000</text:p>
          </table:table-cell>
          <table:table-cell table:formula="of:=4*[.$A29] + ([.N$2] - 3)^[.$A29]" office:value-type="float" office:value="1.23476695691248E+032">
            <text:p>123476695691248000000000000000000</text:p>
          </table:table-cell>
          <table:table-cell table:formula="of:=4*[.$A29] + ([.O$2] - 3)^[.$A29]" office:value-type="float" office:value="8.52226929923929E+032">
            <text:p>852226929923929000000000000000000</text:p>
          </table:table-cell>
          <table:table-cell table:formula="of:=4*[.$A29] + ([.P$2] - 3)^[.$A29]" office:value-type="float" office:value="5.19229685853483E+033">
            <text:p>5192296858534830000000000000000000</text:p>
          </table:table-cell>
          <table:table-cell table:formula="of:=4*[.$A29] + ([.Q$2] - 3)^[.$A29]" office:value-type="float" office:value="2.83510924768677E+034">
            <text:p>28351092476867700000000000000000000</text:p>
          </table:table-cell>
          <table:table-cell table:formula="of:=4*[.$A29] + ([.R$2] - 3)^[.$A29]" office:value-type="float" office:value="1.4048506051822E+035">
            <text:p>140485060518220000000000000000000000</text:p>
          </table:table-cell>
          <table:table-cell table:formula="of:=4*[.$A29] + ([.S$2] - 3)^[.$A29]" office:value-type="float" office:value="6.38411683925749E+035">
            <text:p>638411683925749000000000000000000000</text:p>
          </table:table-cell>
          <table:table-cell table:formula="of:=4*[.$A29] + ([.T$2] - 3)^[.$A29]" office:value-type="float" office:value="2.68435456E+036">
            <text:p>2684354560000000000000000000000000000</text:p>
          </table:table-cell>
          <table:table-cell table:formula="of:=4*[.$A29] + ([.U$2] - 3)^[.$A29]" office:value-type="float" office:value="1.05230165286104E+037">
            <text:p>10523016528610400000000000000000000000</text:p>
          </table:table-cell>
          <table:table-cell table:formula="of:=4*[.$A29] + ([.V$2] - 3)^[.$A29]" office:value-type="float" office:value="3.8711059958479E+037">
            <text:p>38711059958479000000000000000000000000</text:p>
          </table:table-cell>
          <table:table-cell table:formula="of:=4*[.$A29] + ([.W$2] - 3)^[.$A29]" office:value-type="float" office:value="1.34393854047545E+038">
            <text:p>134393854047545000000000000000000000000</text:p>
          </table:table-cell>
          <table:table-cell table:formula="of:=4*[.$A29] + ([.X$2] - 3)^[.$A29]" office:value-type="float" office:value="4.4250152110028E+038">
            <text:p>442501521100280000000000000000000000000</text:p>
          </table:table-cell>
          <table:table-cell table:formula="of:=4*[.$A29] + ([.Y$2] - 3)^[.$A29]" office:value-type="float" office:value="1.38777878078145E+039">
            <text:p>1387778780781450000000000000000000000000</text:p>
          </table:table-cell>
          <table:table-cell table:formula="of:=4*[.$A29] + ([.Z$2] - 3)^[.$A29]" office:value-type="float" office:value="4.16153683622004E+039">
            <text:p>4161536836220040000000000000000000000000</text:p>
          </table:table-cell>
          <table:table-cell table:formula="of:=4*[.$A29] + ([.AA$2] - 3)^[.$A29]" office:value-type="float" office:value="1.1972515182562E+040">
            <text:p>11972515182562000000000000000000000000000</text:p>
          </table:table-cell>
          <table:table-cell table:formula="of:=4*[.$A29] + ([.AB$2] - 3)^[.$A29]" office:value-type="float" office:value="3.31455231132534E+040">
            <text:p>33145523113253400000000000000000000000000</text:p>
          </table:table-cell>
          <table:table-cell table:number-columns-repeated="996"/>
        </table:table-row>
        <table:table-row table:style-name="ro1">
          <table:table-cell office:value-type="float" office:value="29">
            <text:p>29</text:p>
          </table:table-cell>
          <table:table-cell table:formula="of:=4*[.$A30] + ([.B$2] - 3)^[.$A30]" office:value-type="float" office:value="536871028">
            <text:p>536871028</text:p>
          </table:table-cell>
          <table:table-cell table:formula="of:=4*[.$A30] + ([.C$2] - 3)^[.$A30]" office:value-type="float" office:value="68630377364999">
            <text:p>68630377364999</text:p>
          </table:table-cell>
          <table:table-cell table:formula="of:=4*[.$A30] + ([.D$2] - 3)^[.$A30]" office:value-type="float" office:value="2.88230376151712E+017">
            <text:p>288230376151712000</text:p>
          </table:table-cell>
          <table:table-cell table:formula="of:=4*[.$A30] + ([.E$2] - 3)^[.$A30]" office:value-type="float" office:value="1.86264514923096E+020">
            <text:p>186264514923096000000</text:p>
          </table:table-cell>
          <table:table-cell table:formula="of:=4*[.$A30] + ([.F$2] - 3)^[.$A30]" office:value-type="float" office:value="3.68456532867889E+022">
            <text:p>36845653286788900000000</text:p>
          </table:table-cell>
          <table:table-cell table:formula="of:=4*[.$A30] + ([.G$2] - 3)^[.$A30]" office:value-type="float" office:value="3.21990575581318E+024">
            <text:p>3219905755813180000000000</text:p>
          </table:table-cell>
          <table:table-cell table:formula="of:=4*[.$A30] + ([.H$2] - 3)^[.$A30]" office:value-type="float" office:value="1.54742504910673E+026">
            <text:p>154742504910673000000000000</text:p>
          </table:table-cell>
          <table:table-cell table:formula="of:=4*[.$A30] + ([.I$2] - 3)^[.$A30]" office:value-type="float" office:value="4.71012869724625E+027">
            <text:p>4710128697246250000000000000</text:p>
          </table:table-cell>
          <table:table-cell table:formula="of:=4*[.$A30] + ([.J$2] - 3)^[.$A30]" office:value-type="float" office:value="1E+029">
            <text:p>100000000000000000000000000000</text:p>
          </table:table-cell>
          <table:table-cell table:formula="of:=4*[.$A30] + ([.K$2] - 3)^[.$A30]" office:value-type="float" office:value="1.58630929717149E+030">
            <text:p>1586309297171490000000000000000</text:p>
          </table:table-cell>
          <table:table-cell table:formula="of:=4*[.$A30] + ([.L$2] - 3)^[.$A30]" office:value-type="float" office:value="1.97813594833142E+031">
            <text:p>19781359483314200000000000000000</text:p>
          </table:table-cell>
          <table:table-cell table:formula="of:=4*[.$A30] + ([.M$2] - 3)^[.$A30]" office:value-type="float" office:value="2.01538126434611E+032">
            <text:p>201538126434611000000000000000000</text:p>
          </table:table-cell>
          <table:table-cell table:formula="of:=4*[.$A30] + ([.N$2] - 3)^[.$A30]" office:value-type="float" office:value="1.72867373967747E+033">
            <text:p>1728673739677470000000000000000000</text:p>
          </table:table-cell>
          <table:table-cell table:formula="of:=4*[.$A30] + ([.O$2] - 3)^[.$A30]" office:value-type="float" office:value="1.27834039488589E+034">
            <text:p>12783403948858900000000000000000000</text:p>
          </table:table-cell>
          <table:table-cell table:formula="of:=4*[.$A30] + ([.P$2] - 3)^[.$A30]" office:value-type="float" office:value="8.30767497365573E+034">
            <text:p>83076749736557300000000000000000000</text:p>
          </table:table-cell>
          <table:table-cell table:formula="of:=4*[.$A30] + ([.Q$2] - 3)^[.$A30]" office:value-type="float" office:value="4.81968572106751E+035">
            <text:p>481968572106751000000000000000000000</text:p>
          </table:table-cell>
          <table:table-cell table:formula="of:=4*[.$A30] + ([.R$2] - 3)^[.$A30]" office:value-type="float" office:value="2.52873108932796E+036">
            <text:p>2528731089327960000000000000000000000</text:p>
          </table:table-cell>
          <table:table-cell table:formula="of:=4*[.$A30] + ([.S$2] - 3)^[.$A30]" office:value-type="float" office:value="1.21298219945892E+037">
            <text:p>12129821994589200000000000000000000000</text:p>
          </table:table-cell>
          <table:table-cell table:formula="of:=4*[.$A30] + ([.T$2] - 3)^[.$A30]" office:value-type="float" office:value="5.36870912E+037">
            <text:p>53687091200000000000000000000000000000</text:p>
          </table:table-cell>
          <table:table-cell table:formula="of:=4*[.$A30] + ([.U$2] - 3)^[.$A30]" office:value-type="float" office:value="2.20983347100817E+038">
            <text:p>220983347100817000000000000000000000000</text:p>
          </table:table-cell>
          <table:table-cell table:formula="of:=4*[.$A30] + ([.V$2] - 3)^[.$A30]" office:value-type="float" office:value="8.51643319086538E+038">
            <text:p>851643319086538000000000000000000000000</text:p>
          </table:table-cell>
          <table:table-cell table:formula="of:=4*[.$A30] + ([.W$2] - 3)^[.$A30]" office:value-type="float" office:value="3.09105864309354E+039">
            <text:p>3091058643093540000000000000000000000000</text:p>
          </table:table-cell>
          <table:table-cell table:formula="of:=4*[.$A30] + ([.X$2] - 3)^[.$A30]" office:value-type="float" office:value="1.06200365064067E+040">
            <text:p>10620036506406700000000000000000000000000</text:p>
          </table:table-cell>
          <table:table-cell table:formula="of:=4*[.$A30] + ([.Y$2] - 3)^[.$A30]" office:value-type="float" office:value="3.46944695195361E+040">
            <text:p>34694469519536100000000000000000000000000</text:p>
          </table:table-cell>
          <table:table-cell table:formula="of:=4*[.$A30] + ([.Z$2] - 3)^[.$A30]" office:value-type="float" office:value="1.08199957741721E+041">
            <text:p>108199957741721000000000000000000000000000</text:p>
          </table:table-cell>
          <table:table-cell table:formula="of:=4*[.$A30] + ([.AA$2] - 3)^[.$A30]" office:value-type="float" office:value="3.23257909929175E+041">
            <text:p>323257909929175000000000000000000000000000</text:p>
          </table:table-cell>
          <table:table-cell table:formula="of:=4*[.$A30] + ([.AB$2] - 3)^[.$A30]" office:value-type="float" office:value="9.28074647171095E+041">
            <text:p>928074647171095000000000000000000000000000</text:p>
          </table:table-cell>
          <table:table-cell table:number-columns-repeated="996"/>
        </table:table-row>
        <table:table-row table:style-name="ro1">
          <table:table-cell office:value-type="float" office:value="30">
            <text:p>30</text:p>
          </table:table-cell>
          <table:table-cell table:formula="of:=4*[.$A31] + ([.B$2] - 3)^[.$A31]" office:value-type="float" office:value="1073741944">
            <text:p>1073741944</text:p>
          </table:table-cell>
          <table:table-cell table:formula="of:=4*[.$A31] + ([.C$2] - 3)^[.$A31]" office:value-type="float" office:value="205891132094769">
            <text:p>205891132094769</text:p>
          </table:table-cell>
          <table:table-cell table:formula="of:=4*[.$A31] + ([.D$2] - 3)^[.$A31]" office:value-type="float" office:value="1.15292150460685E+018">
            <text:p>1152921504606850000</text:p>
          </table:table-cell>
          <table:table-cell table:formula="of:=4*[.$A31] + ([.E$2] - 3)^[.$A31]" office:value-type="float" office:value="9.31322574615479E+020">
            <text:p>931322574615479000000</text:p>
          </table:table-cell>
          <table:table-cell table:formula="of:=4*[.$A31] + ([.F$2] - 3)^[.$A31]" office:value-type="float" office:value="2.21073919720733E+023">
            <text:p>221073919720733000000000</text:p>
          </table:table-cell>
          <table:table-cell table:formula="of:=4*[.$A31] + ([.G$2] - 3)^[.$A31]" office:value-type="float" office:value="2.25393402906923E+025">
            <text:p>22539340290692300000000000</text:p>
          </table:table-cell>
          <table:table-cell table:formula="of:=4*[.$A31] + ([.H$2] - 3)^[.$A31]" office:value-type="float" office:value="1.23794003928538E+027">
            <text:p>1237940039285380000000000000</text:p>
          </table:table-cell>
          <table:table-cell table:formula="of:=4*[.$A31] + ([.I$2] - 3)^[.$A31]" office:value-type="float" office:value="4.23911582752162E+028">
            <text:p>42391158275216200000000000000</text:p>
          </table:table-cell>
          <table:table-cell table:formula="of:=4*[.$A31] + ([.J$2] - 3)^[.$A31]" office:value-type="float" office:value="1E+030">
            <text:p>1000000000000000000000000000000</text:p>
          </table:table-cell>
          <table:table-cell table:formula="of:=4*[.$A31] + ([.K$2] - 3)^[.$A31]" office:value-type="float" office:value="1.74494022688864E+031">
            <text:p>17449402268886400000000000000000</text:p>
          </table:table-cell>
          <table:table-cell table:formula="of:=4*[.$A31] + ([.L$2] - 3)^[.$A31]" office:value-type="float" office:value="2.3737631379977E+032">
            <text:p>237376313799770000000000000000000</text:p>
          </table:table-cell>
          <table:table-cell table:formula="of:=4*[.$A31] + ([.M$2] - 3)^[.$A31]" office:value-type="float" office:value="2.61999564364995E+033">
            <text:p>2619995643649950000000000000000000</text:p>
          </table:table-cell>
          <table:table-cell table:formula="of:=4*[.$A31] + ([.N$2] - 3)^[.$A31]" office:value-type="float" office:value="2.42014323554846E+034">
            <text:p>24201432355484600000000000000000000</text:p>
          </table:table-cell>
          <table:table-cell table:formula="of:=4*[.$A31] + ([.O$2] - 3)^[.$A31]" office:value-type="float" office:value="1.91751059232884E+035">
            <text:p>191751059232884000000000000000000000</text:p>
          </table:table-cell>
          <table:table-cell table:formula="of:=4*[.$A31] + ([.P$2] - 3)^[.$A31]" office:value-type="float" office:value="1.32922799578492E+036">
            <text:p>1329227995784920000000000000000000000</text:p>
          </table:table-cell>
          <table:table-cell table:formula="of:=4*[.$A31] + ([.Q$2] - 3)^[.$A31]" office:value-type="float" office:value="8.19346572581476E+036">
            <text:p>8193465725814760000000000000000000000</text:p>
          </table:table-cell>
          <table:table-cell table:formula="of:=4*[.$A31] + ([.R$2] - 3)^[.$A31]" office:value-type="float" office:value="4.55171596079033E+037">
            <text:p>45517159607903300000000000000000000000</text:p>
          </table:table-cell>
          <table:table-cell table:formula="of:=4*[.$A31] + ([.S$2] - 3)^[.$A31]" office:value-type="float" office:value="2.30466617897195E+038">
            <text:p>230466617897195000000000000000000000000</text:p>
          </table:table-cell>
          <table:table-cell table:formula="of:=4*[.$A31] + ([.T$2] - 3)^[.$A31]" office:value-type="float" office:value="1.073741824E+039">
            <text:p>1073741824000000000000000000000000000000</text:p>
          </table:table-cell>
          <table:table-cell table:formula="of:=4*[.$A31] + ([.U$2] - 3)^[.$A31]" office:value-type="float" office:value="4.64065028911717E+039">
            <text:p>4640650289117170000000000000000000000000</text:p>
          </table:table-cell>
          <table:table-cell table:formula="of:=4*[.$A31] + ([.V$2] - 3)^[.$A31]" office:value-type="float" office:value="1.87361530199038E+040">
            <text:p>18736153019903800000000000000000000000000</text:p>
          </table:table-cell>
          <table:table-cell table:formula="of:=4*[.$A31] + ([.W$2] - 3)^[.$A31]" office:value-type="float" office:value="7.10943487911514E+040">
            <text:p>71094348791151400000000000000000000000000</text:p>
          </table:table-cell>
          <table:table-cell table:formula="of:=4*[.$A31] + ([.X$2] - 3)^[.$A31]" office:value-type="float" office:value="2.54880876153761E+041">
            <text:p>254880876153761000000000000000000000000000</text:p>
          </table:table-cell>
          <table:table-cell table:formula="of:=4*[.$A31] + ([.Y$2] - 3)^[.$A31]" office:value-type="float" office:value="8.67361737988404E+041">
            <text:p>867361737988404000000000000000000000000000</text:p>
          </table:table-cell>
          <table:table-cell table:formula="of:=4*[.$A31] + ([.Z$2] - 3)^[.$A31]" office:value-type="float" office:value="2.81319890128475E+042">
            <text:p>2813198901284750000000000000000000000000000</text:p>
          </table:table-cell>
          <table:table-cell table:formula="of:=4*[.$A31] + ([.AA$2] - 3)^[.$A31]" office:value-type="float" office:value="8.72796356808771E+042">
            <text:p>8727963568087710000000000000000000000000000</text:p>
          </table:table-cell>
          <table:table-cell table:formula="of:=4*[.$A31] + ([.AB$2] - 3)^[.$A31]" office:value-type="float" office:value="2.59860901207906E+043">
            <text:p>25986090120790600000000000000000000000000000</text:p>
          </table:table-cell>
          <table:table-cell table:number-columns-repeated="99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" table:print="false">
        <table:table-column table:style-name="co8" table:default-cell-style-name="ce1"/>
        <table:table-column table:style-name="co9" table:number-columns-repeated="28" table:default-cell-style-name="Default"/>
        <table:table-column table:style-name="co1" table:number-columns-repeated="995" table:default-cell-style-name="Default"/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31072">
            <text:p>131072</text:p>
          </table:table-cell>
          <table:table-cell office:value-type="float" office:value="262144">
            <text:p>262144</text:p>
          </table:table-cell>
          <table:table-cell office:value-type="float" office:value="524288">
            <text:p>524288</text:p>
          </table:table-cell>
          <table:table-cell office:value-type="float" office:value="1048576">
            <text:p>1048576</text:p>
          </table:table-cell>
          <table:table-cell office:value-type="float" office:value="2097152">
            <text:p>2097152</text:p>
          </table:table-cell>
          <table:table-cell office:value-type="float" office:value="4194304">
            <text:p>4194304</text:p>
          </table:table-cell>
          <table:table-cell office:value-type="float" office:value="8388608">
            <text:p>8388608</text:p>
          </table:table-cell>
          <table:table-cell office:value-type="float" office:value="16777216">
            <text:p>16777216</text:p>
          </table:table-cell>
          <table:table-cell office:value-type="float" office:value="33554432">
            <text:p>33554432</text:p>
          </table:table-cell>
          <table:table-cell office:value-type="float" office:value="67108864">
            <text:p>67108864</text:p>
          </table:table-cell>
          <table:table-cell office:value-type="float" office:value="134217728">
            <text:p>134217728</text:p>
          </table:table-cell>
          <table:table-cell office:value-type="float" office:value="268435456">
            <text:p>268435456</text:p>
          </table:table-cell>
          <table:table-cell office:value-type="float" office:value="536870912">
            <text:p>536870912</text:p>
          </table:table-cell>
          <table:table-cell office:value-type="float" office:value="1073741824">
            <text:p>1073741824</text:p>
          </table:table-cell>
          <table:table-cell office:value-type="float" office:value="2147483648">
            <text:p>2147483648</text:p>
          </table:table-cell>
          <table:table-cell table:number-columns-repeated="996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996"/>
        </table:table-row>
        <table:table-row table:style-name="ro1">
          <table:table-cell office:value-type="float" office:value="2">
            <text:p>2</text:p>
          </table:table-cell>
          <table:table-cell table:formula="of:=IF([Sheet2.B3]&gt;=[.B$1];1;0)" office:value-type="float" office:value="0">
            <text:p>0</text:p>
          </table:table-cell>
          <table:table-cell table:formula="of:=IF([Sheet2.C3]&gt;=[.C$1];1;0)" office:value-type="float" office:value="0">
            <text:p>0</text:p>
          </table:table-cell>
          <table:table-cell table:formula="of:=IF([Sheet2.D3]&gt;=[.D$1];1;0)" office:value-type="float" office:value="0">
            <text:p>0</text:p>
          </table:table-cell>
          <table:table-cell table:formula="of:=IF([Sheet2.E3]&gt;=[.E$1];1;0)" office:value-type="float" office:value="0">
            <text:p>0</text:p>
          </table:table-cell>
          <table:table-cell table:formula="of:=IF([Sheet2.F3]&gt;=[.F$1];1;0)" office:value-type="float" office:value="0">
            <text:p>0</text:p>
          </table:table-cell>
          <table:table-cell table:formula="of:=IF([Sheet2.G3]&gt;=[.G$1];1;0)" office:value-type="float" office:value="0">
            <text:p>0</text:p>
          </table:table-cell>
          <table:table-cell table:formula="of:=IF([Sheet2.H3]&gt;=[.H$1];1;0)" office:value-type="float" office:value="0">
            <text:p>0</text:p>
          </table:table-cell>
          <table:table-cell table:formula="of:=IF([Sheet2.I3]&gt;=[.I$1];1;0)" office:value-type="float" office:value="0">
            <text:p>0</text:p>
          </table:table-cell>
          <table:table-cell table:formula="of:=IF([Sheet2.J3]&gt;=[.J$1];1;0)" office:value-type="float" office:value="0">
            <text:p>0</text:p>
          </table:table-cell>
          <table:table-cell table:formula="of:=IF([Sheet2.K3]&gt;=[.K$1];1;0)" office:value-type="float" office:value="0">
            <text:p>0</text:p>
          </table:table-cell>
          <table:table-cell table:formula="of:=IF([Sheet2.L3]&gt;=[.L$1];1;0)" office:value-type="float" office:value="0">
            <text:p>0</text:p>
          </table:table-cell>
          <table:table-cell table:formula="of:=IF([Sheet2.M3]&gt;=[.M$1];1;0)" office:value-type="float" office:value="0">
            <text:p>0</text:p>
          </table:table-cell>
          <table:table-cell table:formula="of:=IF([Sheet2.N3]&gt;=[.N$1];1;0)" office:value-type="float" office:value="0">
            <text:p>0</text:p>
          </table:table-cell>
          <table:table-cell table:formula="of:=IF([Sheet2.O3]&gt;=[.O$1];1;0)" office:value-type="float" office:value="0">
            <text:p>0</text:p>
          </table:table-cell>
          <table:table-cell table:formula="of:=IF([Sheet2.P3]&gt;=[.P$1];1;0)" office:value-type="float" office:value="0">
            <text:p>0</text:p>
          </table:table-cell>
          <table:table-cell table:formula="of:=IF([Sheet2.Q3]&gt;=[.Q$1];1;0)" office:value-type="float" office:value="0">
            <text:p>0</text:p>
          </table:table-cell>
          <table:table-cell table:formula="of:=IF([Sheet2.R3]&gt;=[.R$1];1;0)" office:value-type="float" office:value="0">
            <text:p>0</text:p>
          </table:table-cell>
          <table:table-cell table:formula="of:=IF([Sheet2.S3]&gt;=[.S$1];1;0)" office:value-type="float" office:value="0">
            <text:p>0</text:p>
          </table:table-cell>
          <table:table-cell table:formula="of:=IF([Sheet2.T3]&gt;=[.T$1];1;0)" office:value-type="float" office:value="0">
            <text:p>0</text:p>
          </table:table-cell>
          <table:table-cell table:formula="of:=IF([Sheet2.U3]&gt;=[.U$1];1;0)" office:value-type="float" office:value="0">
            <text:p>0</text:p>
          </table:table-cell>
          <table:table-cell table:formula="of:=IF([Sheet2.V3]&gt;=[.V$1];1;0)" office:value-type="float" office:value="0">
            <text:p>0</text:p>
          </table:table-cell>
          <table:table-cell table:formula="of:=IF([Sheet2.W3]&gt;=[.W$1];1;0)" office:value-type="float" office:value="0">
            <text:p>0</text:p>
          </table:table-cell>
          <table:table-cell table:formula="of:=IF([Sheet2.X3]&gt;=[.X$1];1;0)" office:value-type="float" office:value="0">
            <text:p>0</text:p>
          </table:table-cell>
          <table:table-cell table:formula="of:=IF([Sheet2.Y3]&gt;=[.Y$1];1;0)" office:value-type="float" office:value="0">
            <text:p>0</text:p>
          </table:table-cell>
          <table:table-cell table:formula="of:=IF([Sheet2.Z3]&gt;=[.Z$1];1;0)" office:value-type="float" office:value="0">
            <text:p>0</text:p>
          </table:table-cell>
          <table:table-cell table:formula="of:=IF([Sheet2.AA3]&gt;=[.AA$1];1;0)" office:value-type="float" office:value="0">
            <text:p>0</text:p>
          </table:table-cell>
          <table:table-cell table:formula="of:=IF([Sheet2.AB3]&gt;=[.AB$1];1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table:formula="of:=IF([Sheet2.B4]&gt;=[.B$1];1;0)" office:value-type="float" office:value="0">
            <text:p>0</text:p>
          </table:table-cell>
          <table:table-cell table:formula="of:=IF([Sheet2.C4]&gt;=[.C$1];1;0)" office:value-type="float" office:value="0">
            <text:p>0</text:p>
          </table:table-cell>
          <table:table-cell table:formula="of:=IF([Sheet2.D4]&gt;=[.D$1];1;0)" office:value-type="float" office:value="0">
            <text:p>0</text:p>
          </table:table-cell>
          <table:table-cell table:formula="of:=IF([Sheet2.E4]&gt;=[.E$1];1;0)" office:value-type="float" office:value="0">
            <text:p>0</text:p>
          </table:table-cell>
          <table:table-cell table:formula="of:=IF([Sheet2.F4]&gt;=[.F$1];1;0)" office:value-type="float" office:value="0">
            <text:p>0</text:p>
          </table:table-cell>
          <table:table-cell table:formula="of:=IF([Sheet2.G4]&gt;=[.G$1];1;0)" office:value-type="float" office:value="0">
            <text:p>0</text:p>
          </table:table-cell>
          <table:table-cell table:formula="of:=IF([Sheet2.H4]&gt;=[.H$1];1;0)" office:value-type="float" office:value="0">
            <text:p>0</text:p>
          </table:table-cell>
          <table:table-cell table:formula="of:=IF([Sheet2.I4]&gt;=[.I$1];1;0)" office:value-type="float" office:value="0">
            <text:p>0</text:p>
          </table:table-cell>
          <table:table-cell table:formula="of:=IF([Sheet2.J4]&gt;=[.J$1];1;0)" office:value-type="float" office:value="0">
            <text:p>0</text:p>
          </table:table-cell>
          <table:table-cell table:formula="of:=IF([Sheet2.K4]&gt;=[.K$1];1;0)" office:value-type="float" office:value="0">
            <text:p>0</text:p>
          </table:table-cell>
          <table:table-cell table:formula="of:=IF([Sheet2.L4]&gt;=[.L$1];1;0)" office:value-type="float" office:value="0">
            <text:p>0</text:p>
          </table:table-cell>
          <table:table-cell table:formula="of:=IF([Sheet2.M4]&gt;=[.M$1];1;0)" office:value-type="float" office:value="0">
            <text:p>0</text:p>
          </table:table-cell>
          <table:table-cell table:formula="of:=IF([Sheet2.N4]&gt;=[.N$1];1;0)" office:value-type="float" office:value="0">
            <text:p>0</text:p>
          </table:table-cell>
          <table:table-cell table:formula="of:=IF([Sheet2.O4]&gt;=[.O$1];1;0)" office:value-type="float" office:value="0">
            <text:p>0</text:p>
          </table:table-cell>
          <table:table-cell table:formula="of:=IF([Sheet2.P4]&gt;=[.P$1];1;0)" office:value-type="float" office:value="0">
            <text:p>0</text:p>
          </table:table-cell>
          <table:table-cell table:formula="of:=IF([Sheet2.Q4]&gt;=[.Q$1];1;0)" office:value-type="float" office:value="0">
            <text:p>0</text:p>
          </table:table-cell>
          <table:table-cell table:formula="of:=IF([Sheet2.R4]&gt;=[.R$1];1;0)" office:value-type="float" office:value="0">
            <text:p>0</text:p>
          </table:table-cell>
          <table:table-cell table:formula="of:=IF([Sheet2.S4]&gt;=[.S$1];1;0)" office:value-type="float" office:value="0">
            <text:p>0</text:p>
          </table:table-cell>
          <table:table-cell table:formula="of:=IF([Sheet2.T4]&gt;=[.T$1];1;0)" office:value-type="float" office:value="0">
            <text:p>0</text:p>
          </table:table-cell>
          <table:table-cell table:formula="of:=IF([Sheet2.U4]&gt;=[.U$1];1;0)" office:value-type="float" office:value="0">
            <text:p>0</text:p>
          </table:table-cell>
          <table:table-cell table:formula="of:=IF([Sheet2.V4]&gt;=[.V$1];1;0)" office:value-type="float" office:value="0">
            <text:p>0</text:p>
          </table:table-cell>
          <table:table-cell table:formula="of:=IF([Sheet2.W4]&gt;=[.W$1];1;0)" office:value-type="float" office:value="0">
            <text:p>0</text:p>
          </table:table-cell>
          <table:table-cell table:formula="of:=IF([Sheet2.X4]&gt;=[.X$1];1;0)" office:value-type="float" office:value="0">
            <text:p>0</text:p>
          </table:table-cell>
          <table:table-cell table:formula="of:=IF([Sheet2.Y4]&gt;=[.Y$1];1;0)" office:value-type="float" office:value="0">
            <text:p>0</text:p>
          </table:table-cell>
          <table:table-cell table:formula="of:=IF([Sheet2.Z4]&gt;=[.Z$1];1;0)" office:value-type="float" office:value="0">
            <text:p>0</text:p>
          </table:table-cell>
          <table:table-cell table:formula="of:=IF([Sheet2.AA4]&gt;=[.AA$1];1;0)" office:value-type="float" office:value="0">
            <text:p>0</text:p>
          </table:table-cell>
          <table:table-cell table:formula="of:=IF([Sheet2.AB4]&gt;=[.AB$1];1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 table:style-name="ce4" table:formula="of:=IF([Sheet2.B5]&gt;=[.B$1];1;0)" office:value-type="float" office:value="1">
            <text:p>1</text:p>
          </table:table-cell>
          <table:table-cell table:style-name="ce4" table:formula="of:=IF([Sheet2.C5]&gt;=[.C$1];1;0)" office:value-type="float" office:value="1">
            <text:p>1</text:p>
          </table:table-cell>
          <table:table-cell table:style-name="ce4" table:formula="of:=IF([Sheet2.D5]&gt;=[.D$1];1;0)" office:value-type="float" office:value="1">
            <text:p>1</text:p>
          </table:table-cell>
          <table:table-cell table:style-name="ce4" table:formula="of:=IF([Sheet2.E5]&gt;=[.E$1];1;0)" office:value-type="float" office:value="1">
            <text:p>1</text:p>
          </table:table-cell>
          <table:table-cell table:style-name="ce4" table:formula="of:=IF([Sheet2.F5]&gt;=[.F$1];1;0)" office:value-type="float" office:value="1">
            <text:p>1</text:p>
          </table:table-cell>
          <table:table-cell table:style-name="ce4" table:formula="of:=IF([Sheet2.G5]&gt;=[.G$1];1;0)" office:value-type="float" office:value="1">
            <text:p>1</text:p>
          </table:table-cell>
          <table:table-cell table:style-name="ce4" table:formula="of:=IF([Sheet2.H5]&gt;=[.H$1];1;0)" office:value-type="float" office:value="1">
            <text:p>1</text:p>
          </table:table-cell>
          <table:table-cell table:style-name="ce4" table:formula="of:=IF([Sheet2.I5]&gt;=[.I$1];1;0)" office:value-type="float" office:value="1">
            <text:p>1</text:p>
          </table:table-cell>
          <table:table-cell table:style-name="ce4" table:formula="of:=IF([Sheet2.J5]&gt;=[.J$1];1;0)" office:value-type="float" office:value="1">
            <text:p>1</text:p>
          </table:table-cell>
          <table:table-cell table:formula="of:=IF([Sheet2.K5]&gt;=[.K$1];1;0)" office:value-type="float" office:value="0">
            <text:p>0</text:p>
          </table:table-cell>
          <table:table-cell table:formula="of:=IF([Sheet2.L5]&gt;=[.L$1];1;0)" office:value-type="float" office:value="0">
            <text:p>0</text:p>
          </table:table-cell>
          <table:table-cell table:formula="of:=IF([Sheet2.M5]&gt;=[.M$1];1;0)" office:value-type="float" office:value="0">
            <text:p>0</text:p>
          </table:table-cell>
          <table:table-cell table:formula="of:=IF([Sheet2.N5]&gt;=[.N$1];1;0)" office:value-type="float" office:value="0">
            <text:p>0</text:p>
          </table:table-cell>
          <table:table-cell table:formula="of:=IF([Sheet2.O5]&gt;=[.O$1];1;0)" office:value-type="float" office:value="0">
            <text:p>0</text:p>
          </table:table-cell>
          <table:table-cell table:formula="of:=IF([Sheet2.P5]&gt;=[.P$1];1;0)" office:value-type="float" office:value="0">
            <text:p>0</text:p>
          </table:table-cell>
          <table:table-cell table:formula="of:=IF([Sheet2.Q5]&gt;=[.Q$1];1;0)" office:value-type="float" office:value="0">
            <text:p>0</text:p>
          </table:table-cell>
          <table:table-cell table:formula="of:=IF([Sheet2.R5]&gt;=[.R$1];1;0)" office:value-type="float" office:value="0">
            <text:p>0</text:p>
          </table:table-cell>
          <table:table-cell table:formula="of:=IF([Sheet2.S5]&gt;=[.S$1];1;0)" office:value-type="float" office:value="0">
            <text:p>0</text:p>
          </table:table-cell>
          <table:table-cell table:formula="of:=IF([Sheet2.T5]&gt;=[.T$1];1;0)" office:value-type="float" office:value="0">
            <text:p>0</text:p>
          </table:table-cell>
          <table:table-cell table:formula="of:=IF([Sheet2.U5]&gt;=[.U$1];1;0)" office:value-type="float" office:value="0">
            <text:p>0</text:p>
          </table:table-cell>
          <table:table-cell table:formula="of:=IF([Sheet2.V5]&gt;=[.V$1];1;0)" office:value-type="float" office:value="0">
            <text:p>0</text:p>
          </table:table-cell>
          <table:table-cell table:formula="of:=IF([Sheet2.W5]&gt;=[.W$1];1;0)" office:value-type="float" office:value="0">
            <text:p>0</text:p>
          </table:table-cell>
          <table:table-cell table:formula="of:=IF([Sheet2.X5]&gt;=[.X$1];1;0)" office:value-type="float" office:value="0">
            <text:p>0</text:p>
          </table:table-cell>
          <table:table-cell table:formula="of:=IF([Sheet2.Y5]&gt;=[.Y$1];1;0)" office:value-type="float" office:value="0">
            <text:p>0</text:p>
          </table:table-cell>
          <table:table-cell table:formula="of:=IF([Sheet2.Z5]&gt;=[.Z$1];1;0)" office:value-type="float" office:value="0">
            <text:p>0</text:p>
          </table:table-cell>
          <table:table-cell table:formula="of:=IF([Sheet2.AA5]&gt;=[.AA$1];1;0)" office:value-type="float" office:value="0">
            <text:p>0</text:p>
          </table:table-cell>
          <table:table-cell table:formula="of:=IF([Sheet2.AB5]&gt;=[.AB$1];1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5">
            <text:p>5</text:p>
          </table:table-cell>
          <table:table-cell table:formula="of:=IF([Sheet2.B6]&gt;=[.B$1];1;0)" office:value-type="float" office:value="1">
            <text:p>1</text:p>
          </table:table-cell>
          <table:table-cell table:formula="of:=IF([Sheet2.C6]&gt;=[.C$1];1;0)" office:value-type="float" office:value="1">
            <text:p>1</text:p>
          </table:table-cell>
          <table:table-cell table:formula="of:=IF([Sheet2.D6]&gt;=[.D$1];1;0)" office:value-type="float" office:value="1">
            <text:p>1</text:p>
          </table:table-cell>
          <table:table-cell table:formula="of:=IF([Sheet2.E6]&gt;=[.E$1];1;0)" office:value-type="float" office:value="1">
            <text:p>1</text:p>
          </table:table-cell>
          <table:table-cell table:formula="of:=IF([Sheet2.F6]&gt;=[.F$1];1;0)" office:value-type="float" office:value="1">
            <text:p>1</text:p>
          </table:table-cell>
          <table:table-cell table:formula="of:=IF([Sheet2.G6]&gt;=[.G$1];1;0)" office:value-type="float" office:value="1">
            <text:p>1</text:p>
          </table:table-cell>
          <table:table-cell table:formula="of:=IF([Sheet2.H6]&gt;=[.H$1];1;0)" office:value-type="float" office:value="1">
            <text:p>1</text:p>
          </table:table-cell>
          <table:table-cell table:formula="of:=IF([Sheet2.I6]&gt;=[.I$1];1;0)" office:value-type="float" office:value="1">
            <text:p>1</text:p>
          </table:table-cell>
          <table:table-cell table:formula="of:=IF([Sheet2.J6]&gt;=[.J$1];1;0)" office:value-type="float" office:value="1">
            <text:p>1</text:p>
          </table:table-cell>
          <table:table-cell table:style-name="ce5" table:formula="of:=IF([Sheet2.K6]&gt;=[.K$1];1;0)" office:value-type="float" office:value="1">
            <text:p>1</text:p>
          </table:table-cell>
          <table:table-cell table:style-name="ce5" table:formula="of:=IF([Sheet2.L6]&gt;=[.L$1];1;0)" office:value-type="float" office:value="1">
            <text:p>1</text:p>
          </table:table-cell>
          <table:table-cell table:style-name="ce5" table:formula="of:=IF([Sheet2.M6]&gt;=[.M$1];1;0)" office:value-type="float" office:value="1">
            <text:p>1</text:p>
          </table:table-cell>
          <table:table-cell table:style-name="ce5" table:formula="of:=IF([Sheet2.N6]&gt;=[.N$1];1;0)" office:value-type="float" office:value="1">
            <text:p>1</text:p>
          </table:table-cell>
          <table:table-cell table:style-name="ce5" table:formula="of:=IF([Sheet2.O6]&gt;=[.O$1];1;0)" office:value-type="float" office:value="1">
            <text:p>1</text:p>
          </table:table-cell>
          <table:table-cell table:style-name="ce5" table:formula="of:=IF([Sheet2.P6]&gt;=[.P$1];1;0)" office:value-type="float" office:value="1">
            <text:p>1</text:p>
          </table:table-cell>
          <table:table-cell table:style-name="ce5" table:formula="of:=IF([Sheet2.Q6]&gt;=[.Q$1];1;0)" office:value-type="float" office:value="1">
            <text:p>1</text:p>
          </table:table-cell>
          <table:table-cell table:formula="of:=IF([Sheet2.R6]&gt;=[.R$1];1;0)" office:value-type="float" office:value="0">
            <text:p>0</text:p>
          </table:table-cell>
          <table:table-cell table:formula="of:=IF([Sheet2.S6]&gt;=[.S$1];1;0)" office:value-type="float" office:value="0">
            <text:p>0</text:p>
          </table:table-cell>
          <table:table-cell table:formula="of:=IF([Sheet2.T6]&gt;=[.T$1];1;0)" office:value-type="float" office:value="0">
            <text:p>0</text:p>
          </table:table-cell>
          <table:table-cell table:formula="of:=IF([Sheet2.U6]&gt;=[.U$1];1;0)" office:value-type="float" office:value="0">
            <text:p>0</text:p>
          </table:table-cell>
          <table:table-cell table:formula="of:=IF([Sheet2.V6]&gt;=[.V$1];1;0)" office:value-type="float" office:value="0">
            <text:p>0</text:p>
          </table:table-cell>
          <table:table-cell table:formula="of:=IF([Sheet2.W6]&gt;=[.W$1];1;0)" office:value-type="float" office:value="0">
            <text:p>0</text:p>
          </table:table-cell>
          <table:table-cell table:formula="of:=IF([Sheet2.X6]&gt;=[.X$1];1;0)" office:value-type="float" office:value="0">
            <text:p>0</text:p>
          </table:table-cell>
          <table:table-cell table:formula="of:=IF([Sheet2.Y6]&gt;=[.Y$1];1;0)" office:value-type="float" office:value="0">
            <text:p>0</text:p>
          </table:table-cell>
          <table:table-cell table:formula="of:=IF([Sheet2.Z6]&gt;=[.Z$1];1;0)" office:value-type="float" office:value="0">
            <text:p>0</text:p>
          </table:table-cell>
          <table:table-cell table:formula="of:=IF([Sheet2.AA6]&gt;=[.AA$1];1;0)" office:value-type="float" office:value="0">
            <text:p>0</text:p>
          </table:table-cell>
          <table:table-cell table:formula="of:=IF([Sheet2.AB6]&gt;=[.AB$1];1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table:formula="of:=IF([Sheet2.B7]&gt;=[.B$1];1;0)" office:value-type="float" office:value="1">
            <text:p>1</text:p>
          </table:table-cell>
          <table:table-cell table:formula="of:=IF([Sheet2.C7]&gt;=[.C$1];1;0)" office:value-type="float" office:value="1">
            <text:p>1</text:p>
          </table:table-cell>
          <table:table-cell table:formula="of:=IF([Sheet2.D7]&gt;=[.D$1];1;0)" office:value-type="float" office:value="1">
            <text:p>1</text:p>
          </table:table-cell>
          <table:table-cell table:formula="of:=IF([Sheet2.E7]&gt;=[.E$1];1;0)" office:value-type="float" office:value="1">
            <text:p>1</text:p>
          </table:table-cell>
          <table:table-cell table:formula="of:=IF([Sheet2.F7]&gt;=[.F$1];1;0)" office:value-type="float" office:value="1">
            <text:p>1</text:p>
          </table:table-cell>
          <table:table-cell table:formula="of:=IF([Sheet2.G7]&gt;=[.G$1];1;0)" office:value-type="float" office:value="1">
            <text:p>1</text:p>
          </table:table-cell>
          <table:table-cell table:formula="of:=IF([Sheet2.H7]&gt;=[.H$1];1;0)" office:value-type="float" office:value="1">
            <text:p>1</text:p>
          </table:table-cell>
          <table:table-cell table:formula="of:=IF([Sheet2.I7]&gt;=[.I$1];1;0)" office:value-type="float" office:value="1">
            <text:p>1</text:p>
          </table:table-cell>
          <table:table-cell table:formula="of:=IF([Sheet2.J7]&gt;=[.J$1];1;0)" office:value-type="float" office:value="1">
            <text:p>1</text:p>
          </table:table-cell>
          <table:table-cell table:formula="of:=IF([Sheet2.K7]&gt;=[.K$1];1;0)" office:value-type="float" office:value="1">
            <text:p>1</text:p>
          </table:table-cell>
          <table:table-cell table:formula="of:=IF([Sheet2.L7]&gt;=[.L$1];1;0)" office:value-type="float" office:value="1">
            <text:p>1</text:p>
          </table:table-cell>
          <table:table-cell table:formula="of:=IF([Sheet2.M7]&gt;=[.M$1];1;0)" office:value-type="float" office:value="1">
            <text:p>1</text:p>
          </table:table-cell>
          <table:table-cell table:formula="of:=IF([Sheet2.N7]&gt;=[.N$1];1;0)" office:value-type="float" office:value="1">
            <text:p>1</text:p>
          </table:table-cell>
          <table:table-cell table:formula="of:=IF([Sheet2.O7]&gt;=[.O$1];1;0)" office:value-type="float" office:value="1">
            <text:p>1</text:p>
          </table:table-cell>
          <table:table-cell table:formula="of:=IF([Sheet2.P7]&gt;=[.P$1];1;0)" office:value-type="float" office:value="1">
            <text:p>1</text:p>
          </table:table-cell>
          <table:table-cell table:formula="of:=IF([Sheet2.Q7]&gt;=[.Q$1];1;0)" office:value-type="float" office:value="1">
            <text:p>1</text:p>
          </table:table-cell>
          <table:table-cell table:style-name="ce5" table:formula="of:=IF([Sheet2.R7]&gt;=[.R$1];1;0)" office:value-type="float" office:value="1">
            <text:p>1</text:p>
          </table:table-cell>
          <table:table-cell table:style-name="ce5" table:formula="of:=IF([Sheet2.S7]&gt;=[.S$1];1;0)" office:value-type="float" office:value="1">
            <text:p>1</text:p>
          </table:table-cell>
          <table:table-cell table:style-name="ce5" table:formula="of:=IF([Sheet2.T7]&gt;=[.T$1];1;0)" office:value-type="float" office:value="1">
            <text:p>1</text:p>
          </table:table-cell>
          <table:table-cell table:style-name="ce5" table:formula="of:=IF([Sheet2.U7]&gt;=[.U$1];1;0)" office:value-type="float" office:value="1">
            <text:p>1</text:p>
          </table:table-cell>
          <table:table-cell table:style-name="ce5" table:formula="of:=IF([Sheet2.V7]&gt;=[.V$1];1;0)" office:value-type="float" office:value="1">
            <text:p>1</text:p>
          </table:table-cell>
          <table:table-cell table:style-name="ce5" table:formula="of:=IF([Sheet2.W7]&gt;=[.W$1];1;0)" office:value-type="float" office:value="1">
            <text:p>1</text:p>
          </table:table-cell>
          <table:table-cell table:style-name="ce4" table:formula="of:=IF([Sheet2.X7]&gt;=[.X$1];1;0)" office:value-type="float" office:value="1">
            <text:p>1</text:p>
          </table:table-cell>
          <table:table-cell table:formula="of:=IF([Sheet2.Y7]&gt;=[.Y$1];1;0)" office:value-type="float" office:value="0">
            <text:p>0</text:p>
          </table:table-cell>
          <table:table-cell table:formula="of:=IF([Sheet2.Z7]&gt;=[.Z$1];1;0)" office:value-type="float" office:value="0">
            <text:p>0</text:p>
          </table:table-cell>
          <table:table-cell table:formula="of:=IF([Sheet2.AA7]&gt;=[.AA$1];1;0)" office:value-type="float" office:value="0">
            <text:p>0</text:p>
          </table:table-cell>
          <table:table-cell table:formula="of:=IF([Sheet2.AB7]&gt;=[.AB$1];1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7">
            <text:p>7</text:p>
          </table:table-cell>
          <table:table-cell table:formula="of:=IF([Sheet2.B8]&gt;=[.B$1];1;0)" office:value-type="float" office:value="1">
            <text:p>1</text:p>
          </table:table-cell>
          <table:table-cell table:formula="of:=IF([Sheet2.C8]&gt;=[.C$1];1;0)" office:value-type="float" office:value="1">
            <text:p>1</text:p>
          </table:table-cell>
          <table:table-cell table:formula="of:=IF([Sheet2.D8]&gt;=[.D$1];1;0)" office:value-type="float" office:value="1">
            <text:p>1</text:p>
          </table:table-cell>
          <table:table-cell table:formula="of:=IF([Sheet2.E8]&gt;=[.E$1];1;0)" office:value-type="float" office:value="1">
            <text:p>1</text:p>
          </table:table-cell>
          <table:table-cell table:formula="of:=IF([Sheet2.F8]&gt;=[.F$1];1;0)" office:value-type="float" office:value="1">
            <text:p>1</text:p>
          </table:table-cell>
          <table:table-cell table:formula="of:=IF([Sheet2.G8]&gt;=[.G$1];1;0)" office:value-type="float" office:value="1">
            <text:p>1</text:p>
          </table:table-cell>
          <table:table-cell table:formula="of:=IF([Sheet2.H8]&gt;=[.H$1];1;0)" office:value-type="float" office:value="1">
            <text:p>1</text:p>
          </table:table-cell>
          <table:table-cell table:formula="of:=IF([Sheet2.I8]&gt;=[.I$1];1;0)" office:value-type="float" office:value="1">
            <text:p>1</text:p>
          </table:table-cell>
          <table:table-cell table:formula="of:=IF([Sheet2.J8]&gt;=[.J$1];1;0)" office:value-type="float" office:value="1">
            <text:p>1</text:p>
          </table:table-cell>
          <table:table-cell table:formula="of:=IF([Sheet2.K8]&gt;=[.K$1];1;0)" office:value-type="float" office:value="1">
            <text:p>1</text:p>
          </table:table-cell>
          <table:table-cell table:formula="of:=IF([Sheet2.L8]&gt;=[.L$1];1;0)" office:value-type="float" office:value="1">
            <text:p>1</text:p>
          </table:table-cell>
          <table:table-cell table:formula="of:=IF([Sheet2.M8]&gt;=[.M$1];1;0)" office:value-type="float" office:value="1">
            <text:p>1</text:p>
          </table:table-cell>
          <table:table-cell table:formula="of:=IF([Sheet2.N8]&gt;=[.N$1];1;0)" office:value-type="float" office:value="1">
            <text:p>1</text:p>
          </table:table-cell>
          <table:table-cell table:formula="of:=IF([Sheet2.O8]&gt;=[.O$1];1;0)" office:value-type="float" office:value="1">
            <text:p>1</text:p>
          </table:table-cell>
          <table:table-cell table:formula="of:=IF([Sheet2.P8]&gt;=[.P$1];1;0)" office:value-type="float" office:value="1">
            <text:p>1</text:p>
          </table:table-cell>
          <table:table-cell table:formula="of:=IF([Sheet2.Q8]&gt;=[.Q$1];1;0)" office:value-type="float" office:value="1">
            <text:p>1</text:p>
          </table:table-cell>
          <table:table-cell table:formula="of:=IF([Sheet2.R8]&gt;=[.R$1];1;0)" office:value-type="float" office:value="1">
            <text:p>1</text:p>
          </table:table-cell>
          <table:table-cell table:formula="of:=IF([Sheet2.S8]&gt;=[.S$1];1;0)" office:value-type="float" office:value="1">
            <text:p>1</text:p>
          </table:table-cell>
          <table:table-cell table:formula="of:=IF([Sheet2.T8]&gt;=[.T$1];1;0)" office:value-type="float" office:value="1">
            <text:p>1</text:p>
          </table:table-cell>
          <table:table-cell table:formula="of:=IF([Sheet2.U8]&gt;=[.U$1];1;0)" office:value-type="float" office:value="1">
            <text:p>1</text:p>
          </table:table-cell>
          <table:table-cell table:formula="of:=IF([Sheet2.V8]&gt;=[.V$1];1;0)" office:value-type="float" office:value="1">
            <text:p>1</text:p>
          </table:table-cell>
          <table:table-cell table:formula="of:=IF([Sheet2.W8]&gt;=[.W$1];1;0)" office:value-type="float" office:value="1">
            <text:p>1</text:p>
          </table:table-cell>
          <table:table-cell table:formula="of:=IF([Sheet2.X8]&gt;=[.X$1];1;0)" office:value-type="float" office:value="1">
            <text:p>1</text:p>
          </table:table-cell>
          <table:table-cell table:style-name="ce5" table:formula="of:=IF([Sheet2.Y8]&gt;=[.Y$1];1;0)" office:value-type="float" office:value="1">
            <text:p>1</text:p>
          </table:table-cell>
          <table:table-cell table:style-name="ce5" table:formula="of:=IF([Sheet2.Z8]&gt;=[.Z$1];1;0)" office:value-type="float" office:value="1">
            <text:p>1</text:p>
          </table:table-cell>
          <table:table-cell table:style-name="ce5" table:formula="of:=IF([Sheet2.AA8]&gt;=[.AA$1];1;0)" office:value-type="float" office:value="1">
            <text:p>1</text:p>
          </table:table-cell>
          <table:table-cell table:formula="of:=IF([Sheet2.AB8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8">
            <text:p>8</text:p>
          </table:table-cell>
          <table:table-cell table:formula="of:=IF([Sheet2.B9]&gt;=[.B$1];1;0)" office:value-type="float" office:value="1">
            <text:p>1</text:p>
          </table:table-cell>
          <table:table-cell table:formula="of:=IF([Sheet2.C9]&gt;=[.C$1];1;0)" office:value-type="float" office:value="1">
            <text:p>1</text:p>
          </table:table-cell>
          <table:table-cell table:formula="of:=IF([Sheet2.D9]&gt;=[.D$1];1;0)" office:value-type="float" office:value="1">
            <text:p>1</text:p>
          </table:table-cell>
          <table:table-cell table:formula="of:=IF([Sheet2.E9]&gt;=[.E$1];1;0)" office:value-type="float" office:value="1">
            <text:p>1</text:p>
          </table:table-cell>
          <table:table-cell table:formula="of:=IF([Sheet2.F9]&gt;=[.F$1];1;0)" office:value-type="float" office:value="1">
            <text:p>1</text:p>
          </table:table-cell>
          <table:table-cell table:formula="of:=IF([Sheet2.G9]&gt;=[.G$1];1;0)" office:value-type="float" office:value="1">
            <text:p>1</text:p>
          </table:table-cell>
          <table:table-cell table:formula="of:=IF([Sheet2.H9]&gt;=[.H$1];1;0)" office:value-type="float" office:value="1">
            <text:p>1</text:p>
          </table:table-cell>
          <table:table-cell table:formula="of:=IF([Sheet2.I9]&gt;=[.I$1];1;0)" office:value-type="float" office:value="1">
            <text:p>1</text:p>
          </table:table-cell>
          <table:table-cell table:formula="of:=IF([Sheet2.J9]&gt;=[.J$1];1;0)" office:value-type="float" office:value="1">
            <text:p>1</text:p>
          </table:table-cell>
          <table:table-cell table:formula="of:=IF([Sheet2.K9]&gt;=[.K$1];1;0)" office:value-type="float" office:value="1">
            <text:p>1</text:p>
          </table:table-cell>
          <table:table-cell table:formula="of:=IF([Sheet2.L9]&gt;=[.L$1];1;0)" office:value-type="float" office:value="1">
            <text:p>1</text:p>
          </table:table-cell>
          <table:table-cell table:formula="of:=IF([Sheet2.M9]&gt;=[.M$1];1;0)" office:value-type="float" office:value="1">
            <text:p>1</text:p>
          </table:table-cell>
          <table:table-cell table:formula="of:=IF([Sheet2.N9]&gt;=[.N$1];1;0)" office:value-type="float" office:value="1">
            <text:p>1</text:p>
          </table:table-cell>
          <table:table-cell table:formula="of:=IF([Sheet2.O9]&gt;=[.O$1];1;0)" office:value-type="float" office:value="1">
            <text:p>1</text:p>
          </table:table-cell>
          <table:table-cell table:formula="of:=IF([Sheet2.P9]&gt;=[.P$1];1;0)" office:value-type="float" office:value="1">
            <text:p>1</text:p>
          </table:table-cell>
          <table:table-cell table:formula="of:=IF([Sheet2.Q9]&gt;=[.Q$1];1;0)" office:value-type="float" office:value="1">
            <text:p>1</text:p>
          </table:table-cell>
          <table:table-cell table:formula="of:=IF([Sheet2.R9]&gt;=[.R$1];1;0)" office:value-type="float" office:value="1">
            <text:p>1</text:p>
          </table:table-cell>
          <table:table-cell table:formula="of:=IF([Sheet2.S9]&gt;=[.S$1];1;0)" office:value-type="float" office:value="1">
            <text:p>1</text:p>
          </table:table-cell>
          <table:table-cell table:formula="of:=IF([Sheet2.T9]&gt;=[.T$1];1;0)" office:value-type="float" office:value="1">
            <text:p>1</text:p>
          </table:table-cell>
          <table:table-cell table:formula="of:=IF([Sheet2.U9]&gt;=[.U$1];1;0)" office:value-type="float" office:value="1">
            <text:p>1</text:p>
          </table:table-cell>
          <table:table-cell table:formula="of:=IF([Sheet2.V9]&gt;=[.V$1];1;0)" office:value-type="float" office:value="1">
            <text:p>1</text:p>
          </table:table-cell>
          <table:table-cell table:formula="of:=IF([Sheet2.W9]&gt;=[.W$1];1;0)" office:value-type="float" office:value="1">
            <text:p>1</text:p>
          </table:table-cell>
          <table:table-cell table:formula="of:=IF([Sheet2.X9]&gt;=[.X$1];1;0)" office:value-type="float" office:value="1">
            <text:p>1</text:p>
          </table:table-cell>
          <table:table-cell table:formula="of:=IF([Sheet2.Y9]&gt;=[.Y$1];1;0)" office:value-type="float" office:value="1">
            <text:p>1</text:p>
          </table:table-cell>
          <table:table-cell table:formula="of:=IF([Sheet2.Z9]&gt;=[.Z$1];1;0)" office:value-type="float" office:value="1">
            <text:p>1</text:p>
          </table:table-cell>
          <table:table-cell table:formula="of:=IF([Sheet2.AA9]&gt;=[.AA$1];1;0)" office:value-type="float" office:value="1">
            <text:p>1</text:p>
          </table:table-cell>
          <table:table-cell table:formula="of:=IF([Sheet2.AB9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9">
            <text:p>9</text:p>
          </table:table-cell>
          <table:table-cell table:formula="of:=IF([Sheet2.B10]&gt;=[.B$1];1;0)" office:value-type="float" office:value="1">
            <text:p>1</text:p>
          </table:table-cell>
          <table:table-cell table:formula="of:=IF([Sheet2.C10]&gt;=[.C$1];1;0)" office:value-type="float" office:value="1">
            <text:p>1</text:p>
          </table:table-cell>
          <table:table-cell table:formula="of:=IF([Sheet2.D10]&gt;=[.D$1];1;0)" office:value-type="float" office:value="1">
            <text:p>1</text:p>
          </table:table-cell>
          <table:table-cell table:formula="of:=IF([Sheet2.E10]&gt;=[.E$1];1;0)" office:value-type="float" office:value="1">
            <text:p>1</text:p>
          </table:table-cell>
          <table:table-cell table:formula="of:=IF([Sheet2.F10]&gt;=[.F$1];1;0)" office:value-type="float" office:value="1">
            <text:p>1</text:p>
          </table:table-cell>
          <table:table-cell table:formula="of:=IF([Sheet2.G10]&gt;=[.G$1];1;0)" office:value-type="float" office:value="1">
            <text:p>1</text:p>
          </table:table-cell>
          <table:table-cell table:formula="of:=IF([Sheet2.H10]&gt;=[.H$1];1;0)" office:value-type="float" office:value="1">
            <text:p>1</text:p>
          </table:table-cell>
          <table:table-cell table:formula="of:=IF([Sheet2.I10]&gt;=[.I$1];1;0)" office:value-type="float" office:value="1">
            <text:p>1</text:p>
          </table:table-cell>
          <table:table-cell table:formula="of:=IF([Sheet2.J10]&gt;=[.J$1];1;0)" office:value-type="float" office:value="1">
            <text:p>1</text:p>
          </table:table-cell>
          <table:table-cell table:formula="of:=IF([Sheet2.K10]&gt;=[.K$1];1;0)" office:value-type="float" office:value="1">
            <text:p>1</text:p>
          </table:table-cell>
          <table:table-cell table:formula="of:=IF([Sheet2.L10]&gt;=[.L$1];1;0)" office:value-type="float" office:value="1">
            <text:p>1</text:p>
          </table:table-cell>
          <table:table-cell table:formula="of:=IF([Sheet2.M10]&gt;=[.M$1];1;0)" office:value-type="float" office:value="1">
            <text:p>1</text:p>
          </table:table-cell>
          <table:table-cell table:formula="of:=IF([Sheet2.N10]&gt;=[.N$1];1;0)" office:value-type="float" office:value="1">
            <text:p>1</text:p>
          </table:table-cell>
          <table:table-cell table:formula="of:=IF([Sheet2.O10]&gt;=[.O$1];1;0)" office:value-type="float" office:value="1">
            <text:p>1</text:p>
          </table:table-cell>
          <table:table-cell table:formula="of:=IF([Sheet2.P10]&gt;=[.P$1];1;0)" office:value-type="float" office:value="1">
            <text:p>1</text:p>
          </table:table-cell>
          <table:table-cell table:formula="of:=IF([Sheet2.Q10]&gt;=[.Q$1];1;0)" office:value-type="float" office:value="1">
            <text:p>1</text:p>
          </table:table-cell>
          <table:table-cell table:formula="of:=IF([Sheet2.R10]&gt;=[.R$1];1;0)" office:value-type="float" office:value="1">
            <text:p>1</text:p>
          </table:table-cell>
          <table:table-cell table:formula="of:=IF([Sheet2.S10]&gt;=[.S$1];1;0)" office:value-type="float" office:value="1">
            <text:p>1</text:p>
          </table:table-cell>
          <table:table-cell table:formula="of:=IF([Sheet2.T10]&gt;=[.T$1];1;0)" office:value-type="float" office:value="1">
            <text:p>1</text:p>
          </table:table-cell>
          <table:table-cell table:formula="of:=IF([Sheet2.U10]&gt;=[.U$1];1;0)" office:value-type="float" office:value="1">
            <text:p>1</text:p>
          </table:table-cell>
          <table:table-cell table:formula="of:=IF([Sheet2.V10]&gt;=[.V$1];1;0)" office:value-type="float" office:value="1">
            <text:p>1</text:p>
          </table:table-cell>
          <table:table-cell table:formula="of:=IF([Sheet2.W10]&gt;=[.W$1];1;0)" office:value-type="float" office:value="1">
            <text:p>1</text:p>
          </table:table-cell>
          <table:table-cell table:formula="of:=IF([Sheet2.X10]&gt;=[.X$1];1;0)" office:value-type="float" office:value="1">
            <text:p>1</text:p>
          </table:table-cell>
          <table:table-cell table:formula="of:=IF([Sheet2.Y10]&gt;=[.Y$1];1;0)" office:value-type="float" office:value="1">
            <text:p>1</text:p>
          </table:table-cell>
          <table:table-cell table:formula="of:=IF([Sheet2.Z10]&gt;=[.Z$1];1;0)" office:value-type="float" office:value="1">
            <text:p>1</text:p>
          </table:table-cell>
          <table:table-cell table:formula="of:=IF([Sheet2.AA10]&gt;=[.AA$1];1;0)" office:value-type="float" office:value="1">
            <text:p>1</text:p>
          </table:table-cell>
          <table:table-cell table:formula="of:=IF([Sheet2.AB10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table:formula="of:=IF([Sheet2.B11]&gt;=[.B$1];1;0)" office:value-type="float" office:value="1">
            <text:p>1</text:p>
          </table:table-cell>
          <table:table-cell table:formula="of:=IF([Sheet2.C11]&gt;=[.C$1];1;0)" office:value-type="float" office:value="1">
            <text:p>1</text:p>
          </table:table-cell>
          <table:table-cell table:formula="of:=IF([Sheet2.D11]&gt;=[.D$1];1;0)" office:value-type="float" office:value="1">
            <text:p>1</text:p>
          </table:table-cell>
          <table:table-cell table:formula="of:=IF([Sheet2.E11]&gt;=[.E$1];1;0)" office:value-type="float" office:value="1">
            <text:p>1</text:p>
          </table:table-cell>
          <table:table-cell table:formula="of:=IF([Sheet2.F11]&gt;=[.F$1];1;0)" office:value-type="float" office:value="1">
            <text:p>1</text:p>
          </table:table-cell>
          <table:table-cell table:formula="of:=IF([Sheet2.G11]&gt;=[.G$1];1;0)" office:value-type="float" office:value="1">
            <text:p>1</text:p>
          </table:table-cell>
          <table:table-cell table:formula="of:=IF([Sheet2.H11]&gt;=[.H$1];1;0)" office:value-type="float" office:value="1">
            <text:p>1</text:p>
          </table:table-cell>
          <table:table-cell table:formula="of:=IF([Sheet2.I11]&gt;=[.I$1];1;0)" office:value-type="float" office:value="1">
            <text:p>1</text:p>
          </table:table-cell>
          <table:table-cell table:formula="of:=IF([Sheet2.J11]&gt;=[.J$1];1;0)" office:value-type="float" office:value="1">
            <text:p>1</text:p>
          </table:table-cell>
          <table:table-cell table:formula="of:=IF([Sheet2.K11]&gt;=[.K$1];1;0)" office:value-type="float" office:value="1">
            <text:p>1</text:p>
          </table:table-cell>
          <table:table-cell table:formula="of:=IF([Sheet2.L11]&gt;=[.L$1];1;0)" office:value-type="float" office:value="1">
            <text:p>1</text:p>
          </table:table-cell>
          <table:table-cell table:formula="of:=IF([Sheet2.M11]&gt;=[.M$1];1;0)" office:value-type="float" office:value="1">
            <text:p>1</text:p>
          </table:table-cell>
          <table:table-cell table:formula="of:=IF([Sheet2.N11]&gt;=[.N$1];1;0)" office:value-type="float" office:value="1">
            <text:p>1</text:p>
          </table:table-cell>
          <table:table-cell table:formula="of:=IF([Sheet2.O11]&gt;=[.O$1];1;0)" office:value-type="float" office:value="1">
            <text:p>1</text:p>
          </table:table-cell>
          <table:table-cell table:formula="of:=IF([Sheet2.P11]&gt;=[.P$1];1;0)" office:value-type="float" office:value="1">
            <text:p>1</text:p>
          </table:table-cell>
          <table:table-cell table:formula="of:=IF([Sheet2.Q11]&gt;=[.Q$1];1;0)" office:value-type="float" office:value="1">
            <text:p>1</text:p>
          </table:table-cell>
          <table:table-cell table:formula="of:=IF([Sheet2.R11]&gt;=[.R$1];1;0)" office:value-type="float" office:value="1">
            <text:p>1</text:p>
          </table:table-cell>
          <table:table-cell table:formula="of:=IF([Sheet2.S11]&gt;=[.S$1];1;0)" office:value-type="float" office:value="1">
            <text:p>1</text:p>
          </table:table-cell>
          <table:table-cell table:formula="of:=IF([Sheet2.T11]&gt;=[.T$1];1;0)" office:value-type="float" office:value="1">
            <text:p>1</text:p>
          </table:table-cell>
          <table:table-cell table:formula="of:=IF([Sheet2.U11]&gt;=[.U$1];1;0)" office:value-type="float" office:value="1">
            <text:p>1</text:p>
          </table:table-cell>
          <table:table-cell table:formula="of:=IF([Sheet2.V11]&gt;=[.V$1];1;0)" office:value-type="float" office:value="1">
            <text:p>1</text:p>
          </table:table-cell>
          <table:table-cell table:formula="of:=IF([Sheet2.W11]&gt;=[.W$1];1;0)" office:value-type="float" office:value="1">
            <text:p>1</text:p>
          </table:table-cell>
          <table:table-cell table:formula="of:=IF([Sheet2.X11]&gt;=[.X$1];1;0)" office:value-type="float" office:value="1">
            <text:p>1</text:p>
          </table:table-cell>
          <table:table-cell table:formula="of:=IF([Sheet2.Y11]&gt;=[.Y$1];1;0)" office:value-type="float" office:value="1">
            <text:p>1</text:p>
          </table:table-cell>
          <table:table-cell table:formula="of:=IF([Sheet2.Z11]&gt;=[.Z$1];1;0)" office:value-type="float" office:value="1">
            <text:p>1</text:p>
          </table:table-cell>
          <table:table-cell table:formula="of:=IF([Sheet2.AA11]&gt;=[.AA$1];1;0)" office:value-type="float" office:value="1">
            <text:p>1</text:p>
          </table:table-cell>
          <table:table-cell table:formula="of:=IF([Sheet2.AB11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11">
            <text:p>11</text:p>
          </table:table-cell>
          <table:table-cell table:formula="of:=IF([Sheet2.B12]&gt;=[.B$1];1;0)" office:value-type="float" office:value="1">
            <text:p>1</text:p>
          </table:table-cell>
          <table:table-cell table:formula="of:=IF([Sheet2.C12]&gt;=[.C$1];1;0)" office:value-type="float" office:value="1">
            <text:p>1</text:p>
          </table:table-cell>
          <table:table-cell table:formula="of:=IF([Sheet2.D12]&gt;=[.D$1];1;0)" office:value-type="float" office:value="1">
            <text:p>1</text:p>
          </table:table-cell>
          <table:table-cell table:formula="of:=IF([Sheet2.E12]&gt;=[.E$1];1;0)" office:value-type="float" office:value="1">
            <text:p>1</text:p>
          </table:table-cell>
          <table:table-cell table:formula="of:=IF([Sheet2.F12]&gt;=[.F$1];1;0)" office:value-type="float" office:value="1">
            <text:p>1</text:p>
          </table:table-cell>
          <table:table-cell table:formula="of:=IF([Sheet2.G12]&gt;=[.G$1];1;0)" office:value-type="float" office:value="1">
            <text:p>1</text:p>
          </table:table-cell>
          <table:table-cell table:formula="of:=IF([Sheet2.H12]&gt;=[.H$1];1;0)" office:value-type="float" office:value="1">
            <text:p>1</text:p>
          </table:table-cell>
          <table:table-cell table:formula="of:=IF([Sheet2.I12]&gt;=[.I$1];1;0)" office:value-type="float" office:value="1">
            <text:p>1</text:p>
          </table:table-cell>
          <table:table-cell table:formula="of:=IF([Sheet2.J12]&gt;=[.J$1];1;0)" office:value-type="float" office:value="1">
            <text:p>1</text:p>
          </table:table-cell>
          <table:table-cell table:formula="of:=IF([Sheet2.K12]&gt;=[.K$1];1;0)" office:value-type="float" office:value="1">
            <text:p>1</text:p>
          </table:table-cell>
          <table:table-cell table:formula="of:=IF([Sheet2.L12]&gt;=[.L$1];1;0)" office:value-type="float" office:value="1">
            <text:p>1</text:p>
          </table:table-cell>
          <table:table-cell table:formula="of:=IF([Sheet2.M12]&gt;=[.M$1];1;0)" office:value-type="float" office:value="1">
            <text:p>1</text:p>
          </table:table-cell>
          <table:table-cell table:formula="of:=IF([Sheet2.N12]&gt;=[.N$1];1;0)" office:value-type="float" office:value="1">
            <text:p>1</text:p>
          </table:table-cell>
          <table:table-cell table:formula="of:=IF([Sheet2.O12]&gt;=[.O$1];1;0)" office:value-type="float" office:value="1">
            <text:p>1</text:p>
          </table:table-cell>
          <table:table-cell table:formula="of:=IF([Sheet2.P12]&gt;=[.P$1];1;0)" office:value-type="float" office:value="1">
            <text:p>1</text:p>
          </table:table-cell>
          <table:table-cell table:formula="of:=IF([Sheet2.Q12]&gt;=[.Q$1];1;0)" office:value-type="float" office:value="1">
            <text:p>1</text:p>
          </table:table-cell>
          <table:table-cell table:formula="of:=IF([Sheet2.R12]&gt;=[.R$1];1;0)" office:value-type="float" office:value="1">
            <text:p>1</text:p>
          </table:table-cell>
          <table:table-cell table:formula="of:=IF([Sheet2.S12]&gt;=[.S$1];1;0)" office:value-type="float" office:value="1">
            <text:p>1</text:p>
          </table:table-cell>
          <table:table-cell table:formula="of:=IF([Sheet2.T12]&gt;=[.T$1];1;0)" office:value-type="float" office:value="1">
            <text:p>1</text:p>
          </table:table-cell>
          <table:table-cell table:formula="of:=IF([Sheet2.U12]&gt;=[.U$1];1;0)" office:value-type="float" office:value="1">
            <text:p>1</text:p>
          </table:table-cell>
          <table:table-cell table:formula="of:=IF([Sheet2.V12]&gt;=[.V$1];1;0)" office:value-type="float" office:value="1">
            <text:p>1</text:p>
          </table:table-cell>
          <table:table-cell table:formula="of:=IF([Sheet2.W12]&gt;=[.W$1];1;0)" office:value-type="float" office:value="1">
            <text:p>1</text:p>
          </table:table-cell>
          <table:table-cell table:formula="of:=IF([Sheet2.X12]&gt;=[.X$1];1;0)" office:value-type="float" office:value="1">
            <text:p>1</text:p>
          </table:table-cell>
          <table:table-cell table:formula="of:=IF([Sheet2.Y12]&gt;=[.Y$1];1;0)" office:value-type="float" office:value="1">
            <text:p>1</text:p>
          </table:table-cell>
          <table:table-cell table:formula="of:=IF([Sheet2.Z12]&gt;=[.Z$1];1;0)" office:value-type="float" office:value="1">
            <text:p>1</text:p>
          </table:table-cell>
          <table:table-cell table:formula="of:=IF([Sheet2.AA12]&gt;=[.AA$1];1;0)" office:value-type="float" office:value="1">
            <text:p>1</text:p>
          </table:table-cell>
          <table:table-cell table:formula="of:=IF([Sheet2.AB12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12">
            <text:p>12</text:p>
          </table:table-cell>
          <table:table-cell table:formula="of:=IF([Sheet2.B13]&gt;=[.B$1];1;0)" office:value-type="float" office:value="1">
            <text:p>1</text:p>
          </table:table-cell>
          <table:table-cell table:formula="of:=IF([Sheet2.C13]&gt;=[.C$1];1;0)" office:value-type="float" office:value="1">
            <text:p>1</text:p>
          </table:table-cell>
          <table:table-cell table:formula="of:=IF([Sheet2.D13]&gt;=[.D$1];1;0)" office:value-type="float" office:value="1">
            <text:p>1</text:p>
          </table:table-cell>
          <table:table-cell table:formula="of:=IF([Sheet2.E13]&gt;=[.E$1];1;0)" office:value-type="float" office:value="1">
            <text:p>1</text:p>
          </table:table-cell>
          <table:table-cell table:formula="of:=IF([Sheet2.F13]&gt;=[.F$1];1;0)" office:value-type="float" office:value="1">
            <text:p>1</text:p>
          </table:table-cell>
          <table:table-cell table:formula="of:=IF([Sheet2.G13]&gt;=[.G$1];1;0)" office:value-type="float" office:value="1">
            <text:p>1</text:p>
          </table:table-cell>
          <table:table-cell table:formula="of:=IF([Sheet2.H13]&gt;=[.H$1];1;0)" office:value-type="float" office:value="1">
            <text:p>1</text:p>
          </table:table-cell>
          <table:table-cell table:formula="of:=IF([Sheet2.I13]&gt;=[.I$1];1;0)" office:value-type="float" office:value="1">
            <text:p>1</text:p>
          </table:table-cell>
          <table:table-cell table:formula="of:=IF([Sheet2.J13]&gt;=[.J$1];1;0)" office:value-type="float" office:value="1">
            <text:p>1</text:p>
          </table:table-cell>
          <table:table-cell table:formula="of:=IF([Sheet2.K13]&gt;=[.K$1];1;0)" office:value-type="float" office:value="1">
            <text:p>1</text:p>
          </table:table-cell>
          <table:table-cell table:formula="of:=IF([Sheet2.L13]&gt;=[.L$1];1;0)" office:value-type="float" office:value="1">
            <text:p>1</text:p>
          </table:table-cell>
          <table:table-cell table:formula="of:=IF([Sheet2.M13]&gt;=[.M$1];1;0)" office:value-type="float" office:value="1">
            <text:p>1</text:p>
          </table:table-cell>
          <table:table-cell table:formula="of:=IF([Sheet2.N13]&gt;=[.N$1];1;0)" office:value-type="float" office:value="1">
            <text:p>1</text:p>
          </table:table-cell>
          <table:table-cell table:formula="of:=IF([Sheet2.O13]&gt;=[.O$1];1;0)" office:value-type="float" office:value="1">
            <text:p>1</text:p>
          </table:table-cell>
          <table:table-cell table:formula="of:=IF([Sheet2.P13]&gt;=[.P$1];1;0)" office:value-type="float" office:value="1">
            <text:p>1</text:p>
          </table:table-cell>
          <table:table-cell table:formula="of:=IF([Sheet2.Q13]&gt;=[.Q$1];1;0)" office:value-type="float" office:value="1">
            <text:p>1</text:p>
          </table:table-cell>
          <table:table-cell table:formula="of:=IF([Sheet2.R13]&gt;=[.R$1];1;0)" office:value-type="float" office:value="1">
            <text:p>1</text:p>
          </table:table-cell>
          <table:table-cell table:formula="of:=IF([Sheet2.S13]&gt;=[.S$1];1;0)" office:value-type="float" office:value="1">
            <text:p>1</text:p>
          </table:table-cell>
          <table:table-cell table:formula="of:=IF([Sheet2.T13]&gt;=[.T$1];1;0)" office:value-type="float" office:value="1">
            <text:p>1</text:p>
          </table:table-cell>
          <table:table-cell table:formula="of:=IF([Sheet2.U13]&gt;=[.U$1];1;0)" office:value-type="float" office:value="1">
            <text:p>1</text:p>
          </table:table-cell>
          <table:table-cell table:formula="of:=IF([Sheet2.V13]&gt;=[.V$1];1;0)" office:value-type="float" office:value="1">
            <text:p>1</text:p>
          </table:table-cell>
          <table:table-cell table:formula="of:=IF([Sheet2.W13]&gt;=[.W$1];1;0)" office:value-type="float" office:value="1">
            <text:p>1</text:p>
          </table:table-cell>
          <table:table-cell table:formula="of:=IF([Sheet2.X13]&gt;=[.X$1];1;0)" office:value-type="float" office:value="1">
            <text:p>1</text:p>
          </table:table-cell>
          <table:table-cell table:formula="of:=IF([Sheet2.Y13]&gt;=[.Y$1];1;0)" office:value-type="float" office:value="1">
            <text:p>1</text:p>
          </table:table-cell>
          <table:table-cell table:formula="of:=IF([Sheet2.Z13]&gt;=[.Z$1];1;0)" office:value-type="float" office:value="1">
            <text:p>1</text:p>
          </table:table-cell>
          <table:table-cell table:formula="of:=IF([Sheet2.AA13]&gt;=[.AA$1];1;0)" office:value-type="float" office:value="1">
            <text:p>1</text:p>
          </table:table-cell>
          <table:table-cell table:formula="of:=IF([Sheet2.AB13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 table:formula="of:=IF([Sheet2.B14]&gt;=[.B$1];1;0)" office:value-type="float" office:value="1">
            <text:p>1</text:p>
          </table:table-cell>
          <table:table-cell table:formula="of:=IF([Sheet2.C14]&gt;=[.C$1];1;0)" office:value-type="float" office:value="1">
            <text:p>1</text:p>
          </table:table-cell>
          <table:table-cell table:formula="of:=IF([Sheet2.D14]&gt;=[.D$1];1;0)" office:value-type="float" office:value="1">
            <text:p>1</text:p>
          </table:table-cell>
          <table:table-cell table:formula="of:=IF([Sheet2.E14]&gt;=[.E$1];1;0)" office:value-type="float" office:value="1">
            <text:p>1</text:p>
          </table:table-cell>
          <table:table-cell table:formula="of:=IF([Sheet2.F14]&gt;=[.F$1];1;0)" office:value-type="float" office:value="1">
            <text:p>1</text:p>
          </table:table-cell>
          <table:table-cell table:formula="of:=IF([Sheet2.G14]&gt;=[.G$1];1;0)" office:value-type="float" office:value="1">
            <text:p>1</text:p>
          </table:table-cell>
          <table:table-cell table:formula="of:=IF([Sheet2.H14]&gt;=[.H$1];1;0)" office:value-type="float" office:value="1">
            <text:p>1</text:p>
          </table:table-cell>
          <table:table-cell table:formula="of:=IF([Sheet2.I14]&gt;=[.I$1];1;0)" office:value-type="float" office:value="1">
            <text:p>1</text:p>
          </table:table-cell>
          <table:table-cell table:formula="of:=IF([Sheet2.J14]&gt;=[.J$1];1;0)" office:value-type="float" office:value="1">
            <text:p>1</text:p>
          </table:table-cell>
          <table:table-cell table:formula="of:=IF([Sheet2.K14]&gt;=[.K$1];1;0)" office:value-type="float" office:value="1">
            <text:p>1</text:p>
          </table:table-cell>
          <table:table-cell table:formula="of:=IF([Sheet2.L14]&gt;=[.L$1];1;0)" office:value-type="float" office:value="1">
            <text:p>1</text:p>
          </table:table-cell>
          <table:table-cell table:formula="of:=IF([Sheet2.M14]&gt;=[.M$1];1;0)" office:value-type="float" office:value="1">
            <text:p>1</text:p>
          </table:table-cell>
          <table:table-cell table:formula="of:=IF([Sheet2.N14]&gt;=[.N$1];1;0)" office:value-type="float" office:value="1">
            <text:p>1</text:p>
          </table:table-cell>
          <table:table-cell table:formula="of:=IF([Sheet2.O14]&gt;=[.O$1];1;0)" office:value-type="float" office:value="1">
            <text:p>1</text:p>
          </table:table-cell>
          <table:table-cell table:formula="of:=IF([Sheet2.P14]&gt;=[.P$1];1;0)" office:value-type="float" office:value="1">
            <text:p>1</text:p>
          </table:table-cell>
          <table:table-cell table:formula="of:=IF([Sheet2.Q14]&gt;=[.Q$1];1;0)" office:value-type="float" office:value="1">
            <text:p>1</text:p>
          </table:table-cell>
          <table:table-cell table:formula="of:=IF([Sheet2.R14]&gt;=[.R$1];1;0)" office:value-type="float" office:value="1">
            <text:p>1</text:p>
          </table:table-cell>
          <table:table-cell table:formula="of:=IF([Sheet2.S14]&gt;=[.S$1];1;0)" office:value-type="float" office:value="1">
            <text:p>1</text:p>
          </table:table-cell>
          <table:table-cell table:formula="of:=IF([Sheet2.T14]&gt;=[.T$1];1;0)" office:value-type="float" office:value="1">
            <text:p>1</text:p>
          </table:table-cell>
          <table:table-cell table:formula="of:=IF([Sheet2.U14]&gt;=[.U$1];1;0)" office:value-type="float" office:value="1">
            <text:p>1</text:p>
          </table:table-cell>
          <table:table-cell table:formula="of:=IF([Sheet2.V14]&gt;=[.V$1];1;0)" office:value-type="float" office:value="1">
            <text:p>1</text:p>
          </table:table-cell>
          <table:table-cell table:formula="of:=IF([Sheet2.W14]&gt;=[.W$1];1;0)" office:value-type="float" office:value="1">
            <text:p>1</text:p>
          </table:table-cell>
          <table:table-cell table:formula="of:=IF([Sheet2.X14]&gt;=[.X$1];1;0)" office:value-type="float" office:value="1">
            <text:p>1</text:p>
          </table:table-cell>
          <table:table-cell table:formula="of:=IF([Sheet2.Y14]&gt;=[.Y$1];1;0)" office:value-type="float" office:value="1">
            <text:p>1</text:p>
          </table:table-cell>
          <table:table-cell table:formula="of:=IF([Sheet2.Z14]&gt;=[.Z$1];1;0)" office:value-type="float" office:value="1">
            <text:p>1</text:p>
          </table:table-cell>
          <table:table-cell table:formula="of:=IF([Sheet2.AA14]&gt;=[.AA$1];1;0)" office:value-type="float" office:value="1">
            <text:p>1</text:p>
          </table:table-cell>
          <table:table-cell table:formula="of:=IF([Sheet2.AB14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14">
            <text:p>14</text:p>
          </table:table-cell>
          <table:table-cell table:formula="of:=IF([Sheet2.B15]&gt;=[.B$1];1;0)" office:value-type="float" office:value="1">
            <text:p>1</text:p>
          </table:table-cell>
          <table:table-cell table:formula="of:=IF([Sheet2.C15]&gt;=[.C$1];1;0)" office:value-type="float" office:value="1">
            <text:p>1</text:p>
          </table:table-cell>
          <table:table-cell table:formula="of:=IF([Sheet2.D15]&gt;=[.D$1];1;0)" office:value-type="float" office:value="1">
            <text:p>1</text:p>
          </table:table-cell>
          <table:table-cell table:formula="of:=IF([Sheet2.E15]&gt;=[.E$1];1;0)" office:value-type="float" office:value="1">
            <text:p>1</text:p>
          </table:table-cell>
          <table:table-cell table:formula="of:=IF([Sheet2.F15]&gt;=[.F$1];1;0)" office:value-type="float" office:value="1">
            <text:p>1</text:p>
          </table:table-cell>
          <table:table-cell table:formula="of:=IF([Sheet2.G15]&gt;=[.G$1];1;0)" office:value-type="float" office:value="1">
            <text:p>1</text:p>
          </table:table-cell>
          <table:table-cell table:formula="of:=IF([Sheet2.H15]&gt;=[.H$1];1;0)" office:value-type="float" office:value="1">
            <text:p>1</text:p>
          </table:table-cell>
          <table:table-cell table:formula="of:=IF([Sheet2.I15]&gt;=[.I$1];1;0)" office:value-type="float" office:value="1">
            <text:p>1</text:p>
          </table:table-cell>
          <table:table-cell table:formula="of:=IF([Sheet2.J15]&gt;=[.J$1];1;0)" office:value-type="float" office:value="1">
            <text:p>1</text:p>
          </table:table-cell>
          <table:table-cell table:formula="of:=IF([Sheet2.K15]&gt;=[.K$1];1;0)" office:value-type="float" office:value="1">
            <text:p>1</text:p>
          </table:table-cell>
          <table:table-cell table:formula="of:=IF([Sheet2.L15]&gt;=[.L$1];1;0)" office:value-type="float" office:value="1">
            <text:p>1</text:p>
          </table:table-cell>
          <table:table-cell table:formula="of:=IF([Sheet2.M15]&gt;=[.M$1];1;0)" office:value-type="float" office:value="1">
            <text:p>1</text:p>
          </table:table-cell>
          <table:table-cell table:formula="of:=IF([Sheet2.N15]&gt;=[.N$1];1;0)" office:value-type="float" office:value="1">
            <text:p>1</text:p>
          </table:table-cell>
          <table:table-cell table:formula="of:=IF([Sheet2.O15]&gt;=[.O$1];1;0)" office:value-type="float" office:value="1">
            <text:p>1</text:p>
          </table:table-cell>
          <table:table-cell table:formula="of:=IF([Sheet2.P15]&gt;=[.P$1];1;0)" office:value-type="float" office:value="1">
            <text:p>1</text:p>
          </table:table-cell>
          <table:table-cell table:formula="of:=IF([Sheet2.Q15]&gt;=[.Q$1];1;0)" office:value-type="float" office:value="1">
            <text:p>1</text:p>
          </table:table-cell>
          <table:table-cell table:formula="of:=IF([Sheet2.R15]&gt;=[.R$1];1;0)" office:value-type="float" office:value="1">
            <text:p>1</text:p>
          </table:table-cell>
          <table:table-cell table:formula="of:=IF([Sheet2.S15]&gt;=[.S$1];1;0)" office:value-type="float" office:value="1">
            <text:p>1</text:p>
          </table:table-cell>
          <table:table-cell table:formula="of:=IF([Sheet2.T15]&gt;=[.T$1];1;0)" office:value-type="float" office:value="1">
            <text:p>1</text:p>
          </table:table-cell>
          <table:table-cell table:formula="of:=IF([Sheet2.U15]&gt;=[.U$1];1;0)" office:value-type="float" office:value="1">
            <text:p>1</text:p>
          </table:table-cell>
          <table:table-cell table:formula="of:=IF([Sheet2.V15]&gt;=[.V$1];1;0)" office:value-type="float" office:value="1">
            <text:p>1</text:p>
          </table:table-cell>
          <table:table-cell table:formula="of:=IF([Sheet2.W15]&gt;=[.W$1];1;0)" office:value-type="float" office:value="1">
            <text:p>1</text:p>
          </table:table-cell>
          <table:table-cell table:formula="of:=IF([Sheet2.X15]&gt;=[.X$1];1;0)" office:value-type="float" office:value="1">
            <text:p>1</text:p>
          </table:table-cell>
          <table:table-cell table:formula="of:=IF([Sheet2.Y15]&gt;=[.Y$1];1;0)" office:value-type="float" office:value="1">
            <text:p>1</text:p>
          </table:table-cell>
          <table:table-cell table:formula="of:=IF([Sheet2.Z15]&gt;=[.Z$1];1;0)" office:value-type="float" office:value="1">
            <text:p>1</text:p>
          </table:table-cell>
          <table:table-cell table:formula="of:=IF([Sheet2.AA15]&gt;=[.AA$1];1;0)" office:value-type="float" office:value="1">
            <text:p>1</text:p>
          </table:table-cell>
          <table:table-cell table:formula="of:=IF([Sheet2.AB15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15">
            <text:p>15</text:p>
          </table:table-cell>
          <table:table-cell table:formula="of:=IF([Sheet2.B16]&gt;=[.B$1];1;0)" office:value-type="float" office:value="1">
            <text:p>1</text:p>
          </table:table-cell>
          <table:table-cell table:formula="of:=IF([Sheet2.C16]&gt;=[.C$1];1;0)" office:value-type="float" office:value="1">
            <text:p>1</text:p>
          </table:table-cell>
          <table:table-cell table:formula="of:=IF([Sheet2.D16]&gt;=[.D$1];1;0)" office:value-type="float" office:value="1">
            <text:p>1</text:p>
          </table:table-cell>
          <table:table-cell table:formula="of:=IF([Sheet2.E16]&gt;=[.E$1];1;0)" office:value-type="float" office:value="1">
            <text:p>1</text:p>
          </table:table-cell>
          <table:table-cell table:formula="of:=IF([Sheet2.F16]&gt;=[.F$1];1;0)" office:value-type="float" office:value="1">
            <text:p>1</text:p>
          </table:table-cell>
          <table:table-cell table:formula="of:=IF([Sheet2.G16]&gt;=[.G$1];1;0)" office:value-type="float" office:value="1">
            <text:p>1</text:p>
          </table:table-cell>
          <table:table-cell table:formula="of:=IF([Sheet2.H16]&gt;=[.H$1];1;0)" office:value-type="float" office:value="1">
            <text:p>1</text:p>
          </table:table-cell>
          <table:table-cell table:formula="of:=IF([Sheet2.I16]&gt;=[.I$1];1;0)" office:value-type="float" office:value="1">
            <text:p>1</text:p>
          </table:table-cell>
          <table:table-cell table:formula="of:=IF([Sheet2.J16]&gt;=[.J$1];1;0)" office:value-type="float" office:value="1">
            <text:p>1</text:p>
          </table:table-cell>
          <table:table-cell table:formula="of:=IF([Sheet2.K16]&gt;=[.K$1];1;0)" office:value-type="float" office:value="1">
            <text:p>1</text:p>
          </table:table-cell>
          <table:table-cell table:formula="of:=IF([Sheet2.L16]&gt;=[.L$1];1;0)" office:value-type="float" office:value="1">
            <text:p>1</text:p>
          </table:table-cell>
          <table:table-cell table:formula="of:=IF([Sheet2.M16]&gt;=[.M$1];1;0)" office:value-type="float" office:value="1">
            <text:p>1</text:p>
          </table:table-cell>
          <table:table-cell table:formula="of:=IF([Sheet2.N16]&gt;=[.N$1];1;0)" office:value-type="float" office:value="1">
            <text:p>1</text:p>
          </table:table-cell>
          <table:table-cell table:formula="of:=IF([Sheet2.O16]&gt;=[.O$1];1;0)" office:value-type="float" office:value="1">
            <text:p>1</text:p>
          </table:table-cell>
          <table:table-cell table:formula="of:=IF([Sheet2.P16]&gt;=[.P$1];1;0)" office:value-type="float" office:value="1">
            <text:p>1</text:p>
          </table:table-cell>
          <table:table-cell table:formula="of:=IF([Sheet2.Q16]&gt;=[.Q$1];1;0)" office:value-type="float" office:value="1">
            <text:p>1</text:p>
          </table:table-cell>
          <table:table-cell table:formula="of:=IF([Sheet2.R16]&gt;=[.R$1];1;0)" office:value-type="float" office:value="1">
            <text:p>1</text:p>
          </table:table-cell>
          <table:table-cell table:formula="of:=IF([Sheet2.S16]&gt;=[.S$1];1;0)" office:value-type="float" office:value="1">
            <text:p>1</text:p>
          </table:table-cell>
          <table:table-cell table:formula="of:=IF([Sheet2.T16]&gt;=[.T$1];1;0)" office:value-type="float" office:value="1">
            <text:p>1</text:p>
          </table:table-cell>
          <table:table-cell table:formula="of:=IF([Sheet2.U16]&gt;=[.U$1];1;0)" office:value-type="float" office:value="1">
            <text:p>1</text:p>
          </table:table-cell>
          <table:table-cell table:formula="of:=IF([Sheet2.V16]&gt;=[.V$1];1;0)" office:value-type="float" office:value="1">
            <text:p>1</text:p>
          </table:table-cell>
          <table:table-cell table:formula="of:=IF([Sheet2.W16]&gt;=[.W$1];1;0)" office:value-type="float" office:value="1">
            <text:p>1</text:p>
          </table:table-cell>
          <table:table-cell table:formula="of:=IF([Sheet2.X16]&gt;=[.X$1];1;0)" office:value-type="float" office:value="1">
            <text:p>1</text:p>
          </table:table-cell>
          <table:table-cell table:formula="of:=IF([Sheet2.Y16]&gt;=[.Y$1];1;0)" office:value-type="float" office:value="1">
            <text:p>1</text:p>
          </table:table-cell>
          <table:table-cell table:formula="of:=IF([Sheet2.Z16]&gt;=[.Z$1];1;0)" office:value-type="float" office:value="1">
            <text:p>1</text:p>
          </table:table-cell>
          <table:table-cell table:formula="of:=IF([Sheet2.AA16]&gt;=[.AA$1];1;0)" office:value-type="float" office:value="1">
            <text:p>1</text:p>
          </table:table-cell>
          <table:table-cell table:formula="of:=IF([Sheet2.AB16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16">
            <text:p>16</text:p>
          </table:table-cell>
          <table:table-cell table:formula="of:=IF([Sheet2.B17]&gt;=[.B$1];1;0)" office:value-type="float" office:value="1">
            <text:p>1</text:p>
          </table:table-cell>
          <table:table-cell table:formula="of:=IF([Sheet2.C17]&gt;=[.C$1];1;0)" office:value-type="float" office:value="1">
            <text:p>1</text:p>
          </table:table-cell>
          <table:table-cell table:formula="of:=IF([Sheet2.D17]&gt;=[.D$1];1;0)" office:value-type="float" office:value="1">
            <text:p>1</text:p>
          </table:table-cell>
          <table:table-cell table:formula="of:=IF([Sheet2.E17]&gt;=[.E$1];1;0)" office:value-type="float" office:value="1">
            <text:p>1</text:p>
          </table:table-cell>
          <table:table-cell table:formula="of:=IF([Sheet2.F17]&gt;=[.F$1];1;0)" office:value-type="float" office:value="1">
            <text:p>1</text:p>
          </table:table-cell>
          <table:table-cell table:formula="of:=IF([Sheet2.G17]&gt;=[.G$1];1;0)" office:value-type="float" office:value="1">
            <text:p>1</text:p>
          </table:table-cell>
          <table:table-cell table:formula="of:=IF([Sheet2.H17]&gt;=[.H$1];1;0)" office:value-type="float" office:value="1">
            <text:p>1</text:p>
          </table:table-cell>
          <table:table-cell table:formula="of:=IF([Sheet2.I17]&gt;=[.I$1];1;0)" office:value-type="float" office:value="1">
            <text:p>1</text:p>
          </table:table-cell>
          <table:table-cell table:formula="of:=IF([Sheet2.J17]&gt;=[.J$1];1;0)" office:value-type="float" office:value="1">
            <text:p>1</text:p>
          </table:table-cell>
          <table:table-cell table:formula="of:=IF([Sheet2.K17]&gt;=[.K$1];1;0)" office:value-type="float" office:value="1">
            <text:p>1</text:p>
          </table:table-cell>
          <table:table-cell table:formula="of:=IF([Sheet2.L17]&gt;=[.L$1];1;0)" office:value-type="float" office:value="1">
            <text:p>1</text:p>
          </table:table-cell>
          <table:table-cell table:formula="of:=IF([Sheet2.M17]&gt;=[.M$1];1;0)" office:value-type="float" office:value="1">
            <text:p>1</text:p>
          </table:table-cell>
          <table:table-cell table:formula="of:=IF([Sheet2.N17]&gt;=[.N$1];1;0)" office:value-type="float" office:value="1">
            <text:p>1</text:p>
          </table:table-cell>
          <table:table-cell table:formula="of:=IF([Sheet2.O17]&gt;=[.O$1];1;0)" office:value-type="float" office:value="1">
            <text:p>1</text:p>
          </table:table-cell>
          <table:table-cell table:formula="of:=IF([Sheet2.P17]&gt;=[.P$1];1;0)" office:value-type="float" office:value="1">
            <text:p>1</text:p>
          </table:table-cell>
          <table:table-cell table:formula="of:=IF([Sheet2.Q17]&gt;=[.Q$1];1;0)" office:value-type="float" office:value="1">
            <text:p>1</text:p>
          </table:table-cell>
          <table:table-cell table:formula="of:=IF([Sheet2.R17]&gt;=[.R$1];1;0)" office:value-type="float" office:value="1">
            <text:p>1</text:p>
          </table:table-cell>
          <table:table-cell table:formula="of:=IF([Sheet2.S17]&gt;=[.S$1];1;0)" office:value-type="float" office:value="1">
            <text:p>1</text:p>
          </table:table-cell>
          <table:table-cell table:formula="of:=IF([Sheet2.T17]&gt;=[.T$1];1;0)" office:value-type="float" office:value="1">
            <text:p>1</text:p>
          </table:table-cell>
          <table:table-cell table:formula="of:=IF([Sheet2.U17]&gt;=[.U$1];1;0)" office:value-type="float" office:value="1">
            <text:p>1</text:p>
          </table:table-cell>
          <table:table-cell table:formula="of:=IF([Sheet2.V17]&gt;=[.V$1];1;0)" office:value-type="float" office:value="1">
            <text:p>1</text:p>
          </table:table-cell>
          <table:table-cell table:formula="of:=IF([Sheet2.W17]&gt;=[.W$1];1;0)" office:value-type="float" office:value="1">
            <text:p>1</text:p>
          </table:table-cell>
          <table:table-cell table:formula="of:=IF([Sheet2.X17]&gt;=[.X$1];1;0)" office:value-type="float" office:value="1">
            <text:p>1</text:p>
          </table:table-cell>
          <table:table-cell table:formula="of:=IF([Sheet2.Y17]&gt;=[.Y$1];1;0)" office:value-type="float" office:value="1">
            <text:p>1</text:p>
          </table:table-cell>
          <table:table-cell table:formula="of:=IF([Sheet2.Z17]&gt;=[.Z$1];1;0)" office:value-type="float" office:value="1">
            <text:p>1</text:p>
          </table:table-cell>
          <table:table-cell table:formula="of:=IF([Sheet2.AA17]&gt;=[.AA$1];1;0)" office:value-type="float" office:value="1">
            <text:p>1</text:p>
          </table:table-cell>
          <table:table-cell table:formula="of:=IF([Sheet2.AB17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17">
            <text:p>17</text:p>
          </table:table-cell>
          <table:table-cell table:formula="of:=IF([Sheet2.B18]&gt;=[.B$1];1;0)" office:value-type="float" office:value="1">
            <text:p>1</text:p>
          </table:table-cell>
          <table:table-cell table:formula="of:=IF([Sheet2.C18]&gt;=[.C$1];1;0)" office:value-type="float" office:value="1">
            <text:p>1</text:p>
          </table:table-cell>
          <table:table-cell table:formula="of:=IF([Sheet2.D18]&gt;=[.D$1];1;0)" office:value-type="float" office:value="1">
            <text:p>1</text:p>
          </table:table-cell>
          <table:table-cell table:formula="of:=IF([Sheet2.E18]&gt;=[.E$1];1;0)" office:value-type="float" office:value="1">
            <text:p>1</text:p>
          </table:table-cell>
          <table:table-cell table:formula="of:=IF([Sheet2.F18]&gt;=[.F$1];1;0)" office:value-type="float" office:value="1">
            <text:p>1</text:p>
          </table:table-cell>
          <table:table-cell table:formula="of:=IF([Sheet2.G18]&gt;=[.G$1];1;0)" office:value-type="float" office:value="1">
            <text:p>1</text:p>
          </table:table-cell>
          <table:table-cell table:formula="of:=IF([Sheet2.H18]&gt;=[.H$1];1;0)" office:value-type="float" office:value="1">
            <text:p>1</text:p>
          </table:table-cell>
          <table:table-cell table:formula="of:=IF([Sheet2.I18]&gt;=[.I$1];1;0)" office:value-type="float" office:value="1">
            <text:p>1</text:p>
          </table:table-cell>
          <table:table-cell table:formula="of:=IF([Sheet2.J18]&gt;=[.J$1];1;0)" office:value-type="float" office:value="1">
            <text:p>1</text:p>
          </table:table-cell>
          <table:table-cell table:formula="of:=IF([Sheet2.K18]&gt;=[.K$1];1;0)" office:value-type="float" office:value="1">
            <text:p>1</text:p>
          </table:table-cell>
          <table:table-cell table:formula="of:=IF([Sheet2.L18]&gt;=[.L$1];1;0)" office:value-type="float" office:value="1">
            <text:p>1</text:p>
          </table:table-cell>
          <table:table-cell table:formula="of:=IF([Sheet2.M18]&gt;=[.M$1];1;0)" office:value-type="float" office:value="1">
            <text:p>1</text:p>
          </table:table-cell>
          <table:table-cell table:formula="of:=IF([Sheet2.N18]&gt;=[.N$1];1;0)" office:value-type="float" office:value="1">
            <text:p>1</text:p>
          </table:table-cell>
          <table:table-cell table:formula="of:=IF([Sheet2.O18]&gt;=[.O$1];1;0)" office:value-type="float" office:value="1">
            <text:p>1</text:p>
          </table:table-cell>
          <table:table-cell table:formula="of:=IF([Sheet2.P18]&gt;=[.P$1];1;0)" office:value-type="float" office:value="1">
            <text:p>1</text:p>
          </table:table-cell>
          <table:table-cell table:formula="of:=IF([Sheet2.Q18]&gt;=[.Q$1];1;0)" office:value-type="float" office:value="1">
            <text:p>1</text:p>
          </table:table-cell>
          <table:table-cell table:formula="of:=IF([Sheet2.R18]&gt;=[.R$1];1;0)" office:value-type="float" office:value="1">
            <text:p>1</text:p>
          </table:table-cell>
          <table:table-cell table:formula="of:=IF([Sheet2.S18]&gt;=[.S$1];1;0)" office:value-type="float" office:value="1">
            <text:p>1</text:p>
          </table:table-cell>
          <table:table-cell table:formula="of:=IF([Sheet2.T18]&gt;=[.T$1];1;0)" office:value-type="float" office:value="1">
            <text:p>1</text:p>
          </table:table-cell>
          <table:table-cell table:formula="of:=IF([Sheet2.U18]&gt;=[.U$1];1;0)" office:value-type="float" office:value="1">
            <text:p>1</text:p>
          </table:table-cell>
          <table:table-cell table:formula="of:=IF([Sheet2.V18]&gt;=[.V$1];1;0)" office:value-type="float" office:value="1">
            <text:p>1</text:p>
          </table:table-cell>
          <table:table-cell table:formula="of:=IF([Sheet2.W18]&gt;=[.W$1];1;0)" office:value-type="float" office:value="1">
            <text:p>1</text:p>
          </table:table-cell>
          <table:table-cell table:formula="of:=IF([Sheet2.X18]&gt;=[.X$1];1;0)" office:value-type="float" office:value="1">
            <text:p>1</text:p>
          </table:table-cell>
          <table:table-cell table:formula="of:=IF([Sheet2.Y18]&gt;=[.Y$1];1;0)" office:value-type="float" office:value="1">
            <text:p>1</text:p>
          </table:table-cell>
          <table:table-cell table:formula="of:=IF([Sheet2.Z18]&gt;=[.Z$1];1;0)" office:value-type="float" office:value="1">
            <text:p>1</text:p>
          </table:table-cell>
          <table:table-cell table:formula="of:=IF([Sheet2.AA18]&gt;=[.AA$1];1;0)" office:value-type="float" office:value="1">
            <text:p>1</text:p>
          </table:table-cell>
          <table:table-cell table:formula="of:=IF([Sheet2.AB18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18">
            <text:p>18</text:p>
          </table:table-cell>
          <table:table-cell table:formula="of:=IF([Sheet2.B19]&gt;=[.B$1];1;0)" office:value-type="float" office:value="1">
            <text:p>1</text:p>
          </table:table-cell>
          <table:table-cell table:formula="of:=IF([Sheet2.C19]&gt;=[.C$1];1;0)" office:value-type="float" office:value="1">
            <text:p>1</text:p>
          </table:table-cell>
          <table:table-cell table:formula="of:=IF([Sheet2.D19]&gt;=[.D$1];1;0)" office:value-type="float" office:value="1">
            <text:p>1</text:p>
          </table:table-cell>
          <table:table-cell table:formula="of:=IF([Sheet2.E19]&gt;=[.E$1];1;0)" office:value-type="float" office:value="1">
            <text:p>1</text:p>
          </table:table-cell>
          <table:table-cell table:formula="of:=IF([Sheet2.F19]&gt;=[.F$1];1;0)" office:value-type="float" office:value="1">
            <text:p>1</text:p>
          </table:table-cell>
          <table:table-cell table:formula="of:=IF([Sheet2.G19]&gt;=[.G$1];1;0)" office:value-type="float" office:value="1">
            <text:p>1</text:p>
          </table:table-cell>
          <table:table-cell table:formula="of:=IF([Sheet2.H19]&gt;=[.H$1];1;0)" office:value-type="float" office:value="1">
            <text:p>1</text:p>
          </table:table-cell>
          <table:table-cell table:formula="of:=IF([Sheet2.I19]&gt;=[.I$1];1;0)" office:value-type="float" office:value="1">
            <text:p>1</text:p>
          </table:table-cell>
          <table:table-cell table:formula="of:=IF([Sheet2.J19]&gt;=[.J$1];1;0)" office:value-type="float" office:value="1">
            <text:p>1</text:p>
          </table:table-cell>
          <table:table-cell table:formula="of:=IF([Sheet2.K19]&gt;=[.K$1];1;0)" office:value-type="float" office:value="1">
            <text:p>1</text:p>
          </table:table-cell>
          <table:table-cell table:formula="of:=IF([Sheet2.L19]&gt;=[.L$1];1;0)" office:value-type="float" office:value="1">
            <text:p>1</text:p>
          </table:table-cell>
          <table:table-cell table:formula="of:=IF([Sheet2.M19]&gt;=[.M$1];1;0)" office:value-type="float" office:value="1">
            <text:p>1</text:p>
          </table:table-cell>
          <table:table-cell table:formula="of:=IF([Sheet2.N19]&gt;=[.N$1];1;0)" office:value-type="float" office:value="1">
            <text:p>1</text:p>
          </table:table-cell>
          <table:table-cell table:formula="of:=IF([Sheet2.O19]&gt;=[.O$1];1;0)" office:value-type="float" office:value="1">
            <text:p>1</text:p>
          </table:table-cell>
          <table:table-cell table:formula="of:=IF([Sheet2.P19]&gt;=[.P$1];1;0)" office:value-type="float" office:value="1">
            <text:p>1</text:p>
          </table:table-cell>
          <table:table-cell table:formula="of:=IF([Sheet2.Q19]&gt;=[.Q$1];1;0)" office:value-type="float" office:value="1">
            <text:p>1</text:p>
          </table:table-cell>
          <table:table-cell table:formula="of:=IF([Sheet2.R19]&gt;=[.R$1];1;0)" office:value-type="float" office:value="1">
            <text:p>1</text:p>
          </table:table-cell>
          <table:table-cell table:formula="of:=IF([Sheet2.S19]&gt;=[.S$1];1;0)" office:value-type="float" office:value="1">
            <text:p>1</text:p>
          </table:table-cell>
          <table:table-cell table:formula="of:=IF([Sheet2.T19]&gt;=[.T$1];1;0)" office:value-type="float" office:value="1">
            <text:p>1</text:p>
          </table:table-cell>
          <table:table-cell table:formula="of:=IF([Sheet2.U19]&gt;=[.U$1];1;0)" office:value-type="float" office:value="1">
            <text:p>1</text:p>
          </table:table-cell>
          <table:table-cell table:formula="of:=IF([Sheet2.V19]&gt;=[.V$1];1;0)" office:value-type="float" office:value="1">
            <text:p>1</text:p>
          </table:table-cell>
          <table:table-cell table:formula="of:=IF([Sheet2.W19]&gt;=[.W$1];1;0)" office:value-type="float" office:value="1">
            <text:p>1</text:p>
          </table:table-cell>
          <table:table-cell table:formula="of:=IF([Sheet2.X19]&gt;=[.X$1];1;0)" office:value-type="float" office:value="1">
            <text:p>1</text:p>
          </table:table-cell>
          <table:table-cell table:formula="of:=IF([Sheet2.Y19]&gt;=[.Y$1];1;0)" office:value-type="float" office:value="1">
            <text:p>1</text:p>
          </table:table-cell>
          <table:table-cell table:formula="of:=IF([Sheet2.Z19]&gt;=[.Z$1];1;0)" office:value-type="float" office:value="1">
            <text:p>1</text:p>
          </table:table-cell>
          <table:table-cell table:formula="of:=IF([Sheet2.AA19]&gt;=[.AA$1];1;0)" office:value-type="float" office:value="1">
            <text:p>1</text:p>
          </table:table-cell>
          <table:table-cell table:formula="of:=IF([Sheet2.AB19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19">
            <text:p>19</text:p>
          </table:table-cell>
          <table:table-cell table:formula="of:=IF([Sheet2.B20]&gt;=[.B$1];1;0)" office:value-type="float" office:value="1">
            <text:p>1</text:p>
          </table:table-cell>
          <table:table-cell table:formula="of:=IF([Sheet2.C20]&gt;=[.C$1];1;0)" office:value-type="float" office:value="1">
            <text:p>1</text:p>
          </table:table-cell>
          <table:table-cell table:formula="of:=IF([Sheet2.D20]&gt;=[.D$1];1;0)" office:value-type="float" office:value="1">
            <text:p>1</text:p>
          </table:table-cell>
          <table:table-cell table:formula="of:=IF([Sheet2.E20]&gt;=[.E$1];1;0)" office:value-type="float" office:value="1">
            <text:p>1</text:p>
          </table:table-cell>
          <table:table-cell table:formula="of:=IF([Sheet2.F20]&gt;=[.F$1];1;0)" office:value-type="float" office:value="1">
            <text:p>1</text:p>
          </table:table-cell>
          <table:table-cell table:formula="of:=IF([Sheet2.G20]&gt;=[.G$1];1;0)" office:value-type="float" office:value="1">
            <text:p>1</text:p>
          </table:table-cell>
          <table:table-cell table:formula="of:=IF([Sheet2.H20]&gt;=[.H$1];1;0)" office:value-type="float" office:value="1">
            <text:p>1</text:p>
          </table:table-cell>
          <table:table-cell table:formula="of:=IF([Sheet2.I20]&gt;=[.I$1];1;0)" office:value-type="float" office:value="1">
            <text:p>1</text:p>
          </table:table-cell>
          <table:table-cell table:formula="of:=IF([Sheet2.J20]&gt;=[.J$1];1;0)" office:value-type="float" office:value="1">
            <text:p>1</text:p>
          </table:table-cell>
          <table:table-cell table:formula="of:=IF([Sheet2.K20]&gt;=[.K$1];1;0)" office:value-type="float" office:value="1">
            <text:p>1</text:p>
          </table:table-cell>
          <table:table-cell table:formula="of:=IF([Sheet2.L20]&gt;=[.L$1];1;0)" office:value-type="float" office:value="1">
            <text:p>1</text:p>
          </table:table-cell>
          <table:table-cell table:formula="of:=IF([Sheet2.M20]&gt;=[.M$1];1;0)" office:value-type="float" office:value="1">
            <text:p>1</text:p>
          </table:table-cell>
          <table:table-cell table:formula="of:=IF([Sheet2.N20]&gt;=[.N$1];1;0)" office:value-type="float" office:value="1">
            <text:p>1</text:p>
          </table:table-cell>
          <table:table-cell table:formula="of:=IF([Sheet2.O20]&gt;=[.O$1];1;0)" office:value-type="float" office:value="1">
            <text:p>1</text:p>
          </table:table-cell>
          <table:table-cell table:formula="of:=IF([Sheet2.P20]&gt;=[.P$1];1;0)" office:value-type="float" office:value="1">
            <text:p>1</text:p>
          </table:table-cell>
          <table:table-cell table:formula="of:=IF([Sheet2.Q20]&gt;=[.Q$1];1;0)" office:value-type="float" office:value="1">
            <text:p>1</text:p>
          </table:table-cell>
          <table:table-cell table:formula="of:=IF([Sheet2.R20]&gt;=[.R$1];1;0)" office:value-type="float" office:value="1">
            <text:p>1</text:p>
          </table:table-cell>
          <table:table-cell table:formula="of:=IF([Sheet2.S20]&gt;=[.S$1];1;0)" office:value-type="float" office:value="1">
            <text:p>1</text:p>
          </table:table-cell>
          <table:table-cell table:formula="of:=IF([Sheet2.T20]&gt;=[.T$1];1;0)" office:value-type="float" office:value="1">
            <text:p>1</text:p>
          </table:table-cell>
          <table:table-cell table:formula="of:=IF([Sheet2.U20]&gt;=[.U$1];1;0)" office:value-type="float" office:value="1">
            <text:p>1</text:p>
          </table:table-cell>
          <table:table-cell table:formula="of:=IF([Sheet2.V20]&gt;=[.V$1];1;0)" office:value-type="float" office:value="1">
            <text:p>1</text:p>
          </table:table-cell>
          <table:table-cell table:formula="of:=IF([Sheet2.W20]&gt;=[.W$1];1;0)" office:value-type="float" office:value="1">
            <text:p>1</text:p>
          </table:table-cell>
          <table:table-cell table:formula="of:=IF([Sheet2.X20]&gt;=[.X$1];1;0)" office:value-type="float" office:value="1">
            <text:p>1</text:p>
          </table:table-cell>
          <table:table-cell table:formula="of:=IF([Sheet2.Y20]&gt;=[.Y$1];1;0)" office:value-type="float" office:value="1">
            <text:p>1</text:p>
          </table:table-cell>
          <table:table-cell table:formula="of:=IF([Sheet2.Z20]&gt;=[.Z$1];1;0)" office:value-type="float" office:value="1">
            <text:p>1</text:p>
          </table:table-cell>
          <table:table-cell table:formula="of:=IF([Sheet2.AA20]&gt;=[.AA$1];1;0)" office:value-type="float" office:value="1">
            <text:p>1</text:p>
          </table:table-cell>
          <table:table-cell table:formula="of:=IF([Sheet2.AB20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 table:formula="of:=IF([Sheet2.B21]&gt;=[.B$1];1;0)" office:value-type="float" office:value="1">
            <text:p>1</text:p>
          </table:table-cell>
          <table:table-cell table:formula="of:=IF([Sheet2.C21]&gt;=[.C$1];1;0)" office:value-type="float" office:value="1">
            <text:p>1</text:p>
          </table:table-cell>
          <table:table-cell table:formula="of:=IF([Sheet2.D21]&gt;=[.D$1];1;0)" office:value-type="float" office:value="1">
            <text:p>1</text:p>
          </table:table-cell>
          <table:table-cell table:formula="of:=IF([Sheet2.E21]&gt;=[.E$1];1;0)" office:value-type="float" office:value="1">
            <text:p>1</text:p>
          </table:table-cell>
          <table:table-cell table:formula="of:=IF([Sheet2.F21]&gt;=[.F$1];1;0)" office:value-type="float" office:value="1">
            <text:p>1</text:p>
          </table:table-cell>
          <table:table-cell table:formula="of:=IF([Sheet2.G21]&gt;=[.G$1];1;0)" office:value-type="float" office:value="1">
            <text:p>1</text:p>
          </table:table-cell>
          <table:table-cell table:formula="of:=IF([Sheet2.H21]&gt;=[.H$1];1;0)" office:value-type="float" office:value="1">
            <text:p>1</text:p>
          </table:table-cell>
          <table:table-cell table:formula="of:=IF([Sheet2.I21]&gt;=[.I$1];1;0)" office:value-type="float" office:value="1">
            <text:p>1</text:p>
          </table:table-cell>
          <table:table-cell table:formula="of:=IF([Sheet2.J21]&gt;=[.J$1];1;0)" office:value-type="float" office:value="1">
            <text:p>1</text:p>
          </table:table-cell>
          <table:table-cell table:formula="of:=IF([Sheet2.K21]&gt;=[.K$1];1;0)" office:value-type="float" office:value="1">
            <text:p>1</text:p>
          </table:table-cell>
          <table:table-cell table:formula="of:=IF([Sheet2.L21]&gt;=[.L$1];1;0)" office:value-type="float" office:value="1">
            <text:p>1</text:p>
          </table:table-cell>
          <table:table-cell table:formula="of:=IF([Sheet2.M21]&gt;=[.M$1];1;0)" office:value-type="float" office:value="1">
            <text:p>1</text:p>
          </table:table-cell>
          <table:table-cell table:formula="of:=IF([Sheet2.N21]&gt;=[.N$1];1;0)" office:value-type="float" office:value="1">
            <text:p>1</text:p>
          </table:table-cell>
          <table:table-cell table:formula="of:=IF([Sheet2.O21]&gt;=[.O$1];1;0)" office:value-type="float" office:value="1">
            <text:p>1</text:p>
          </table:table-cell>
          <table:table-cell table:formula="of:=IF([Sheet2.P21]&gt;=[.P$1];1;0)" office:value-type="float" office:value="1">
            <text:p>1</text:p>
          </table:table-cell>
          <table:table-cell table:formula="of:=IF([Sheet2.Q21]&gt;=[.Q$1];1;0)" office:value-type="float" office:value="1">
            <text:p>1</text:p>
          </table:table-cell>
          <table:table-cell table:formula="of:=IF([Sheet2.R21]&gt;=[.R$1];1;0)" office:value-type="float" office:value="1">
            <text:p>1</text:p>
          </table:table-cell>
          <table:table-cell table:formula="of:=IF([Sheet2.S21]&gt;=[.S$1];1;0)" office:value-type="float" office:value="1">
            <text:p>1</text:p>
          </table:table-cell>
          <table:table-cell table:formula="of:=IF([Sheet2.T21]&gt;=[.T$1];1;0)" office:value-type="float" office:value="1">
            <text:p>1</text:p>
          </table:table-cell>
          <table:table-cell table:formula="of:=IF([Sheet2.U21]&gt;=[.U$1];1;0)" office:value-type="float" office:value="1">
            <text:p>1</text:p>
          </table:table-cell>
          <table:table-cell table:formula="of:=IF([Sheet2.V21]&gt;=[.V$1];1;0)" office:value-type="float" office:value="1">
            <text:p>1</text:p>
          </table:table-cell>
          <table:table-cell table:formula="of:=IF([Sheet2.W21]&gt;=[.W$1];1;0)" office:value-type="float" office:value="1">
            <text:p>1</text:p>
          </table:table-cell>
          <table:table-cell table:formula="of:=IF([Sheet2.X21]&gt;=[.X$1];1;0)" office:value-type="float" office:value="1">
            <text:p>1</text:p>
          </table:table-cell>
          <table:table-cell table:formula="of:=IF([Sheet2.Y21]&gt;=[.Y$1];1;0)" office:value-type="float" office:value="1">
            <text:p>1</text:p>
          </table:table-cell>
          <table:table-cell table:formula="of:=IF([Sheet2.Z21]&gt;=[.Z$1];1;0)" office:value-type="float" office:value="1">
            <text:p>1</text:p>
          </table:table-cell>
          <table:table-cell table:formula="of:=IF([Sheet2.AA21]&gt;=[.AA$1];1;0)" office:value-type="float" office:value="1">
            <text:p>1</text:p>
          </table:table-cell>
          <table:table-cell table:formula="of:=IF([Sheet2.AB21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21">
            <text:p>21</text:p>
          </table:table-cell>
          <table:table-cell table:formula="of:=IF([Sheet2.B22]&gt;=[.B$1];1;0)" office:value-type="float" office:value="1">
            <text:p>1</text:p>
          </table:table-cell>
          <table:table-cell table:formula="of:=IF([Sheet2.C22]&gt;=[.C$1];1;0)" office:value-type="float" office:value="1">
            <text:p>1</text:p>
          </table:table-cell>
          <table:table-cell table:formula="of:=IF([Sheet2.D22]&gt;=[.D$1];1;0)" office:value-type="float" office:value="1">
            <text:p>1</text:p>
          </table:table-cell>
          <table:table-cell table:formula="of:=IF([Sheet2.E22]&gt;=[.E$1];1;0)" office:value-type="float" office:value="1">
            <text:p>1</text:p>
          </table:table-cell>
          <table:table-cell table:formula="of:=IF([Sheet2.F22]&gt;=[.F$1];1;0)" office:value-type="float" office:value="1">
            <text:p>1</text:p>
          </table:table-cell>
          <table:table-cell table:formula="of:=IF([Sheet2.G22]&gt;=[.G$1];1;0)" office:value-type="float" office:value="1">
            <text:p>1</text:p>
          </table:table-cell>
          <table:table-cell table:formula="of:=IF([Sheet2.H22]&gt;=[.H$1];1;0)" office:value-type="float" office:value="1">
            <text:p>1</text:p>
          </table:table-cell>
          <table:table-cell table:formula="of:=IF([Sheet2.I22]&gt;=[.I$1];1;0)" office:value-type="float" office:value="1">
            <text:p>1</text:p>
          </table:table-cell>
          <table:table-cell table:formula="of:=IF([Sheet2.J22]&gt;=[.J$1];1;0)" office:value-type="float" office:value="1">
            <text:p>1</text:p>
          </table:table-cell>
          <table:table-cell table:formula="of:=IF([Sheet2.K22]&gt;=[.K$1];1;0)" office:value-type="float" office:value="1">
            <text:p>1</text:p>
          </table:table-cell>
          <table:table-cell table:formula="of:=IF([Sheet2.L22]&gt;=[.L$1];1;0)" office:value-type="float" office:value="1">
            <text:p>1</text:p>
          </table:table-cell>
          <table:table-cell table:formula="of:=IF([Sheet2.M22]&gt;=[.M$1];1;0)" office:value-type="float" office:value="1">
            <text:p>1</text:p>
          </table:table-cell>
          <table:table-cell table:formula="of:=IF([Sheet2.N22]&gt;=[.N$1];1;0)" office:value-type="float" office:value="1">
            <text:p>1</text:p>
          </table:table-cell>
          <table:table-cell table:formula="of:=IF([Sheet2.O22]&gt;=[.O$1];1;0)" office:value-type="float" office:value="1">
            <text:p>1</text:p>
          </table:table-cell>
          <table:table-cell table:formula="of:=IF([Sheet2.P22]&gt;=[.P$1];1;0)" office:value-type="float" office:value="1">
            <text:p>1</text:p>
          </table:table-cell>
          <table:table-cell table:formula="of:=IF([Sheet2.Q22]&gt;=[.Q$1];1;0)" office:value-type="float" office:value="1">
            <text:p>1</text:p>
          </table:table-cell>
          <table:table-cell table:formula="of:=IF([Sheet2.R22]&gt;=[.R$1];1;0)" office:value-type="float" office:value="1">
            <text:p>1</text:p>
          </table:table-cell>
          <table:table-cell table:formula="of:=IF([Sheet2.S22]&gt;=[.S$1];1;0)" office:value-type="float" office:value="1">
            <text:p>1</text:p>
          </table:table-cell>
          <table:table-cell table:formula="of:=IF([Sheet2.T22]&gt;=[.T$1];1;0)" office:value-type="float" office:value="1">
            <text:p>1</text:p>
          </table:table-cell>
          <table:table-cell table:formula="of:=IF([Sheet2.U22]&gt;=[.U$1];1;0)" office:value-type="float" office:value="1">
            <text:p>1</text:p>
          </table:table-cell>
          <table:table-cell table:formula="of:=IF([Sheet2.V22]&gt;=[.V$1];1;0)" office:value-type="float" office:value="1">
            <text:p>1</text:p>
          </table:table-cell>
          <table:table-cell table:formula="of:=IF([Sheet2.W22]&gt;=[.W$1];1;0)" office:value-type="float" office:value="1">
            <text:p>1</text:p>
          </table:table-cell>
          <table:table-cell table:formula="of:=IF([Sheet2.X22]&gt;=[.X$1];1;0)" office:value-type="float" office:value="1">
            <text:p>1</text:p>
          </table:table-cell>
          <table:table-cell table:formula="of:=IF([Sheet2.Y22]&gt;=[.Y$1];1;0)" office:value-type="float" office:value="1">
            <text:p>1</text:p>
          </table:table-cell>
          <table:table-cell table:formula="of:=IF([Sheet2.Z22]&gt;=[.Z$1];1;0)" office:value-type="float" office:value="1">
            <text:p>1</text:p>
          </table:table-cell>
          <table:table-cell table:formula="of:=IF([Sheet2.AA22]&gt;=[.AA$1];1;0)" office:value-type="float" office:value="1">
            <text:p>1</text:p>
          </table:table-cell>
          <table:table-cell table:formula="of:=IF([Sheet2.AB22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22">
            <text:p>22</text:p>
          </table:table-cell>
          <table:table-cell table:formula="of:=IF([Sheet2.B23]&gt;=[.B$1];1;0)" office:value-type="float" office:value="1">
            <text:p>1</text:p>
          </table:table-cell>
          <table:table-cell table:formula="of:=IF([Sheet2.C23]&gt;=[.C$1];1;0)" office:value-type="float" office:value="1">
            <text:p>1</text:p>
          </table:table-cell>
          <table:table-cell table:formula="of:=IF([Sheet2.D23]&gt;=[.D$1];1;0)" office:value-type="float" office:value="1">
            <text:p>1</text:p>
          </table:table-cell>
          <table:table-cell table:formula="of:=IF([Sheet2.E23]&gt;=[.E$1];1;0)" office:value-type="float" office:value="1">
            <text:p>1</text:p>
          </table:table-cell>
          <table:table-cell table:formula="of:=IF([Sheet2.F23]&gt;=[.F$1];1;0)" office:value-type="float" office:value="1">
            <text:p>1</text:p>
          </table:table-cell>
          <table:table-cell table:formula="of:=IF([Sheet2.G23]&gt;=[.G$1];1;0)" office:value-type="float" office:value="1">
            <text:p>1</text:p>
          </table:table-cell>
          <table:table-cell table:formula="of:=IF([Sheet2.H23]&gt;=[.H$1];1;0)" office:value-type="float" office:value="1">
            <text:p>1</text:p>
          </table:table-cell>
          <table:table-cell table:formula="of:=IF([Sheet2.I23]&gt;=[.I$1];1;0)" office:value-type="float" office:value="1">
            <text:p>1</text:p>
          </table:table-cell>
          <table:table-cell table:formula="of:=IF([Sheet2.J23]&gt;=[.J$1];1;0)" office:value-type="float" office:value="1">
            <text:p>1</text:p>
          </table:table-cell>
          <table:table-cell table:formula="of:=IF([Sheet2.K23]&gt;=[.K$1];1;0)" office:value-type="float" office:value="1">
            <text:p>1</text:p>
          </table:table-cell>
          <table:table-cell table:formula="of:=IF([Sheet2.L23]&gt;=[.L$1];1;0)" office:value-type="float" office:value="1">
            <text:p>1</text:p>
          </table:table-cell>
          <table:table-cell table:formula="of:=IF([Sheet2.M23]&gt;=[.M$1];1;0)" office:value-type="float" office:value="1">
            <text:p>1</text:p>
          </table:table-cell>
          <table:table-cell table:formula="of:=IF([Sheet2.N23]&gt;=[.N$1];1;0)" office:value-type="float" office:value="1">
            <text:p>1</text:p>
          </table:table-cell>
          <table:table-cell table:formula="of:=IF([Sheet2.O23]&gt;=[.O$1];1;0)" office:value-type="float" office:value="1">
            <text:p>1</text:p>
          </table:table-cell>
          <table:table-cell table:formula="of:=IF([Sheet2.P23]&gt;=[.P$1];1;0)" office:value-type="float" office:value="1">
            <text:p>1</text:p>
          </table:table-cell>
          <table:table-cell table:formula="of:=IF([Sheet2.Q23]&gt;=[.Q$1];1;0)" office:value-type="float" office:value="1">
            <text:p>1</text:p>
          </table:table-cell>
          <table:table-cell table:formula="of:=IF([Sheet2.R23]&gt;=[.R$1];1;0)" office:value-type="float" office:value="1">
            <text:p>1</text:p>
          </table:table-cell>
          <table:table-cell table:formula="of:=IF([Sheet2.S23]&gt;=[.S$1];1;0)" office:value-type="float" office:value="1">
            <text:p>1</text:p>
          </table:table-cell>
          <table:table-cell table:formula="of:=IF([Sheet2.T23]&gt;=[.T$1];1;0)" office:value-type="float" office:value="1">
            <text:p>1</text:p>
          </table:table-cell>
          <table:table-cell table:formula="of:=IF([Sheet2.U23]&gt;=[.U$1];1;0)" office:value-type="float" office:value="1">
            <text:p>1</text:p>
          </table:table-cell>
          <table:table-cell table:formula="of:=IF([Sheet2.V23]&gt;=[.V$1];1;0)" office:value-type="float" office:value="1">
            <text:p>1</text:p>
          </table:table-cell>
          <table:table-cell table:formula="of:=IF([Sheet2.W23]&gt;=[.W$1];1;0)" office:value-type="float" office:value="1">
            <text:p>1</text:p>
          </table:table-cell>
          <table:table-cell table:formula="of:=IF([Sheet2.X23]&gt;=[.X$1];1;0)" office:value-type="float" office:value="1">
            <text:p>1</text:p>
          </table:table-cell>
          <table:table-cell table:formula="of:=IF([Sheet2.Y23]&gt;=[.Y$1];1;0)" office:value-type="float" office:value="1">
            <text:p>1</text:p>
          </table:table-cell>
          <table:table-cell table:formula="of:=IF([Sheet2.Z23]&gt;=[.Z$1];1;0)" office:value-type="float" office:value="1">
            <text:p>1</text:p>
          </table:table-cell>
          <table:table-cell table:formula="of:=IF([Sheet2.AA23]&gt;=[.AA$1];1;0)" office:value-type="float" office:value="1">
            <text:p>1</text:p>
          </table:table-cell>
          <table:table-cell table:formula="of:=IF([Sheet2.AB23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23">
            <text:p>23</text:p>
          </table:table-cell>
          <table:table-cell table:formula="of:=IF([Sheet2.B24]&gt;=[.B$1];1;0)" office:value-type="float" office:value="1">
            <text:p>1</text:p>
          </table:table-cell>
          <table:table-cell table:formula="of:=IF([Sheet2.C24]&gt;=[.C$1];1;0)" office:value-type="float" office:value="1">
            <text:p>1</text:p>
          </table:table-cell>
          <table:table-cell table:formula="of:=IF([Sheet2.D24]&gt;=[.D$1];1;0)" office:value-type="float" office:value="1">
            <text:p>1</text:p>
          </table:table-cell>
          <table:table-cell table:formula="of:=IF([Sheet2.E24]&gt;=[.E$1];1;0)" office:value-type="float" office:value="1">
            <text:p>1</text:p>
          </table:table-cell>
          <table:table-cell table:formula="of:=IF([Sheet2.F24]&gt;=[.F$1];1;0)" office:value-type="float" office:value="1">
            <text:p>1</text:p>
          </table:table-cell>
          <table:table-cell table:formula="of:=IF([Sheet2.G24]&gt;=[.G$1];1;0)" office:value-type="float" office:value="1">
            <text:p>1</text:p>
          </table:table-cell>
          <table:table-cell table:formula="of:=IF([Sheet2.H24]&gt;=[.H$1];1;0)" office:value-type="float" office:value="1">
            <text:p>1</text:p>
          </table:table-cell>
          <table:table-cell table:formula="of:=IF([Sheet2.I24]&gt;=[.I$1];1;0)" office:value-type="float" office:value="1">
            <text:p>1</text:p>
          </table:table-cell>
          <table:table-cell table:formula="of:=IF([Sheet2.J24]&gt;=[.J$1];1;0)" office:value-type="float" office:value="1">
            <text:p>1</text:p>
          </table:table-cell>
          <table:table-cell table:formula="of:=IF([Sheet2.K24]&gt;=[.K$1];1;0)" office:value-type="float" office:value="1">
            <text:p>1</text:p>
          </table:table-cell>
          <table:table-cell table:formula="of:=IF([Sheet2.L24]&gt;=[.L$1];1;0)" office:value-type="float" office:value="1">
            <text:p>1</text:p>
          </table:table-cell>
          <table:table-cell table:formula="of:=IF([Sheet2.M24]&gt;=[.M$1];1;0)" office:value-type="float" office:value="1">
            <text:p>1</text:p>
          </table:table-cell>
          <table:table-cell table:formula="of:=IF([Sheet2.N24]&gt;=[.N$1];1;0)" office:value-type="float" office:value="1">
            <text:p>1</text:p>
          </table:table-cell>
          <table:table-cell table:formula="of:=IF([Sheet2.O24]&gt;=[.O$1];1;0)" office:value-type="float" office:value="1">
            <text:p>1</text:p>
          </table:table-cell>
          <table:table-cell table:formula="of:=IF([Sheet2.P24]&gt;=[.P$1];1;0)" office:value-type="float" office:value="1">
            <text:p>1</text:p>
          </table:table-cell>
          <table:table-cell table:formula="of:=IF([Sheet2.Q24]&gt;=[.Q$1];1;0)" office:value-type="float" office:value="1">
            <text:p>1</text:p>
          </table:table-cell>
          <table:table-cell table:formula="of:=IF([Sheet2.R24]&gt;=[.R$1];1;0)" office:value-type="float" office:value="1">
            <text:p>1</text:p>
          </table:table-cell>
          <table:table-cell table:formula="of:=IF([Sheet2.S24]&gt;=[.S$1];1;0)" office:value-type="float" office:value="1">
            <text:p>1</text:p>
          </table:table-cell>
          <table:table-cell table:formula="of:=IF([Sheet2.T24]&gt;=[.T$1];1;0)" office:value-type="float" office:value="1">
            <text:p>1</text:p>
          </table:table-cell>
          <table:table-cell table:formula="of:=IF([Sheet2.U24]&gt;=[.U$1];1;0)" office:value-type="float" office:value="1">
            <text:p>1</text:p>
          </table:table-cell>
          <table:table-cell table:formula="of:=IF([Sheet2.V24]&gt;=[.V$1];1;0)" office:value-type="float" office:value="1">
            <text:p>1</text:p>
          </table:table-cell>
          <table:table-cell table:formula="of:=IF([Sheet2.W24]&gt;=[.W$1];1;0)" office:value-type="float" office:value="1">
            <text:p>1</text:p>
          </table:table-cell>
          <table:table-cell table:formula="of:=IF([Sheet2.X24]&gt;=[.X$1];1;0)" office:value-type="float" office:value="1">
            <text:p>1</text:p>
          </table:table-cell>
          <table:table-cell table:formula="of:=IF([Sheet2.Y24]&gt;=[.Y$1];1;0)" office:value-type="float" office:value="1">
            <text:p>1</text:p>
          </table:table-cell>
          <table:table-cell table:formula="of:=IF([Sheet2.Z24]&gt;=[.Z$1];1;0)" office:value-type="float" office:value="1">
            <text:p>1</text:p>
          </table:table-cell>
          <table:table-cell table:formula="of:=IF([Sheet2.AA24]&gt;=[.AA$1];1;0)" office:value-type="float" office:value="1">
            <text:p>1</text:p>
          </table:table-cell>
          <table:table-cell table:formula="of:=IF([Sheet2.AB24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24">
            <text:p>24</text:p>
          </table:table-cell>
          <table:table-cell table:formula="of:=IF([Sheet2.B25]&gt;=[.B$1];1;0)" office:value-type="float" office:value="1">
            <text:p>1</text:p>
          </table:table-cell>
          <table:table-cell table:formula="of:=IF([Sheet2.C25]&gt;=[.C$1];1;0)" office:value-type="float" office:value="1">
            <text:p>1</text:p>
          </table:table-cell>
          <table:table-cell table:formula="of:=IF([Sheet2.D25]&gt;=[.D$1];1;0)" office:value-type="float" office:value="1">
            <text:p>1</text:p>
          </table:table-cell>
          <table:table-cell table:formula="of:=IF([Sheet2.E25]&gt;=[.E$1];1;0)" office:value-type="float" office:value="1">
            <text:p>1</text:p>
          </table:table-cell>
          <table:table-cell table:formula="of:=IF([Sheet2.F25]&gt;=[.F$1];1;0)" office:value-type="float" office:value="1">
            <text:p>1</text:p>
          </table:table-cell>
          <table:table-cell table:formula="of:=IF([Sheet2.G25]&gt;=[.G$1];1;0)" office:value-type="float" office:value="1">
            <text:p>1</text:p>
          </table:table-cell>
          <table:table-cell table:formula="of:=IF([Sheet2.H25]&gt;=[.H$1];1;0)" office:value-type="float" office:value="1">
            <text:p>1</text:p>
          </table:table-cell>
          <table:table-cell table:formula="of:=IF([Sheet2.I25]&gt;=[.I$1];1;0)" office:value-type="float" office:value="1">
            <text:p>1</text:p>
          </table:table-cell>
          <table:table-cell table:formula="of:=IF([Sheet2.J25]&gt;=[.J$1];1;0)" office:value-type="float" office:value="1">
            <text:p>1</text:p>
          </table:table-cell>
          <table:table-cell table:formula="of:=IF([Sheet2.K25]&gt;=[.K$1];1;0)" office:value-type="float" office:value="1">
            <text:p>1</text:p>
          </table:table-cell>
          <table:table-cell table:formula="of:=IF([Sheet2.L25]&gt;=[.L$1];1;0)" office:value-type="float" office:value="1">
            <text:p>1</text:p>
          </table:table-cell>
          <table:table-cell table:formula="of:=IF([Sheet2.M25]&gt;=[.M$1];1;0)" office:value-type="float" office:value="1">
            <text:p>1</text:p>
          </table:table-cell>
          <table:table-cell table:formula="of:=IF([Sheet2.N25]&gt;=[.N$1];1;0)" office:value-type="float" office:value="1">
            <text:p>1</text:p>
          </table:table-cell>
          <table:table-cell table:formula="of:=IF([Sheet2.O25]&gt;=[.O$1];1;0)" office:value-type="float" office:value="1">
            <text:p>1</text:p>
          </table:table-cell>
          <table:table-cell table:formula="of:=IF([Sheet2.P25]&gt;=[.P$1];1;0)" office:value-type="float" office:value="1">
            <text:p>1</text:p>
          </table:table-cell>
          <table:table-cell table:formula="of:=IF([Sheet2.Q25]&gt;=[.Q$1];1;0)" office:value-type="float" office:value="1">
            <text:p>1</text:p>
          </table:table-cell>
          <table:table-cell table:formula="of:=IF([Sheet2.R25]&gt;=[.R$1];1;0)" office:value-type="float" office:value="1">
            <text:p>1</text:p>
          </table:table-cell>
          <table:table-cell table:formula="of:=IF([Sheet2.S25]&gt;=[.S$1];1;0)" office:value-type="float" office:value="1">
            <text:p>1</text:p>
          </table:table-cell>
          <table:table-cell table:formula="of:=IF([Sheet2.T25]&gt;=[.T$1];1;0)" office:value-type="float" office:value="1">
            <text:p>1</text:p>
          </table:table-cell>
          <table:table-cell table:formula="of:=IF([Sheet2.U25]&gt;=[.U$1];1;0)" office:value-type="float" office:value="1">
            <text:p>1</text:p>
          </table:table-cell>
          <table:table-cell table:formula="of:=IF([Sheet2.V25]&gt;=[.V$1];1;0)" office:value-type="float" office:value="1">
            <text:p>1</text:p>
          </table:table-cell>
          <table:table-cell table:formula="of:=IF([Sheet2.W25]&gt;=[.W$1];1;0)" office:value-type="float" office:value="1">
            <text:p>1</text:p>
          </table:table-cell>
          <table:table-cell table:formula="of:=IF([Sheet2.X25]&gt;=[.X$1];1;0)" office:value-type="float" office:value="1">
            <text:p>1</text:p>
          </table:table-cell>
          <table:table-cell table:formula="of:=IF([Sheet2.Y25]&gt;=[.Y$1];1;0)" office:value-type="float" office:value="1">
            <text:p>1</text:p>
          </table:table-cell>
          <table:table-cell table:formula="of:=IF([Sheet2.Z25]&gt;=[.Z$1];1;0)" office:value-type="float" office:value="1">
            <text:p>1</text:p>
          </table:table-cell>
          <table:table-cell table:formula="of:=IF([Sheet2.AA25]&gt;=[.AA$1];1;0)" office:value-type="float" office:value="1">
            <text:p>1</text:p>
          </table:table-cell>
          <table:table-cell table:formula="of:=IF([Sheet2.AB25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25">
            <text:p>25</text:p>
          </table:table-cell>
          <table:table-cell table:formula="of:=IF([Sheet2.B26]&gt;=[.B$1];1;0)" office:value-type="float" office:value="1">
            <text:p>1</text:p>
          </table:table-cell>
          <table:table-cell table:formula="of:=IF([Sheet2.C26]&gt;=[.C$1];1;0)" office:value-type="float" office:value="1">
            <text:p>1</text:p>
          </table:table-cell>
          <table:table-cell table:formula="of:=IF([Sheet2.D26]&gt;=[.D$1];1;0)" office:value-type="float" office:value="1">
            <text:p>1</text:p>
          </table:table-cell>
          <table:table-cell table:formula="of:=IF([Sheet2.E26]&gt;=[.E$1];1;0)" office:value-type="float" office:value="1">
            <text:p>1</text:p>
          </table:table-cell>
          <table:table-cell table:formula="of:=IF([Sheet2.F26]&gt;=[.F$1];1;0)" office:value-type="float" office:value="1">
            <text:p>1</text:p>
          </table:table-cell>
          <table:table-cell table:formula="of:=IF([Sheet2.G26]&gt;=[.G$1];1;0)" office:value-type="float" office:value="1">
            <text:p>1</text:p>
          </table:table-cell>
          <table:table-cell table:formula="of:=IF([Sheet2.H26]&gt;=[.H$1];1;0)" office:value-type="float" office:value="1">
            <text:p>1</text:p>
          </table:table-cell>
          <table:table-cell table:formula="of:=IF([Sheet2.I26]&gt;=[.I$1];1;0)" office:value-type="float" office:value="1">
            <text:p>1</text:p>
          </table:table-cell>
          <table:table-cell table:formula="of:=IF([Sheet2.J26]&gt;=[.J$1];1;0)" office:value-type="float" office:value="1">
            <text:p>1</text:p>
          </table:table-cell>
          <table:table-cell table:formula="of:=IF([Sheet2.K26]&gt;=[.K$1];1;0)" office:value-type="float" office:value="1">
            <text:p>1</text:p>
          </table:table-cell>
          <table:table-cell table:formula="of:=IF([Sheet2.L26]&gt;=[.L$1];1;0)" office:value-type="float" office:value="1">
            <text:p>1</text:p>
          </table:table-cell>
          <table:table-cell table:formula="of:=IF([Sheet2.M26]&gt;=[.M$1];1;0)" office:value-type="float" office:value="1">
            <text:p>1</text:p>
          </table:table-cell>
          <table:table-cell table:formula="of:=IF([Sheet2.N26]&gt;=[.N$1];1;0)" office:value-type="float" office:value="1">
            <text:p>1</text:p>
          </table:table-cell>
          <table:table-cell table:formula="of:=IF([Sheet2.O26]&gt;=[.O$1];1;0)" office:value-type="float" office:value="1">
            <text:p>1</text:p>
          </table:table-cell>
          <table:table-cell table:formula="of:=IF([Sheet2.P26]&gt;=[.P$1];1;0)" office:value-type="float" office:value="1">
            <text:p>1</text:p>
          </table:table-cell>
          <table:table-cell table:formula="of:=IF([Sheet2.Q26]&gt;=[.Q$1];1;0)" office:value-type="float" office:value="1">
            <text:p>1</text:p>
          </table:table-cell>
          <table:table-cell table:formula="of:=IF([Sheet2.R26]&gt;=[.R$1];1;0)" office:value-type="float" office:value="1">
            <text:p>1</text:p>
          </table:table-cell>
          <table:table-cell table:formula="of:=IF([Sheet2.S26]&gt;=[.S$1];1;0)" office:value-type="float" office:value="1">
            <text:p>1</text:p>
          </table:table-cell>
          <table:table-cell table:formula="of:=IF([Sheet2.T26]&gt;=[.T$1];1;0)" office:value-type="float" office:value="1">
            <text:p>1</text:p>
          </table:table-cell>
          <table:table-cell table:formula="of:=IF([Sheet2.U26]&gt;=[.U$1];1;0)" office:value-type="float" office:value="1">
            <text:p>1</text:p>
          </table:table-cell>
          <table:table-cell table:formula="of:=IF([Sheet2.V26]&gt;=[.V$1];1;0)" office:value-type="float" office:value="1">
            <text:p>1</text:p>
          </table:table-cell>
          <table:table-cell table:formula="of:=IF([Sheet2.W26]&gt;=[.W$1];1;0)" office:value-type="float" office:value="1">
            <text:p>1</text:p>
          </table:table-cell>
          <table:table-cell table:formula="of:=IF([Sheet2.X26]&gt;=[.X$1];1;0)" office:value-type="float" office:value="1">
            <text:p>1</text:p>
          </table:table-cell>
          <table:table-cell table:formula="of:=IF([Sheet2.Y26]&gt;=[.Y$1];1;0)" office:value-type="float" office:value="1">
            <text:p>1</text:p>
          </table:table-cell>
          <table:table-cell table:formula="of:=IF([Sheet2.Z26]&gt;=[.Z$1];1;0)" office:value-type="float" office:value="1">
            <text:p>1</text:p>
          </table:table-cell>
          <table:table-cell table:formula="of:=IF([Sheet2.AA26]&gt;=[.AA$1];1;0)" office:value-type="float" office:value="1">
            <text:p>1</text:p>
          </table:table-cell>
          <table:table-cell table:formula="of:=IF([Sheet2.AB26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26">
            <text:p>26</text:p>
          </table:table-cell>
          <table:table-cell table:formula="of:=IF([Sheet2.B27]&gt;=[.B$1];1;0)" office:value-type="float" office:value="1">
            <text:p>1</text:p>
          </table:table-cell>
          <table:table-cell table:formula="of:=IF([Sheet2.C27]&gt;=[.C$1];1;0)" office:value-type="float" office:value="1">
            <text:p>1</text:p>
          </table:table-cell>
          <table:table-cell table:formula="of:=IF([Sheet2.D27]&gt;=[.D$1];1;0)" office:value-type="float" office:value="1">
            <text:p>1</text:p>
          </table:table-cell>
          <table:table-cell table:formula="of:=IF([Sheet2.E27]&gt;=[.E$1];1;0)" office:value-type="float" office:value="1">
            <text:p>1</text:p>
          </table:table-cell>
          <table:table-cell table:formula="of:=IF([Sheet2.F27]&gt;=[.F$1];1;0)" office:value-type="float" office:value="1">
            <text:p>1</text:p>
          </table:table-cell>
          <table:table-cell table:formula="of:=IF([Sheet2.G27]&gt;=[.G$1];1;0)" office:value-type="float" office:value="1">
            <text:p>1</text:p>
          </table:table-cell>
          <table:table-cell table:formula="of:=IF([Sheet2.H27]&gt;=[.H$1];1;0)" office:value-type="float" office:value="1">
            <text:p>1</text:p>
          </table:table-cell>
          <table:table-cell table:formula="of:=IF([Sheet2.I27]&gt;=[.I$1];1;0)" office:value-type="float" office:value="1">
            <text:p>1</text:p>
          </table:table-cell>
          <table:table-cell table:formula="of:=IF([Sheet2.J27]&gt;=[.J$1];1;0)" office:value-type="float" office:value="1">
            <text:p>1</text:p>
          </table:table-cell>
          <table:table-cell table:formula="of:=IF([Sheet2.K27]&gt;=[.K$1];1;0)" office:value-type="float" office:value="1">
            <text:p>1</text:p>
          </table:table-cell>
          <table:table-cell table:formula="of:=IF([Sheet2.L27]&gt;=[.L$1];1;0)" office:value-type="float" office:value="1">
            <text:p>1</text:p>
          </table:table-cell>
          <table:table-cell table:formula="of:=IF([Sheet2.M27]&gt;=[.M$1];1;0)" office:value-type="float" office:value="1">
            <text:p>1</text:p>
          </table:table-cell>
          <table:table-cell table:formula="of:=IF([Sheet2.N27]&gt;=[.N$1];1;0)" office:value-type="float" office:value="1">
            <text:p>1</text:p>
          </table:table-cell>
          <table:table-cell table:formula="of:=IF([Sheet2.O27]&gt;=[.O$1];1;0)" office:value-type="float" office:value="1">
            <text:p>1</text:p>
          </table:table-cell>
          <table:table-cell table:formula="of:=IF([Sheet2.P27]&gt;=[.P$1];1;0)" office:value-type="float" office:value="1">
            <text:p>1</text:p>
          </table:table-cell>
          <table:table-cell table:formula="of:=IF([Sheet2.Q27]&gt;=[.Q$1];1;0)" office:value-type="float" office:value="1">
            <text:p>1</text:p>
          </table:table-cell>
          <table:table-cell table:formula="of:=IF([Sheet2.R27]&gt;=[.R$1];1;0)" office:value-type="float" office:value="1">
            <text:p>1</text:p>
          </table:table-cell>
          <table:table-cell table:formula="of:=IF([Sheet2.S27]&gt;=[.S$1];1;0)" office:value-type="float" office:value="1">
            <text:p>1</text:p>
          </table:table-cell>
          <table:table-cell table:formula="of:=IF([Sheet2.T27]&gt;=[.T$1];1;0)" office:value-type="float" office:value="1">
            <text:p>1</text:p>
          </table:table-cell>
          <table:table-cell table:formula="of:=IF([Sheet2.U27]&gt;=[.U$1];1;0)" office:value-type="float" office:value="1">
            <text:p>1</text:p>
          </table:table-cell>
          <table:table-cell table:formula="of:=IF([Sheet2.V27]&gt;=[.V$1];1;0)" office:value-type="float" office:value="1">
            <text:p>1</text:p>
          </table:table-cell>
          <table:table-cell table:formula="of:=IF([Sheet2.W27]&gt;=[.W$1];1;0)" office:value-type="float" office:value="1">
            <text:p>1</text:p>
          </table:table-cell>
          <table:table-cell table:formula="of:=IF([Sheet2.X27]&gt;=[.X$1];1;0)" office:value-type="float" office:value="1">
            <text:p>1</text:p>
          </table:table-cell>
          <table:table-cell table:formula="of:=IF([Sheet2.Y27]&gt;=[.Y$1];1;0)" office:value-type="float" office:value="1">
            <text:p>1</text:p>
          </table:table-cell>
          <table:table-cell table:formula="of:=IF([Sheet2.Z27]&gt;=[.Z$1];1;0)" office:value-type="float" office:value="1">
            <text:p>1</text:p>
          </table:table-cell>
          <table:table-cell table:formula="of:=IF([Sheet2.AA27]&gt;=[.AA$1];1;0)" office:value-type="float" office:value="1">
            <text:p>1</text:p>
          </table:table-cell>
          <table:table-cell table:formula="of:=IF([Sheet2.AB27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27">
            <text:p>27</text:p>
          </table:table-cell>
          <table:table-cell table:formula="of:=IF([Sheet2.B28]&gt;=[.B$1];1;0)" office:value-type="float" office:value="1">
            <text:p>1</text:p>
          </table:table-cell>
          <table:table-cell table:formula="of:=IF([Sheet2.C28]&gt;=[.C$1];1;0)" office:value-type="float" office:value="1">
            <text:p>1</text:p>
          </table:table-cell>
          <table:table-cell table:formula="of:=IF([Sheet2.D28]&gt;=[.D$1];1;0)" office:value-type="float" office:value="1">
            <text:p>1</text:p>
          </table:table-cell>
          <table:table-cell table:formula="of:=IF([Sheet2.E28]&gt;=[.E$1];1;0)" office:value-type="float" office:value="1">
            <text:p>1</text:p>
          </table:table-cell>
          <table:table-cell table:formula="of:=IF([Sheet2.F28]&gt;=[.F$1];1;0)" office:value-type="float" office:value="1">
            <text:p>1</text:p>
          </table:table-cell>
          <table:table-cell table:formula="of:=IF([Sheet2.G28]&gt;=[.G$1];1;0)" office:value-type="float" office:value="1">
            <text:p>1</text:p>
          </table:table-cell>
          <table:table-cell table:formula="of:=IF([Sheet2.H28]&gt;=[.H$1];1;0)" office:value-type="float" office:value="1">
            <text:p>1</text:p>
          </table:table-cell>
          <table:table-cell table:formula="of:=IF([Sheet2.I28]&gt;=[.I$1];1;0)" office:value-type="float" office:value="1">
            <text:p>1</text:p>
          </table:table-cell>
          <table:table-cell table:formula="of:=IF([Sheet2.J28]&gt;=[.J$1];1;0)" office:value-type="float" office:value="1">
            <text:p>1</text:p>
          </table:table-cell>
          <table:table-cell table:formula="of:=IF([Sheet2.K28]&gt;=[.K$1];1;0)" office:value-type="float" office:value="1">
            <text:p>1</text:p>
          </table:table-cell>
          <table:table-cell table:formula="of:=IF([Sheet2.L28]&gt;=[.L$1];1;0)" office:value-type="float" office:value="1">
            <text:p>1</text:p>
          </table:table-cell>
          <table:table-cell table:formula="of:=IF([Sheet2.M28]&gt;=[.M$1];1;0)" office:value-type="float" office:value="1">
            <text:p>1</text:p>
          </table:table-cell>
          <table:table-cell table:formula="of:=IF([Sheet2.N28]&gt;=[.N$1];1;0)" office:value-type="float" office:value="1">
            <text:p>1</text:p>
          </table:table-cell>
          <table:table-cell table:formula="of:=IF([Sheet2.O28]&gt;=[.O$1];1;0)" office:value-type="float" office:value="1">
            <text:p>1</text:p>
          </table:table-cell>
          <table:table-cell table:formula="of:=IF([Sheet2.P28]&gt;=[.P$1];1;0)" office:value-type="float" office:value="1">
            <text:p>1</text:p>
          </table:table-cell>
          <table:table-cell table:formula="of:=IF([Sheet2.Q28]&gt;=[.Q$1];1;0)" office:value-type="float" office:value="1">
            <text:p>1</text:p>
          </table:table-cell>
          <table:table-cell table:formula="of:=IF([Sheet2.R28]&gt;=[.R$1];1;0)" office:value-type="float" office:value="1">
            <text:p>1</text:p>
          </table:table-cell>
          <table:table-cell table:formula="of:=IF([Sheet2.S28]&gt;=[.S$1];1;0)" office:value-type="float" office:value="1">
            <text:p>1</text:p>
          </table:table-cell>
          <table:table-cell table:formula="of:=IF([Sheet2.T28]&gt;=[.T$1];1;0)" office:value-type="float" office:value="1">
            <text:p>1</text:p>
          </table:table-cell>
          <table:table-cell table:formula="of:=IF([Sheet2.U28]&gt;=[.U$1];1;0)" office:value-type="float" office:value="1">
            <text:p>1</text:p>
          </table:table-cell>
          <table:table-cell table:formula="of:=IF([Sheet2.V28]&gt;=[.V$1];1;0)" office:value-type="float" office:value="1">
            <text:p>1</text:p>
          </table:table-cell>
          <table:table-cell table:formula="of:=IF([Sheet2.W28]&gt;=[.W$1];1;0)" office:value-type="float" office:value="1">
            <text:p>1</text:p>
          </table:table-cell>
          <table:table-cell table:formula="of:=IF([Sheet2.X28]&gt;=[.X$1];1;0)" office:value-type="float" office:value="1">
            <text:p>1</text:p>
          </table:table-cell>
          <table:table-cell table:formula="of:=IF([Sheet2.Y28]&gt;=[.Y$1];1;0)" office:value-type="float" office:value="1">
            <text:p>1</text:p>
          </table:table-cell>
          <table:table-cell table:formula="of:=IF([Sheet2.Z28]&gt;=[.Z$1];1;0)" office:value-type="float" office:value="1">
            <text:p>1</text:p>
          </table:table-cell>
          <table:table-cell table:formula="of:=IF([Sheet2.AA28]&gt;=[.AA$1];1;0)" office:value-type="float" office:value="1">
            <text:p>1</text:p>
          </table:table-cell>
          <table:table-cell table:formula="of:=IF([Sheet2.AB28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28">
            <text:p>28</text:p>
          </table:table-cell>
          <table:table-cell table:formula="of:=IF([Sheet2.B29]&gt;=[.B$1];1;0)" office:value-type="float" office:value="1">
            <text:p>1</text:p>
          </table:table-cell>
          <table:table-cell table:formula="of:=IF([Sheet2.C29]&gt;=[.C$1];1;0)" office:value-type="float" office:value="1">
            <text:p>1</text:p>
          </table:table-cell>
          <table:table-cell table:formula="of:=IF([Sheet2.D29]&gt;=[.D$1];1;0)" office:value-type="float" office:value="1">
            <text:p>1</text:p>
          </table:table-cell>
          <table:table-cell table:formula="of:=IF([Sheet2.E29]&gt;=[.E$1];1;0)" office:value-type="float" office:value="1">
            <text:p>1</text:p>
          </table:table-cell>
          <table:table-cell table:formula="of:=IF([Sheet2.F29]&gt;=[.F$1];1;0)" office:value-type="float" office:value="1">
            <text:p>1</text:p>
          </table:table-cell>
          <table:table-cell table:formula="of:=IF([Sheet2.G29]&gt;=[.G$1];1;0)" office:value-type="float" office:value="1">
            <text:p>1</text:p>
          </table:table-cell>
          <table:table-cell table:formula="of:=IF([Sheet2.H29]&gt;=[.H$1];1;0)" office:value-type="float" office:value="1">
            <text:p>1</text:p>
          </table:table-cell>
          <table:table-cell table:formula="of:=IF([Sheet2.I29]&gt;=[.I$1];1;0)" office:value-type="float" office:value="1">
            <text:p>1</text:p>
          </table:table-cell>
          <table:table-cell table:formula="of:=IF([Sheet2.J29]&gt;=[.J$1];1;0)" office:value-type="float" office:value="1">
            <text:p>1</text:p>
          </table:table-cell>
          <table:table-cell table:formula="of:=IF([Sheet2.K29]&gt;=[.K$1];1;0)" office:value-type="float" office:value="1">
            <text:p>1</text:p>
          </table:table-cell>
          <table:table-cell table:formula="of:=IF([Sheet2.L29]&gt;=[.L$1];1;0)" office:value-type="float" office:value="1">
            <text:p>1</text:p>
          </table:table-cell>
          <table:table-cell table:formula="of:=IF([Sheet2.M29]&gt;=[.M$1];1;0)" office:value-type="float" office:value="1">
            <text:p>1</text:p>
          </table:table-cell>
          <table:table-cell table:formula="of:=IF([Sheet2.N29]&gt;=[.N$1];1;0)" office:value-type="float" office:value="1">
            <text:p>1</text:p>
          </table:table-cell>
          <table:table-cell table:formula="of:=IF([Sheet2.O29]&gt;=[.O$1];1;0)" office:value-type="float" office:value="1">
            <text:p>1</text:p>
          </table:table-cell>
          <table:table-cell table:formula="of:=IF([Sheet2.P29]&gt;=[.P$1];1;0)" office:value-type="float" office:value="1">
            <text:p>1</text:p>
          </table:table-cell>
          <table:table-cell table:formula="of:=IF([Sheet2.Q29]&gt;=[.Q$1];1;0)" office:value-type="float" office:value="1">
            <text:p>1</text:p>
          </table:table-cell>
          <table:table-cell table:formula="of:=IF([Sheet2.R29]&gt;=[.R$1];1;0)" office:value-type="float" office:value="1">
            <text:p>1</text:p>
          </table:table-cell>
          <table:table-cell table:formula="of:=IF([Sheet2.S29]&gt;=[.S$1];1;0)" office:value-type="float" office:value="1">
            <text:p>1</text:p>
          </table:table-cell>
          <table:table-cell table:formula="of:=IF([Sheet2.T29]&gt;=[.T$1];1;0)" office:value-type="float" office:value="1">
            <text:p>1</text:p>
          </table:table-cell>
          <table:table-cell table:formula="of:=IF([Sheet2.U29]&gt;=[.U$1];1;0)" office:value-type="float" office:value="1">
            <text:p>1</text:p>
          </table:table-cell>
          <table:table-cell table:formula="of:=IF([Sheet2.V29]&gt;=[.V$1];1;0)" office:value-type="float" office:value="1">
            <text:p>1</text:p>
          </table:table-cell>
          <table:table-cell table:formula="of:=IF([Sheet2.W29]&gt;=[.W$1];1;0)" office:value-type="float" office:value="1">
            <text:p>1</text:p>
          </table:table-cell>
          <table:table-cell table:formula="of:=IF([Sheet2.X29]&gt;=[.X$1];1;0)" office:value-type="float" office:value="1">
            <text:p>1</text:p>
          </table:table-cell>
          <table:table-cell table:formula="of:=IF([Sheet2.Y29]&gt;=[.Y$1];1;0)" office:value-type="float" office:value="1">
            <text:p>1</text:p>
          </table:table-cell>
          <table:table-cell table:formula="of:=IF([Sheet2.Z29]&gt;=[.Z$1];1;0)" office:value-type="float" office:value="1">
            <text:p>1</text:p>
          </table:table-cell>
          <table:table-cell table:formula="of:=IF([Sheet2.AA29]&gt;=[.AA$1];1;0)" office:value-type="float" office:value="1">
            <text:p>1</text:p>
          </table:table-cell>
          <table:table-cell table:formula="of:=IF([Sheet2.AB29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29">
            <text:p>29</text:p>
          </table:table-cell>
          <table:table-cell table:formula="of:=IF([Sheet2.B30]&gt;=[.B$1];1;0)" office:value-type="float" office:value="1">
            <text:p>1</text:p>
          </table:table-cell>
          <table:table-cell table:formula="of:=IF([Sheet2.C30]&gt;=[.C$1];1;0)" office:value-type="float" office:value="1">
            <text:p>1</text:p>
          </table:table-cell>
          <table:table-cell table:formula="of:=IF([Sheet2.D30]&gt;=[.D$1];1;0)" office:value-type="float" office:value="1">
            <text:p>1</text:p>
          </table:table-cell>
          <table:table-cell table:formula="of:=IF([Sheet2.E30]&gt;=[.E$1];1;0)" office:value-type="float" office:value="1">
            <text:p>1</text:p>
          </table:table-cell>
          <table:table-cell table:formula="of:=IF([Sheet2.F30]&gt;=[.F$1];1;0)" office:value-type="float" office:value="1">
            <text:p>1</text:p>
          </table:table-cell>
          <table:table-cell table:formula="of:=IF([Sheet2.G30]&gt;=[.G$1];1;0)" office:value-type="float" office:value="1">
            <text:p>1</text:p>
          </table:table-cell>
          <table:table-cell table:formula="of:=IF([Sheet2.H30]&gt;=[.H$1];1;0)" office:value-type="float" office:value="1">
            <text:p>1</text:p>
          </table:table-cell>
          <table:table-cell table:formula="of:=IF([Sheet2.I30]&gt;=[.I$1];1;0)" office:value-type="float" office:value="1">
            <text:p>1</text:p>
          </table:table-cell>
          <table:table-cell table:formula="of:=IF([Sheet2.J30]&gt;=[.J$1];1;0)" office:value-type="float" office:value="1">
            <text:p>1</text:p>
          </table:table-cell>
          <table:table-cell table:formula="of:=IF([Sheet2.K30]&gt;=[.K$1];1;0)" office:value-type="float" office:value="1">
            <text:p>1</text:p>
          </table:table-cell>
          <table:table-cell table:formula="of:=IF([Sheet2.L30]&gt;=[.L$1];1;0)" office:value-type="float" office:value="1">
            <text:p>1</text:p>
          </table:table-cell>
          <table:table-cell table:formula="of:=IF([Sheet2.M30]&gt;=[.M$1];1;0)" office:value-type="float" office:value="1">
            <text:p>1</text:p>
          </table:table-cell>
          <table:table-cell table:formula="of:=IF([Sheet2.N30]&gt;=[.N$1];1;0)" office:value-type="float" office:value="1">
            <text:p>1</text:p>
          </table:table-cell>
          <table:table-cell table:formula="of:=IF([Sheet2.O30]&gt;=[.O$1];1;0)" office:value-type="float" office:value="1">
            <text:p>1</text:p>
          </table:table-cell>
          <table:table-cell table:formula="of:=IF([Sheet2.P30]&gt;=[.P$1];1;0)" office:value-type="float" office:value="1">
            <text:p>1</text:p>
          </table:table-cell>
          <table:table-cell table:formula="of:=IF([Sheet2.Q30]&gt;=[.Q$1];1;0)" office:value-type="float" office:value="1">
            <text:p>1</text:p>
          </table:table-cell>
          <table:table-cell table:formula="of:=IF([Sheet2.R30]&gt;=[.R$1];1;0)" office:value-type="float" office:value="1">
            <text:p>1</text:p>
          </table:table-cell>
          <table:table-cell table:formula="of:=IF([Sheet2.S30]&gt;=[.S$1];1;0)" office:value-type="float" office:value="1">
            <text:p>1</text:p>
          </table:table-cell>
          <table:table-cell table:formula="of:=IF([Sheet2.T30]&gt;=[.T$1];1;0)" office:value-type="float" office:value="1">
            <text:p>1</text:p>
          </table:table-cell>
          <table:table-cell table:formula="of:=IF([Sheet2.U30]&gt;=[.U$1];1;0)" office:value-type="float" office:value="1">
            <text:p>1</text:p>
          </table:table-cell>
          <table:table-cell table:formula="of:=IF([Sheet2.V30]&gt;=[.V$1];1;0)" office:value-type="float" office:value="1">
            <text:p>1</text:p>
          </table:table-cell>
          <table:table-cell table:formula="of:=IF([Sheet2.W30]&gt;=[.W$1];1;0)" office:value-type="float" office:value="1">
            <text:p>1</text:p>
          </table:table-cell>
          <table:table-cell table:formula="of:=IF([Sheet2.X30]&gt;=[.X$1];1;0)" office:value-type="float" office:value="1">
            <text:p>1</text:p>
          </table:table-cell>
          <table:table-cell table:formula="of:=IF([Sheet2.Y30]&gt;=[.Y$1];1;0)" office:value-type="float" office:value="1">
            <text:p>1</text:p>
          </table:table-cell>
          <table:table-cell table:formula="of:=IF([Sheet2.Z30]&gt;=[.Z$1];1;0)" office:value-type="float" office:value="1">
            <text:p>1</text:p>
          </table:table-cell>
          <table:table-cell table:formula="of:=IF([Sheet2.AA30]&gt;=[.AA$1];1;0)" office:value-type="float" office:value="1">
            <text:p>1</text:p>
          </table:table-cell>
          <table:table-cell table:formula="of:=IF([Sheet2.AB30]&gt;=[.AB$1];1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30">
            <text:p>30</text:p>
          </table:table-cell>
          <table:table-cell table:formula="of:=IF([Sheet2.B31]&gt;=[.B$1];1;0)" office:value-type="float" office:value="1">
            <text:p>1</text:p>
          </table:table-cell>
          <table:table-cell table:formula="of:=IF([Sheet2.C31]&gt;=[.C$1];1;0)" office:value-type="float" office:value="1">
            <text:p>1</text:p>
          </table:table-cell>
          <table:table-cell table:formula="of:=IF([Sheet2.D31]&gt;=[.D$1];1;0)" office:value-type="float" office:value="1">
            <text:p>1</text:p>
          </table:table-cell>
          <table:table-cell table:formula="of:=IF([Sheet2.E31]&gt;=[.E$1];1;0)" office:value-type="float" office:value="1">
            <text:p>1</text:p>
          </table:table-cell>
          <table:table-cell table:formula="of:=IF([Sheet2.F31]&gt;=[.F$1];1;0)" office:value-type="float" office:value="1">
            <text:p>1</text:p>
          </table:table-cell>
          <table:table-cell table:formula="of:=IF([Sheet2.G31]&gt;=[.G$1];1;0)" office:value-type="float" office:value="1">
            <text:p>1</text:p>
          </table:table-cell>
          <table:table-cell table:formula="of:=IF([Sheet2.H31]&gt;=[.H$1];1;0)" office:value-type="float" office:value="1">
            <text:p>1</text:p>
          </table:table-cell>
          <table:table-cell table:formula="of:=IF([Sheet2.I31]&gt;=[.I$1];1;0)" office:value-type="float" office:value="1">
            <text:p>1</text:p>
          </table:table-cell>
          <table:table-cell table:formula="of:=IF([Sheet2.J31]&gt;=[.J$1];1;0)" office:value-type="float" office:value="1">
            <text:p>1</text:p>
          </table:table-cell>
          <table:table-cell table:formula="of:=IF([Sheet2.K31]&gt;=[.K$1];1;0)" office:value-type="float" office:value="1">
            <text:p>1</text:p>
          </table:table-cell>
          <table:table-cell table:formula="of:=IF([Sheet2.L31]&gt;=[.L$1];1;0)" office:value-type="float" office:value="1">
            <text:p>1</text:p>
          </table:table-cell>
          <table:table-cell table:formula="of:=IF([Sheet2.M31]&gt;=[.M$1];1;0)" office:value-type="float" office:value="1">
            <text:p>1</text:p>
          </table:table-cell>
          <table:table-cell table:formula="of:=IF([Sheet2.N31]&gt;=[.N$1];1;0)" office:value-type="float" office:value="1">
            <text:p>1</text:p>
          </table:table-cell>
          <table:table-cell table:formula="of:=IF([Sheet2.O31]&gt;=[.O$1];1;0)" office:value-type="float" office:value="1">
            <text:p>1</text:p>
          </table:table-cell>
          <table:table-cell table:formula="of:=IF([Sheet2.P31]&gt;=[.P$1];1;0)" office:value-type="float" office:value="1">
            <text:p>1</text:p>
          </table:table-cell>
          <table:table-cell table:formula="of:=IF([Sheet2.Q31]&gt;=[.Q$1];1;0)" office:value-type="float" office:value="1">
            <text:p>1</text:p>
          </table:table-cell>
          <table:table-cell table:formula="of:=IF([Sheet2.R31]&gt;=[.R$1];1;0)" office:value-type="float" office:value="1">
            <text:p>1</text:p>
          </table:table-cell>
          <table:table-cell table:formula="of:=IF([Sheet2.S31]&gt;=[.S$1];1;0)" office:value-type="float" office:value="1">
            <text:p>1</text:p>
          </table:table-cell>
          <table:table-cell table:formula="of:=IF([Sheet2.T31]&gt;=[.T$1];1;0)" office:value-type="float" office:value="1">
            <text:p>1</text:p>
          </table:table-cell>
          <table:table-cell table:formula="of:=IF([Sheet2.U31]&gt;=[.U$1];1;0)" office:value-type="float" office:value="1">
            <text:p>1</text:p>
          </table:table-cell>
          <table:table-cell table:formula="of:=IF([Sheet2.V31]&gt;=[.V$1];1;0)" office:value-type="float" office:value="1">
            <text:p>1</text:p>
          </table:table-cell>
          <table:table-cell table:formula="of:=IF([Sheet2.W31]&gt;=[.W$1];1;0)" office:value-type="float" office:value="1">
            <text:p>1</text:p>
          </table:table-cell>
          <table:table-cell table:formula="of:=IF([Sheet2.X31]&gt;=[.X$1];1;0)" office:value-type="float" office:value="1">
            <text:p>1</text:p>
          </table:table-cell>
          <table:table-cell table:formula="of:=IF([Sheet2.Y31]&gt;=[.Y$1];1;0)" office:value-type="float" office:value="1">
            <text:p>1</text:p>
          </table:table-cell>
          <table:table-cell table:formula="of:=IF([Sheet2.Z31]&gt;=[.Z$1];1;0)" office:value-type="float" office:value="1">
            <text:p>1</text:p>
          </table:table-cell>
          <table:table-cell table:formula="of:=IF([Sheet2.AA31]&gt;=[.AA$1];1;0)" office:value-type="float" office:value="1">
            <text:p>1</text:p>
          </table:table-cell>
          <table:table-cell table:formula="of:=IF([Sheet2.AB31]&gt;=[.AB$1];1;0)" office:value-type="float" office:value="1">
            <text:p>1</text:p>
          </table:table-cell>
          <table:table-cell table:number-columns-repeated="99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4" table:style-name="ta1" table:print="false">
        <table:table-column table:style-name="co10" table:default-cell-style-name="ce7"/>
        <table:table-column table:style-name="co1" table:default-cell-style-name="ce6"/>
        <table:table-column table:style-name="co11" table:default-cell-style-name="ce9"/>
        <table:table-column table:style-name="co1" table:number-columns-repeated="2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9"/>
        <table:table-column table:style-name="co1" table:default-cell-style-name="ce18"/>
        <table:table-column table:style-name="co1" table:number-columns-repeated="10" table:default-cell-style-name="ce9"/>
        <table:table-row table:style-name="ro1">
          <table:table-cell table:style-name="ce6"/>
          <table:table-cell office:value-type="string">
            <text:p>Table 3.1 Results for G-2 full power Report: G2-2008-RT-01040-015 Rev. 0 Page 12</text:p>
          </table:table-cell>
          <table:table-cell table:style-name="ce6" table:number-columns-repeated="17"/>
        </table:table-row>
        <table:table-row table:style-name="ro1">
          <table:table-cell table:style-name="ce6"/>
          <table:table-cell office:value-type="string">
            <text:p>I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G-2</text:p>
          </table:table-cell>
          <table:table-cell table:style-name="ce6" office:value-type="string">
            <text:p>Generic</text:p>
          </table:table-cell>
          <table:table-cell table:style-name="ce6" office:value-type="string">
            <text:p>Frequency [ev/EFPY]</text:p>
          </table:table-cell>
          <table:table-cell table:style-name="ce6" office:value-type="string">
            <text:p>G2-Post Mean</text:p>
          </table:table-cell>
          <table:table-cell table:style-name="ce6" office:value-type="string">
            <text:p>Freq-NUREG</text:p>
          </table:table-cell>
          <table:table-cell table:style-name="ce6" office:value-type="string">
            <text:p>IE Label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N (G2) Post</text:p>
          </table:table-cell>
          <table:table-cell table:style-name="ce6" office:value-type="string">
            <text:p>N = Prior Alpha-ok</text:p>
          </table:table-cell>
          <table:table-cell table:style-name="ce6" office:value-type="string">
            <text:p>T = Prior Beta-ok</text:p>
          </table:table-cell>
          <table:table-cell table:style-name="ce6" office:value-type="string">
            <text:p>Post Alpha</text:p>
          </table:table-cell>
          <table:table-cell table:style-name="ce6" office:value-type="string">
            <text:p>Post Beta</text:p>
          </table:table-cell>
          <table:table-cell table:style-name="ce6" office:value-type="string">
            <text:p>F5%</text:p>
          </table:table-cell>
          <table:table-cell table:style-name="ce6" office:value-type="string">
            <text:p>F50%</text:p>
          </table:table-cell>
          <table:table-cell table:style-name="ce6" office:value-type="string">
            <text:p>F95%</text:p>
          </table:table-cell>
          <table:table-cell table:style-name="ce6" office:value-type="string">
            <text:p>Post EF</text:p>
          </table:table-cell>
        </table:table-row>
        <table:table-row table:style-name="ro1">
          <table:table-cell table:style-name="ce6"/>
          <table:table-cell office:value-type="string">
            <text:p>BMTR</text:p>
          </table:table-cell>
          <table:table-cell table:style-name="ce6" office:value-type="string">
            <text:p>Bris de plusieurs tubes GV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0035">
            <text:p>0.000035</text:p>
          </table:table-cell>
          <table:table-cell table:style-name="ce6" table:number-columns-repeated="13"/>
        </table:table-row>
        <table:table-row table:style-name="ro1">
          <table:table-cell table:style-name="ce6"/>
          <table:table-cell office:value-type="string">
            <text:p>CCWL</text:p>
          </table:table-cell>
          <table:table-cell table:style-name="ce6" office:value-type="string">
            <text:p>Gros bris (200k USGPM) d'une conduite d'eau de circulation (EDC)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021">
            <text:p>0.00021</text:p>
          </table:table-cell>
          <table:table-cell table:style-name="ce6" table:number-columns-repeated="13"/>
        </table:table-row>
        <table:table-row table:style-name="ro1">
          <table:table-cell table:style-name="ce6"/>
          <table:table-cell office:value-type="string">
            <text:p>CCWS</text:p>
          </table:table-cell>
          <table:table-cell table:style-name="ce6" office:value-type="string">
            <text:p>Petit bris (64k USGPM) d'une conduite d'eau de circulation (EDC)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021">
            <text:p>0.00021</text:p>
          </table:table-cell>
          <table:table-cell table:style-name="ce6" table:number-columns-repeated="13"/>
        </table:table-row>
        <table:table-row table:style-name="ro1">
          <table:table-cell table:style-name="ce6"/>
          <table:table-cell office:value-type="string">
            <text:p>CIOB</text:p>
          </table:table-cell>
          <table:table-cell table:style-name="ce6" office:value-type="string">
            <text:p>Bris d'un tuyau d'entrée/sortie du modérateur à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0016">
            <text:p>0.000016</text:p>
          </table:table-cell>
          <table:table-cell table:style-name="ce6" table:number-columns-repeated="13"/>
        </table:table-row>
        <table:table-row table:style-name="ro1">
          <table:table-cell table:style-name="ce6"/>
          <table:table-cell office:value-type="string">
            <text:p>CL1P</text:p>
          </table:table-cell>
          <table:table-cell table:style-name="ce6" office:value-type="string">
            <text:p>Perte partielle de l'alimentation électrique de catégorie I (48Vcc)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11">
            <text:p>0.0011</text:p>
          </table:table-cell>
          <table:table-cell table:style-name="ce6" table:formula="of:=[.N7]/[.O7]" office:value-type="float" office:value="0.00112349343851024">
            <text:p>0.0011234934</text:p>
          </table:table-cell>
          <table:table-cell table:style-name="ce6" office:value-type="float" office:value="0.00117">
            <text:p>0.00117</text:p>
          </table:table-cell>
          <table:table-cell table:style-name="ce6" office:value-type="string">
            <text:p>CL1P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5">
            <text:p>0.5</text:p>
          </table:table-cell>
          <table:table-cell table:style-name="ce6" table:formula="of:=[.L7]/[.H7]" office:value-type="float" office:value="427.350427350427">
            <text:p>427.3504273504</text:p>
          </table:table-cell>
          <table:table-cell table:style-name="ce6" table:formula="of:=[.K7]+[.L7]" office:value-type="float" office:value="0.5">
            <text:p>0.5</text:p>
          </table:table-cell>
          <table:table-cell table:style-name="ce6" table:formula="of:=[.J7]+[.M7]" office:value-type="float" office:value="445.040427350427">
            <text:p>445.0404273504</text:p>
          </table:table-cell>
          <table:table-cell table:style-name="ce6" table:formula="of:=GAMMAINV(0.05;[.N7];1/[.O7])" office:value-type="float" office:value="0.00000441773348932561">
            <text:p>4.41773348932561E-006</text:p>
          </table:table-cell>
          <table:table-cell table:style-name="ce6" table:formula="of:=GAMMAINV(0.5;[.N7];1/[.O7])" office:value-type="float" office:value="0.00051111808631416">
            <text:p>0.0005111181</text:p>
          </table:table-cell>
          <table:table-cell table:style-name="ce6" table:formula="of:=GAMMAINV(0.95;[.N7];1/[.O7])" office:value-type="float" office:value="0.00431585377935714">
            <text:p>0.0043158538</text:p>
          </table:table-cell>
          <table:table-cell table:style-name="ce6" table:formula="of:=[.R7]/[.Q7]" office:value-type="float" office:value="8.44394650653077">
            <text:p>8.4439465065</text:p>
          </table:table-cell>
        </table:table-row>
        <table:table-row table:style-name="ro1">
          <table:table-cell table:style-name="ce6"/>
          <table:table-cell office:value-type="string">
            <text:p>CL2P</text:p>
          </table:table-cell>
          <table:table-cell table:style-name="ce6" office:value-type="string">
            <text:p>Perte partielle de l'alimentation électrique de catégorie II (120 Vac)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025">
            <text:p>0.025</text:p>
          </table:table-cell>
          <table:table-cell table:style-name="ce6" table:formula="of:=[.N8]/[.O8]" office:value-type="float" office:value="0.0248200546041201">
            <text:p>0.0248200546</text:p>
          </table:table-cell>
          <table:table-cell table:style-name="ce6"/>
          <table:table-cell table:style-name="ce6" office:value-type="string">
            <text:p>CL2P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2.89">
            <text:p>62.89</text:p>
          </table:table-cell>
          <table:table-cell table:style-name="ce6" table:formula="of:=[.K8]+[.L8]" office:value-type="float" office:value="2">
            <text:p>2</text:p>
          </table:table-cell>
          <table:table-cell table:style-name="ce6" table:formula="of:=[.J8]+[.M8]" office:value-type="float" office:value="80.58">
            <text:p>80.58</text:p>
          </table:table-cell>
          <table:table-cell table:style-name="ce6" table:formula="of:=GAMMAINV(0.05;[.N8];1/[.O8])" office:value-type="float" office:value="0.0044100460498717">
            <text:p>0.004410046</text:p>
          </table:table-cell>
          <table:table-cell table:style-name="ce6" table:formula="of:=GAMMAINV(0.5;[.N8];1/[.O8])" office:value-type="float" office:value="0.0208283319684371">
            <text:p>0.020828332</text:p>
          </table:table-cell>
          <table:table-cell table:style-name="ce6" table:formula="of:=GAMMAINV(0.95;[.N8];1/[.O8])" office:value-type="float" office:value="0.0588714881905011">
            <text:p>0.0588714882</text:p>
          </table:table-cell>
          <table:table-cell table:style-name="ce6" table:formula="of:=[.R8]/[.Q8]" office:value-type="float" office:value="2.82650998071828">
            <text:p>2.8265099807</text:p>
          </table:table-cell>
        </table:table-row>
        <table:table-row table:style-name="ro1">
          <table:table-cell table:style-name="ce6"/>
          <table:table-cell office:value-type="string">
            <text:p>CL3P</text:p>
          </table:table-cell>
          <table:table-cell table:style-name="ce6" office:value-type="string">
            <text:p>Perte partielle de l'alimentation électrique de catégorie III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05">
            <text:p>0.05</text:p>
          </table:table-cell>
          <table:table-cell table:style-name="ce6" table:formula="of:=[.N9]/[.O9]" office:value-type="float" office:value="0.0496401092082403">
            <text:p>0.0496401092</text:p>
          </table:table-cell>
          <table:table-cell table:style-name="ce6"/>
          <table:table-cell table:style-name="ce6" office:value-type="string">
            <text:p>CL3P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2.89">
            <text:p>62.89</text:p>
          </table:table-cell>
          <table:table-cell table:style-name="ce6" table:formula="of:=[.K9]+[.L9]" office:value-type="float" office:value="4">
            <text:p>4</text:p>
          </table:table-cell>
          <table:table-cell table:style-name="ce6" table:formula="of:=[.J9]+[.M9]" office:value-type="float" office:value="80.58">
            <text:p>80.58</text:p>
          </table:table-cell>
          <table:table-cell table:style-name="ce6" table:formula="of:=GAMMAINV(0.05;[.N9];1/[.O9])" office:value-type="float" office:value="0.0169560486069723">
            <text:p>0.0169560486</text:p>
          </table:table-cell>
          <table:table-cell table:style-name="ce6" table:formula="of:=GAMMAINV(0.5;[.N9];1/[.O9])" office:value-type="float" office:value="0.0455703741480628">
            <text:p>0.0455703741</text:p>
          </table:table-cell>
          <table:table-cell table:style-name="ce6" table:formula="of:=GAMMAINV(0.95;[.N9];1/[.O9])" office:value-type="float" office:value="0.0962230892024414">
            <text:p>0.0962230892</text:p>
          </table:table-cell>
          <table:table-cell table:style-name="ce6" table:formula="of:=[.R9]/[.Q9]" office:value-type="float" office:value="2.11152730258046">
            <text:p>2.1115273026</text:p>
          </table:table-cell>
        </table:table-row>
        <table:table-row table:style-name="ro1">
          <table:table-cell table:style-name="ce6"/>
          <table:table-cell office:value-type="string">
            <text:p>CL4</text:p>
          </table:table-cell>
          <table:table-cell table:style-name="ce6" office:value-type="string">
            <text:p>Perte totale de l'alimentation électrique de catégorie IV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074">
            <text:p>0.074</text:p>
          </table:table-cell>
          <table:table-cell table:style-name="ce6" table:formula="of:=[.N10]/[.O10]" office:value-type="float" office:value="0.0744601638123604">
            <text:p>0.0744601638</text:p>
          </table:table-cell>
          <table:table-cell table:style-name="ce6"/>
          <table:table-cell table:style-name="ce6" office:value-type="string">
            <text:p>CL4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2.89">
            <text:p>62.89</text:p>
          </table:table-cell>
          <table:table-cell table:style-name="ce6" table:formula="of:=[.K10]+[.L10]" office:value-type="float" office:value="6">
            <text:p>6</text:p>
          </table:table-cell>
          <table:table-cell table:style-name="ce6" table:formula="of:=[.J10]+[.M10]" office:value-type="float" office:value="80.58">
            <text:p>80.58</text:p>
          </table:table-cell>
          <table:table-cell table:style-name="ce6" table:formula="of:=GAMMAINV(0.05;[.N10];1/[.O10])" office:value-type="float" office:value="0.0324275843161618">
            <text:p>0.0324275843</text:p>
          </table:table-cell>
          <table:table-cell table:style-name="ce6" table:formula="of:=GAMMAINV(0.5;[.N10];1/[.O10])" office:value-type="float" office:value="0.0703668551589981">
            <text:p>0.0703668552</text:p>
          </table:table-cell>
          <table:table-cell table:style-name="ce6" table:formula="of:=GAMMAINV(0.95;[.N10];1/[.O10])" office:value-type="float" office:value="0.130467050244993">
            <text:p>0.1304670502</text:p>
          </table:table-cell>
          <table:table-cell table:style-name="ce6" table:formula="of:=[.R10]/[.Q10]" office:value-type="float" office:value="1.8540980686176">
            <text:p>1.8540980686</text:p>
          </table:table-cell>
        </table:table-row>
        <table:table-row table:style-name="ro1">
          <table:table-cell table:style-name="ce6"/>
          <table:table-cell office:value-type="string">
            <text:p>CL4P</text:p>
          </table:table-cell>
          <table:table-cell table:style-name="ce6" office:value-type="string">
            <text:p>Perte partielle de l'alimentation électrique de catégorie IV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05">
            <text:p>0.05</text:p>
          </table:table-cell>
          <table:table-cell table:style-name="ce6" table:formula="of:=[.N11]/[.O11]" office:value-type="float" office:value="0.0496401092082403">
            <text:p>0.0496401092</text:p>
          </table:table-cell>
          <table:table-cell table:style-name="ce6"/>
          <table:table-cell table:style-name="ce6" office:value-type="string">
            <text:p>CL4P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2.89">
            <text:p>62.89</text:p>
          </table:table-cell>
          <table:table-cell table:style-name="ce6" table:formula="of:=[.K11]+[.L11]" office:value-type="float" office:value="4">
            <text:p>4</text:p>
          </table:table-cell>
          <table:table-cell table:style-name="ce6" table:formula="of:=[.J11]+[.M11]" office:value-type="float" office:value="80.58">
            <text:p>80.58</text:p>
          </table:table-cell>
          <table:table-cell table:style-name="ce6" table:formula="of:=GAMMAINV(0.05;[.N11];1/[.O11])" office:value-type="float" office:value="0.0169560486069723">
            <text:p>0.0169560486</text:p>
          </table:table-cell>
          <table:table-cell table:style-name="ce6" table:formula="of:=GAMMAINV(0.5;[.N11];1/[.O11])" office:value-type="float" office:value="0.0455703741480628">
            <text:p>0.0455703741</text:p>
          </table:table-cell>
          <table:table-cell table:style-name="ce6" table:formula="of:=GAMMAINV(0.95;[.N11];1/[.O11])" office:value-type="float" office:value="0.0962230892024414">
            <text:p>0.0962230892</text:p>
          </table:table-cell>
          <table:table-cell table:style-name="ce6" table:formula="of:=[.R11]/[.Q11]" office:value-type="float" office:value="2.11152730258046">
            <text:p>2.1115273026</text:p>
          </table:table-cell>
        </table:table-row>
        <table:table-row table:style-name="ro1">
          <table:table-cell table:style-name="ce6"/>
          <table:table-cell office:value-type="string">
            <text:p>DCC</text:p>
          </table:table-cell>
          <table:table-cell table:style-name="ce6" office:value-type="string">
            <text:p>Perte de deux ordinateurs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062">
            <text:p>0.062</text:p>
          </table:table-cell>
          <table:table-cell table:style-name="ce6" table:formula="of:=[.N12]/[.O12]" office:value-type="float" office:value="0.0744601638123604">
            <text:p>0.0744601638</text:p>
          </table:table-cell>
          <table:table-cell table:style-name="ce6"/>
          <table:table-cell table:style-name="ce6" office:value-type="string">
            <text:p>DCC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2.89">
            <text:p>62.89</text:p>
          </table:table-cell>
          <table:table-cell table:style-name="ce6" table:formula="of:=[.K12]+[.L12]" office:value-type="float" office:value="6">
            <text:p>6</text:p>
          </table:table-cell>
          <table:table-cell table:style-name="ce6" table:formula="of:=[.J12]+[.M12]" office:value-type="float" office:value="80.58">
            <text:p>80.58</text:p>
          </table:table-cell>
          <table:table-cell table:style-name="ce6" table:formula="of:=GAMMAINV(0.05;[.N12];1/[.O12])" office:value-type="float" office:value="0.0324275843161618">
            <text:p>0.0324275843</text:p>
          </table:table-cell>
          <table:table-cell table:style-name="ce6" table:formula="of:=GAMMAINV(0.5;[.N12];1/[.O12])" office:value-type="float" office:value="0.0703668551589981">
            <text:p>0.0703668552</text:p>
          </table:table-cell>
          <table:table-cell table:style-name="ce6" table:formula="of:=GAMMAINV(0.95;[.N12];1/[.O12])" office:value-type="float" office:value="0.130467050244993">
            <text:p>0.1304670502</text:p>
          </table:table-cell>
          <table:table-cell table:style-name="ce6" table:formula="of:=[.R12]/[.Q12]" office:value-type="float" office:value="1.8540980686176">
            <text:p>1.8540980686</text:p>
          </table:table-cell>
        </table:table-row>
        <table:table-row table:style-name="ro1">
          <table:table-cell table:style-name="ce6"/>
          <table:table-cell office:value-type="string">
            <text:p>EFB1</text:p>
          </table:table-cell>
          <table:table-cell table:style-name="ce6" office:value-type="string">
            <text:p>Bris de raccord d'extrémité à l'extérieur du système du gaz annulaire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14">
            <text:p>0.0014</text:p>
          </table:table-cell>
          <table:table-cell table:style-name="ce6" table:formula="of:=[.N13]/[.O13]" office:value-type="float" office:value="0.00143151626202474">
            <text:p>0.0014315163</text:p>
          </table:table-cell>
          <table:table-cell table:style-name="ce6"/>
          <table:table-cell table:style-name="ce6" office:value-type="string">
            <text:p>EFB1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331.59">
            <text:p>331.59</text:p>
          </table:table-cell>
          <table:table-cell table:style-name="ce6" table:formula="of:=[.K13]+[.L13]" office:value-type="float" office:value="0.5">
            <text:p>0.5</text:p>
          </table:table-cell>
          <table:table-cell table:style-name="ce6" table:formula="of:=[.J13]+[.M13]" office:value-type="float" office:value="349.28">
            <text:p>349.28</text:p>
          </table:table-cell>
          <table:table-cell table:style-name="ce6" table:formula="of:=GAMMAINV(0.05;[.N13];1/[.O13])" office:value-type="float" office:value="0.0000056289223545859">
            <text:p>5.6289223545859E-006</text:p>
          </table:table-cell>
          <table:table-cell table:style-name="ce6" table:formula="of:=GAMMAINV(0.5;[.N13];1/[.O13])" office:value-type="float" office:value="0.000651248887883034">
            <text:p>0.0006512489</text:p>
          </table:table-cell>
          <table:table-cell table:style-name="ce6" table:formula="of:=GAMMAINV(0.95;[.N13];1/[.O13])" office:value-type="float" office:value="0.005499110771722">
            <text:p>0.0054991108</text:p>
          </table:table-cell>
          <table:table-cell table:style-name="ce6" table:formula="of:=[.R13]/[.Q13]" office:value-type="float" office:value="8.44394650653078">
            <text:p>8.4439465065</text:p>
          </table:table-cell>
        </table:table-row>
        <table:table-row table:style-name="ro1">
          <table:table-cell table:style-name="ce6"/>
          <table:table-cell office:value-type="string">
            <text:p>EFF</text:p>
          </table:table-cell>
          <table:table-cell table:style-name="ce6" office:value-type="string">
            <text:p>Excès d'eau d'alimentatio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012">
            <text:p>0.012</text:p>
          </table:table-cell>
          <table:table-cell table:style-name="ce6" table:formula="of:=[.N14]/[.O14]" office:value-type="float" office:value="0.0124100273020601">
            <text:p>0.0124100273</text:p>
          </table:table-cell>
          <table:table-cell table:style-name="ce6"/>
          <table:table-cell table:style-name="ce6" office:value-type="string">
            <text:p>EFF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2.89">
            <text:p>62.89</text:p>
          </table:table-cell>
          <table:table-cell table:style-name="ce6" table:formula="of:=[.K14]+[.L14]" office:value-type="float" office:value="1">
            <text:p>1</text:p>
          </table:table-cell>
          <table:table-cell table:style-name="ce6" table:formula="of:=[.J14]+[.M14]" office:value-type="float" office:value="80.58">
            <text:p>80.58</text:p>
          </table:table-cell>
          <table:table-cell table:style-name="ce6" table:formula="of:=GAMMAINV(0.05;[.N14];1/[.O14])" office:value-type="float" office:value="0.000636551183762106">
            <text:p>0.0006365512</text:p>
          </table:table-cell>
          <table:table-cell table:style-name="ce6" table:formula="of:=GAMMAINV(0.5;[.N14];1/[.O14])" office:value-type="float" office:value="0.00860197543509488">
            <text:p>0.0086019754</text:p>
          </table:table-cell>
          <table:table-cell table:style-name="ce6" table:formula="of:=GAMMAINV(0.95;[.N14];1/[.O14])" office:value-type="float" office:value="0.0371771193044675">
            <text:p>0.0371771193</text:p>
          </table:table-cell>
          <table:table-cell table:style-name="ce6" table:formula="of:=[.R14]/[.Q14]" office:value-type="float" office:value="4.32192809488736">
            <text:p>4.3219280949</text:p>
          </table:table-cell>
        </table:table-row>
        <table:table-row table:style-name="ro1">
          <table:table-cell table:style-name="ce6" office:value-type="string">
            <text:p>pipe rupture</text:p>
          </table:table-cell>
          <table:table-cell office:value-type="string">
            <text:p>ESCB</text:p>
          </table:table-cell>
          <table:table-cell table:style-name="ce6" office:value-type="string">
            <text:p>Bris d'un tuyau du système de refroidissement des boucliers d'extrémité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054">
            <text:p>0.00054</text:p>
          </table:table-cell>
          <table:table-cell table:style-name="ce6" table:number-columns-repeated="2"/>
          <table:table-cell table:style-name="ce6" office:value-type="string">
            <text:p>ESCB</text:p>
          </table:table-cell>
          <table:table-cell table:style-name="ce6" table:number-columns-repeated="10"/>
        </table:table-row>
        <table:table-row table:style-name="ro1">
          <table:table-cell table:style-name="ce6"/>
          <table:table-cell office:value-type="string">
            <text:p>ESCF</text:p>
          </table:table-cell>
          <table:table-cell table:style-name="ce6" office:value-type="string">
            <text:p>Perte de débit au système de refroidissement des boucliers d'extrémité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62">
            <text:p>0.0062</text:p>
          </table:table-cell>
          <table:table-cell table:style-name="ce6" table:formula="of:=[.N16]/[.O16]" office:value-type="float" office:value="0.00620501365103003">
            <text:p>0.0062050137</text:p>
          </table:table-cell>
          <table:table-cell table:style-name="ce6"/>
          <table:table-cell table:style-name="ce6" office:value-type="string">
            <text:p>ESCF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62.89">
            <text:p>62.89</text:p>
          </table:table-cell>
          <table:table-cell table:style-name="ce6" table:formula="of:=[.K16]+[.L16]" office:value-type="float" office:value="0.5">
            <text:p>0.5</text:p>
          </table:table-cell>
          <table:table-cell table:style-name="ce6" table:formula="of:=[.J16]+[.M16]" office:value-type="float" office:value="80.58">
            <text:p>80.58</text:p>
          </table:table-cell>
          <table:table-cell table:style-name="ce6" table:formula="of:=GAMMAINV(0.05;[.N16];1/[.O16])" office:value-type="float" office:value="0.0000243989823778824">
            <text:p>0.000024399</text:p>
          </table:table-cell>
          <table:table-cell table:style-name="ce6" table:formula="of:=GAMMAINV(0.5;[.N16];1/[.O16])" office:value-type="float" office:value="0.00282288671580772">
            <text:p>0.0028228867</text:p>
          </table:table-cell>
          <table:table-cell table:style-name="ce6" table:formula="of:=GAMMAINV(0.95;[.N16];1/[.O16])" office:value-type="float" office:value="0.0238363044222767">
            <text:p>0.0238363044</text:p>
          </table:table-cell>
          <table:table-cell table:style-name="ce6" table:formula="of:=[.R16]/[.Q16]" office:value-type="float" office:value="8.44394650653077">
            <text:p>8.4439465065</text:p>
          </table:table-cell>
        </table:table-row>
        <table:table-row table:style-name="ro1">
          <table:table-cell table:style-name="ce6"/>
          <table:table-cell office:value-type="string">
            <text:p>ESCH</text:p>
          </table:table-cell>
          <table:table-cell table:style-name="ce6" office:value-type="string">
            <text:p>Perte de source froide du système de refroidissement des boucliers d'extrémité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012">
            <text:p>0.012</text:p>
          </table:table-cell>
          <table:table-cell table:style-name="ce6" table:formula="of:=[.N17]/[.O17]" office:value-type="float" office:value="0.0124100273020601">
            <text:p>0.0124100273</text:p>
          </table:table-cell>
          <table:table-cell table:style-name="ce6"/>
          <table:table-cell table:style-name="ce6" office:value-type="string">
            <text:p>ESCH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2.89">
            <text:p>62.89</text:p>
          </table:table-cell>
          <table:table-cell table:style-name="ce6" table:formula="of:=[.K17]+[.L17]" office:value-type="float" office:value="1">
            <text:p>1</text:p>
          </table:table-cell>
          <table:table-cell table:style-name="ce6" table:formula="of:=[.J17]+[.M17]" office:value-type="float" office:value="80.58">
            <text:p>80.58</text:p>
          </table:table-cell>
          <table:table-cell table:style-name="ce6" table:formula="of:=GAMMAINV(0.05;[.N17];1/[.O17])" office:value-type="float" office:value="0.000636551183762106">
            <text:p>0.0006365512</text:p>
          </table:table-cell>
          <table:table-cell table:style-name="ce6" table:formula="of:=GAMMAINV(0.5;[.N17];1/[.O17])" office:value-type="float" office:value="0.00860197543509488">
            <text:p>0.0086019754</text:p>
          </table:table-cell>
          <table:table-cell table:style-name="ce6" table:formula="of:=GAMMAINV(0.95;[.N17];1/[.O17])" office:value-type="float" office:value="0.0371771193044675">
            <text:p>0.0371771193</text:p>
          </table:table-cell>
          <table:table-cell table:style-name="ce6" table:formula="of:=[.R17]/[.Q17]" office:value-type="float" office:value="4.32192809488736">
            <text:p>4.3219280949</text:p>
          </table:table-cell>
        </table:table-row>
        <table:table-row table:style-name="ro1">
          <table:table-cell table:style-name="ce6"/>
          <table:table-cell office:value-type="string">
            <text:p>FBS</text:p>
          </table:table-cell>
          <table:table-cell table:style-name="ce6" office:value-type="string">
            <text:p>Blocage de canal avec stagnation/Bris de tuyau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14">
            <text:p>0.0014</text:p>
          </table:table-cell>
          <table:table-cell table:style-name="ce6" table:formula="of:=[.N18]/[.O18]" office:value-type="float" office:value="0.00143151626202474">
            <text:p>0.0014315163</text:p>
          </table:table-cell>
          <table:table-cell table:style-name="ce6"/>
          <table:table-cell table:style-name="ce6" office:value-type="string">
            <text:p>FBS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331.59">
            <text:p>331.59</text:p>
          </table:table-cell>
          <table:table-cell table:style-name="ce6" table:formula="of:=[.K18]+[.L18]" office:value-type="float" office:value="0.5">
            <text:p>0.5</text:p>
          </table:table-cell>
          <table:table-cell table:style-name="ce6" table:formula="of:=[.J18]+[.M18]" office:value-type="float" office:value="349.28">
            <text:p>349.28</text:p>
          </table:table-cell>
          <table:table-cell table:style-name="ce6" table:formula="of:=GAMMAINV(0.05;[.N18];1/[.O18])" office:value-type="float" office:value="0.0000056289223545859">
            <text:p>5.6289223545859E-006</text:p>
          </table:table-cell>
          <table:table-cell table:style-name="ce6" table:formula="of:=GAMMAINV(0.5;[.N18];1/[.O18])" office:value-type="float" office:value="0.000651248887883034">
            <text:p>0.0006512489</text:p>
          </table:table-cell>
          <table:table-cell table:style-name="ce6" table:formula="of:=GAMMAINV(0.95;[.N18];1/[.O18])" office:value-type="float" office:value="0.005499110771722">
            <text:p>0.0054991108</text:p>
          </table:table-cell>
          <table:table-cell table:style-name="ce6" table:formula="of:=[.R18]/[.Q18]" office:value-type="float" office:value="8.44394650653078">
            <text:p>8.4439465065</text:p>
          </table:table-cell>
        </table:table-row>
        <table:table-row table:style-name="ro1">
          <table:table-cell table:style-name="ce6"/>
          <table:table-cell office:value-type="string">
            <text:p>FDDS</text:p>
          </table:table-cell>
          <table:table-cell table:style-name="ce6" office:value-type="string">
            <text:p>Combustible endommagé durant le stockag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.025">
            <text:p>0.025</text:p>
          </table:table-cell>
          <table:table-cell table:style-name="ce6" table:formula="of:=[.N19]/[.O19]" office:value-type="float" office:value="0.0248200546041201">
            <text:p>0.0248200546</text:p>
          </table:table-cell>
          <table:table-cell table:style-name="ce6"/>
          <table:table-cell table:style-name="ce6" office:value-type="string">
            <text:p>FDDS</text:p>
          </table:table-cell>
          <table:table-cell table:style-name="ce6" office:value-type="float" office:value="17.69">
            <text:p>17.69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62.89">
            <text:p>62.89</text:p>
          </table:table-cell>
          <table:table-cell table:style-name="ce6" table:formula="of:=[.K19]+[.L19]" office:value-type="float" office:value="2">
            <text:p>2</text:p>
          </table:table-cell>
          <table:table-cell table:style-name="ce6" table:formula="of:=[.J19]+[.M19]" office:value-type="float" office:value="80.58">
            <text:p>80.58</text:p>
          </table:table-cell>
          <table:table-cell table:style-name="ce6" table:formula="of:=GAMMAINV(0.05;[.N19];1/[.O19])" office:value-type="float" office:value="0.0044100460498717">
            <text:p>0.004410046</text:p>
          </table:table-cell>
          <table:table-cell table:style-name="ce6" table:formula="of:=GAMMAINV(0.5;[.N19];1/[.O19])" office:value-type="float" office:value="0.0208283319684371">
            <text:p>0.020828332</text:p>
          </table:table-cell>
          <table:table-cell table:style-name="ce6" table:formula="of:=GAMMAINV(0.95;[.N19];1/[.O19])" office:value-type="float" office:value="0.0588714881905011">
            <text:p>0.0588714882</text:p>
          </table:table-cell>
          <table:table-cell table:style-name="ce6" table:formula="of:=[.R19]/[.Q19]" office:value-type="float" office:value="2.82650998071828">
            <text:p>2.8265099807</text:p>
          </table:table-cell>
        </table:table-row>
        <table:table-row table:style-name="ro1">
          <table:table-cell table:style-name="ce6"/>
          <table:table-cell office:value-type="string">
            <text:p>FDDT</text:p>
          </table:table-cell>
          <table:table-cell table:style-name="ce6" office:value-type="string">
            <text:p>Combustible endommagé durant le transfert vers la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.22">
            <text:p>0.22</text:p>
          </table:table-cell>
          <table:table-cell table:style-name="ce6" table:formula="of:=[.N20]/[.O20]" office:value-type="float" office:value="0.223380491437081">
            <text:p>0.2233804914</text:p>
          </table:table-cell>
          <table:table-cell table:style-name="ce6"/>
          <table:table-cell table:style-name="ce6" office:value-type="string">
            <text:p>FDDT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62.89">
            <text:p>62.89</text:p>
          </table:table-cell>
          <table:table-cell table:style-name="ce6" table:formula="of:=[.K20]+[.L20]" office:value-type="float" office:value="18">
            <text:p>18</text:p>
          </table:table-cell>
          <table:table-cell table:style-name="ce6" table:formula="of:=[.J20]+[.M20]" office:value-type="float" office:value="80.58">
            <text:p>80.58</text:p>
          </table:table-cell>
          <table:table-cell table:style-name="ce6" table:formula="of:=GAMMAINV(0.05;[.N20];1/[.O20])" office:value-type="float" office:value="0.144382036602716">
            <text:p>0.1443820366</text:p>
          </table:table-cell>
          <table:table-cell table:style-name="ce6" table:formula="of:=GAMMAINV(0.5;[.N20];1/[.O20])" office:value-type="float" office:value="0.219257711811721">
            <text:p>0.2192577118</text:p>
          </table:table-cell>
          <table:table-cell table:style-name="ce6" table:formula="of:=GAMMAINV(0.95;[.N20];1/[.O20])" office:value-type="float" office:value="0.316446141509746">
            <text:p>0.3164461415</text:p>
          </table:table-cell>
          <table:table-cell table:style-name="ce6" table:formula="of:=[.R20]/[.Q20]" office:value-type="float" office:value="1.44326116921936">
            <text:p>1.4432611692</text:p>
          </table:table-cell>
        </table:table-row>
        <table:table-row table:style-name="ro1">
          <table:table-cell table:style-name="ce6"/>
          <table:table-cell office:value-type="string">
            <text:p>FMD2O</text:p>
          </table:table-cell>
          <table:table-cell table:style-name="ce6" office:value-type="string">
            <text:p>Perte du circuit d'alimentation en D2O de la machine à combustibl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037">
            <text:p>0.037</text:p>
          </table:table-cell>
          <table:table-cell table:style-name="ce6" table:formula="of:=[.N21]/[.O21]" office:value-type="float" office:value="0.0372300819061802">
            <text:p>0.0372300819</text:p>
          </table:table-cell>
          <table:table-cell table:style-name="ce6"/>
          <table:table-cell table:style-name="ce6" office:value-type="string">
            <text:p>FMD2O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2.89">
            <text:p>62.89</text:p>
          </table:table-cell>
          <table:table-cell table:style-name="ce6" table:formula="of:=[.K21]+[.L21]" office:value-type="float" office:value="3">
            <text:p>3</text:p>
          </table:table-cell>
          <table:table-cell table:style-name="ce6" table:formula="of:=[.J21]+[.M21]" office:value-type="float" office:value="80.58">
            <text:p>80.58</text:p>
          </table:table-cell>
          <table:table-cell table:style-name="ce6" table:formula="of:=GAMMAINV(0.05;[.N21];1/[.O21])" office:value-type="float" office:value="0.0101475731839657">
            <text:p>0.0101475732</text:p>
          </table:table-cell>
          <table:table-cell table:style-name="ce6" table:formula="of:=GAMMAINV(0.5;[.N21];1/[.O21])" office:value-type="float" office:value="0.0331851615006647">
            <text:p>0.0331851615</text:p>
          </table:table-cell>
          <table:table-cell table:style-name="ce6" table:formula="of:=GAMMAINV(0.95;[.N21];1/[.O21])" office:value-type="float" office:value="0.078130970735567">
            <text:p>0.0781309707</text:p>
          </table:table-cell>
          <table:table-cell table:style-name="ce6" table:formula="of:=[.R21]/[.Q21]" office:value-type="float" office:value="2.35439477171151">
            <text:p>2.3543947717</text:p>
          </table:table-cell>
        </table:table-row>
        <table:table-row table:style-name="ro1">
          <table:table-cell table:style-name="ce6"/>
          <table:table-cell office:value-type="string">
            <text:p>FMFC</text:p>
          </table:table-cell>
          <table:table-cell table:style-name="ce6" office:value-type="string">
            <text:p>Perte de refroidissement au combustible dans la M/C- réacteur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69">
            <text:p>0.069</text:p>
          </table:table-cell>
          <table:table-cell table:style-name="ce6" table:formula="of:=[.N22]/[.O22]" office:value-type="float" office:value="0.0687127805771874">
            <text:p>0.0687127806</text:p>
          </table:table-cell>
          <table:table-cell table:style-name="ce6"/>
          <table:table-cell table:style-name="ce6" office:value-type="string">
            <text:p>FMFC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31.59">
            <text:p>331.59</text:p>
          </table:table-cell>
          <table:table-cell table:style-name="ce6" table:formula="of:=[.K22]+[.L22]" office:value-type="float" office:value="24">
            <text:p>24</text:p>
          </table:table-cell>
          <table:table-cell table:style-name="ce6" table:formula="of:=[.J22]+[.M22]" office:value-type="float" office:value="349.28">
            <text:p>349.28</text:p>
          </table:table-cell>
          <table:table-cell table:style-name="ce6" table:formula="of:=GAMMAINV(0.05;[.N22];1/[.O22])" office:value-type="float" office:value="0.0473804360820636">
            <text:p>0.0473804361</text:p>
          </table:table-cell>
          <table:table-cell table:style-name="ce6" table:formula="of:=GAMMAINV(0.5;[.N22];1/[.O22])" office:value-type="float" office:value="0.0677608287769879">
            <text:p>0.0677608288</text:p>
          </table:table-cell>
          <table:table-cell table:style-name="ce6" table:formula="of:=GAMMAINV(0.95;[.N22];1/[.O22])" office:value-type="float" office:value="0.0932930154941163">
            <text:p>0.0932930155</text:p>
          </table:table-cell>
          <table:table-cell table:style-name="ce6" table:formula="of:=[.R22]/[.Q22]" office:value-type="float" office:value="1.37679861917213">
            <text:p>1.3767986192</text:p>
          </table:table-cell>
        </table:table-row>
        <table:table-row table:style-name="ro1">
          <table:table-cell table:style-name="ce6" office:value-type="string">
            <text:p>specific treatment</text:p>
          </table:table-cell>
          <table:table-cell office:value-type="string">
            <text:p>FMFE</text:p>
          </table:table-cell>
          <table:table-cell table:style-name="ce6" office:value-type="string">
            <text:p>PERCA induite par la M/C avec éjection du combustible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0035">
            <text:p>0.000035</text:p>
          </table:table-cell>
          <table:table-cell table:style-name="ce6" table:number-columns-repeated="2"/>
          <table:table-cell table:style-name="ce6" office:value-type="string">
            <text:p>FMFE</text:p>
          </table:table-cell>
          <table:table-cell table:style-name="ce6" table:number-columns-repeated="10"/>
        </table:table-row>
        <table:table-row table:style-name="ro1">
          <table:table-cell table:style-name="ce6"/>
          <table:table-cell office:value-type="string">
            <text:p>FMIL</text:p>
          </table:table-cell>
          <table:table-cell table:style-name="ce6" office:value-type="string">
            <text:p>PERCA induite par la M/C engagée sur un canal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62">
            <text:p>0.0062</text:p>
          </table:table-cell>
          <table:table-cell table:style-name="ce6" table:formula="of:=[.N24]/[.O24]" office:value-type="float" office:value="0.00620501365103003">
            <text:p>0.0062050137</text:p>
          </table:table-cell>
          <table:table-cell table:style-name="ce6"/>
          <table:table-cell table:style-name="ce6" office:value-type="string">
            <text:p>FMIL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62.89">
            <text:p>62.89</text:p>
          </table:table-cell>
          <table:table-cell table:style-name="ce6" table:formula="of:=[.K24]+[.L24]" office:value-type="float" office:value="0.5">
            <text:p>0.5</text:p>
          </table:table-cell>
          <table:table-cell table:style-name="ce6" table:formula="of:=[.J24]+[.M24]" office:value-type="float" office:value="80.58">
            <text:p>80.58</text:p>
          </table:table-cell>
          <table:table-cell table:style-name="ce6" table:formula="of:=GAMMAINV(0.05;[.N24];1/[.O24])" office:value-type="float" office:value="0.0000243989823778824">
            <text:p>0.000024399</text:p>
          </table:table-cell>
          <table:table-cell table:style-name="ce6" table:formula="of:=GAMMAINV(0.5;[.N24];1/[.O24])" office:value-type="float" office:value="0.00282288671580772">
            <text:p>0.0028228867</text:p>
          </table:table-cell>
          <table:table-cell table:style-name="ce6" table:formula="of:=GAMMAINV(0.95;[.N24];1/[.O24])" office:value-type="float" office:value="0.0238363044222767">
            <text:p>0.0238363044</text:p>
          </table:table-cell>
          <table:table-cell table:style-name="ce28" table:formula="of:=[.R24]/[.Q24]" office:value-type="float" office:value="8.44394650653077">
            <text:p>8.4</text:p>
          </table:table-cell>
        </table:table-row>
        <table:table-row table:style-name="ro1">
          <table:table-cell table:style-name="ce6"/>
          <table:table-cell office:value-type="string">
            <text:p>FW1V</text:p>
          </table:table-cell>
          <table:table-cell table:style-name="ce6" office:value-type="string">
            <text:p>Perte d'alimentation à un GV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19">
            <text:p>0.019</text:p>
          </table:table-cell>
          <table:table-cell table:style-name="ce6" table:formula="of:=[.N25]/[.O25]" office:value-type="float" office:value="0.0186150409530901">
            <text:p>0.018615041</text:p>
          </table:table-cell>
          <table:table-cell table:style-name="ce6"/>
          <table:table-cell table:style-name="ce6" office:value-type="string">
            <text:p>FW1V</text:p>
          </table:table-cell>
          <table:table-cell table:style-name="ce6" office:value-type="float" office:value="17.69">
            <text:p>17.6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62.89">
            <text:p>62.89</text:p>
          </table:table-cell>
          <table:table-cell table:style-name="ce6" table:formula="of:=[.K25]+[.L25]" office:value-type="float" office:value="1.5">
            <text:p>1.5</text:p>
          </table:table-cell>
          <table:table-cell table:style-name="ce6" table:formula="of:=[.J25]+[.M25]" office:value-type="float" office:value="80.58">
            <text:p>80.58</text:p>
          </table:table-cell>
          <table:table-cell table:style-name="ce6" table:formula="of:=GAMMAINV(0.05;[.N25];1/[.O25])" office:value-type="float" office:value="0.00218321120469888">
            <text:p>0.0021832112</text:p>
          </table:table-cell>
          <table:table-cell table:style-name="ce6" table:formula="of:=GAMMAINV(0.5;[.N25];1/[.O25])" office:value-type="float" office:value="0.0146809002505295">
            <text:p>0.0146809003</text:p>
          </table:table-cell>
          <table:table-cell table:style-name="ce6" table:formula="of:=GAMMAINV(0.95;[.N25];1/[.O25])" office:value-type="float" office:value="0.0484904933187589">
            <text:p>0.0484904933</text:p>
          </table:table-cell>
          <table:table-cell table:style-name="ce28" table:formula="of:=[.R25]/[.Q25]" office:value-type="float" office:value="3.30296456561033">
            <text:p>3.3</text:p>
          </table:table-cell>
        </table:table-row>
        <table:table-row table:style-name="ro1">
          <table:table-cell table:style-name="ce6"/>
          <table:table-cell office:value-type="string">
            <text:p>FWB1</text:p>
          </table:table-cell>
          <table:table-cell table:style-name="ce6" office:value-type="string">
            <text:p>Rupture asymétrique d'une conduite d'eau d'alimentation à l’extérieur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69">
            <text:p>0.0069</text:p>
          </table:table-cell>
          <table:table-cell table:style-name="ce6" table:number-columns-repeated="12"/>
          <table:table-cell/>
        </table:table-row>
        <table:table-row table:style-name="ro1">
          <table:table-cell table:style-name="ce6"/>
          <table:table-cell office:value-type="string">
            <text:p>FWB2</text:p>
          </table:table-cell>
          <table:table-cell table:style-name="ce6" office:value-type="string">
            <text:p>Rupture asymétrique d'une conduite d'eau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09">
            <text:p>0.0009</text:p>
          </table:table-cell>
          <table:table-cell table:style-name="ce6" table:number-columns-repeated="12"/>
          <table:table-cell/>
        </table:table-row>
        <table:table-row table:style-name="ro1">
          <table:table-cell table:style-name="ce6"/>
          <table:table-cell office:value-type="string">
            <text:p>FWB3</text:p>
          </table:table-cell>
          <table:table-cell table:style-name="ce6" office:value-type="string">
            <text:p>Rupture asymétrique d'une conduite d'eau d'alimentation à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013">
            <text:p>0.0013</text:p>
          </table:table-cell>
          <table:table-cell table:style-name="ce6" table:number-columns-repeated="12"/>
          <table:table-cell/>
        </table:table-row>
        <table:table-row table:style-name="ro1">
          <table:table-cell table:style-name="ce6"/>
          <table:table-cell office:value-type="string">
            <text:p>FWB4</text:p>
          </table:table-cell>
          <table:table-cell table:style-name="ce6" office:value-type="string">
            <text:p>Rupture symétrique d'une conduite d'eau d'alimentation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015">
            <text:p>0.015</text:p>
          </table:table-cell>
          <table:table-cell table:style-name="ce6" table:number-columns-repeated="12"/>
          <table:table-cell/>
        </table:table-row>
        <table:table-row table:style-name="ro1">
          <table:table-cell/>
          <table:table-cell office:value-type="string">
            <text:p>FWB6</text:p>
          </table:table-cell>
          <table:table-cell office:value-type="string">
            <text:p>Rupture symétrique d'une conduite de purge des GV dans le B/R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84">
            <text:p>8.4E-0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WPV</text:p>
          </table:table-cell>
          <table:table-cell office:value-type="string">
            <text:p>Perte d'eau d'alimentation aux GV causée par la défaillanc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43">
            <text:p>4.3E-02</text:p>
          </table:table-cell>
          <table:table-cell table:style-name="ce13" table:formula="of:=[.N31]/[.O31]" office:value-type="float" office:value="0.0434350955572102">
            <text:p>4.3E-02</text:p>
          </table:table-cell>
          <table:table-cell/>
          <table:table-cell table:style-name="ce19" office:value-type="string">
            <text:p>FWPV</text:p>
          </table:table-cell>
          <table:table-cell table:style-name="ce23" office:value-type="float" office:value="17.69">
            <text:p>17.6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62.89">
            <text:p>62.89</text:p>
          </table:table-cell>
          <table:table-cell table:style-name="ce26" table:formula="of:=[.K31]+[.L31]" office:value-type="float" office:value="3.5">
            <text:p>3.50</text:p>
          </table:table-cell>
          <table:table-cell table:style-name="ce26" table:formula="of:=[.J31]+[.M31]" office:value-type="float" office:value="80.58">
            <text:p>80.58</text:p>
          </table:table-cell>
          <table:table-cell table:style-name="ce27" table:formula="of:=GAMMAINV(0.05;[.N31];1/[.O31])" office:value-type="float" office:value="0.0134484357737531">
            <text:p>1.3E-02</text:p>
          </table:table-cell>
          <table:table-cell table:style-name="ce27" table:formula="of:=GAMMAINV(0.5;[.N31];1/[.O31])" office:value-type="float" office:value="0.0393758450950702">
            <text:p>3.9E-02</text:p>
          </table:table-cell>
          <table:table-cell table:style-name="ce27" table:formula="of:=GAMMAINV(0.95;[.N31];1/[.O31])" office:value-type="float" office:value="0.0872867985191125">
            <text:p>8.7E-02</text:p>
          </table:table-cell>
          <table:table-cell table:style-name="ce28" table:formula="of:=[.R31]/[.Q31]" office:value-type="float" office:value="2.21676000371204">
            <text:p>2.2</text:p>
          </table:table-cell>
        </table:table-row>
        <table:table-row table:style-name="ro1">
          <table:table-cell table:style-name="ce8" office:value-type="string">
            <text:p>Mean for N&gt;=10</text:p>
          </table:table-cell>
          <table:table-cell office:value-type="string">
            <text:p>GENT</text:p>
          </table:table-cell>
          <table:table-cell office:value-type="string">
            <text:p>Transitoire Générale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0.79">
            <text:p>7.9E-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GSC</text:p>
          </table:table-cell>
          <table:table-cell office:value-type="string">
            <text:p>Perte de refroidissement aux garnitures de toutes les pompes caloporteur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2">
            <text:p>6.2E-03</text:p>
          </table:table-cell>
          <table:table-cell table:style-name="ce13" table:formula="of:=[.N33]/[.O33]" office:value-type="float" office:value="0.00620501365103003">
            <text:p>6.2E-03</text:p>
          </table:table-cell>
          <table:table-cell/>
          <table:table-cell table:style-name="ce19" office:value-type="string">
            <text:p>GSC</text:p>
          </table:table-cell>
          <table:table-cell table:style-name="ce23" office:value-type="float" office:value="17.69">
            <text:p>17.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62.89">
            <text:p>62.89</text:p>
          </table:table-cell>
          <table:table-cell table:style-name="ce26" table:formula="of:=[.K33]+[.L33]" office:value-type="float" office:value="0.5">
            <text:p>0.50</text:p>
          </table:table-cell>
          <table:table-cell table:style-name="ce26" table:formula="of:=[.J33]+[.M33]" office:value-type="float" office:value="80.58">
            <text:p>80.58</text:p>
          </table:table-cell>
          <table:table-cell table:style-name="ce27" table:formula="of:=GAMMAINV(0.05;[.N33];1/[.O33])" office:value-type="float" office:value="0.0000243989823778824">
            <text:p>2.4E-05</text:p>
          </table:table-cell>
          <table:table-cell table:style-name="ce27" table:formula="of:=GAMMAINV(0.5;[.N33];1/[.O33])" office:value-type="float" office:value="0.00282288671580772">
            <text:p>2.8E-03</text:p>
          </table:table-cell>
          <table:table-cell table:style-name="ce27" table:formula="of:=GAMMAINV(0.95;[.N33];1/[.O33])" office:value-type="float" office:value="0.0238363044222767">
            <text:p>2.4E-02</text:p>
          </table:table-cell>
          <table:table-cell table:style-name="ce28" table:formula="of:=[.R33]/[.Q33]" office:value-type="float" office:value="8.44394650653077">
            <text:p>8.4</text:p>
          </table:table-cell>
        </table:table-row>
        <table:table-row table:style-name="ro1">
          <table:table-cell/>
          <table:table-cell office:value-type="string">
            <text:p>HPCH</text:p>
          </table:table-cell>
          <table:table-cell office:value-type="string">
            <text:p>Perte de contrôle de pression caloporteur (surpression)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3">
            <text:p>9.3E-03</text:p>
          </table:table-cell>
          <table:table-cell table:style-name="ce14" table:formula="of:=[.N34]/[.O34]" office:value-type="float" office:value="0.00932864827886439">
            <text:p>9.3E-03</text:p>
          </table:table-cell>
          <table:table-cell table:style-name="ce16" office:value-type="float" office:value="0.0099">
            <text:p>9.90E-03</text:p>
          </table:table-cell>
          <table:table-cell table:style-name="ce20" office:value-type="string">
            <text:p>HPCH</text:p>
          </table:table-cell>
          <table:table-cell table:style-name="ce23" office:value-type="float" office:value="17.69">
            <text:p>17.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303.9">
            <text:p>303.90</text:p>
          </table:table-cell>
          <table:table-cell table:style-name="ce26" table:formula="of:=[.K34]+[.L34]" office:value-type="float" office:value="3">
            <text:p>3.00</text:p>
          </table:table-cell>
          <table:table-cell table:style-name="ce26" table:formula="of:=[.J34]+[.M34]" office:value-type="float" office:value="321.59">
            <text:p>321.59</text:p>
          </table:table-cell>
          <table:table-cell table:style-name="ce27" table:formula="of:=GAMMAINV(0.05;[.N34];1/[.O34])" office:value-type="float" office:value="0.00254265197040938">
            <text:p>2.5E-03</text:p>
          </table:table-cell>
          <table:table-cell table:style-name="ce27" table:formula="of:=GAMMAINV(0.5;[.N34];1/[.O34])" office:value-type="float" office:value="0.00831512271439896">
            <text:p>8.3E-03</text:p>
          </table:table-cell>
          <table:table-cell table:style-name="ce27" table:formula="of:=GAMMAINV(0.95;[.N34];1/[.O34])" office:value-type="float" office:value="0.0195770814449205">
            <text:p>2.0E-02</text:p>
          </table:table-cell>
          <table:table-cell table:style-name="ce28" table:formula="of:=[.R34]/[.Q34]" office:value-type="float" office:value="2.35439477171151">
            <text:p>2.4</text:p>
          </table:table-cell>
        </table:table-row>
        <table:table-row table:style-name="ro1">
          <table:table-cell/>
          <table:table-cell office:value-type="string">
            <text:p>HPCL</text:p>
          </table:table-cell>
          <table:table-cell office:value-type="string">
            <text:p>Perte de contrôle de pression caloporteur (dépressurisation)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1">
            <text:p>3.1E-03</text:p>
          </table:table-cell>
          <table:table-cell table:style-name="ce14" table:formula="of:=[.N35]/[.O35]" office:value-type="float" office:value="0.00310954942628813">
            <text:p>3.1E-03</text:p>
          </table:table-cell>
          <table:table-cell/>
          <table:table-cell table:style-name="ce21" office:value-type="string">
            <text:p>HPCL</text:p>
          </table:table-cell>
          <table:table-cell table:style-name="ce23" office:value-type="float" office:value="17.69">
            <text:p>17.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303.9">
            <text:p>303.90</text:p>
          </table:table-cell>
          <table:table-cell table:style-name="ce26" table:formula="of:=[.K35]+[.L35]" office:value-type="float" office:value="1">
            <text:p>1.00</text:p>
          </table:table-cell>
          <table:table-cell table:style-name="ce26" table:formula="of:=[.J35]+[.M35]" office:value-type="float" office:value="321.59">
            <text:p>321.59</text:p>
          </table:table-cell>
          <table:table-cell table:style-name="ce27" table:formula="of:=GAMMAINV(0.05;[.N35];1/[.O35])" office:value-type="float" office:value="0.000159499034135236">
            <text:p>1.6E-04</text:p>
          </table:table-cell>
          <table:table-cell table:style-name="ce27" table:formula="of:=GAMMAINV(0.5;[.N35];1/[.O35])" office:value-type="float" office:value="0.00215537541764341">
            <text:p>2.2E-03</text:p>
          </table:table-cell>
          <table:table-cell table:style-name="ce27" table:formula="of:=GAMMAINV(0.95;[.N35];1/[.O35])" office:value-type="float" office:value="0.00931537757254265">
            <text:p>9.3E-03</text:p>
          </table:table-cell>
          <table:table-cell table:style-name="ce28" table:formula="of:=[.R35]/[.Q35]" office:value-type="float" office:value="4.32192809488736">
            <text:p>4.3</text:p>
          </table:table-cell>
        </table:table-row>
        <table:table-row table:style-name="ro1">
          <table:table-cell/>
          <table:table-cell office:value-type="string">
            <text:p>HPFP</text:p>
          </table:table-cell>
          <table:table-cell office:value-type="string">
            <text:p>Perte partielle de débit caloporteur (déclenchement d'une pomp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7">
            <text:p>3.7E-02</text:p>
          </table:table-cell>
          <table:table-cell table:style-name="ce13" table:formula="of:=[.N36]/[.O36]" office:value-type="float" office:value="0.0372300819061802">
            <text:p>3.7E-02</text:p>
          </table:table-cell>
          <table:table-cell/>
          <table:table-cell table:style-name="ce21" office:value-type="string">
            <text:p>HPFP</text:p>
          </table:table-cell>
          <table:table-cell table:style-name="ce23" office:value-type="float" office:value="17.69">
            <text:p>17.6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2.89">
            <text:p>62.89</text:p>
          </table:table-cell>
          <table:table-cell table:style-name="ce26" table:formula="of:=[.K36]+[.L36]" office:value-type="float" office:value="3">
            <text:p>3.00</text:p>
          </table:table-cell>
          <table:table-cell table:style-name="ce26" table:formula="of:=[.J36]+[.M36]" office:value-type="float" office:value="80.58">
            <text:p>80.58</text:p>
          </table:table-cell>
          <table:table-cell table:style-name="ce27" table:formula="of:=GAMMAINV(0.05;[.N36];1/[.O36])" office:value-type="float" office:value="0.0101475731839657">
            <text:p>1.0E-02</text:p>
          </table:table-cell>
          <table:table-cell table:style-name="ce27" table:formula="of:=GAMMAINV(0.5;[.N36];1/[.O36])" office:value-type="float" office:value="0.0331851615006647">
            <text:p>3.3E-02</text:p>
          </table:table-cell>
          <table:table-cell table:style-name="ce27" table:formula="of:=GAMMAINV(0.95;[.N36];1/[.O36])" office:value-type="float" office:value="0.078130970735567">
            <text:p>7.8E-02</text:p>
          </table:table-cell>
          <table:table-cell table:style-name="ce28" table:formula="of:=[.R36]/[.Q36]" office:value-type="float" office:value="2.35439477171151">
            <text:p>2.4</text:p>
          </table:table-cell>
        </table:table-row>
        <table:table-row table:style-name="ro1">
          <table:table-cell/>
          <table:table-cell office:value-type="string">
            <text:p>HPFT</text:p>
          </table:table-cell>
          <table:table-cell office:value-type="string">
            <text:p>Perte de débit caloporteu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56">
            <text:p>5.6E-02</text:p>
          </table:table-cell>
          <table:table-cell table:style-name="ce13" table:formula="of:=[.N37]/[.O37]" office:value-type="float" office:value="0.0558451228592703">
            <text:p>5.6E-02</text:p>
          </table:table-cell>
          <table:table-cell/>
          <table:table-cell table:style-name="ce21" office:value-type="string">
            <text:p>HPFT</text:p>
          </table:table-cell>
          <table:table-cell table:style-name="ce23" office:value-type="float" office:value="17.69">
            <text:p>17.6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62.89">
            <text:p>62.89</text:p>
          </table:table-cell>
          <table:table-cell table:style-name="ce26" table:formula="of:=[.K37]+[.L37]" office:value-type="float" office:value="4.5">
            <text:p>4.50</text:p>
          </table:table-cell>
          <table:table-cell table:style-name="ce26" table:formula="of:=[.J37]+[.M37]" office:value-type="float" office:value="80.58">
            <text:p>80.58</text:p>
          </table:table-cell>
          <table:table-cell table:style-name="ce27" table:formula="of:=GAMMAINV(0.05;[.N37];1/[.O37])" office:value-type="float" office:value="0.0206323705824449">
            <text:p>2.1E-02</text:p>
          </table:table-cell>
          <table:table-cell table:style-name="ce27" table:formula="of:=GAMMAINV(0.5;[.N37];1/[.O37])" office:value-type="float" office:value="0.0517673907436892">
            <text:p>5.2E-02</text:p>
          </table:table-cell>
          <table:table-cell table:style-name="ce27" table:formula="of:=GAMMAINV(0.95;[.N37];1/[.O37])" office:value-type="float" office:value="0.104982486998141">
            <text:p>1.0E-01</text:p>
          </table:table-cell>
          <table:table-cell table:style-name="ce28" table:formula="of:=[.R37]/[.Q37]" office:value-type="float" office:value="2.02796558779504">
            <text:p>2.0</text:p>
          </table:table-cell>
        </table:table-row>
        <table:table-row table:style-name="ro1">
          <table:table-cell/>
          <table:table-cell office:value-type="string">
            <text:p>IA</text:p>
          </table:table-cell>
          <table:table-cell office:value-type="string">
            <text:p>Perte totale de l’air d’instruments</text:p>
          </table:table-cell>
          <table:table-cell table:number-columns-repeated="2" office:value-type="float" office:value="1">
            <text:p>1</text:p>
          </table:table-cell>
          <table:table-cell office:value-type="float" office:value="0.025">
            <text:p>2.5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KAG</text:p>
          </table:table-cell>
          <table:table-cell office:value-type="string">
            <text:p>Fuite de tube de force/raccord d'extrémité dans le système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1.1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KC1</text:p>
          </table:table-cell>
          <table:table-cell office:value-type="string">
            <text:p>Fuite du système caloporteur à l'intérieur de la capacité de pompes d'appoint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24">
            <text:p>2.4E-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KHX</text:p>
          </table:table-cell>
          <table:table-cell office:value-type="string">
            <text:p>Rupture d'un tube d'échangeur dans l'ES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9">
            <text:p>1.9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L1</text:p>
          </table:table-cell>
          <table:table-cell office:value-type="string">
            <text:p>Grosse PERCA: Bris d'une grosse conduit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12">
            <text:p>1.2E-0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L2</text:p>
          </table:table-cell>
          <table:table-cell office:value-type="string">
            <text:p>Grosse PERCA: Contournement du confinement à cause de la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2">
            <text:p>2.0E-0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OCD</text:p>
          </table:table-cell>
          <table:table-cell office:value-type="string">
            <text:p>Perte de débit de condensât vers la bâche alimentair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092">
            <text:p>9.2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OCV</text:p>
          </table:table-cell>
          <table:table-cell office:value-type="string">
            <text:p>Perte de vide du condenseu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4">
            <text:p>1.4E-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Perte de réseau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1">
            <text:p>1.1E-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OR</text:p>
          </table:table-cell>
          <table:table-cell office:value-type="string">
            <text:p>Perte de régulation- réacteur à pleine puissanc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14">
            <text:p>1.4E-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RVO</text:p>
          </table:table-cell>
          <table:table-cell office:value-type="string">
            <text:p>Défaillance ouverte des soupapes caloport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2">
            <text:p>1.2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CGD</text:p>
          </table:table-cell>
          <table:table-cell office:value-type="string">
            <text:p>Perte de contrôle du circuit du gaz de couverture modérateu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9">
            <text:p>1.9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CGP</text:p>
          </table:table-cell>
          <table:table-cell office:value-type="string">
            <text:p>Perte de contrôle de pression du circuit du gaz de couverture modérateur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2">
            <text:p>6.2E-0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CPL</text:p>
          </table:table-cell>
          <table:table-cell office:value-type="string">
            <text:p>Perte partielle de refroidissement du modérate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5">
            <text:p>2.5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CTL</text:p>
          </table:table-cell>
          <table:table-cell office:value-type="string">
            <text:p>Perte totale de refroidissement du modérat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2">
            <text:p>1.2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FB</text:p>
          </table:table-cell>
          <table:table-cell office:value-type="string">
            <text:p>Obstruction mineur de débit caloporteur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2">
            <text:p>6.2E-0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HXM</text:p>
          </table:table-cell>
          <table:table-cell office:value-type="string">
            <text:p>Bris de plusieurs tubes de l'échangeur du modérateur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1">
            <text:p>1.1E-0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HXS</text:p>
          </table:table-cell>
          <table:table-cell office:value-type="string">
            <text:p>Bris d'un tube d'échangeur du modérateur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1.1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ISC</text:p>
          </table:table-cell>
          <table:table-cell office:value-type="string">
            <text:p>Relâches diver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74">
            <text:p>7.4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LBI</text:p>
          </table:table-cell>
          <table:table-cell office:value-type="string">
            <text:p>Bris d'un tuyau du modérateur à l’intérieur du caisson du réacteur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11">
            <text:p>1.1E-0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SL</text:p>
          </table:table-cell>
          <table:table-cell office:value-type="string">
            <text:p>Fuite du système de modérateu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31">
            <text:p>3.1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SL1</text:p>
          </table:table-cell>
          <table:table-cell office:value-type="string">
            <text:p>Grosse brèche de conduite de vapeur à l'intérieur du B/R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34">
            <text:p>3.4E-0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SL1a</text:p>
          </table:table-cell>
          <table:table-cell office:value-type="string">
            <text:p>Petite brèche de conduite de vapeur à l'intérieur du B/R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34">
            <text:p>3.4E-0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SL2</text:p>
          </table:table-cell>
          <table:table-cell office:value-type="string">
            <text:p>Grosse brèche de conduite de vapeur à l'intérieur du B/T et B/S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72">
            <text:p>7.2E-0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SL3</text:p>
          </table:table-cell>
          <table:table-cell office:value-type="string">
            <text:p>Petite brèche de conduite de vapeur à l'intérieur du B/T et B/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5">
            <text:p>5.0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SL4</text:p>
          </table:table-cell>
          <table:table-cell office:value-type="string">
            <text:p>Fuite de conduite de vapeur entre B/R et B/S &gt;15 %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21">
            <text:p>2.1E-0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SL5</text:p>
          </table:table-cell>
          <table:table-cell office:value-type="string">
            <text:p>Grosse brèche de conduite de vapeur dans le B/T et B/S &gt;100 %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38">
            <text:p>3.8E-0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CTR</text:p>
          </table:table-cell>
          <table:table-cell office:value-type="string">
            <text:p>Rupture de tube de force et de tube de calandre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">
            <text:p>2.9E-0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RVO</text:p>
          </table:table-cell>
          <table:table-cell office:value-type="string">
            <text:p>Ouverture intempestive des soupapes/des van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46">
            <text:p>4.6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FBI</text:p>
          </table:table-cell>
          <table:table-cell office:value-type="string">
            <text:p>Perte d'inventaire de la piscine de stockage du combustible irradié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37">
            <text:p>3.7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GDP</text:p>
          </table:table-cell>
          <table:table-cell office:value-type="string">
            <text:p>Dépressurisation des GV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5">
            <text:p>5.0E-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GTR</text:p>
          </table:table-cell>
          <table:table-cell office:value-type="string">
            <text:p>Rupture d'un tube de générateur de vapeur -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5">
            <text:p>3.5E-03</text:p>
          </table:table-cell>
          <table:table-cell table:style-name="ce15" table:formula="of:=[.N69]/[.O69]" office:value-type="float" office:value="0.00350409979676221">
            <text:p>3.5E-03</text:p>
          </table:table-cell>
          <table:table-cell table:style-name="ce17" office:value-type="float" office:value="0.004">
            <text:p>4.00E-03</text:p>
          </table:table-cell>
          <table:table-cell table:style-name="ce22" office:value-type="string">
            <text:p>SGTR</text:p>
          </table:table-cell>
          <table:table-cell table:style-name="ce23" office:value-type="float" office:value="17.69">
            <text:p>17.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5">
            <text:p>0.5</text:p>
          </table:table-cell>
          <table:table-cell table:style-name="ce25" table:formula="of:=[.L69]/[.H69]" office:value-type="float" office:value="125">
            <text:p>125.00</text:p>
          </table:table-cell>
          <table:table-cell table:style-name="ce26" table:formula="of:=[.K69]+[.L69]" office:value-type="float" office:value="0.5">
            <text:p>0.50</text:p>
          </table:table-cell>
          <table:table-cell table:style-name="ce26" table:formula="of:=[.J69]+[.M69]" office:value-type="float" office:value="142.69">
            <text:p>142.69</text:p>
          </table:table-cell>
          <table:table-cell table:style-name="ce27" table:formula="of:=GAMMAINV(0.05;[.N69];1/[.O69])" office:value-type="float" office:value="0.000013778610974909">
            <text:p>1.4E-05</text:p>
          </table:table-cell>
          <table:table-cell table:style-name="ce27" table:formula="of:=GAMMAINV(0.5;[.N69];1/[.O69])" office:value-type="float" office:value="0.00159414262779302">
            <text:p>1.6E-03</text:p>
          </table:table-cell>
          <table:table-cell table:style-name="ce27" table:formula="of:=GAMMAINV(0.95;[.N69];1/[.O69])" office:value-type="float" office:value="0.0134608550728647">
            <text:p>1.3E-02</text:p>
          </table:table-cell>
          <table:table-cell table:style-name="ce29" table:formula="of:=[.R69]/[.Q69]" office:value-type="float" office:value="8.44394650653079">
            <text:p>8.4</text:p>
          </table:table-cell>
        </table:table-row>
        <table:table-row table:style-name="ro1">
          <table:table-cell/>
          <table:table-cell office:value-type="string">
            <text:p>SL</text:p>
          </table:table-cell>
          <table:table-cell office:value-type="string">
            <text:p>Petite PERCA (bris typique de 2.5 % au collecteur d'entrée)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7">
            <text:p>5.7E-03</text:p>
          </table:table-cell>
          <table:table-cell table:style-name="ce13" table:formula="of:=[.N70]/[.O70]" office:value-type="float" office:value="0.00572606504809895">
            <text:p>5.7E-03</text:p>
          </table:table-cell>
          <table:table-cell/>
          <table:table-cell table:style-name="ce21" office:value-type="string">
            <text:p>SL</text:p>
          </table:table-cell>
          <table:table-cell table:style-name="ce23" office:value-type="float" office:value="17.69">
            <text:p>17.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31.59">
            <text:p>331.59</text:p>
          </table:table-cell>
          <table:table-cell table:style-name="ce26" table:formula="of:=[.K70]+[.L70]" office:value-type="float" office:value="2">
            <text:p>2.00</text:p>
          </table:table-cell>
          <table:table-cell table:style-name="ce26" table:formula="of:=[.J70]+[.M70]" office:value-type="float" office:value="349.28">
            <text:p>349.28</text:p>
          </table:table-cell>
          <table:table-cell table:style-name="ce27" table:formula="of:=GAMMAINV(0.05;[.N70];1/[.O70])" office:value-type="float" office:value="0.00101741156292562">
            <text:p>1.0E-03</text:p>
          </table:table-cell>
          <table:table-cell table:style-name="ce27" table:formula="of:=GAMMAINV(0.5;[.N70];1/[.O70])" office:value-type="float" office:value="0.00480516201905824">
            <text:p>4.8E-03</text:p>
          </table:table-cell>
          <table:table-cell table:style-name="ce27" table:formula="of:=GAMMAINV(0.95;[.N70];1/[.O70])" office:value-type="float" office:value="0.0135818384058365">
            <text:p>1.4E-02</text:p>
          </table:table-cell>
          <table:table-cell table:style-name="ce29" table:formula="of:=[.R70]/[.Q70]" office:value-type="float" office:value="2.82650998071828">
            <text:p>2.8</text:p>
          </table:table-cell>
        </table:table-row>
        <table:table-row table:style-name="ro1">
          <table:table-cell/>
          <table:table-cell office:value-type="string">
            <text:p>SW</text:p>
          </table:table-cell>
          <table:table-cell office:value-type="string">
            <text:p>Perte totale d'eau de service recirculée (ESR)- le réacteur à pleine puissan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2">
            <text:p>1.2E-02</text:p>
          </table:table-cell>
          <table:table-cell table:style-name="ce13" table:formula="of:=[.N71]/[.O71]" office:value-type="float" office:value="0.0124100273020601">
            <text:p>1.2E-02</text:p>
          </table:table-cell>
          <table:table-cell/>
          <table:table-cell table:style-name="ce21" office:value-type="string">
            <text:p>SW</text:p>
          </table:table-cell>
          <table:table-cell table:style-name="ce23" office:value-type="float" office:value="17.69">
            <text:p>17.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.89">
            <text:p>62.89</text:p>
          </table:table-cell>
          <table:table-cell table:style-name="ce26" table:formula="of:=[.K71]+[.L71]" office:value-type="float" office:value="1">
            <text:p>1.00</text:p>
          </table:table-cell>
          <table:table-cell table:style-name="ce26" table:formula="of:=[.J71]+[.M71]" office:value-type="float" office:value="80.58">
            <text:p>80.58</text:p>
          </table:table-cell>
          <table:table-cell table:style-name="ce27" table:formula="of:=GAMMAINV(0.05;[.N71];1/[.O71])" office:value-type="float" office:value="0.000636551183762106">
            <text:p>6.4E-04</text:p>
          </table:table-cell>
          <table:table-cell table:style-name="ce27" table:formula="of:=GAMMAINV(0.5;[.N71];1/[.O71])" office:value-type="float" office:value="0.00860197543509488">
            <text:p>8.6E-03</text:p>
          </table:table-cell>
          <table:table-cell table:style-name="ce27" table:formula="of:=GAMMAINV(0.95;[.N71];1/[.O71])" office:value-type="float" office:value="0.0371771193044675">
            <text:p>3.7E-02</text:p>
          </table:table-cell>
          <table:table-cell table:style-name="ce29" table:formula="of:=[.R71]/[.Q71]" office:value-type="float" office:value="4.32192809488736">
            <text:p>4.3</text:p>
          </table:table-cell>
        </table:table-row>
        <table:named-expressions/>
      </table:table>
      <table:named-expressions>
        <table:named-expression table:name="T_Gentilly" table:base-cell-address="$Sheet1.$A$1" table:expression="[$#REF!.$#REF!$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scientific-number number:decimal-places="1" number:min-integer-digits="1" number:min-exponent-digits="2"/>
    </number:number-style>
    <number:number-style style:name="N123">
      <number:number number:decimal-places="1" number:min-integer-digits="1"/>
    </number:number-style>
    <number:date-style style:name="N124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24">
      <number:text-content/>
      <style:map style:condition="value()&gt;=0" style:apply-style-name="N124P0"/>
    </number:text-style>
    <number:date-style style:name="N125">
      <number:month number:style="long" number:textual="true"/>
      <number:text> </number:text>
      <number:day/>
      <number:text>, </number:text>
      <number:year number:style="long"/>
    </number:date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2015-03-23</text:date>, <text:time>09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2-FP-results" style:display-name="PageStyle_G2-FP-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g zag</meta:initial-creator>
    <meta:creation-date>2015-03-20T13:48:16.04</meta:creation-date>
    <dc:date>2015-03-23T09:50:35.81</dc:date>
    <dc:creator>erg zag</dc:creator>
    <meta:editing-duration>P2DT19H47M9S</meta:editing-duration>
    <meta:editing-cycles>2</meta:editing-cycles>
    <meta:generator>OpenOffice/4.1.1$Win32 OpenOffice.org_project/411m6$Build-9775</meta:generator>
    <meta:document-statistic meta:table-count="4" meta:cell-count="2499" meta:object-count="0"/>
  </office:meta>
</office:document-meta>
</file>